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1.801cm"/>
    </style:style>
    <style:style style:name="co7" style:family="table-column">
      <style:table-column-properties fo:break-before="auto" style:column-width="1.586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0.753cm"/>
    </style:style>
    <style:style style:name="co10" style:family="table-column">
      <style:table-column-properties fo:break-before="auto" style:column-width="1.7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" style:family="table-cell" style:parent-style-name="Default" style:data-style-name="N111"/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11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111">
      <style:table-cell-properties fo:border="none"/>
    </style:style>
    <style:style style:name="ce9" style:family="table-cell" style:parent-style-name="Default" style:data-style-name="N111">
      <style:table-cell-properties fo:border-bottom="0.002cm solid #000000" fo:border-left="none" fo:border-right="none" fo:border-top="non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7" table:default-cell-style-name="ce3"/>
        <table:table-column table:style-name="co5" table:number-columns-repeated="7" table:default-cell-style-name="ce3"/>
        <table:table-column table:style-name="co5" table:number-columns-repeated="11" table:default-cell-style-name="Default"/>
        <table:table-column table:style-name="co6" table:number-columns-repeated="40" table:default-cell-style-name="Default"/>
        <table:table-row table:style-name="ro1">
          <table:table-cell table:number-columns-repeated="68"/>
        </table:table-row>
        <table:table-row table:style-name="ro1">
          <table:table-cell table:style-name="ce1" office:value-type="string">
            <text:p>TJM</text:p>
          </table:table-cell>
          <table:table-cell table:style-name="ce2" office:value-type="float" office:value="400">
            <text:p>400</text:p>
          </table:table-cell>
          <table:table-cell table:style-name="ce2"/>
          <table:table-cell table:number-columns-repeated="65"/>
        </table:table-row>
        <table:table-row table:style-name="ro1">
          <table:table-cell office:value-type="string">
            <text:p>TAUX DEGRESS</text:p>
          </table:table-cell>
          <table:table-cell office:value-type="float" office:value="0.0525">
            <text:p>0,0525</text:p>
          </table:table-cell>
          <table:table-cell table:number-columns-repeated="66"/>
        </table:table-row>
        <table:table-row table:style-name="ro2">
          <table:table-cell office:value-type="string">
            <text:p>nb eleves</text:p>
          </table:table-cell>
          <table:table-cell office:value-type="string">
            <text:p>nb jours</text:p>
          </table:table-cell>
          <table:table-cell office:value-type="string">
            <text:p>units</text:p>
          </table:table-cell>
          <table:table-cell office:value-type="string">
            <text:p>Total</text:p>
          </table:table-cell>
          <table:table-cell office:value-type="string">
            <text:p>TJM</text:p>
          </table:table-cell>
          <table:table-cell/>
          <table:table-cell table:style-name="ce4" office:value-type="string">
            <text:p>NB ELEVES</text:p>
          </table:table-cell>
          <table:table-cell table:style-name="ce4"/>
          <table:table-cell table:style-name="ce7" office:value-type="string">
            <text:p>TJM</text:p>
          </table:table-cell>
          <table:table-cell table:style-name="ce7" office:value-type="string">
            <text:p>€/eleve</text:p>
          </table:table-cell>
          <table:table-cell table:style-name="ce7"/>
          <table:table-cell table:style-name="ce7" office:value-type="string">
            <text:p>TJM 2</text:p>
          </table:table-cell>
          <table:table-cell table:style-name="ce7" office:value-type="string">
            <text:p>€/eleve</text:p>
          </table:table-cell>
          <table:table-cell table:style-name="ce7"/>
          <table:table-cell table:style-name="ce7" office:value-type="string">
            <text:p>TJM 3</text:p>
          </table:table-cell>
          <table:table-cell table:style-name="ce7" office:value-type="string">
            <text:p>€/eleve</text:p>
          </table:table-cell>
          <table:table-cell table:style-name="ce7"/>
          <table:table-cell table:style-name="ce7" office:value-type="string">
            <text:p>TJM 4</text:p>
          </table:table-cell>
          <table:table-cell table:style-name="ce7" office:value-type="string">
            <text:p>€/eleve</text:p>
          </table:table-cell>
          <table:table-cell table:number-columns-repeated="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formula="of:=[.B5]+[.A5]" office:value-type="float" office:value="1.5">
            <text:p>1,5</text:p>
          </table:table-cell>
          <table:table-cell table:style-name="ce3" table:formula="of:=[.$B$2]*[.B5]*[.A5]" office:value-type="currency" office:currency="EUR" office:value="200">
            <text:p>200 €</text:p>
          </table:table-cell>
          <table:table-cell table:formula="of:=[.D5]/[.B5]" office:value-type="currency" office:currency="EUR" office:value="400">
            <text:p>400 €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8" table:formula="of:=[.G5]*[.$B$2]" office:value-type="currency" office:currency="EUR" office:value="400">
            <text:p>400 €</text:p>
          </table:table-cell>
          <table:table-cell table:style-name="ce8" table:formula="of:=[.I5]/[.$G5]" office:value-type="currency" office:currency="EUR" office:value="400">
            <text:p>400 €</text:p>
          </table:table-cell>
          <table:table-cell table:style-name="ce8"/>
          <table:table-cell table:style-name="ce8" table:formula="of:=ROUNDUP(([.G5]*[.$B$2]*(1-[.G5]/50))/50)*50" office:value-type="currency" office:currency="EUR" office:value="400">
            <text:p>400 €</text:p>
          </table:table-cell>
          <table:table-cell table:style-name="ce8" table:formula="of:=[.L5]/[.$G5]" office:value-type="currency" office:currency="EUR" office:value="400">
            <text:p>400 €</text:p>
          </table:table-cell>
          <table:table-cell table:style-name="ce8"/>
          <table:table-cell table:style-name="ce8" table:formula="of:=ROUNDUP(([.G5]*[.$B$2]*(1-[.G5]/100))/100)*100" office:value-type="currency" office:currency="EUR" office:value="400">
            <text:p>400 €</text:p>
          </table:table-cell>
          <table:table-cell table:style-name="ce8" table:formula="of:=[.O5]/[.$G5]" office:value-type="currency" office:currency="EUR" office:value="400">
            <text:p>400 €</text:p>
          </table:table-cell>
          <table:table-cell table:style-name="ce8"/>
          <table:table-cell table:style-name="ce8" table:formula="of:=[.S5]" office:value-type="currency" office:currency="EUR" office:value="400">
            <text:p>400 €</text:p>
          </table:table-cell>
          <table:table-cell table:style-name="ce8" table:formula="of:=[.$B$2]-([.$G5]*[.$B$2]*[.B$3])+([.$B$2]*[.B$3])" office:value-type="currency" office:currency="EUR" office:value="400">
            <text:p>400 €</text:p>
          </table:table-cell>
          <table:table-cell table:number-columns-repeated="49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B6]+[.A6]" office:value-type="float" office:value="2">
            <text:p>2</text:p>
          </table:table-cell>
          <table:table-cell table:style-name="ce3" table:formula="of:=[.$B$2]*[.B6]*[.A6]" office:value-type="currency" office:currency="EUR" office:value="400">
            <text:p>400 €</text:p>
          </table:table-cell>
          <table:table-cell table:formula="of:=[.D6]/[.B6]" office:value-type="currency" office:currency="EUR" office:value="400">
            <text:p>400 €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8" table:formula="of:=[.G6]*[.$B$2]" office:value-type="currency" office:currency="EUR" office:value="800">
            <text:p>800 €</text:p>
          </table:table-cell>
          <table:table-cell table:style-name="ce8" table:formula="of:=[.I6]/[.$G6]" office:value-type="currency" office:currency="EUR" office:value="400">
            <text:p>400 €</text:p>
          </table:table-cell>
          <table:table-cell table:style-name="ce8"/>
          <table:table-cell table:style-name="ce8" table:formula="of:=ROUNDUP(([.G6]*[.$B$2]*(1-[.G6]/50))/100)*100" office:value-type="currency" office:currency="EUR" office:value="800">
            <text:p>800 €</text:p>
          </table:table-cell>
          <table:table-cell table:style-name="ce8" table:formula="of:=[.L6]/[.$G6]" office:value-type="currency" office:currency="EUR" office:value="400">
            <text:p>400 €</text:p>
          </table:table-cell>
          <table:table-cell table:style-name="ce8"/>
          <table:table-cell table:style-name="ce8" table:formula="of:=ROUNDUP(([.G6]*[.$B$2]*(1-[.G6]/100))/100)*100" office:value-type="currency" office:currency="EUR" office:value="800">
            <text:p>800 €</text:p>
          </table:table-cell>
          <table:table-cell table:style-name="ce8" table:formula="of:=[.O6]/[.$G6]" office:value-type="currency" office:currency="EUR" office:value="400">
            <text:p>400 €</text:p>
          </table:table-cell>
          <table:table-cell table:style-name="ce8"/>
          <table:table-cell table:style-name="ce8" table:formula="of:=ROUNDUP(([.S6]+[.R5])/100)*100" office:value-type="currency" office:currency="EUR" office:value="800">
            <text:p>800 €</text:p>
          </table:table-cell>
          <table:table-cell table:style-name="ce8" table:formula="of:=[.$B$2]-([.$G6]*[.$B$2]*[.B$3])+([.$B$2]*[.B$3])" office:value-type="currency" office:currency="EUR" office:value="379">
            <text:p>379 €</text:p>
          </table:table-cell>
          <table:table-cell table:number-columns-repeated="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7]+[.A7]" office:value-type="float" office:value="3">
            <text:p>3</text:p>
          </table:table-cell>
          <table:table-cell table:style-name="ce3" table:formula="of:=[.$B$2]*[.B7]*[.A7]" office:value-type="currency" office:currency="EUR" office:value="800">
            <text:p>800 €</text:p>
          </table:table-cell>
          <table:table-cell table:formula="of:=[.D7]/[.B7]" office:value-type="currency" office:currency="EUR" office:value="400">
            <text:p>400 €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8" table:formula="of:=[.G7]*[.$B$2]" office:value-type="currency" office:currency="EUR" office:value="1200">
            <text:p>1 200 €</text:p>
          </table:table-cell>
          <table:table-cell table:style-name="ce8" table:formula="of:=[.I7]/[.$G7]" office:value-type="currency" office:currency="EUR" office:value="400">
            <text:p>400 €</text:p>
          </table:table-cell>
          <table:table-cell table:style-name="ce8"/>
          <table:table-cell table:style-name="ce8" table:formula="of:=ROUNDUP(([.G7]*[.$B$2]*(1-[.G7]/50))/100)*100" office:value-type="currency" office:currency="EUR" office:value="1200">
            <text:p>1 200 €</text:p>
          </table:table-cell>
          <table:table-cell table:style-name="ce8" table:formula="of:=[.L7]/[.$G7]" office:value-type="currency" office:currency="EUR" office:value="400">
            <text:p>400 €</text:p>
          </table:table-cell>
          <table:table-cell table:style-name="ce8"/>
          <table:table-cell table:style-name="ce8" table:formula="of:=ROUNDUP(([.G7]*[.$B$2]*(1-[.G7]/100))/100)*100" office:value-type="currency" office:currency="EUR" office:value="1200">
            <text:p>1 200 €</text:p>
          </table:table-cell>
          <table:table-cell table:style-name="ce8" table:formula="of:=[.O7]/[.$G7]" office:value-type="currency" office:currency="EUR" office:value="400">
            <text:p>400 €</text:p>
          </table:table-cell>
          <table:table-cell table:style-name="ce8"/>
          <table:table-cell table:style-name="ce8" table:formula="of:=ROUNDUP(([.S7]+[.R6])/100)*100" office:value-type="currency" office:currency="EUR" office:value="1200">
            <text:p>1 200 €</text:p>
          </table:table-cell>
          <table:table-cell table:style-name="ce8" table:formula="of:=[.$B$2]-([.$G7]*[.$B$2]*[.B$3])+([.$B$2]*[.B$3])" office:value-type="currency" office:currency="EUR" office:value="358">
            <text:p>358 €</text:p>
          </table:table-cell>
          <table:table-cell table:number-columns-repeated="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8]+[.A8]" office:value-type="float" office:value="4">
            <text:p>4</text:p>
          </table:table-cell>
          <table:table-cell table:style-name="ce3" table:formula="of:=[.$B$2]*[.B8]*[.A8]" office:value-type="currency" office:currency="EUR" office:value="1200">
            <text:p>1 200 €</text:p>
          </table:table-cell>
          <table:table-cell table:formula="of:=[.D8]/[.B8]" office:value-type="currency" office:currency="EUR" office:value="400">
            <text:p>400 €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8" table:formula="of:=[.G8]*[.$B$2]" office:value-type="currency" office:currency="EUR" office:value="1600">
            <text:p>1 600 €</text:p>
          </table:table-cell>
          <table:table-cell table:style-name="ce8" table:formula="of:=[.I8]/[.$G8]" office:value-type="currency" office:currency="EUR" office:value="400">
            <text:p>400 €</text:p>
          </table:table-cell>
          <table:table-cell table:style-name="ce8"/>
          <table:table-cell table:style-name="ce8" table:formula="of:=ROUNDUP(([.G8]*[.$B$2]*(1-[.G8]/50))/100)*100" office:value-type="currency" office:currency="EUR" office:value="1500">
            <text:p>1 500 €</text:p>
          </table:table-cell>
          <table:table-cell table:style-name="ce8" table:formula="of:=[.L8]/[.$G8]" office:value-type="currency" office:currency="EUR" office:value="375">
            <text:p>375 €</text:p>
          </table:table-cell>
          <table:table-cell table:style-name="ce8"/>
          <table:table-cell table:style-name="ce8" table:formula="of:=ROUNDUP(([.G8]*[.$B$2]*(1-[.G8]/100))/100)*100" office:value-type="currency" office:currency="EUR" office:value="1600">
            <text:p>1 600 €</text:p>
          </table:table-cell>
          <table:table-cell table:style-name="ce8" table:formula="of:=[.O8]/[.$G8]" office:value-type="currency" office:currency="EUR" office:value="400">
            <text:p>400 €</text:p>
          </table:table-cell>
          <table:table-cell table:style-name="ce8"/>
          <table:table-cell table:style-name="ce8" table:formula="of:=ROUNDUP(([.S8]+[.R7])/100)*100" office:value-type="currency" office:currency="EUR" office:value="1600">
            <text:p>1 600 €</text:p>
          </table:table-cell>
          <table:table-cell table:style-name="ce8" table:formula="of:=[.$B$2]-([.$G8]*[.$B$2]*[.B$3])+([.$B$2]*[.B$3])" office:value-type="currency" office:currency="EUR" office:value="337">
            <text:p>337 €</text:p>
          </table:table-cell>
          <table:table-cell table:number-columns-repeated="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9]+[.A9]" office:value-type="float" office:value="5">
            <text:p>5</text:p>
          </table:table-cell>
          <table:table-cell table:style-name="ce3" table:formula="of:=[.$B$2]*[.B9]*[.A9]" office:value-type="currency" office:currency="EUR" office:value="1600">
            <text:p>1 600 €</text:p>
          </table:table-cell>
          <table:table-cell table:formula="of:=[.D9]/[.B9]" office:value-type="currency" office:currency="EUR" office:value="400">
            <text:p>400 €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8" table:formula="of:=[.G9]*[.$B$2]" office:value-type="currency" office:currency="EUR" office:value="2000">
            <text:p>2 000 €</text:p>
          </table:table-cell>
          <table:table-cell table:style-name="ce8" table:formula="of:=[.I9]/[.$G9]" office:value-type="currency" office:currency="EUR" office:value="400">
            <text:p>400 €</text:p>
          </table:table-cell>
          <table:table-cell table:style-name="ce8"/>
          <table:table-cell table:style-name="ce8" table:formula="of:=ROUNDUP(([.G9]*[.$B$2]*(1-[.G9]/50))/100)*100" office:value-type="currency" office:currency="EUR" office:value="1800">
            <text:p>1 800 €</text:p>
          </table:table-cell>
          <table:table-cell table:style-name="ce8" table:formula="of:=[.L9]/[.$G9]" office:value-type="currency" office:currency="EUR" office:value="360">
            <text:p>360 €</text:p>
          </table:table-cell>
          <table:table-cell table:style-name="ce8"/>
          <table:table-cell table:style-name="ce8" table:formula="of:=ROUNDUP(([.G9]*[.$B$2]*(1-[.G9]/100))/100)*100" office:value-type="currency" office:currency="EUR" office:value="1900">
            <text:p>1 900 €</text:p>
          </table:table-cell>
          <table:table-cell table:style-name="ce8" table:formula="of:=[.O9]/[.$G9]" office:value-type="currency" office:currency="EUR" office:value="380">
            <text:p>380 €</text:p>
          </table:table-cell>
          <table:table-cell table:style-name="ce8"/>
          <table:table-cell table:style-name="ce8" table:formula="of:=ROUNDUP(([.S9]+[.R8])/100)*100" office:value-type="currency" office:currency="EUR" office:value="2000">
            <text:p>2 000 €</text:p>
          </table:table-cell>
          <table:table-cell table:style-name="ce8" table:formula="of:=[.$B$2]-([.$G9]*[.$B$2]*[.B$3])+([.$B$2]*[.B$3])" office:value-type="currency" office:currency="EUR" office:value="316">
            <text:p>316 €</text:p>
          </table:table-cell>
          <table:table-cell table:number-columns-repeated="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10]+[.A10]" office:value-type="float" office:value="6">
            <text:p>6</text:p>
          </table:table-cell>
          <table:table-cell table:style-name="ce3" table:formula="of:=[.$B$2]*[.B10]*[.A10]" office:value-type="currency" office:currency="EUR" office:value="2000">
            <text:p>2 000 €</text:p>
          </table:table-cell>
          <table:table-cell table:formula="of:=[.D10]/[.B10]" office:value-type="currency" office:currency="EUR" office:value="400">
            <text:p>400 €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8" table:formula="of:=[.G10]*[.$B$2]" office:value-type="currency" office:currency="EUR" office:value="2400">
            <text:p>2 400 €</text:p>
          </table:table-cell>
          <table:table-cell table:style-name="ce8" table:formula="of:=[.I10]/[.$G10]" office:value-type="currency" office:currency="EUR" office:value="400">
            <text:p>400 €</text:p>
          </table:table-cell>
          <table:table-cell table:style-name="ce8"/>
          <table:table-cell table:style-name="ce8" table:formula="of:=ROUNDUP(([.G10]*[.$B$2]*(1-[.G10]/50))/100)*100" office:value-type="currency" office:currency="EUR" office:value="2200">
            <text:p>2 200 €</text:p>
          </table:table-cell>
          <table:table-cell table:style-name="ce8" table:formula="of:=[.L10]/[.$G10]" office:value-type="currency" office:currency="EUR" office:value="366.666666666667">
            <text:p>367 €</text:p>
          </table:table-cell>
          <table:table-cell table:style-name="ce8"/>
          <table:table-cell table:style-name="ce8" table:formula="of:=ROUNDUP(([.G10]*[.$B$2]*(1-[.G10]/100))/100)*100" office:value-type="currency" office:currency="EUR" office:value="2300">
            <text:p>2 300 €</text:p>
          </table:table-cell>
          <table:table-cell table:style-name="ce8" table:formula="of:=[.O10]/[.$G10]" office:value-type="currency" office:currency="EUR" office:value="383.333333333333">
            <text:p>383 €</text:p>
          </table:table-cell>
          <table:table-cell table:style-name="ce8"/>
          <table:table-cell table:style-name="ce8" table:formula="of:=ROUNDUP(([.S10]+[.R9])/100)*100" office:value-type="currency" office:currency="EUR" office:value="2300">
            <text:p>2 300 €</text:p>
          </table:table-cell>
          <table:table-cell table:style-name="ce8" table:formula="of:=[.$B$2]-([.$G10]*[.$B$2]*[.B$3])+([.$B$2]*[.B$3])" office:value-type="currency" office:currency="EUR" office:value="295">
            <text:p>295 €</text:p>
          </table:table-cell>
          <table:table-cell table:number-columns-repeated="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formula="of:=[.B11]+[.A11]" office:value-type="float" office:value="2.5">
            <text:p>2,5</text:p>
          </table:table-cell>
          <table:table-cell table:style-name="ce3" table:formula="of:=[.$B$2]*[.B11]*[.A11]" office:value-type="currency" office:currency="EUR" office:value="400">
            <text:p>400 €</text:p>
          </table:table-cell>
          <table:table-cell table:formula="of:=[.D11]/[.B11]" office:value-type="currency" office:currency="EUR" office:value="800">
            <text:p>800 €</text:p>
          </table:table-cell>
          <table:table-cell/>
          <table:table-cell office:value-type="float" office:value="7">
            <text:p>7</text:p>
          </table:table-cell>
          <table:table-cell/>
          <table:table-cell table:style-name="ce8" table:formula="of:=[.G11]*[.$B$2]" office:value-type="currency" office:currency="EUR" office:value="2800">
            <text:p>2 800 €</text:p>
          </table:table-cell>
          <table:table-cell table:style-name="ce8" table:formula="of:=[.I11]/[.$G11]" office:value-type="currency" office:currency="EUR" office:value="400">
            <text:p>400 €</text:p>
          </table:table-cell>
          <table:table-cell table:style-name="ce8"/>
          <table:table-cell table:style-name="ce8" table:formula="of:=ROUNDUP(([.G11]*[.$B$2]*(1-[.G11]/50))/100)*100" office:value-type="currency" office:currency="EUR" office:value="2500">
            <text:p>2 500 €</text:p>
          </table:table-cell>
          <table:table-cell table:style-name="ce8" table:formula="of:=[.L11]/[.$G11]" office:value-type="currency" office:currency="EUR" office:value="357.142857142857">
            <text:p>357 €</text:p>
          </table:table-cell>
          <table:table-cell table:style-name="ce8"/>
          <table:table-cell table:style-name="ce8" table:formula="of:=ROUNDUP(([.G11]*[.$B$2]*(1-[.G11]/100))/100)*100" office:value-type="currency" office:currency="EUR" office:value="2700">
            <text:p>2 700 €</text:p>
          </table:table-cell>
          <table:table-cell table:style-name="ce8" table:formula="of:=[.O11]/[.$G11]" office:value-type="currency" office:currency="EUR" office:value="385.714285714286">
            <text:p>386 €</text:p>
          </table:table-cell>
          <table:table-cell table:style-name="ce8"/>
          <table:table-cell table:style-name="ce8" table:formula="of:=ROUNDUP(([.S11]+[.R10])/100)*100" office:value-type="currency" office:currency="EUR" office:value="2600">
            <text:p>2 600 €</text:p>
          </table:table-cell>
          <table:table-cell table:style-name="ce8" table:formula="of:=[.$B$2]-([.$G11]*[.$B$2]*[.B$3])+([.$B$2]*[.B$3])" office:value-type="currency" office:currency="EUR" office:value="274">
            <text:p>274 €</text:p>
          </table:table-cell>
          <table:table-cell table:number-columns-repeated="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2]+[.A12]" office:value-type="float" office:value="3">
            <text:p>3</text:p>
          </table:table-cell>
          <table:table-cell table:style-name="ce3" table:formula="of:=[.$B$2]*[.B12]*[.A12]" office:value-type="currency" office:currency="EUR" office:value="800">
            <text:p>800 €</text:p>
          </table:table-cell>
          <table:table-cell table:formula="of:=[.D12]/[.B12]" office:value-type="currency" office:currency="EUR" office:value="800">
            <text:p>800 €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8" table:formula="of:=[.G12]*[.$B$2]" office:value-type="currency" office:currency="EUR" office:value="3200">
            <text:p>3 200 €</text:p>
          </table:table-cell>
          <table:table-cell table:style-name="ce8" table:formula="of:=[.I12]/[.$G12]" office:value-type="currency" office:currency="EUR" office:value="400">
            <text:p>400 €</text:p>
          </table:table-cell>
          <table:table-cell table:style-name="ce8"/>
          <table:table-cell table:style-name="ce8" table:formula="of:=ROUNDUP(([.G12]*[.$B$2]*(1-[.G12]/50))/100)*100" office:value-type="currency" office:currency="EUR" office:value="2700">
            <text:p>2 700 €</text:p>
          </table:table-cell>
          <table:table-cell table:style-name="ce8" table:formula="of:=[.L12]/[.$G12]" office:value-type="currency" office:currency="EUR" office:value="337.5">
            <text:p>338 €</text:p>
          </table:table-cell>
          <table:table-cell table:style-name="ce8"/>
          <table:table-cell table:style-name="ce8" table:formula="of:=ROUNDUP(([.G12]*[.$B$2]*(1-[.G12]/100))/100)*100" office:value-type="currency" office:currency="EUR" office:value="3000">
            <text:p>3 000 €</text:p>
          </table:table-cell>
          <table:table-cell table:style-name="ce8" table:formula="of:=[.O12]/[.$G12]" office:value-type="currency" office:currency="EUR" office:value="375">
            <text:p>375 €</text:p>
          </table:table-cell>
          <table:table-cell table:style-name="ce8"/>
          <table:table-cell table:style-name="ce8" table:formula="of:=ROUNDUP(([.S12]+[.R11])/100)*100" office:value-type="currency" office:currency="EUR" office:value="2900">
            <text:p>2 900 €</text:p>
          </table:table-cell>
          <table:table-cell table:style-name="ce8" table:formula="of:=[.$B$2]-([.$G12]*[.$B$2]*[.B$3])+([.$B$2]*[.B$3])" office:value-type="currency" office:currency="EUR" office:value="253">
            <text:p>253 €</text:p>
          </table:table-cell>
          <table:table-cell table:number-columns-repeated="49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f:=[.B13]+[.A13]" office:value-type="float" office:value="4">
            <text:p>4</text:p>
          </table:table-cell>
          <table:table-cell table:style-name="ce3" table:formula="of:=[.$B$2]*[.B13]*[.A13]" office:value-type="currency" office:currency="EUR" office:value="1600">
            <text:p>1 600 €</text:p>
          </table:table-cell>
          <table:table-cell table:formula="of:=[.D13]/[.B13]" office:value-type="currency" office:currency="EUR" office:value="800">
            <text:p>800 €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8" table:formula="of:=[.G13]*[.$B$2]" office:value-type="currency" office:currency="EUR" office:value="3600">
            <text:p>3 600 €</text:p>
          </table:table-cell>
          <table:table-cell table:style-name="ce8" table:formula="of:=[.I13]/[.$G13]" office:value-type="currency" office:currency="EUR" office:value="400">
            <text:p>400 €</text:p>
          </table:table-cell>
          <table:table-cell table:style-name="ce8"/>
          <table:table-cell table:style-name="ce8" table:formula="of:=ROUNDUP(([.G13]*[.$B$2]*(1-[.G13]/50))/100)*100" office:value-type="currency" office:currency="EUR" office:value="3000">
            <text:p>3 000 €</text:p>
          </table:table-cell>
          <table:table-cell table:style-name="ce8" table:formula="of:=[.L13]/[.$G13]" office:value-type="currency" office:currency="EUR" office:value="333.333333333333">
            <text:p>333 €</text:p>
          </table:table-cell>
          <table:table-cell table:style-name="ce8"/>
          <table:table-cell table:style-name="ce8" table:formula="of:=ROUNDUP(([.G13]*[.$B$2]*(1-[.G13]/100))/100)*100" office:value-type="currency" office:currency="EUR" office:value="3300">
            <text:p>3 300 €</text:p>
          </table:table-cell>
          <table:table-cell table:style-name="ce8" table:formula="of:=[.O13]/[.$G13]" office:value-type="currency" office:currency="EUR" office:value="366.666666666667">
            <text:p>367 €</text:p>
          </table:table-cell>
          <table:table-cell table:style-name="ce8"/>
          <table:table-cell table:style-name="ce8" table:formula="of:=ROUNDUP(([.S13]+[.R12])/100)*100" office:value-type="currency" office:currency="EUR" office:value="3200">
            <text:p>3 200 €</text:p>
          </table:table-cell>
          <table:table-cell table:style-name="ce8" table:formula="of:=[.$B$2]-([.$G13]*[.$B$2]*[.B$3])+([.$B$2]*[.B$3])" office:value-type="currency" office:currency="EUR" office:value="232">
            <text:p>232 €</text:p>
          </table:table-cell>
          <table:table-cell table:number-columns-repeated="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4]+[.A14]" office:value-type="float" office:value="5">
            <text:p>5</text:p>
          </table:table-cell>
          <table:table-cell table:style-name="ce3" table:formula="of:=[.$B$2]*[.B14]*[.A14]" office:value-type="currency" office:currency="EUR" office:value="2400">
            <text:p>2 400 €</text:p>
          </table:table-cell>
          <table:table-cell table:formula="of:=[.D14]/[.B14]" office:value-type="currency" office:currency="EUR" office:value="800">
            <text:p>800 €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8" table:formula="of:=[.G14]*[.$B$2]" office:value-type="currency" office:currency="EUR" office:value="4000">
            <text:p>4 000 €</text:p>
          </table:table-cell>
          <table:table-cell table:style-name="ce8" table:formula="of:=[.I14]/[.$G14]" office:value-type="currency" office:currency="EUR" office:value="400">
            <text:p>400 €</text:p>
          </table:table-cell>
          <table:table-cell table:style-name="ce8"/>
          <table:table-cell table:style-name="ce8" table:formula="of:=ROUNDUP(([.G14]*[.$B$2]*(1-[.G14]/50))/100)*100" office:value-type="currency" office:currency="EUR" office:value="3200">
            <text:p>3 200 €</text:p>
          </table:table-cell>
          <table:table-cell table:style-name="ce8" table:formula="of:=[.L14]/[.$G14]" office:value-type="currency" office:currency="EUR" office:value="320">
            <text:p>320 €</text:p>
          </table:table-cell>
          <table:table-cell table:style-name="ce8"/>
          <table:table-cell table:style-name="ce8" table:formula="of:=ROUNDUP(([.G14]*[.$B$2]*(1-[.G14]/100))/100)*100" office:value-type="currency" office:currency="EUR" office:value="3600">
            <text:p>3 600 €</text:p>
          </table:table-cell>
          <table:table-cell table:style-name="ce8" table:formula="of:=[.O14]/[.$G14]" office:value-type="currency" office:currency="EUR" office:value="360">
            <text:p>360 €</text:p>
          </table:table-cell>
          <table:table-cell table:style-name="ce8"/>
          <table:table-cell table:style-name="ce8" table:formula="of:=ROUNDUP(([.S14]+[.R13])/100)*100" office:value-type="currency" office:currency="EUR" office:value="3500">
            <text:p>3 500 €</text:p>
          </table:table-cell>
          <table:table-cell table:style-name="ce8" table:formula="of:=[.$B$2]-([.$G14]*[.$B$2]*[.B$3])+([.$B$2]*[.B$3])" office:value-type="currency" office:currency="EUR" office:value="211">
            <text:p>211 €</text:p>
          </table:table-cell>
          <table:table-cell table:number-columns-repeated="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15]+[.A15]" office:value-type="float" office:value="6">
            <text:p>6</text:p>
          </table:table-cell>
          <table:table-cell table:style-name="ce3" table:formula="of:=[.$B$2]*[.B15]*[.A15]" office:value-type="currency" office:currency="EUR" office:value="3200">
            <text:p>3 200 €</text:p>
          </table:table-cell>
          <table:table-cell table:formula="of:=[.D15]/[.B15]" office:value-type="currency" office:currency="EUR" office:value="800">
            <text:p>800 €</text:p>
          </table:table-cell>
          <table:table-cell/>
          <table:table-cell office:value-type="float" office:value="11">
            <text:p>11</text:p>
          </table:table-cell>
          <table:table-cell/>
          <table:table-cell table:style-name="ce8" table:formula="of:=[.G15]*[.$B$2]" office:value-type="currency" office:currency="EUR" office:value="4400">
            <text:p>4 400 €</text:p>
          </table:table-cell>
          <table:table-cell table:style-name="ce8" table:formula="of:=[.I15]/[.$G15]" office:value-type="currency" office:currency="EUR" office:value="400">
            <text:p>400 €</text:p>
          </table:table-cell>
          <table:table-cell table:style-name="ce8"/>
          <table:table-cell table:style-name="ce8" table:formula="of:=ROUNDUP(([.G15]*[.$B$2]*(1-[.G15]/50))/100)*100" office:value-type="currency" office:currency="EUR" office:value="3500">
            <text:p>3 500 €</text:p>
          </table:table-cell>
          <table:table-cell table:style-name="ce8" table:formula="of:=[.L15]/[.$G15]" office:value-type="currency" office:currency="EUR" office:value="318.181818181818">
            <text:p>318 €</text:p>
          </table:table-cell>
          <table:table-cell table:style-name="ce8"/>
          <table:table-cell table:style-name="ce8" table:formula="of:=ROUNDUP(([.G15]*[.$B$2]*(1-[.G15]/100))/100)*100" office:value-type="currency" office:currency="EUR" office:value="4000">
            <text:p>4 000 €</text:p>
          </table:table-cell>
          <table:table-cell table:style-name="ce8" table:formula="of:=[.O15]/[.$G15]" office:value-type="currency" office:currency="EUR" office:value="363.636363636364">
            <text:p>364 €</text:p>
          </table:table-cell>
          <table:table-cell table:style-name="ce8"/>
          <table:table-cell table:style-name="ce8" table:formula="of:=ROUNDUP(([.S15]+[.R14])/100)*100" office:value-type="currency" office:currency="EUR" office:value="3700">
            <text:p>3 700 €</text:p>
          </table:table-cell>
          <table:table-cell table:style-name="ce8" table:formula="of:=[.$B$2]-([.$G15]*[.$B$2]*[.B$3])+([.$B$2]*[.B$3])" office:value-type="currency" office:currency="EUR" office:value="190">
            <text:p>190 €</text:p>
          </table:table-cell>
          <table:table-cell table:number-columns-repeated="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16]+[.A16]" office:value-type="float" office:value="7">
            <text:p>7</text:p>
          </table:table-cell>
          <table:table-cell table:style-name="ce3" table:formula="of:=[.$B$2]*[.B16]*[.A16]" office:value-type="currency" office:currency="EUR" office:value="4000">
            <text:p>4 000 €</text:p>
          </table:table-cell>
          <table:table-cell table:formula="of:=[.D16]/[.B16]" office:value-type="currency" office:currency="EUR" office:value="800">
            <text:p>800 €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8" table:formula="of:=[.G16]*[.$B$2]" office:value-type="currency" office:currency="EUR" office:value="4800">
            <text:p>4 800 €</text:p>
          </table:table-cell>
          <table:table-cell table:style-name="ce8" table:formula="of:=[.I16]/[.$G16]" office:value-type="currency" office:currency="EUR" office:value="400">
            <text:p>400 €</text:p>
          </table:table-cell>
          <table:table-cell table:style-name="ce8"/>
          <table:table-cell table:style-name="ce8" table:formula="of:=ROUNDUP(([.G16]*[.$B$2]*(1-[.G16]/50))/100)*100" office:value-type="currency" office:currency="EUR" office:value="3700">
            <text:p>3 700 €</text:p>
          </table:table-cell>
          <table:table-cell table:style-name="ce8" table:formula="of:=[.L16]/[.$G16]" office:value-type="currency" office:currency="EUR" office:value="308.333333333333">
            <text:p>308 €</text:p>
          </table:table-cell>
          <table:table-cell table:style-name="ce8"/>
          <table:table-cell table:style-name="ce8" table:formula="of:=ROUNDUP(([.G16]*[.$B$2]*(1-[.G16]/100))/100)*100" office:value-type="currency" office:currency="EUR" office:value="4300">
            <text:p>4 300 €</text:p>
          </table:table-cell>
          <table:table-cell table:style-name="ce8" table:formula="of:=[.O16]/[.$G16]" office:value-type="currency" office:currency="EUR" office:value="358.333333333333">
            <text:p>358 €</text:p>
          </table:table-cell>
          <table:table-cell table:style-name="ce8"/>
          <table:table-cell table:style-name="ce8" table:formula="of:=ROUNDUP(([.S16]+[.R15])/100)*100" office:value-type="currency" office:currency="EUR" office:value="3900">
            <text:p>3 900 €</text:p>
          </table:table-cell>
          <table:table-cell table:style-name="ce8" table:formula="of:=[.$B$2]-([.$G16]*[.$B$2]*[.B$3])+([.$B$2]*[.B$3])" office:value-type="currency" office:currency="EUR" office:value="169">
            <text:p>169 €</text:p>
          </table:table-cell>
          <table:table-cell table:number-columns-repeated="4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table:formula="of:=[.B17]+[.A17]" office:value-type="float" office:value="3.5">
            <text:p>3,5</text:p>
          </table:table-cell>
          <table:table-cell table:style-name="ce3" table:formula="of:=[.$B$2]*[.B17]*[.A17]" office:value-type="currency" office:currency="EUR" office:value="600">
            <text:p>600 €</text:p>
          </table:table-cell>
          <table:table-cell table:formula="of:=[.D17]/[.B17]" office:value-type="currency" office:currency="EUR" office:value="1200">
            <text:p>1 200 €</text:p>
          </table:table-cell>
          <table:table-cell/>
          <table:table-cell office:value-type="float" office:value="13">
            <text:p>13</text:p>
          </table:table-cell>
          <table:table-cell/>
          <table:table-cell table:style-name="ce8" table:formula="of:=[.G17]*[.$B$2]" office:value-type="currency" office:currency="EUR" office:value="5200">
            <text:p>5 200 €</text:p>
          </table:table-cell>
          <table:table-cell table:style-name="ce8" table:formula="of:=[.I17]/[.$G17]" office:value-type="currency" office:currency="EUR" office:value="400">
            <text:p>400 €</text:p>
          </table:table-cell>
          <table:table-cell table:style-name="ce8"/>
          <table:table-cell table:style-name="ce8" table:formula="of:=ROUNDUP(([.G17]*[.$B$2]*(1-[.G17]/50))/100)*100" office:value-type="currency" office:currency="EUR" office:value="3900">
            <text:p>3 900 €</text:p>
          </table:table-cell>
          <table:table-cell table:style-name="ce8" table:formula="of:=[.L17]/[.$G17]" office:value-type="currency" office:currency="EUR" office:value="300">
            <text:p>300 €</text:p>
          </table:table-cell>
          <table:table-cell table:style-name="ce8"/>
          <table:table-cell table:style-name="ce8" table:formula="of:=ROUNDUP(([.G17]*[.$B$2]*(1-[.G17]/100))/100)*100" office:value-type="currency" office:currency="EUR" office:value="4600">
            <text:p>4 600 €</text:p>
          </table:table-cell>
          <table:table-cell table:style-name="ce8" table:formula="of:=[.O17]/[.$G17]" office:value-type="currency" office:currency="EUR" office:value="353.846153846154">
            <text:p>354 €</text:p>
          </table:table-cell>
          <table:table-cell table:style-name="ce8"/>
          <table:table-cell table:style-name="ce8" table:formula="of:=ROUNDUP(([.S17]+[.R16])/100)*100" office:value-type="currency" office:currency="EUR" office:value="4100">
            <text:p>4 100 €</text:p>
          </table:table-cell>
          <table:table-cell table:style-name="ce8" table:formula="of:=[.$B$2]-([.$G17]*[.$B$2]*[.B$3])+([.$B$2]*[.B$3])" office:value-type="currency" office:currency="EUR" office:value="148">
            <text:p>148 €</text:p>
          </table:table-cell>
          <table:table-cell table:number-columns-repeated="4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8]+[.A18]" office:value-type="float" office:value="4">
            <text:p>4</text:p>
          </table:table-cell>
          <table:table-cell table:style-name="ce3" table:formula="of:=[.$B$2]*[.B18]*[.A18]" office:value-type="currency" office:currency="EUR" office:value="1200">
            <text:p>1 200 €</text:p>
          </table:table-cell>
          <table:table-cell table:formula="of:=[.D18]/[.B18]" office:value-type="currency" office:currency="EUR" office:value="1200">
            <text:p>1 200 €</text:p>
          </table:table-cell>
          <table:table-cell/>
          <table:table-cell office:value-type="float" office:value="14">
            <text:p>14</text:p>
          </table:table-cell>
          <table:table-cell/>
          <table:table-cell table:style-name="ce8" table:formula="of:=[.G18]*[.$B$2]" office:value-type="currency" office:currency="EUR" office:value="5600">
            <text:p>5 600 €</text:p>
          </table:table-cell>
          <table:table-cell table:style-name="ce8" table:formula="of:=[.I18]/[.$G18]" office:value-type="currency" office:currency="EUR" office:value="400">
            <text:p>400 €</text:p>
          </table:table-cell>
          <table:table-cell table:style-name="ce8"/>
          <table:table-cell table:style-name="ce8" table:formula="of:=ROUNDUP(([.G18]*[.$B$2]*(1-[.G18]/50))/100)*100" office:value-type="currency" office:currency="EUR" office:value="4100">
            <text:p>4 100 €</text:p>
          </table:table-cell>
          <table:table-cell table:style-name="ce8" table:formula="of:=[.L18]/[.$G18]" office:value-type="currency" office:currency="EUR" office:value="292.857142857143">
            <text:p>293 €</text:p>
          </table:table-cell>
          <table:table-cell table:style-name="ce8"/>
          <table:table-cell table:style-name="ce8" table:formula="of:=ROUNDUP(([.G18]*[.$B$2]*(1-[.G18]/100))/100)*100" office:value-type="currency" office:currency="EUR" office:value="4900">
            <text:p>4 900 €</text:p>
          </table:table-cell>
          <table:table-cell table:style-name="ce8" table:formula="of:=[.O18]/[.$G18]" office:value-type="currency" office:currency="EUR" office:value="350">
            <text:p>350 €</text:p>
          </table:table-cell>
          <table:table-cell table:style-name="ce8"/>
          <table:table-cell table:style-name="ce8" table:formula="of:=ROUNDUP(([.S18]+[.R17])/100)*100" office:value-type="currency" office:currency="EUR" office:value="4300">
            <text:p>4 300 €</text:p>
          </table:table-cell>
          <table:table-cell table:style-name="ce8" table:formula="of:=[.$B$2]-([.$G18]*[.$B$2]*[.B$3])+([.$B$2]*[.B$3])" office:value-type="currency" office:currency="EUR" office:value="127">
            <text:p>127 €</text:p>
          </table:table-cell>
          <table:table-cell table:number-columns-repeated="4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19]+[.A19]" office:value-type="float" office:value="5">
            <text:p>5</text:p>
          </table:table-cell>
          <table:table-cell table:style-name="ce3" table:formula="of:=[.$B$2]*[.B19]*[.A19]" office:value-type="currency" office:currency="EUR" office:value="2400">
            <text:p>2 400 €</text:p>
          </table:table-cell>
          <table:table-cell table:formula="of:=[.D19]/[.B19]" office:value-type="currency" office:currency="EUR" office:value="1200">
            <text:p>1 200 €</text:p>
          </table:table-cell>
          <table:table-cell/>
          <table:table-cell office:value-type="float" office:value="15">
            <text:p>15</text:p>
          </table:table-cell>
          <table:table-cell/>
          <table:table-cell table:style-name="ce8" table:formula="of:=[.G19]*[.$B$2]" office:value-type="currency" office:currency="EUR" office:value="6000">
            <text:p>6 000 €</text:p>
          </table:table-cell>
          <table:table-cell table:style-name="ce8" table:formula="of:=[.I19]/[.$G19]" office:value-type="currency" office:currency="EUR" office:value="400">
            <text:p>400 €</text:p>
          </table:table-cell>
          <table:table-cell table:style-name="ce8"/>
          <table:table-cell table:style-name="ce8" table:formula="of:=ROUNDUP(([.G19]*[.$B$2]*(1-[.G19]/50))/100)*100" office:value-type="currency" office:currency="EUR" office:value="4200">
            <text:p>4 200 €</text:p>
          </table:table-cell>
          <table:table-cell table:style-name="ce8" table:formula="of:=[.L19]/[.$G19]" office:value-type="currency" office:currency="EUR" office:value="280">
            <text:p>280 €</text:p>
          </table:table-cell>
          <table:table-cell table:style-name="ce8"/>
          <table:table-cell table:style-name="ce8" table:formula="of:=ROUNDUP(([.G19]*[.$B$2]*(1-[.G19]/100))/100)*100" office:value-type="currency" office:currency="EUR" office:value="5100">
            <text:p>5 100 €</text:p>
          </table:table-cell>
          <table:table-cell table:style-name="ce8" table:formula="of:=[.O19]/[.$G19]" office:value-type="currency" office:currency="EUR" office:value="340">
            <text:p>340 €</text:p>
          </table:table-cell>
          <table:table-cell table:style-name="ce8"/>
          <table:table-cell table:style-name="ce8" table:formula="of:=ROUNDUP(([.S19]+[.R18])/100)*100" office:value-type="currency" office:currency="EUR" office:value="4500">
            <text:p>4 500 €</text:p>
          </table:table-cell>
          <table:table-cell table:style-name="ce8" table:formula="of:=[.$B$2]-([.$G19]*[.$B$2]*[.B$3])+([.$B$2]*[.B$3])" office:value-type="currency" office:currency="EUR" office:value="106">
            <text:p>106 €</text:p>
          </table:table-cell>
          <table:table-cell table:number-columns-repeated="49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[.B20]+[.A20]" office:value-type="float" office:value="6">
            <text:p>6</text:p>
          </table:table-cell>
          <table:table-cell table:style-name="ce3" table:formula="of:=[.$B$2]*[.B20]*[.A20]" office:value-type="currency" office:currency="EUR" office:value="3600">
            <text:p>3 600 €</text:p>
          </table:table-cell>
          <table:table-cell table:formula="of:=[.D20]/[.B20]" office:value-type="currency" office:currency="EUR" office:value="1200">
            <text:p>1 200 €</text:p>
          </table:table-cell>
          <table:table-cell/>
          <table:table-cell office:value-type="float" office:value="16">
            <text:p>16</text:p>
          </table:table-cell>
          <table:table-cell/>
          <table:table-cell table:style-name="ce8" table:formula="of:=[.G20]*[.$B$2]" office:value-type="currency" office:currency="EUR" office:value="6400">
            <text:p>6 400 €</text:p>
          </table:table-cell>
          <table:table-cell table:style-name="ce8" table:formula="of:=[.I20]/[.$G20]" office:value-type="currency" office:currency="EUR" office:value="400">
            <text:p>400 €</text:p>
          </table:table-cell>
          <table:table-cell table:style-name="ce8"/>
          <table:table-cell table:style-name="ce8" table:formula="of:=ROUNDUP(([.G20]*[.$B$2]*(1-[.G20]/50))/100)*100" office:value-type="currency" office:currency="EUR" office:value="4400">
            <text:p>4 400 €</text:p>
          </table:table-cell>
          <table:table-cell table:style-name="ce8" table:formula="of:=[.L20]/[.$G20]" office:value-type="currency" office:currency="EUR" office:value="275">
            <text:p>275 €</text:p>
          </table:table-cell>
          <table:table-cell table:style-name="ce8"/>
          <table:table-cell table:style-name="ce8" table:formula="of:=ROUNDUP(([.G20]*[.$B$2]*(1-[.G20]/100))/100)*100" office:value-type="currency" office:currency="EUR" office:value="5400">
            <text:p>5 400 €</text:p>
          </table:table-cell>
          <table:table-cell table:style-name="ce8" table:formula="of:=[.O20]/[.$G20]" office:value-type="currency" office:currency="EUR" office:value="337.5">
            <text:p>338 €</text:p>
          </table:table-cell>
          <table:table-cell table:style-name="ce8"/>
          <table:table-cell table:style-name="ce8" table:formula="of:=ROUNDUP(([.S20]+[.R19])/100)*100" office:value-type="currency" office:currency="EUR" office:value="4600">
            <text:p>4 600 €</text:p>
          </table:table-cell>
          <table:table-cell table:style-name="ce8" table:formula="of:=[.$B$2]-([.$G20]*[.$B$2]*[.B$3])+([.$B$2]*[.B$3])" office:value-type="currency" office:currency="EUR" office:value="85">
            <text:p>85 €</text:p>
          </table:table-cell>
          <table:table-cell table:number-columns-repeated="4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21]+[.A21]" office:value-type="float" office:value="7">
            <text:p>7</text:p>
          </table:table-cell>
          <table:table-cell table:style-name="ce3" table:formula="of:=[.$B$2]*[.B21]*[.A21]" office:value-type="currency" office:currency="EUR" office:value="4800">
            <text:p>4 800 €</text:p>
          </table:table-cell>
          <table:table-cell table:formula="of:=[.D21]/[.B21]" office:value-type="currency" office:currency="EUR" office:value="1200">
            <text:p>1 200 €</text:p>
          </table:table-cell>
          <table:table-cell/>
          <table:table-cell office:value-type="float" office:value="17">
            <text:p>17</text:p>
          </table:table-cell>
          <table:table-cell/>
          <table:table-cell table:style-name="ce8" table:formula="of:=[.G21]*[.$B$2]" office:value-type="currency" office:currency="EUR" office:value="6800">
            <text:p>6 800 €</text:p>
          </table:table-cell>
          <table:table-cell table:style-name="ce8" table:formula="of:=[.I21]/[.$G21]" office:value-type="currency" office:currency="EUR" office:value="400">
            <text:p>400 €</text:p>
          </table:table-cell>
          <table:table-cell table:style-name="ce8"/>
          <table:table-cell table:style-name="ce8" table:formula="of:=ROUNDUP(([.G21]*[.$B$2]*(1-[.G21]/50))/100)*100" office:value-type="currency" office:currency="EUR" office:value="4500">
            <text:p>4 500 €</text:p>
          </table:table-cell>
          <table:table-cell table:style-name="ce8" table:formula="of:=[.L21]/[.$G21]" office:value-type="currency" office:currency="EUR" office:value="264.705882352941">
            <text:p>265 €</text:p>
          </table:table-cell>
          <table:table-cell table:style-name="ce8"/>
          <table:table-cell table:style-name="ce8" table:formula="of:=ROUNDUP(([.G21]*[.$B$2]*(1-[.G21]/100))/100)*100" office:value-type="currency" office:currency="EUR" office:value="5700">
            <text:p>5 700 €</text:p>
          </table:table-cell>
          <table:table-cell table:style-name="ce8" table:formula="of:=[.O21]/[.$G21]" office:value-type="currency" office:currency="EUR" office:value="335.294117647059">
            <text:p>335 €</text:p>
          </table:table-cell>
          <table:table-cell table:style-name="ce8"/>
          <table:table-cell table:style-name="ce8" table:formula="of:=ROUNDUP(([.S21]+[.R20])/100)*100" office:value-type="currency" office:currency="EUR" office:value="4700">
            <text:p>4 700 €</text:p>
          </table:table-cell>
          <table:table-cell table:style-name="ce8" table:formula="of:=[.$B$2]-([.$G21]*[.$B$2]*[.B$3])+([.$B$2]*[.B$3])" office:value-type="currency" office:currency="EUR" office:value="63.9999999999999">
            <text:p>64 €</text:p>
          </table:table-cell>
          <table:table-cell table:number-columns-repeated="4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B22]+[.A22]" office:value-type="float" office:value="8">
            <text:p>8</text:p>
          </table:table-cell>
          <table:table-cell table:style-name="ce3" table:formula="of:=[.$B$2]*[.B22]*[.A22]" office:value-type="currency" office:currency="EUR" office:value="6000">
            <text:p>6 000 €</text:p>
          </table:table-cell>
          <table:table-cell table:formula="of:=[.D22]/[.B22]" office:value-type="currency" office:currency="EUR" office:value="1200">
            <text:p>1 200 €</text:p>
          </table:table-cell>
          <table:table-cell/>
          <table:table-cell office:value-type="float" office:value="18">
            <text:p>18</text:p>
          </table:table-cell>
          <table:table-cell/>
          <table:table-cell table:style-name="ce8" table:formula="of:=[.G22]*[.$B$2]" office:value-type="currency" office:currency="EUR" office:value="7200">
            <text:p>7 200 €</text:p>
          </table:table-cell>
          <table:table-cell table:style-name="ce8" table:formula="of:=[.I22]/[.$G22]" office:value-type="currency" office:currency="EUR" office:value="400">
            <text:p>400 €</text:p>
          </table:table-cell>
          <table:table-cell table:style-name="ce8"/>
          <table:table-cell table:style-name="ce8" table:formula="of:=ROUNDUP(([.G22]*[.$B$2]*(1-[.G22]/50))/100)*100" office:value-type="currency" office:currency="EUR" office:value="4700">
            <text:p>4 700 €</text:p>
          </table:table-cell>
          <table:table-cell table:style-name="ce8" table:formula="of:=[.L22]/[.$G22]" office:value-type="currency" office:currency="EUR" office:value="261.111111111111">
            <text:p>261 €</text:p>
          </table:table-cell>
          <table:table-cell table:style-name="ce8"/>
          <table:table-cell table:style-name="ce8" table:formula="of:=ROUNDUP(([.G22]*[.$B$2]*(1-[.G22]/100))/100)*100" office:value-type="currency" office:currency="EUR" office:value="6000">
            <text:p>6 000 €</text:p>
          </table:table-cell>
          <table:table-cell table:style-name="ce8" table:formula="of:=[.O22]/[.$G22]" office:value-type="currency" office:currency="EUR" office:value="333.333333333333">
            <text:p>333 €</text:p>
          </table:table-cell>
          <table:table-cell table:style-name="ce8"/>
          <table:table-cell table:style-name="ce8" table:formula="of:=ROUNDUP(([.S22]+[.R21])/100)*100" office:value-type="currency" office:currency="EUR" office:value="4800">
            <text:p>4 800 €</text:p>
          </table:table-cell>
          <table:table-cell table:style-name="ce8" table:formula="of:=[.$B$2]-([.$G22]*[.$B$2]*[.B$3])+([.$B$2]*[.B$3])" office:value-type="currency" office:currency="EUR" office:value="42.9999999999999">
            <text:p>43 €</text:p>
          </table:table-cell>
          <table:table-cell table:number-columns-repeated="4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table:formula="of:=[.B23]+[.A23]" office:value-type="float" office:value="4.5">
            <text:p>4,5</text:p>
          </table:table-cell>
          <table:table-cell table:style-name="ce3" table:formula="of:=[.$B$2]*[.B23]*[.A23]" office:value-type="currency" office:currency="EUR" office:value="800">
            <text:p>800 €</text:p>
          </table:table-cell>
          <table:table-cell table:formula="of:=[.D23]/[.B23]" office:value-type="currency" office:currency="EUR" office:value="1600">
            <text:p>1 600 €</text:p>
          </table:table-cell>
          <table:table-cell/>
          <table:table-cell office:value-type="float" office:value="19">
            <text:p>19</text:p>
          </table:table-cell>
          <table:table-cell/>
          <table:table-cell table:style-name="ce8" table:formula="of:=[.G23]*[.$B$2]" office:value-type="currency" office:currency="EUR" office:value="7600">
            <text:p>7 600 €</text:p>
          </table:table-cell>
          <table:table-cell table:style-name="ce8" table:formula="of:=[.I23]/[.$G23]" office:value-type="currency" office:currency="EUR" office:value="400">
            <text:p>400 €</text:p>
          </table:table-cell>
          <table:table-cell table:style-name="ce8"/>
          <table:table-cell table:style-name="ce8" table:formula="of:=ROUNDUP(([.G23]*[.$B$2]*(1-[.G23]/50))/100)*100" office:value-type="currency" office:currency="EUR" office:value="4800">
            <text:p>4 800 €</text:p>
          </table:table-cell>
          <table:table-cell table:style-name="ce8" table:formula="of:=[.L23]/[.$G23]" office:value-type="currency" office:currency="EUR" office:value="252.631578947368">
            <text:p>253 €</text:p>
          </table:table-cell>
          <table:table-cell table:style-name="ce8"/>
          <table:table-cell table:style-name="ce8" table:formula="of:=ROUNDUP(([.G23]*[.$B$2]*(1-[.G23]/100))/100)*100" office:value-type="currency" office:currency="EUR" office:value="6200">
            <text:p>6 200 €</text:p>
          </table:table-cell>
          <table:table-cell table:style-name="ce8" table:formula="of:=[.O23]/[.$G23]" office:value-type="currency" office:currency="EUR" office:value="326.315789473684">
            <text:p>326 €</text:p>
          </table:table-cell>
          <table:table-cell table:style-name="ce8"/>
          <table:table-cell table:style-name="ce8" table:formula="of:=ROUNDUP(([.S23]+[.R22])/100)*100" office:value-type="currency" office:currency="EUR" office:value="4900">
            <text:p>4 900 €</text:p>
          </table:table-cell>
          <table:table-cell table:style-name="ce8" table:formula="of:=[.$B$2]-([.$G23]*[.$B$2]*[.B$3])+([.$B$2]*[.B$3])" office:value-type="currency" office:currency="EUR" office:value="21.9999999999999">
            <text:p>22 €</text:p>
          </table:table-cell>
          <table:table-cell table:number-columns-repeated="4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24]+[.A24]" office:value-type="float" office:value="5">
            <text:p>5</text:p>
          </table:table-cell>
          <table:table-cell table:style-name="ce3" table:formula="of:=[.$B$2]*[.B24]*[.A24]" office:value-type="currency" office:currency="EUR" office:value="1600">
            <text:p>1 600 €</text:p>
          </table:table-cell>
          <table:table-cell table:formula="of:=[.D24]/[.B24]" office:value-type="currency" office:currency="EUR" office:value="1600">
            <text:p>1 600 €</text:p>
          </table:table-cell>
          <table:table-cell/>
          <table:table-cell table:style-name="ce5" office:value-type="float" office:value="20">
            <text:p>20</text:p>
          </table:table-cell>
          <table:table-cell table:style-name="ce5"/>
          <table:table-cell table:style-name="ce9" table:formula="of:=[.G24]*[.$B$2]" office:value-type="currency" office:currency="EUR" office:value="8000">
            <text:p>8 000 €</text:p>
          </table:table-cell>
          <table:table-cell table:style-name="ce9" table:formula="of:=[.I24]/[.$G24]" office:value-type="currency" office:currency="EUR" office:value="400">
            <text:p>400 €</text:p>
          </table:table-cell>
          <table:table-cell table:style-name="ce9"/>
          <table:table-cell table:style-name="ce9" table:formula="of:=ROUNDUP(([.G24]*[.$B$2]*(1-[.G24]/50))/100)*100" office:value-type="currency" office:currency="EUR" office:value="4800">
            <text:p>4 800 €</text:p>
          </table:table-cell>
          <table:table-cell table:style-name="ce9" table:formula="of:=[.L24]/[.$G24]" office:value-type="currency" office:currency="EUR" office:value="240">
            <text:p>240 €</text:p>
          </table:table-cell>
          <table:table-cell table:style-name="ce9"/>
          <table:table-cell table:style-name="ce9" table:formula="of:=ROUNDUP(([.G24]*[.$B$2]*(1-[.G24]/100))/100)*100" office:value-type="currency" office:currency="EUR" office:value="6400">
            <text:p>6 400 €</text:p>
          </table:table-cell>
          <table:table-cell table:style-name="ce9" table:formula="of:=[.O24]/[.$G24]" office:value-type="currency" office:currency="EUR" office:value="320">
            <text:p>320 €</text:p>
          </table:table-cell>
          <table:table-cell table:style-name="ce9"/>
          <table:table-cell table:style-name="ce8" table:formula="of:=ROUNDUP(([.S24]+[.R23])/100)*100" office:value-type="currency" office:currency="EUR" office:value="5000">
            <text:p>5 000 €</text:p>
          </table:table-cell>
          <table:table-cell table:style-name="ce9" table:formula="of:=[.$B$2]-([.$G24]*[.$B$2]*[.B$3])+([.$B$2]*[.B$3])" office:value-type="currency" office:currency="EUR" office:value="0.999999999999947">
            <text:p>1 €</text:p>
          </table:table-cell>
          <table:table-cell table:number-columns-repeated="4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25]+[.A25]" office:value-type="float" office:value="6">
            <text:p>6</text:p>
          </table:table-cell>
          <table:table-cell table:style-name="ce3" table:formula="of:=[.$B$2]*[.B25]*[.A25]" office:value-type="currency" office:currency="EUR" office:value="3200">
            <text:p>3 200 €</text:p>
          </table:table-cell>
          <table:table-cell table:formula="of:=[.D25]/[.B25]" office:value-type="currency" office:currency="EUR" office:value="1600">
            <text:p>1 600 €</text:p>
          </table:table-cell>
          <table:table-cell table:number-columns-repeated="6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26]+[.A26]" office:value-type="float" office:value="7">
            <text:p>7</text:p>
          </table:table-cell>
          <table:table-cell table:style-name="ce3" table:formula="of:=[.$B$2]*[.B26]*[.A26]" office:value-type="currency" office:currency="EUR" office:value="4800">
            <text:p>4 800 €</text:p>
          </table:table-cell>
          <table:table-cell table:formula="of:=[.D26]/[.B26]" office:value-type="currency" office:currency="EUR" office:value="1600">
            <text:p>1 600 €</text:p>
          </table:table-cell>
          <table:table-cell table:number-columns-repeated="6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formula="of:=[.B27]+[.A27]" office:value-type="float" office:value="8">
            <text:p>8</text:p>
          </table:table-cell>
          <table:table-cell table:style-name="ce3" table:formula="of:=[.$B$2]*[.B27]*[.A27]" office:value-type="currency" office:currency="EUR" office:value="6400">
            <text:p>6 400 €</text:p>
          </table:table-cell>
          <table:table-cell table:formula="of:=[.D27]/[.B27]" office:value-type="currency" office:currency="EUR" office:value="1600">
            <text:p>1 600 €</text:p>
          </table:table-cell>
          <table:table-cell table:number-columns-repeated="3"/>
          <table:table-cell table:style-name="Default" table:number-columns-repeated="9"/>
          <table:table-cell table:number-columns-repeated="5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28]+[.A28]" office:value-type="float" office:value="9">
            <text:p>9</text:p>
          </table:table-cell>
          <table:table-cell table:style-name="ce3" table:formula="of:=[.$B$2]*[.B28]*[.A28]" office:value-type="currency" office:currency="EUR" office:value="8000">
            <text:p>8 000 €</text:p>
          </table:table-cell>
          <table:table-cell table:formula="of:=[.D28]/[.B28]" office:value-type="currency" office:currency="EUR" office:value="1600">
            <text:p>1 600 €</text:p>
          </table:table-cell>
          <table:table-cell table:number-columns-repeated="3"/>
          <table:table-cell table:style-name="Default" office:value-type="string">
            <text:p>Nb jours</text:p>
          </table:table-cell>
          <table:table-cell table:style-name="Default" table:number-columns-repeated="8"/>
          <table:table-cell table:number-columns-repeated="5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table:formula="of:=[.B29]+[.A29]" office:value-type="float" office:value="5.5">
            <text:p>5,5</text:p>
          </table:table-cell>
          <table:table-cell table:style-name="ce3" table:formula="of:=[.$B$2]*[.B29]*[.A29]" office:value-type="currency" office:currency="EUR" office:value="1000">
            <text:p>1 000 €</text:p>
          </table:table-cell>
          <table:table-cell table:formula="of:=[.D29]/[.B29]" office:value-type="currency" office:currency="EUR" office:value="2000">
            <text:p>2 000 €</text:p>
          </table:table-cell>
          <table:table-cell/>
          <table:table-cell office:value-type="string">
            <text:p>Arrondi sur</text:p>
          </table:table-cell>
          <table:table-cell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30]+[.A30]" office:value-type="float" office:value="6">
            <text:p>6</text:p>
          </table:table-cell>
          <table:table-cell table:style-name="ce3" table:formula="of:=[.$B$2]*[.B30]*[.A30]" office:value-type="currency" office:currency="EUR" office:value="2000">
            <text:p>2 000 €</text:p>
          </table:table-cell>
          <table:table-cell table:formula="of:=[.D30]/[.B30]" office:value-type="currency" office:currency="EUR" office:value="2000">
            <text:p>2 000 €</text:p>
          </table:table-cell>
          <table:table-cell/>
          <table:table-cell table:style-name="ce6" office:value-type="string">
            <text:p>Nb eleves</text:p>
          </table:table-cell>
          <table:table-cell office:value-type="float" office:value="1">
            <text:p>1</text:p>
          </table:table-cell>
          <table:table-cell table:style-name="Default" table:formula="of:=([.$B$2]-([.$H30]*[.$B$2]*[.$B$3])+([.$B$2]*[.$B$3]))*[.I$29]" office:value-type="float" office:value="400">
            <text:p>400</text:p>
          </table:table-cell>
          <table:table-cell table:style-name="Default" table:formula="of:=([.$B$2]-([.$H30]*[.$B$2]*[.$B$3])+([.$B$2]*[.$B$3]))*[.J$29]" office:value-type="float" office:value="800">
            <text:p>800</text:p>
          </table:table-cell>
          <table:table-cell table:style-name="Default" table:formula="of:=([.$B$2]-([.$H30]*[.$B$2]*[.$B$3])+([.$B$2]*[.$B$3]))*[.K$29]" office:value-type="float" office:value="1200">
            <text:p>1200</text:p>
          </table:table-cell>
          <table:table-cell table:style-name="Default" table:formula="of:=([.$B$2]-([.$H30]*[.$B$2]*[.$B$3])+([.$B$2]*[.$B$3]))*[.L$29]" office:value-type="float" office:value="1600">
            <text:p>1600</text:p>
          </table:table-cell>
          <table:table-cell table:style-name="Default" table:formula="of:=([.$B$2]-([.$H30]*[.$B$2]*[.$B$3])+([.$B$2]*[.$B$3]))*[.M$29]" office:value-type="float" office:value="2000">
            <text:p>2000</text:p>
          </table:table-cell>
          <table:table-cell table:style-name="Default" table:formula="of:=([.$B$2]-([.$H30]*[.$B$2]*[.$B$3])+([.$B$2]*[.$B$3]))*[.N$29]" office:value-type="float" office:value="2400">
            <text:p>2400</text:p>
          </table:table-cell>
          <table:table-cell table:style-name="Default" table:formula="of:=([.$B$2]-([.$H30]*[.$B$2]*[.$B$3])+([.$B$2]*[.$B$3]))*[.O$29]" office:value-type="float" office:value="2800">
            <text:p>2800</text:p>
          </table:table-cell>
          <table:table-cell table:style-name="Default" table:formula="of:=([.$B$2]-([.$H30]*[.$B$2]*[.$B$3])+([.$B$2]*[.$B$3]))*[.P$29]" office:value-type="float" office:value="3200">
            <text:p>3200</text:p>
          </table:table-cell>
          <table:table-cell table:style-name="Default" table:formula="of:=([.$B$2]-([.$H30]*[.$B$2]*[.$B$3])+([.$B$2]*[.$B$3]))*[.Q$29]" office:value-type="float" office:value="3600">
            <text:p>3600</text:p>
          </table:table-cell>
          <table:table-cell table:formula="of:=([.$B$2]-([.$H30]*[.$B$2]*[.$B$3])+([.$B$2]*[.$B$3]))*[.R$29]" office:value-type="float" office:value="4000">
            <text:p>4000</text:p>
          </table:table-cell>
          <table:table-cell table:formula="of:=([.$B$2]-([.$H30]*[.$B$2]*[.$B$3])+([.$B$2]*[.$B$3]))*[.S$29]" office:value-type="float" office:value="4400">
            <text:p>4400</text:p>
          </table:table-cell>
          <table:table-cell table:formula="of:=([.$B$2]-([.$H30]*[.$B$2]*[.$B$3])+([.$B$2]*[.$B$3]))*[.T$29]" office:value-type="float" office:value="4800">
            <text:p>4800</text:p>
          </table:table-cell>
          <table:table-cell table:formula="of:=([.$B$2]-([.$H30]*[.$B$2]*[.$B$3])+([.$B$2]*[.$B$3]))*[.U$29]" office:value-type="float" office:value="5200">
            <text:p>5200</text:p>
          </table:table-cell>
          <table:table-cell table:formula="of:=([.$B$2]-([.$H30]*[.$B$2]*[.$B$3])+([.$B$2]*[.$B$3]))*[.V$29]" office:value-type="float" office:value="5600">
            <text:p>5600</text:p>
          </table:table-cell>
          <table:table-cell table:formula="of:=([.$B$2]-([.$H30]*[.$B$2]*[.$B$3])+([.$B$2]*[.$B$3]))*[.W$29]" office:value-type="float" office:value="6000">
            <text:p>6000</text:p>
          </table:table-cell>
          <table:table-cell table:formula="of:=([.$B$2]-([.$H30]*[.$B$2]*[.$B$3])+([.$B$2]*[.$B$3]))*[.X$29]" office:value-type="float" office:value="6400">
            <text:p>6400</text:p>
          </table:table-cell>
          <table:table-cell table:formula="of:=([.$B$2]-([.$H30]*[.$B$2]*[.$B$3])+([.$B$2]*[.$B$3]))*[.Y$29]" office:value-type="float" office:value="6800">
            <text:p>6800</text:p>
          </table:table-cell>
          <table:table-cell table:formula="of:=([.$B$2]-([.$H30]*[.$B$2]*[.$B$3])+([.$B$2]*[.$B$3]))*[.Z$29]" office:value-type="float" office:value="7200">
            <text:p>7200</text:p>
          </table:table-cell>
          <table:table-cell table:formula="of:=([.$B$2]-([.$H30]*[.$B$2]*[.$B$3])+([.$B$2]*[.$B$3]))*[.AA$29]" office:value-type="float" office:value="7600">
            <text:p>7600</text:p>
          </table:table-cell>
          <table:table-cell table:formula="of:=([.$B$2]-([.$H30]*[.$B$2]*[.$B$3])+([.$B$2]*[.$B$3]))*[.AB$29]" office:value-type="float" office:value="8000">
            <text:p>8000</text:p>
          </table:table-cell>
          <table:table-cell table:formula="of:=([.$B$2]-([.$H30]*[.$B$2]*[.$B$3])+([.$B$2]*[.$B$3]))*[.AC$29]" office:value-type="float" office:value="8400">
            <text:p>8400</text:p>
          </table:table-cell>
          <table:table-cell table:formula="of:=([.$B$2]-([.$H30]*[.$B$2]*[.$B$3])+([.$B$2]*[.$B$3]))*[.AD$29]" office:value-type="float" office:value="8800">
            <text:p>8800</text:p>
          </table:table-cell>
          <table:table-cell table:formula="of:=([.$B$2]-([.$H30]*[.$B$2]*[.$B$3])+([.$B$2]*[.$B$3]))*[.AE$29]" office:value-type="float" office:value="9200">
            <text:p>9200</text:p>
          </table:table-cell>
          <table:table-cell table:formula="of:=([.$B$2]-([.$H30]*[.$B$2]*[.$B$3])+([.$B$2]*[.$B$3]))*[.AF$29]" office:value-type="float" office:value="9600">
            <text:p>9600</text:p>
          </table:table-cell>
          <table:table-cell table:formula="of:=([.$B$2]-([.$H30]*[.$B$2]*[.$B$3])+([.$B$2]*[.$B$3]))*[.AG$29]" office:value-type="float" office:value="10000">
            <text:p>10000</text:p>
          </table:table-cell>
          <table:table-cell table:formula="of:=([.$B$2]-([.$H30]*[.$B$2]*[.$B$3])+([.$B$2]*[.$B$3]))*[.AH$29]" office:value-type="float" office:value="10400">
            <text:p>10400</text:p>
          </table:table-cell>
          <table:table-cell table:formula="of:=([.$B$2]-([.$H30]*[.$B$2]*[.$B$3])+([.$B$2]*[.$B$3]))*[.AI$29]" office:value-type="float" office:value="10800">
            <text:p>10800</text:p>
          </table:table-cell>
          <table:table-cell table:formula="of:=([.$B$2]-([.$H30]*[.$B$2]*[.$B$3])+([.$B$2]*[.$B$3]))*[.AJ$29]" office:value-type="float" office:value="11200">
            <text:p>11200</text:p>
          </table:table-cell>
          <table:table-cell table:formula="of:=([.$B$2]-([.$H30]*[.$B$2]*[.$B$3])+([.$B$2]*[.$B$3]))*[.AK$29]" office:value-type="float" office:value="11600">
            <text:p>11600</text:p>
          </table:table-cell>
          <table:table-cell table:formula="of:=([.$B$2]-([.$H30]*[.$B$2]*[.$B$3])+([.$B$2]*[.$B$3]))*[.AL$29]" office:value-type="float" office:value="12000">
            <text:p>12000</text:p>
          </table:table-cell>
          <table:table-cell table:formula="of:=([.$B$2]-([.$H30]*[.$B$2]*[.$B$3])+([.$B$2]*[.$B$3]))*[.AM$29]" office:value-type="float" office:value="12400">
            <text:p>12400</text:p>
          </table:table-cell>
          <table:table-cell table:formula="of:=([.$B$2]-([.$H30]*[.$B$2]*[.$B$3])+([.$B$2]*[.$B$3]))*[.AN$29]" office:value-type="float" office:value="12800">
            <text:p>12800</text:p>
          </table:table-cell>
          <table:table-cell table:formula="of:=([.$B$2]-([.$H30]*[.$B$2]*[.$B$3])+([.$B$2]*[.$B$3]))*[.AO$29]" office:value-type="float" office:value="13200">
            <text:p>13200</text:p>
          </table:table-cell>
          <table:table-cell table:formula="of:=([.$B$2]-([.$H30]*[.$B$2]*[.$B$3])+([.$B$2]*[.$B$3]))*[.AP$29]" office:value-type="float" office:value="13600">
            <text:p>13600</text:p>
          </table:table-cell>
          <table:table-cell table:formula="of:=([.$B$2]-([.$H30]*[.$B$2]*[.$B$3])+([.$B$2]*[.$B$3]))*[.AQ$29]" office:value-type="float" office:value="14000">
            <text:p>14000</text:p>
          </table:table-cell>
          <table:table-cell table:formula="of:=([.$B$2]-([.$H30]*[.$B$2]*[.$B$3])+([.$B$2]*[.$B$3]))*[.AR$29]" office:value-type="float" office:value="14400">
            <text:p>14400</text:p>
          </table:table-cell>
          <table:table-cell table:formula="of:=([.$B$2]-([.$H30]*[.$B$2]*[.$B$3])+([.$B$2]*[.$B$3]))*[.AS$29]" office:value-type="float" office:value="14800">
            <text:p>14800</text:p>
          </table:table-cell>
          <table:table-cell table:formula="of:=([.$B$2]-([.$H30]*[.$B$2]*[.$B$3])+([.$B$2]*[.$B$3]))*[.AT$29]" office:value-type="float" office:value="15200">
            <text:p>15200</text:p>
          </table:table-cell>
          <table:table-cell table:formula="of:=([.$B$2]-([.$H30]*[.$B$2]*[.$B$3])+([.$B$2]*[.$B$3]))*[.AU$29]" office:value-type="float" office:value="15600">
            <text:p>15600</text:p>
          </table:table-cell>
          <table:table-cell table:formula="of:=([.$B$2]-([.$H30]*[.$B$2]*[.$B$3])+([.$B$2]*[.$B$3]))*[.AV$29]" office:value-type="float" office:value="16000">
            <text:p>16000</text:p>
          </table:table-cell>
          <table:table-cell table:formula="of:=([.$B$2]-([.$H30]*[.$B$2]*[.$B$3])+([.$B$2]*[.$B$3]))*[.AW$29]" office:value-type="float" office:value="16400">
            <text:p>16400</text:p>
          </table:table-cell>
          <table:table-cell table:formula="of:=([.$B$2]-([.$H30]*[.$B$2]*[.$B$3])+([.$B$2]*[.$B$3]))*[.AX$29]" office:value-type="float" office:value="16800">
            <text:p>16800</text:p>
          </table:table-cell>
          <table:table-cell table:formula="of:=([.$B$2]-([.$H30]*[.$B$2]*[.$B$3])+([.$B$2]*[.$B$3]))*[.AY$29]" office:value-type="float" office:value="17200">
            <text:p>17200</text:p>
          </table:table-cell>
          <table:table-cell table:formula="of:=([.$B$2]-([.$H30]*[.$B$2]*[.$B$3])+([.$B$2]*[.$B$3]))*[.AZ$29]" office:value-type="float" office:value="17600">
            <text:p>17600</text:p>
          </table:table-cell>
          <table:table-cell table:formula="of:=([.$B$2]-([.$H30]*[.$B$2]*[.$B$3])+([.$B$2]*[.$B$3]))*[.BA$29]" office:value-type="float" office:value="18000">
            <text:p>18000</text:p>
          </table:table-cell>
          <table:table-cell table:formula="of:=([.$B$2]-([.$H30]*[.$B$2]*[.$B$3])+([.$B$2]*[.$B$3]))*[.BB$29]" office:value-type="float" office:value="18400">
            <text:p>18400</text:p>
          </table:table-cell>
          <table:table-cell table:formula="of:=([.$B$2]-([.$H30]*[.$B$2]*[.$B$3])+([.$B$2]*[.$B$3]))*[.BC$29]" office:value-type="float" office:value="18800">
            <text:p>18800</text:p>
          </table:table-cell>
          <table:table-cell table:formula="of:=([.$B$2]-([.$H30]*[.$B$2]*[.$B$3])+([.$B$2]*[.$B$3]))*[.BD$29]" office:value-type="float" office:value="19200">
            <text:p>19200</text:p>
          </table:table-cell>
          <table:table-cell table:formula="of:=([.$B$2]-([.$H30]*[.$B$2]*[.$B$3])+([.$B$2]*[.$B$3]))*[.BE$29]" office:value-type="float" office:value="19600">
            <text:p>19600</text:p>
          </table:table-cell>
          <table:table-cell table:formula="of:=([.$B$2]-([.$H30]*[.$B$2]*[.$B$3])+([.$B$2]*[.$B$3]))*[.BF$29]" office:value-type="float" office:value="20000">
            <text:p>20000</text:p>
          </table:table-cell>
          <table:table-cell table:formula="of:=([.$B$2]-([.$H30]*[.$B$2]*[.$B$3])+([.$B$2]*[.$B$3]))*[.BG$29]" office:value-type="float" office:value="20400">
            <text:p>20400</text:p>
          </table:table-cell>
          <table:table-cell table:formula="of:=([.$B$2]-([.$H30]*[.$B$2]*[.$B$3])+([.$B$2]*[.$B$3]))*[.BH$29]" office:value-type="float" office:value="20800">
            <text:p>20800</text:p>
          </table:table-cell>
          <table:table-cell table:formula="of:=([.$B$2]-([.$H30]*[.$B$2]*[.$B$3])+([.$B$2]*[.$B$3]))*[.BI$29]" office:value-type="float" office:value="21200">
            <text:p>21200</text:p>
          </table:table-cell>
          <table:table-cell table:formula="of:=([.$B$2]-([.$H30]*[.$B$2]*[.$B$3])+([.$B$2]*[.$B$3]))*[.BJ$29]" office:value-type="float" office:value="21600">
            <text:p>21600</text:p>
          </table:table-cell>
          <table:table-cell table:formula="of:=([.$B$2]-([.$H30]*[.$B$2]*[.$B$3])+([.$B$2]*[.$B$3]))*[.BK$29]" office:value-type="float" office:value="22000">
            <text:p>22000</text:p>
          </table:table-cell>
          <table:table-cell table:formula="of:=([.$B$2]-([.$H30]*[.$B$2]*[.$B$3])+([.$B$2]*[.$B$3]))*[.BL$29]" office:value-type="float" office:value="22400">
            <text:p>22400</text:p>
          </table:table-cell>
          <table:table-cell table:formula="of:=([.$B$2]-([.$H30]*[.$B$2]*[.$B$3])+([.$B$2]*[.$B$3]))*[.BM$29]" office:value-type="float" office:value="22800">
            <text:p>22800</text:p>
          </table:table-cell>
          <table:table-cell table:formula="of:=([.$B$2]-([.$H30]*[.$B$2]*[.$B$3])+([.$B$2]*[.$B$3]))*[.BN$29]" office:value-type="float" office:value="23200">
            <text:p>23200</text:p>
          </table:table-cell>
          <table:table-cell table:formula="of:=([.$B$2]-([.$H30]*[.$B$2]*[.$B$3])+([.$B$2]*[.$B$3]))*[.BO$29]" office:value-type="float" office:value="23600">
            <text:p>23600</text:p>
          </table:table-cell>
          <table:table-cell table:formula="of:=([.$B$2]-([.$H30]*[.$B$2]*[.$B$3])+([.$B$2]*[.$B$3]))*[.BP$29]" office:value-type="float" office:value="24000">
            <text:p>24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31]+[.A31]" office:value-type="float" office:value="7">
            <text:p>7</text:p>
          </table:table-cell>
          <table:table-cell table:style-name="ce3" table:formula="of:=[.$B$2]*[.B31]*[.A31]" office:value-type="currency" office:currency="EUR" office:value="4000">
            <text:p>4 000 €</text:p>
          </table:table-cell>
          <table:table-cell table:formula="of:=[.D31]/[.B31]" office:value-type="currency" office:currency="EUR" office:value="2000">
            <text:p>2 000 €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Default" table:formula="of:=ROUNDUP((([.$B$2]-([.$H31]*[.$B$2]*[.$B$3])+([.$B$2]*[.$B$3]))*[.I$29]+[.I30])/[.$H$29])*[.$H$29]" office:value-type="float" office:value="800">
            <text:p>800</text:p>
          </table:table-cell>
          <table:table-cell table:style-name="Default" table:formula="of:=ROUNDUP((([.$B$2]-([.$H31]*[.$B$2]*[.$B$3])+([.$B$2]*[.$B$3]))*[.J$29]+[.J30])/[.$H$29])*[.$H$29]" office:value-type="float" office:value="1575">
            <text:p>1575</text:p>
          </table:table-cell>
          <table:table-cell table:style-name="Default" table:formula="of:=ROUNDUP((([.$B$2]-([.$H31]*[.$B$2]*[.$B$3])+([.$B$2]*[.$B$3]))*[.K$29]+[.K30])/[.$H$29])*[.$H$29]" office:value-type="float" office:value="2350">
            <text:p>2350</text:p>
          </table:table-cell>
          <table:table-cell table:style-name="Default" table:formula="of:=ROUNDUP((([.$B$2]-([.$H31]*[.$B$2]*[.$B$3])+([.$B$2]*[.$B$3]))*[.L$29]+[.L30])/[.$H$29])*[.$H$29]" office:value-type="float" office:value="3125">
            <text:p>3125</text:p>
          </table:table-cell>
          <table:table-cell table:style-name="Default" table:formula="of:=ROUNDUP((([.$B$2]-([.$H31]*[.$B$2]*[.$B$3])+([.$B$2]*[.$B$3]))*[.M$29]+[.M30])/[.$H$29])*[.$H$29]" office:value-type="float" office:value="3900">
            <text:p>3900</text:p>
          </table:table-cell>
          <table:table-cell table:style-name="Default" table:formula="of:=ROUNDUP((([.$B$2]-([.$H31]*[.$B$2]*[.$B$3])+([.$B$2]*[.$B$3]))*[.N$29]+[.N30])/[.$H$29])*[.$H$29]" office:value-type="float" office:value="4675">
            <text:p>4675</text:p>
          </table:table-cell>
          <table:table-cell table:style-name="Default" table:formula="of:=ROUNDUP((([.$B$2]-([.$H31]*[.$B$2]*[.$B$3])+([.$B$2]*[.$B$3]))*[.O$29]+[.O30])/[.$H$29])*[.$H$29]" office:value-type="float" office:value="5475">
            <text:p>5475</text:p>
          </table:table-cell>
          <table:table-cell table:style-name="Default" table:formula="of:=ROUNDUP((([.$B$2]-([.$H31]*[.$B$2]*[.$B$3])+([.$B$2]*[.$B$3]))*[.P$29]+[.P30])/[.$H$29])*[.$H$29]" office:value-type="float" office:value="6250">
            <text:p>6250</text:p>
          </table:table-cell>
          <table:table-cell table:style-name="Default" table:formula="of:=ROUNDUP((([.$B$2]-([.$H31]*[.$B$2]*[.$B$3])+([.$B$2]*[.$B$3]))*[.Q$29]+[.Q30])/[.$H$29])*[.$H$29]" office:value-type="float" office:value="7025">
            <text:p>7025</text:p>
          </table:table-cell>
          <table:table-cell table:formula="of:=ROUNDUP((([.$B$2]-([.$H31]*[.$B$2]*[.$B$3])+([.$B$2]*[.$B$3]))*[.R$29]+[.R30])/[.$H$29])*[.$H$29]" office:value-type="float" office:value="7800">
            <text:p>7800</text:p>
          </table:table-cell>
          <table:table-cell table:formula="of:=ROUNDUP((([.$B$2]-([.$H31]*[.$B$2]*[.$B$3])+([.$B$2]*[.$B$3]))*[.S$29]+[.S30])/[.$H$29])*[.$H$29]" office:value-type="float" office:value="8575">
            <text:p>8575</text:p>
          </table:table-cell>
          <table:table-cell table:formula="of:=ROUNDUP((([.$B$2]-([.$H31]*[.$B$2]*[.$B$3])+([.$B$2]*[.$B$3]))*[.T$29]+[.T30])/[.$H$29])*[.$H$29]" office:value-type="float" office:value="9350">
            <text:p>9350</text:p>
          </table:table-cell>
          <table:table-cell table:formula="of:=ROUNDUP((([.$B$2]-([.$H31]*[.$B$2]*[.$B$3])+([.$B$2]*[.$B$3]))*[.U$29]+[.U30])/[.$H$29])*[.$H$29]" office:value-type="float" office:value="10150">
            <text:p>10150</text:p>
          </table:table-cell>
          <table:table-cell table:formula="of:=ROUNDUP((([.$B$2]-([.$H31]*[.$B$2]*[.$B$3])+([.$B$2]*[.$B$3]))*[.V$29]+[.V30])/[.$H$29])*[.$H$29]" office:value-type="float" office:value="10925">
            <text:p>10925</text:p>
          </table:table-cell>
          <table:table-cell table:formula="of:=ROUNDUP((([.$B$2]-([.$H31]*[.$B$2]*[.$B$3])+([.$B$2]*[.$B$3]))*[.W$29]+[.W30])/[.$H$29])*[.$H$29]" office:value-type="float" office:value="11700">
            <text:p>11700</text:p>
          </table:table-cell>
          <table:table-cell table:formula="of:=ROUNDUP((([.$B$2]-([.$H31]*[.$B$2]*[.$B$3])+([.$B$2]*[.$B$3]))*[.X$29]+[.X30])/[.$H$29])*[.$H$29]" office:value-type="float" office:value="12475">
            <text:p>12475</text:p>
          </table:table-cell>
          <table:table-cell table:formula="of:=ROUNDUP((([.$B$2]-([.$H31]*[.$B$2]*[.$B$3])+([.$B$2]*[.$B$3]))*[.Y$29]+[.Y30])/[.$H$29])*[.$H$29]" office:value-type="float" office:value="13250">
            <text:p>13250</text:p>
          </table:table-cell>
          <table:table-cell table:formula="of:=ROUNDUP((([.$B$2]-([.$H31]*[.$B$2]*[.$B$3])+([.$B$2]*[.$B$3]))*[.Z$29]+[.Z30])/[.$H$29])*[.$H$29]" office:value-type="float" office:value="14025">
            <text:p>14025</text:p>
          </table:table-cell>
          <table:table-cell table:formula="of:=ROUNDUP((([.$B$2]-([.$H31]*[.$B$2]*[.$B$3])+([.$B$2]*[.$B$3]))*[.AA$29]+[.AA30])/[.$H$29])*[.$H$29]" office:value-type="float" office:value="14825">
            <text:p>14825</text:p>
          </table:table-cell>
          <table:table-cell table:formula="of:=ROUNDUP((([.$B$2]-([.$H31]*[.$B$2]*[.$B$3])+([.$B$2]*[.$B$3]))*[.AB$29]+[.AB30])/[.$H$29])*[.$H$29]" office:value-type="float" office:value="15600">
            <text:p>15600</text:p>
          </table:table-cell>
          <table:table-cell table:formula="of:=ROUNDUP((([.$B$2]-([.$H31]*[.$B$2]*[.$B$3])+([.$B$2]*[.$B$3]))*[.AC$29]+[.AC30])/[.$H$29])*[.$H$29]" office:value-type="float" office:value="16375">
            <text:p>16375</text:p>
          </table:table-cell>
          <table:table-cell table:formula="of:=ROUNDUP((([.$B$2]-([.$H31]*[.$B$2]*[.$B$3])+([.$B$2]*[.$B$3]))*[.AD$29]+[.AD30])/[.$H$29])*[.$H$29]" office:value-type="float" office:value="17150">
            <text:p>17150</text:p>
          </table:table-cell>
          <table:table-cell table:formula="of:=ROUNDUP((([.$B$2]-([.$H31]*[.$B$2]*[.$B$3])+([.$B$2]*[.$B$3]))*[.AE$29]+[.AE30])/[.$H$29])*[.$H$29]" office:value-type="float" office:value="17925">
            <text:p>17925</text:p>
          </table:table-cell>
          <table:table-cell table:formula="of:=ROUNDUP((([.$B$2]-([.$H31]*[.$B$2]*[.$B$3])+([.$B$2]*[.$B$3]))*[.AF$29]+[.AF30])/[.$H$29])*[.$H$29]" office:value-type="float" office:value="18700">
            <text:p>18700</text:p>
          </table:table-cell>
          <table:table-cell table:formula="of:=ROUNDUP((([.$B$2]-([.$H31]*[.$B$2]*[.$B$3])+([.$B$2]*[.$B$3]))*[.AG$29]+[.AG30])/[.$H$29])*[.$H$29]" office:value-type="float" office:value="19475">
            <text:p>19475</text:p>
          </table:table-cell>
          <table:table-cell table:formula="of:=ROUNDUP((([.$B$2]-([.$H31]*[.$B$2]*[.$B$3])+([.$B$2]*[.$B$3]))*[.AH$29]+[.AH30])/[.$H$29])*[.$H$29]" office:value-type="float" office:value="20275">
            <text:p>20275</text:p>
          </table:table-cell>
          <table:table-cell table:formula="of:=ROUNDUP((([.$B$2]-([.$H31]*[.$B$2]*[.$B$3])+([.$B$2]*[.$B$3]))*[.AI$29]+[.AI30])/[.$H$29])*[.$H$29]" office:value-type="float" office:value="21050">
            <text:p>21050</text:p>
          </table:table-cell>
          <table:table-cell table:formula="of:=ROUNDUP((([.$B$2]-([.$H31]*[.$B$2]*[.$B$3])+([.$B$2]*[.$B$3]))*[.AJ$29]+[.AJ30])/[.$H$29])*[.$H$29]" office:value-type="float" office:value="21825">
            <text:p>21825</text:p>
          </table:table-cell>
          <table:table-cell table:formula="of:=ROUNDUP((([.$B$2]-([.$H31]*[.$B$2]*[.$B$3])+([.$B$2]*[.$B$3]))*[.AK$29]+[.AK30])/[.$H$29])*[.$H$29]" office:value-type="float" office:value="22600">
            <text:p>22600</text:p>
          </table:table-cell>
          <table:table-cell table:formula="of:=ROUNDUP((([.$B$2]-([.$H31]*[.$B$2]*[.$B$3])+([.$B$2]*[.$B$3]))*[.AL$29]+[.AL30])/[.$H$29])*[.$H$29]" office:value-type="float" office:value="23375">
            <text:p>23375</text:p>
          </table:table-cell>
          <table:table-cell table:formula="of:=ROUNDUP((([.$B$2]-([.$H31]*[.$B$2]*[.$B$3])+([.$B$2]*[.$B$3]))*[.AM$29]+[.AM30])/[.$H$29])*[.$H$29]" office:value-type="float" office:value="24150">
            <text:p>24150</text:p>
          </table:table-cell>
          <table:table-cell table:formula="of:=ROUNDUP((([.$B$2]-([.$H31]*[.$B$2]*[.$B$3])+([.$B$2]*[.$B$3]))*[.AN$29]+[.AN30])/[.$H$29])*[.$H$29]" office:value-type="float" office:value="24950">
            <text:p>24950</text:p>
          </table:table-cell>
          <table:table-cell table:formula="of:=ROUNDUP((([.$B$2]-([.$H31]*[.$B$2]*[.$B$3])+([.$B$2]*[.$B$3]))*[.AO$29]+[.AO30])/[.$H$29])*[.$H$29]" office:value-type="float" office:value="25725">
            <text:p>25725</text:p>
          </table:table-cell>
          <table:table-cell table:formula="of:=ROUNDUP((([.$B$2]-([.$H31]*[.$B$2]*[.$B$3])+([.$B$2]*[.$B$3]))*[.AP$29]+[.AP30])/[.$H$29])*[.$H$29]" office:value-type="float" office:value="26500">
            <text:p>26500</text:p>
          </table:table-cell>
          <table:table-cell table:formula="of:=ROUNDUP((([.$B$2]-([.$H31]*[.$B$2]*[.$B$3])+([.$B$2]*[.$B$3]))*[.AQ$29]+[.AQ30])/[.$H$29])*[.$H$29]" office:value-type="float" office:value="27275">
            <text:p>27275</text:p>
          </table:table-cell>
          <table:table-cell table:formula="of:=ROUNDUP((([.$B$2]-([.$H31]*[.$B$2]*[.$B$3])+([.$B$2]*[.$B$3]))*[.AR$29]+[.AR30])/[.$H$29])*[.$H$29]" office:value-type="float" office:value="28050">
            <text:p>28050</text:p>
          </table:table-cell>
          <table:table-cell table:formula="of:=ROUNDUP((([.$B$2]-([.$H31]*[.$B$2]*[.$B$3])+([.$B$2]*[.$B$3]))*[.AS$29]+[.AS30])/[.$H$29])*[.$H$29]" office:value-type="float" office:value="28825">
            <text:p>28825</text:p>
          </table:table-cell>
          <table:table-cell table:formula="of:=ROUNDUP((([.$B$2]-([.$H31]*[.$B$2]*[.$B$3])+([.$B$2]*[.$B$3]))*[.AT$29]+[.AT30])/[.$H$29])*[.$H$29]" office:value-type="float" office:value="29625">
            <text:p>29625</text:p>
          </table:table-cell>
          <table:table-cell table:formula="of:=ROUNDUP((([.$B$2]-([.$H31]*[.$B$2]*[.$B$3])+([.$B$2]*[.$B$3]))*[.AU$29]+[.AU30])/[.$H$29])*[.$H$29]" office:value-type="float" office:value="30400">
            <text:p>30400</text:p>
          </table:table-cell>
          <table:table-cell table:formula="of:=ROUNDUP((([.$B$2]-([.$H31]*[.$B$2]*[.$B$3])+([.$B$2]*[.$B$3]))*[.AV$29]+[.AV30])/[.$H$29])*[.$H$29]" office:value-type="float" office:value="31175">
            <text:p>31175</text:p>
          </table:table-cell>
          <table:table-cell table:formula="of:=ROUNDUP((([.$B$2]-([.$H31]*[.$B$2]*[.$B$3])+([.$B$2]*[.$B$3]))*[.AW$29]+[.AW30])/[.$H$29])*[.$H$29]" office:value-type="float" office:value="31950">
            <text:p>31950</text:p>
          </table:table-cell>
          <table:table-cell table:formula="of:=ROUNDUP((([.$B$2]-([.$H31]*[.$B$2]*[.$B$3])+([.$B$2]*[.$B$3]))*[.AX$29]+[.AX30])/[.$H$29])*[.$H$29]" office:value-type="float" office:value="32725">
            <text:p>32725</text:p>
          </table:table-cell>
          <table:table-cell table:formula="of:=ROUNDUP((([.$B$2]-([.$H31]*[.$B$2]*[.$B$3])+([.$B$2]*[.$B$3]))*[.AY$29]+[.AY30])/[.$H$29])*[.$H$29]" office:value-type="float" office:value="33500">
            <text:p>33500</text:p>
          </table:table-cell>
          <table:table-cell table:formula="of:=ROUNDUP((([.$B$2]-([.$H31]*[.$B$2]*[.$B$3])+([.$B$2]*[.$B$3]))*[.AZ$29]+[.AZ30])/[.$H$29])*[.$H$29]" office:value-type="float" office:value="34300">
            <text:p>34300</text:p>
          </table:table-cell>
          <table:table-cell table:formula="of:=ROUNDUP((([.$B$2]-([.$H31]*[.$B$2]*[.$B$3])+([.$B$2]*[.$B$3]))*[.BA$29]+[.BA30])/[.$H$29])*[.$H$29]" office:value-type="float" office:value="35075">
            <text:p>35075</text:p>
          </table:table-cell>
          <table:table-cell table:formula="of:=ROUNDUP((([.$B$2]-([.$H31]*[.$B$2]*[.$B$3])+([.$B$2]*[.$B$3]))*[.BB$29]+[.BB30])/[.$H$29])*[.$H$29]" office:value-type="float" office:value="35850">
            <text:p>35850</text:p>
          </table:table-cell>
          <table:table-cell table:formula="of:=ROUNDUP((([.$B$2]-([.$H31]*[.$B$2]*[.$B$3])+([.$B$2]*[.$B$3]))*[.BC$29]+[.BC30])/[.$H$29])*[.$H$29]" office:value-type="float" office:value="36625">
            <text:p>36625</text:p>
          </table:table-cell>
          <table:table-cell table:formula="of:=ROUNDUP((([.$B$2]-([.$H31]*[.$B$2]*[.$B$3])+([.$B$2]*[.$B$3]))*[.BD$29]+[.BD30])/[.$H$29])*[.$H$29]" office:value-type="float" office:value="37400">
            <text:p>37400</text:p>
          </table:table-cell>
          <table:table-cell table:formula="of:=ROUNDUP((([.$B$2]-([.$H31]*[.$B$2]*[.$B$3])+([.$B$2]*[.$B$3]))*[.BE$29]+[.BE30])/[.$H$29])*[.$H$29]" office:value-type="float" office:value="38175">
            <text:p>38175</text:p>
          </table:table-cell>
          <table:table-cell table:formula="of:=ROUNDUP((([.$B$2]-([.$H31]*[.$B$2]*[.$B$3])+([.$B$2]*[.$B$3]))*[.BF$29]+[.BF30])/[.$H$29])*[.$H$29]" office:value-type="float" office:value="38950">
            <text:p>38950</text:p>
          </table:table-cell>
          <table:table-cell table:formula="of:=ROUNDUP((([.$B$2]-([.$H31]*[.$B$2]*[.$B$3])+([.$B$2]*[.$B$3]))*[.BG$29]+[.BG30])/[.$H$29])*[.$H$29]" office:value-type="float" office:value="39750">
            <text:p>39750</text:p>
          </table:table-cell>
          <table:table-cell table:formula="of:=ROUNDUP((([.$B$2]-([.$H31]*[.$B$2]*[.$B$3])+([.$B$2]*[.$B$3]))*[.BH$29]+[.BH30])/[.$H$29])*[.$H$29]" office:value-type="float" office:value="40525">
            <text:p>40525</text:p>
          </table:table-cell>
          <table:table-cell table:formula="of:=ROUNDUP((([.$B$2]-([.$H31]*[.$B$2]*[.$B$3])+([.$B$2]*[.$B$3]))*[.BI$29]+[.BI30])/[.$H$29])*[.$H$29]" office:value-type="float" office:value="41300">
            <text:p>41300</text:p>
          </table:table-cell>
          <table:table-cell table:formula="of:=ROUNDUP((([.$B$2]-([.$H31]*[.$B$2]*[.$B$3])+([.$B$2]*[.$B$3]))*[.BJ$29]+[.BJ30])/[.$H$29])*[.$H$29]" office:value-type="float" office:value="42075">
            <text:p>42075</text:p>
          </table:table-cell>
          <table:table-cell table:formula="of:=ROUNDUP((([.$B$2]-([.$H31]*[.$B$2]*[.$B$3])+([.$B$2]*[.$B$3]))*[.BK$29]+[.BK30])/[.$H$29])*[.$H$29]" office:value-type="float" office:value="42850">
            <text:p>42850</text:p>
          </table:table-cell>
          <table:table-cell table:formula="of:=ROUNDUP((([.$B$2]-([.$H31]*[.$B$2]*[.$B$3])+([.$B$2]*[.$B$3]))*[.BL$29]+[.BL30])/[.$H$29])*[.$H$29]" office:value-type="float" office:value="43625">
            <text:p>43625</text:p>
          </table:table-cell>
          <table:table-cell table:formula="of:=ROUNDUP((([.$B$2]-([.$H31]*[.$B$2]*[.$B$3])+([.$B$2]*[.$B$3]))*[.BM$29]+[.BM30])/[.$H$29])*[.$H$29]" office:value-type="float" office:value="44425">
            <text:p>44425</text:p>
          </table:table-cell>
          <table:table-cell table:formula="of:=ROUNDUP((([.$B$2]-([.$H31]*[.$B$2]*[.$B$3])+([.$B$2]*[.$B$3]))*[.BN$29]+[.BN30])/[.$H$29])*[.$H$29]" office:value-type="float" office:value="45200">
            <text:p>45200</text:p>
          </table:table-cell>
          <table:table-cell table:formula="of:=ROUNDUP((([.$B$2]-([.$H31]*[.$B$2]*[.$B$3])+([.$B$2]*[.$B$3]))*[.BO$29]+[.BO30])/[.$H$29])*[.$H$29]" office:value-type="float" office:value="45975">
            <text:p>45975</text:p>
          </table:table-cell>
          <table:table-cell table:formula="of:=ROUNDUP((([.$B$2]-([.$H31]*[.$B$2]*[.$B$3])+([.$B$2]*[.$B$3]))*[.BP$29]+[.BP30])/[.$H$29])*[.$H$29]" office:value-type="float" office:value="46750">
            <text:p>467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B32]+[.A32]" office:value-type="float" office:value="8">
            <text:p>8</text:p>
          </table:table-cell>
          <table:table-cell table:style-name="ce3" table:formula="of:=[.$B$2]*[.B32]*[.A32]" office:value-type="currency" office:currency="EUR" office:value="6000">
            <text:p>6 000 €</text:p>
          </table:table-cell>
          <table:table-cell table:formula="of:=[.D32]/[.B32]" office:value-type="currency" office:currency="EUR" office:value="2000">
            <text:p>2 000 €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Default" table:formula="of:=ROUNDUP((([.$B$2]-([.$H32]*[.$B$2]*[.$B$3])+([.$B$2]*[.$B$3]))*[.I$29]+[.I31])/[.$H$29])*[.$H$29]" office:value-type="float" office:value="1175">
            <text:p>1175</text:p>
          </table:table-cell>
          <table:table-cell table:style-name="Default" table:formula="of:=ROUNDUP((([.$B$2]-([.$H32]*[.$B$2]*[.$B$3])+([.$B$2]*[.$B$3]))*[.J$29]+[.J31])/[.$H$29])*[.$H$29]" office:value-type="float" office:value="2300">
            <text:p>2300</text:p>
          </table:table-cell>
          <table:table-cell table:style-name="Default" table:formula="of:=ROUNDUP((([.$B$2]-([.$H32]*[.$B$2]*[.$B$3])+([.$B$2]*[.$B$3]))*[.K$29]+[.K31])/[.$H$29])*[.$H$29]" office:value-type="float" office:value="3425">
            <text:p>3425</text:p>
          </table:table-cell>
          <table:table-cell table:style-name="Default" table:formula="of:=ROUNDUP((([.$B$2]-([.$H32]*[.$B$2]*[.$B$3])+([.$B$2]*[.$B$3]))*[.L$29]+[.L31])/[.$H$29])*[.$H$29]" office:value-type="float" office:value="4575">
            <text:p>4575</text:p>
          </table:table-cell>
          <table:table-cell table:style-name="Default" table:formula="of:=ROUNDUP((([.$B$2]-([.$H32]*[.$B$2]*[.$B$3])+([.$B$2]*[.$B$3]))*[.M$29]+[.M31])/[.$H$29])*[.$H$29]" office:value-type="float" office:value="5700">
            <text:p>5700</text:p>
          </table:table-cell>
          <table:table-cell table:style-name="Default" table:formula="of:=ROUNDUP((([.$B$2]-([.$H32]*[.$B$2]*[.$B$3])+([.$B$2]*[.$B$3]))*[.N$29]+[.N31])/[.$H$29])*[.$H$29]" office:value-type="float" office:value="6825">
            <text:p>6825</text:p>
          </table:table-cell>
          <table:table-cell table:style-name="Default" table:formula="of:=ROUNDUP((([.$B$2]-([.$H32]*[.$B$2]*[.$B$3])+([.$B$2]*[.$B$3]))*[.O$29]+[.O31])/[.$H$29])*[.$H$29]" office:value-type="float" office:value="8000">
            <text:p>8000</text:p>
          </table:table-cell>
          <table:table-cell table:style-name="Default" table:formula="of:=ROUNDUP((([.$B$2]-([.$H32]*[.$B$2]*[.$B$3])+([.$B$2]*[.$B$3]))*[.P$29]+[.P31])/[.$H$29])*[.$H$29]" office:value-type="float" office:value="9125">
            <text:p>9125</text:p>
          </table:table-cell>
          <table:table-cell table:style-name="Default" table:formula="of:=ROUNDUP((([.$B$2]-([.$H32]*[.$B$2]*[.$B$3])+([.$B$2]*[.$B$3]))*[.Q$29]+[.Q31])/[.$H$29])*[.$H$29]" office:value-type="float" office:value="10250">
            <text:p>10250</text:p>
          </table:table-cell>
          <table:table-cell table:formula="of:=ROUNDUP((([.$B$2]-([.$H32]*[.$B$2]*[.$B$3])+([.$B$2]*[.$B$3]))*[.R$29]+[.R31])/[.$H$29])*[.$H$29]" office:value-type="float" office:value="11400">
            <text:p>11400</text:p>
          </table:table-cell>
          <table:table-cell table:formula="of:=ROUNDUP((([.$B$2]-([.$H32]*[.$B$2]*[.$B$3])+([.$B$2]*[.$B$3]))*[.S$29]+[.S31])/[.$H$29])*[.$H$29]" office:value-type="float" office:value="12525">
            <text:p>12525</text:p>
          </table:table-cell>
          <table:table-cell table:formula="of:=ROUNDUP((([.$B$2]-([.$H32]*[.$B$2]*[.$B$3])+([.$B$2]*[.$B$3]))*[.T$29]+[.T31])/[.$H$29])*[.$H$29]" office:value-type="float" office:value="13650">
            <text:p>13650</text:p>
          </table:table-cell>
          <table:table-cell table:formula="of:=ROUNDUP((([.$B$2]-([.$H32]*[.$B$2]*[.$B$3])+([.$B$2]*[.$B$3]))*[.U$29]+[.U31])/[.$H$29])*[.$H$29]" office:value-type="float" office:value="14825">
            <text:p>14825</text:p>
          </table:table-cell>
          <table:table-cell table:formula="of:=ROUNDUP((([.$B$2]-([.$H32]*[.$B$2]*[.$B$3])+([.$B$2]*[.$B$3]))*[.V$29]+[.V31])/[.$H$29])*[.$H$29]" office:value-type="float" office:value="15950">
            <text:p>15950</text:p>
          </table:table-cell>
          <table:table-cell table:formula="of:=ROUNDUP((([.$B$2]-([.$H32]*[.$B$2]*[.$B$3])+([.$B$2]*[.$B$3]))*[.W$29]+[.W31])/[.$H$29])*[.$H$29]" office:value-type="float" office:value="17075">
            <text:p>17075</text:p>
          </table:table-cell>
          <table:table-cell table:formula="of:=ROUNDUP((([.$B$2]-([.$H32]*[.$B$2]*[.$B$3])+([.$B$2]*[.$B$3]))*[.X$29]+[.X31])/[.$H$29])*[.$H$29]" office:value-type="float" office:value="18225">
            <text:p>18225</text:p>
          </table:table-cell>
          <table:table-cell table:formula="of:=ROUNDUP((([.$B$2]-([.$H32]*[.$B$2]*[.$B$3])+([.$B$2]*[.$B$3]))*[.Y$29]+[.Y31])/[.$H$29])*[.$H$29]" office:value-type="float" office:value="19350">
            <text:p>19350</text:p>
          </table:table-cell>
          <table:table-cell table:formula="of:=ROUNDUP((([.$B$2]-([.$H32]*[.$B$2]*[.$B$3])+([.$B$2]*[.$B$3]))*[.Z$29]+[.Z31])/[.$H$29])*[.$H$29]" office:value-type="float" office:value="20475">
            <text:p>20475</text:p>
          </table:table-cell>
          <table:table-cell table:formula="of:=ROUNDUP((([.$B$2]-([.$H32]*[.$B$2]*[.$B$3])+([.$B$2]*[.$B$3]))*[.AA$29]+[.AA31])/[.$H$29])*[.$H$29]" office:value-type="float" office:value="21650">
            <text:p>21650</text:p>
          </table:table-cell>
          <table:table-cell table:formula="of:=ROUNDUP((([.$B$2]-([.$H32]*[.$B$2]*[.$B$3])+([.$B$2]*[.$B$3]))*[.AB$29]+[.AB31])/[.$H$29])*[.$H$29]" office:value-type="float" office:value="22775">
            <text:p>22775</text:p>
          </table:table-cell>
          <table:table-cell table:formula="of:=ROUNDUP((([.$B$2]-([.$H32]*[.$B$2]*[.$B$3])+([.$B$2]*[.$B$3]))*[.AC$29]+[.AC31])/[.$H$29])*[.$H$29]" office:value-type="float" office:value="23900">
            <text:p>23900</text:p>
          </table:table-cell>
          <table:table-cell table:formula="of:=ROUNDUP((([.$B$2]-([.$H32]*[.$B$2]*[.$B$3])+([.$B$2]*[.$B$3]))*[.AD$29]+[.AD31])/[.$H$29])*[.$H$29]" office:value-type="float" office:value="25050">
            <text:p>25050</text:p>
          </table:table-cell>
          <table:table-cell table:formula="of:=ROUNDUP((([.$B$2]-([.$H32]*[.$B$2]*[.$B$3])+([.$B$2]*[.$B$3]))*[.AE$29]+[.AE31])/[.$H$29])*[.$H$29]" office:value-type="float" office:value="26175">
            <text:p>26175</text:p>
          </table:table-cell>
          <table:table-cell table:formula="of:=ROUNDUP((([.$B$2]-([.$H32]*[.$B$2]*[.$B$3])+([.$B$2]*[.$B$3]))*[.AF$29]+[.AF31])/[.$H$29])*[.$H$29]" office:value-type="float" office:value="27300">
            <text:p>27300</text:p>
          </table:table-cell>
          <table:table-cell table:formula="of:=ROUNDUP((([.$B$2]-([.$H32]*[.$B$2]*[.$B$3])+([.$B$2]*[.$B$3]))*[.AG$29]+[.AG31])/[.$H$29])*[.$H$29]" office:value-type="float" office:value="28425">
            <text:p>28425</text:p>
          </table:table-cell>
          <table:table-cell table:formula="of:=ROUNDUP((([.$B$2]-([.$H32]*[.$B$2]*[.$B$3])+([.$B$2]*[.$B$3]))*[.AH$29]+[.AH31])/[.$H$29])*[.$H$29]" office:value-type="float" office:value="29600">
            <text:p>29600</text:p>
          </table:table-cell>
          <table:table-cell table:formula="of:=ROUNDUP((([.$B$2]-([.$H32]*[.$B$2]*[.$B$3])+([.$B$2]*[.$B$3]))*[.AI$29]+[.AI31])/[.$H$29])*[.$H$29]" office:value-type="float" office:value="30725">
            <text:p>30725</text:p>
          </table:table-cell>
          <table:table-cell table:formula="of:=ROUNDUP((([.$B$2]-([.$H32]*[.$B$2]*[.$B$3])+([.$B$2]*[.$B$3]))*[.AJ$29]+[.AJ31])/[.$H$29])*[.$H$29]" office:value-type="float" office:value="31850">
            <text:p>31850</text:p>
          </table:table-cell>
          <table:table-cell table:formula="of:=ROUNDUP((([.$B$2]-([.$H32]*[.$B$2]*[.$B$3])+([.$B$2]*[.$B$3]))*[.AK$29]+[.AK31])/[.$H$29])*[.$H$29]" office:value-type="float" office:value="33000">
            <text:p>33000</text:p>
          </table:table-cell>
          <table:table-cell table:formula="of:=ROUNDUP((([.$B$2]-([.$H32]*[.$B$2]*[.$B$3])+([.$B$2]*[.$B$3]))*[.AL$29]+[.AL31])/[.$H$29])*[.$H$29]" office:value-type="float" office:value="34125">
            <text:p>34125</text:p>
          </table:table-cell>
          <table:table-cell table:formula="of:=ROUNDUP((([.$B$2]-([.$H32]*[.$B$2]*[.$B$3])+([.$B$2]*[.$B$3]))*[.AM$29]+[.AM31])/[.$H$29])*[.$H$29]" office:value-type="float" office:value="35250">
            <text:p>35250</text:p>
          </table:table-cell>
          <table:table-cell table:formula="of:=ROUNDUP((([.$B$2]-([.$H32]*[.$B$2]*[.$B$3])+([.$B$2]*[.$B$3]))*[.AN$29]+[.AN31])/[.$H$29])*[.$H$29]" office:value-type="float" office:value="36425">
            <text:p>36425</text:p>
          </table:table-cell>
          <table:table-cell table:formula="of:=ROUNDUP((([.$B$2]-([.$H32]*[.$B$2]*[.$B$3])+([.$B$2]*[.$B$3]))*[.AO$29]+[.AO31])/[.$H$29])*[.$H$29]" office:value-type="float" office:value="37550">
            <text:p>37550</text:p>
          </table:table-cell>
          <table:table-cell table:formula="of:=ROUNDUP((([.$B$2]-([.$H32]*[.$B$2]*[.$B$3])+([.$B$2]*[.$B$3]))*[.AP$29]+[.AP31])/[.$H$29])*[.$H$29]" office:value-type="float" office:value="38675">
            <text:p>38675</text:p>
          </table:table-cell>
          <table:table-cell table:formula="of:=ROUNDUP((([.$B$2]-([.$H32]*[.$B$2]*[.$B$3])+([.$B$2]*[.$B$3]))*[.AQ$29]+[.AQ31])/[.$H$29])*[.$H$29]" office:value-type="float" office:value="39825">
            <text:p>39825</text:p>
          </table:table-cell>
          <table:table-cell table:formula="of:=ROUNDUP((([.$B$2]-([.$H32]*[.$B$2]*[.$B$3])+([.$B$2]*[.$B$3]))*[.AR$29]+[.AR31])/[.$H$29])*[.$H$29]" office:value-type="float" office:value="40950">
            <text:p>40950</text:p>
          </table:table-cell>
          <table:table-cell table:formula="of:=ROUNDUP((([.$B$2]-([.$H32]*[.$B$2]*[.$B$3])+([.$B$2]*[.$B$3]))*[.AS$29]+[.AS31])/[.$H$29])*[.$H$29]" office:value-type="float" office:value="42075">
            <text:p>42075</text:p>
          </table:table-cell>
          <table:table-cell table:formula="of:=ROUNDUP((([.$B$2]-([.$H32]*[.$B$2]*[.$B$3])+([.$B$2]*[.$B$3]))*[.AT$29]+[.AT31])/[.$H$29])*[.$H$29]" office:value-type="float" office:value="43250">
            <text:p>43250</text:p>
          </table:table-cell>
          <table:table-cell table:formula="of:=ROUNDUP((([.$B$2]-([.$H32]*[.$B$2]*[.$B$3])+([.$B$2]*[.$B$3]))*[.AU$29]+[.AU31])/[.$H$29])*[.$H$29]" office:value-type="float" office:value="44375">
            <text:p>44375</text:p>
          </table:table-cell>
          <table:table-cell table:formula="of:=ROUNDUP((([.$B$2]-([.$H32]*[.$B$2]*[.$B$3])+([.$B$2]*[.$B$3]))*[.AV$29]+[.AV31])/[.$H$29])*[.$H$29]" office:value-type="float" office:value="45500">
            <text:p>45500</text:p>
          </table:table-cell>
          <table:table-cell table:formula="of:=ROUNDUP((([.$B$2]-([.$H32]*[.$B$2]*[.$B$3])+([.$B$2]*[.$B$3]))*[.AW$29]+[.AW31])/[.$H$29])*[.$H$29]" office:value-type="float" office:value="46650">
            <text:p>46650</text:p>
          </table:table-cell>
          <table:table-cell table:formula="of:=ROUNDUP((([.$B$2]-([.$H32]*[.$B$2]*[.$B$3])+([.$B$2]*[.$B$3]))*[.AX$29]+[.AX31])/[.$H$29])*[.$H$29]" office:value-type="float" office:value="47775">
            <text:p>47775</text:p>
          </table:table-cell>
          <table:table-cell table:formula="of:=ROUNDUP((([.$B$2]-([.$H32]*[.$B$2]*[.$B$3])+([.$B$2]*[.$B$3]))*[.AY$29]+[.AY31])/[.$H$29])*[.$H$29]" office:value-type="float" office:value="48900">
            <text:p>48900</text:p>
          </table:table-cell>
          <table:table-cell table:formula="of:=ROUNDUP((([.$B$2]-([.$H32]*[.$B$2]*[.$B$3])+([.$B$2]*[.$B$3]))*[.AZ$29]+[.AZ31])/[.$H$29])*[.$H$29]" office:value-type="float" office:value="50075">
            <text:p>50075</text:p>
          </table:table-cell>
          <table:table-cell table:formula="of:=ROUNDUP((([.$B$2]-([.$H32]*[.$B$2]*[.$B$3])+([.$B$2]*[.$B$3]))*[.BA$29]+[.BA31])/[.$H$29])*[.$H$29]" office:value-type="float" office:value="51200">
            <text:p>51200</text:p>
          </table:table-cell>
          <table:table-cell table:formula="of:=ROUNDUP((([.$B$2]-([.$H32]*[.$B$2]*[.$B$3])+([.$B$2]*[.$B$3]))*[.BB$29]+[.BB31])/[.$H$29])*[.$H$29]" office:value-type="float" office:value="52325">
            <text:p>52325</text:p>
          </table:table-cell>
          <table:table-cell table:formula="of:=ROUNDUP((([.$B$2]-([.$H32]*[.$B$2]*[.$B$3])+([.$B$2]*[.$B$3]))*[.BC$29]+[.BC31])/[.$H$29])*[.$H$29]" office:value-type="float" office:value="53475">
            <text:p>53475</text:p>
          </table:table-cell>
          <table:table-cell table:formula="of:=ROUNDUP((([.$B$2]-([.$H32]*[.$B$2]*[.$B$3])+([.$B$2]*[.$B$3]))*[.BD$29]+[.BD31])/[.$H$29])*[.$H$29]" office:value-type="float" office:value="54600">
            <text:p>54600</text:p>
          </table:table-cell>
          <table:table-cell table:formula="of:=ROUNDUP((([.$B$2]-([.$H32]*[.$B$2]*[.$B$3])+([.$B$2]*[.$B$3]))*[.BE$29]+[.BE31])/[.$H$29])*[.$H$29]" office:value-type="float" office:value="55725">
            <text:p>55725</text:p>
          </table:table-cell>
          <table:table-cell table:formula="of:=ROUNDUP((([.$B$2]-([.$H32]*[.$B$2]*[.$B$3])+([.$B$2]*[.$B$3]))*[.BF$29]+[.BF31])/[.$H$29])*[.$H$29]" office:value-type="float" office:value="56850">
            <text:p>56850</text:p>
          </table:table-cell>
          <table:table-cell table:formula="of:=ROUNDUP((([.$B$2]-([.$H32]*[.$B$2]*[.$B$3])+([.$B$2]*[.$B$3]))*[.BG$29]+[.BG31])/[.$H$29])*[.$H$29]" office:value-type="float" office:value="58025">
            <text:p>58025</text:p>
          </table:table-cell>
          <table:table-cell table:formula="of:=ROUNDUP((([.$B$2]-([.$H32]*[.$B$2]*[.$B$3])+([.$B$2]*[.$B$3]))*[.BH$29]+[.BH31])/[.$H$29])*[.$H$29]" office:value-type="float" office:value="59150">
            <text:p>59150</text:p>
          </table:table-cell>
          <table:table-cell table:formula="of:=ROUNDUP((([.$B$2]-([.$H32]*[.$B$2]*[.$B$3])+([.$B$2]*[.$B$3]))*[.BI$29]+[.BI31])/[.$H$29])*[.$H$29]" office:value-type="float" office:value="60275">
            <text:p>60275</text:p>
          </table:table-cell>
          <table:table-cell table:formula="of:=ROUNDUP((([.$B$2]-([.$H32]*[.$B$2]*[.$B$3])+([.$B$2]*[.$B$3]))*[.BJ$29]+[.BJ31])/[.$H$29])*[.$H$29]" office:value-type="float" office:value="61425">
            <text:p>61425</text:p>
          </table:table-cell>
          <table:table-cell table:formula="of:=ROUNDUP((([.$B$2]-([.$H32]*[.$B$2]*[.$B$3])+([.$B$2]*[.$B$3]))*[.BK$29]+[.BK31])/[.$H$29])*[.$H$29]" office:value-type="float" office:value="62550">
            <text:p>62550</text:p>
          </table:table-cell>
          <table:table-cell table:formula="of:=ROUNDUP((([.$B$2]-([.$H32]*[.$B$2]*[.$B$3])+([.$B$2]*[.$B$3]))*[.BL$29]+[.BL31])/[.$H$29])*[.$H$29]" office:value-type="float" office:value="63675">
            <text:p>63675</text:p>
          </table:table-cell>
          <table:table-cell table:formula="of:=ROUNDUP((([.$B$2]-([.$H32]*[.$B$2]*[.$B$3])+([.$B$2]*[.$B$3]))*[.BM$29]+[.BM31])/[.$H$29])*[.$H$29]" office:value-type="float" office:value="64850">
            <text:p>64850</text:p>
          </table:table-cell>
          <table:table-cell table:formula="of:=ROUNDUP((([.$B$2]-([.$H32]*[.$B$2]*[.$B$3])+([.$B$2]*[.$B$3]))*[.BN$29]+[.BN31])/[.$H$29])*[.$H$29]" office:value-type="float" office:value="65975">
            <text:p>65975</text:p>
          </table:table-cell>
          <table:table-cell table:formula="of:=ROUNDUP((([.$B$2]-([.$H32]*[.$B$2]*[.$B$3])+([.$B$2]*[.$B$3]))*[.BO$29]+[.BO31])/[.$H$29])*[.$H$29]" office:value-type="float" office:value="67100">
            <text:p>67100</text:p>
          </table:table-cell>
          <table:table-cell table:formula="of:=ROUNDUP((([.$B$2]-([.$H32]*[.$B$2]*[.$B$3])+([.$B$2]*[.$B$3]))*[.BP$29]+[.BP31])/[.$H$29])*[.$H$29]" office:value-type="float" office:value="68250">
            <text:p>682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33]+[.A33]" office:value-type="float" office:value="9">
            <text:p>9</text:p>
          </table:table-cell>
          <table:table-cell table:style-name="ce3" table:formula="of:=[.$B$2]*[.B33]*[.A33]" office:value-type="currency" office:currency="EUR" office:value="8000">
            <text:p>8 000 €</text:p>
          </table:table-cell>
          <table:table-cell table:formula="of:=[.D33]/[.B33]" office:value-type="currency" office:currency="EUR" office:value="2000">
            <text:p>2 000 €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Default" table:formula="of:=ROUNDUP((([.$B$2]-([.$H33]*[.$B$2]*[.$B$3])+([.$B$2]*[.$B$3]))*[.I$29]+[.I32])/[.$H$29])*[.$H$29]" office:value-type="float" office:value="1525">
            <text:p>1525</text:p>
          </table:table-cell>
          <table:table-cell table:style-name="Default" table:formula="of:=ROUNDUP((([.$B$2]-([.$H33]*[.$B$2]*[.$B$3])+([.$B$2]*[.$B$3]))*[.J$29]+[.J32])/[.$H$29])*[.$H$29]" office:value-type="float" office:value="2975">
            <text:p>2975</text:p>
          </table:table-cell>
          <table:table-cell table:style-name="Default" table:formula="of:=ROUNDUP((([.$B$2]-([.$H33]*[.$B$2]*[.$B$3])+([.$B$2]*[.$B$3]))*[.K$29]+[.K32])/[.$H$29])*[.$H$29]" office:value-type="float" office:value="4450">
            <text:p>4450</text:p>
          </table:table-cell>
          <table:table-cell table:style-name="Default" table:formula="of:=ROUNDUP((([.$B$2]-([.$H33]*[.$B$2]*[.$B$3])+([.$B$2]*[.$B$3]))*[.L$29]+[.L32])/[.$H$29])*[.$H$29]" office:value-type="float" office:value="5925">
            <text:p>5925</text:p>
          </table:table-cell>
          <table:table-cell table:style-name="Default" table:formula="of:=ROUNDUP((([.$B$2]-([.$H33]*[.$B$2]*[.$B$3])+([.$B$2]*[.$B$3]))*[.M$29]+[.M32])/[.$H$29])*[.$H$29]" office:value-type="float" office:value="7400">
            <text:p>7400</text:p>
          </table:table-cell>
          <table:table-cell table:style-name="Default" table:formula="of:=ROUNDUP((([.$B$2]-([.$H33]*[.$B$2]*[.$B$3])+([.$B$2]*[.$B$3]))*[.N$29]+[.N32])/[.$H$29])*[.$H$29]" office:value-type="float" office:value="8850">
            <text:p>8850</text:p>
          </table:table-cell>
          <table:table-cell table:style-name="Default" table:formula="of:=ROUNDUP((([.$B$2]-([.$H33]*[.$B$2]*[.$B$3])+([.$B$2]*[.$B$3]))*[.O$29]+[.O32])/[.$H$29])*[.$H$29]" office:value-type="float" office:value="10375">
            <text:p>10375</text:p>
          </table:table-cell>
          <table:table-cell table:style-name="Default" table:formula="of:=ROUNDUP((([.$B$2]-([.$H33]*[.$B$2]*[.$B$3])+([.$B$2]*[.$B$3]))*[.P$29]+[.P32])/[.$H$29])*[.$H$29]" office:value-type="float" office:value="11825">
            <text:p>11825</text:p>
          </table:table-cell>
          <table:table-cell table:style-name="Default" table:formula="of:=ROUNDUP((([.$B$2]-([.$H33]*[.$B$2]*[.$B$3])+([.$B$2]*[.$B$3]))*[.Q$29]+[.Q32])/[.$H$29])*[.$H$29]" office:value-type="float" office:value="13300">
            <text:p>13300</text:p>
          </table:table-cell>
          <table:table-cell table:formula="of:=ROUNDUP((([.$B$2]-([.$H33]*[.$B$2]*[.$B$3])+([.$B$2]*[.$B$3]))*[.R$29]+[.R32])/[.$H$29])*[.$H$29]" office:value-type="float" office:value="14775">
            <text:p>14775</text:p>
          </table:table-cell>
          <table:table-cell table:formula="of:=ROUNDUP((([.$B$2]-([.$H33]*[.$B$2]*[.$B$3])+([.$B$2]*[.$B$3]))*[.S$29]+[.S32])/[.$H$29])*[.$H$29]" office:value-type="float" office:value="16250">
            <text:p>16250</text:p>
          </table:table-cell>
          <table:table-cell table:formula="of:=ROUNDUP((([.$B$2]-([.$H33]*[.$B$2]*[.$B$3])+([.$B$2]*[.$B$3]))*[.T$29]+[.T32])/[.$H$29])*[.$H$29]" office:value-type="float" office:value="17700">
            <text:p>17700</text:p>
          </table:table-cell>
          <table:table-cell table:formula="of:=ROUNDUP((([.$B$2]-([.$H33]*[.$B$2]*[.$B$3])+([.$B$2]*[.$B$3]))*[.U$29]+[.U32])/[.$H$29])*[.$H$29]" office:value-type="float" office:value="19225">
            <text:p>19225</text:p>
          </table:table-cell>
          <table:table-cell table:formula="of:=ROUNDUP((([.$B$2]-([.$H33]*[.$B$2]*[.$B$3])+([.$B$2]*[.$B$3]))*[.V$29]+[.V32])/[.$H$29])*[.$H$29]" office:value-type="float" office:value="20675">
            <text:p>20675</text:p>
          </table:table-cell>
          <table:table-cell table:formula="of:=ROUNDUP((([.$B$2]-([.$H33]*[.$B$2]*[.$B$3])+([.$B$2]*[.$B$3]))*[.W$29]+[.W32])/[.$H$29])*[.$H$29]" office:value-type="float" office:value="22150">
            <text:p>22150</text:p>
          </table:table-cell>
          <table:table-cell table:formula="of:=ROUNDUP((([.$B$2]-([.$H33]*[.$B$2]*[.$B$3])+([.$B$2]*[.$B$3]))*[.X$29]+[.X32])/[.$H$29])*[.$H$29]" office:value-type="float" office:value="23625">
            <text:p>23625</text:p>
          </table:table-cell>
          <table:table-cell table:formula="of:=ROUNDUP((([.$B$2]-([.$H33]*[.$B$2]*[.$B$3])+([.$B$2]*[.$B$3]))*[.Y$29]+[.Y32])/[.$H$29])*[.$H$29]" office:value-type="float" office:value="25100">
            <text:p>25100</text:p>
          </table:table-cell>
          <table:table-cell table:formula="of:=ROUNDUP((([.$B$2]-([.$H33]*[.$B$2]*[.$B$3])+([.$B$2]*[.$B$3]))*[.Z$29]+[.Z32])/[.$H$29])*[.$H$29]" office:value-type="float" office:value="26550">
            <text:p>26550</text:p>
          </table:table-cell>
          <table:table-cell table:formula="of:=ROUNDUP((([.$B$2]-([.$H33]*[.$B$2]*[.$B$3])+([.$B$2]*[.$B$3]))*[.AA$29]+[.AA32])/[.$H$29])*[.$H$29]" office:value-type="float" office:value="28075">
            <text:p>28075</text:p>
          </table:table-cell>
          <table:table-cell table:formula="of:=ROUNDUP((([.$B$2]-([.$H33]*[.$B$2]*[.$B$3])+([.$B$2]*[.$B$3]))*[.AB$29]+[.AB32])/[.$H$29])*[.$H$29]" office:value-type="float" office:value="29525">
            <text:p>29525</text:p>
          </table:table-cell>
          <table:table-cell table:formula="of:=ROUNDUP((([.$B$2]-([.$H33]*[.$B$2]*[.$B$3])+([.$B$2]*[.$B$3]))*[.AC$29]+[.AC32])/[.$H$29])*[.$H$29]" office:value-type="float" office:value="31000">
            <text:p>31000</text:p>
          </table:table-cell>
          <table:table-cell table:formula="of:=ROUNDUP((([.$B$2]-([.$H33]*[.$B$2]*[.$B$3])+([.$B$2]*[.$B$3]))*[.AD$29]+[.AD32])/[.$H$29])*[.$H$29]" office:value-type="float" office:value="32475">
            <text:p>32475</text:p>
          </table:table-cell>
          <table:table-cell table:formula="of:=ROUNDUP((([.$B$2]-([.$H33]*[.$B$2]*[.$B$3])+([.$B$2]*[.$B$3]))*[.AE$29]+[.AE32])/[.$H$29])*[.$H$29]" office:value-type="float" office:value="33950">
            <text:p>33950</text:p>
          </table:table-cell>
          <table:table-cell table:formula="of:=ROUNDUP((([.$B$2]-([.$H33]*[.$B$2]*[.$B$3])+([.$B$2]*[.$B$3]))*[.AF$29]+[.AF32])/[.$H$29])*[.$H$29]" office:value-type="float" office:value="35400">
            <text:p>35400</text:p>
          </table:table-cell>
          <table:table-cell table:formula="of:=ROUNDUP((([.$B$2]-([.$H33]*[.$B$2]*[.$B$3])+([.$B$2]*[.$B$3]))*[.AG$29]+[.AG32])/[.$H$29])*[.$H$29]" office:value-type="float" office:value="36850">
            <text:p>36850</text:p>
          </table:table-cell>
          <table:table-cell table:formula="of:=ROUNDUP((([.$B$2]-([.$H33]*[.$B$2]*[.$B$3])+([.$B$2]*[.$B$3]))*[.AH$29]+[.AH32])/[.$H$29])*[.$H$29]" office:value-type="float" office:value="38375">
            <text:p>38375</text:p>
          </table:table-cell>
          <table:table-cell table:formula="of:=ROUNDUP((([.$B$2]-([.$H33]*[.$B$2]*[.$B$3])+([.$B$2]*[.$B$3]))*[.AI$29]+[.AI32])/[.$H$29])*[.$H$29]" office:value-type="float" office:value="39825">
            <text:p>39825</text:p>
          </table:table-cell>
          <table:table-cell table:formula="of:=ROUNDUP((([.$B$2]-([.$H33]*[.$B$2]*[.$B$3])+([.$B$2]*[.$B$3]))*[.AJ$29]+[.AJ32])/[.$H$29])*[.$H$29]" office:value-type="float" office:value="41300">
            <text:p>41300</text:p>
          </table:table-cell>
          <table:table-cell table:formula="of:=ROUNDUP((([.$B$2]-([.$H33]*[.$B$2]*[.$B$3])+([.$B$2]*[.$B$3]))*[.AK$29]+[.AK32])/[.$H$29])*[.$H$29]" office:value-type="float" office:value="42775">
            <text:p>42775</text:p>
          </table:table-cell>
          <table:table-cell table:formula="of:=ROUNDUP((([.$B$2]-([.$H33]*[.$B$2]*[.$B$3])+([.$B$2]*[.$B$3]))*[.AL$29]+[.AL32])/[.$H$29])*[.$H$29]" office:value-type="float" office:value="44250">
            <text:p>44250</text:p>
          </table:table-cell>
          <table:table-cell table:formula="of:=ROUNDUP((([.$B$2]-([.$H33]*[.$B$2]*[.$B$3])+([.$B$2]*[.$B$3]))*[.AM$29]+[.AM32])/[.$H$29])*[.$H$29]" office:value-type="float" office:value="45700">
            <text:p>45700</text:p>
          </table:table-cell>
          <table:table-cell table:formula="of:=ROUNDUP((([.$B$2]-([.$H33]*[.$B$2]*[.$B$3])+([.$B$2]*[.$B$3]))*[.AN$29]+[.AN32])/[.$H$29])*[.$H$29]" office:value-type="float" office:value="47225">
            <text:p>47225</text:p>
          </table:table-cell>
          <table:table-cell table:formula="of:=ROUNDUP((([.$B$2]-([.$H33]*[.$B$2]*[.$B$3])+([.$B$2]*[.$B$3]))*[.AO$29]+[.AO32])/[.$H$29])*[.$H$29]" office:value-type="float" office:value="48675">
            <text:p>48675</text:p>
          </table:table-cell>
          <table:table-cell table:formula="of:=ROUNDUP((([.$B$2]-([.$H33]*[.$B$2]*[.$B$3])+([.$B$2]*[.$B$3]))*[.AP$29]+[.AP32])/[.$H$29])*[.$H$29]" office:value-type="float" office:value="50150">
            <text:p>50150</text:p>
          </table:table-cell>
          <table:table-cell table:formula="of:=ROUNDUP((([.$B$2]-([.$H33]*[.$B$2]*[.$B$3])+([.$B$2]*[.$B$3]))*[.AQ$29]+[.AQ32])/[.$H$29])*[.$H$29]" office:value-type="float" office:value="51625">
            <text:p>51625</text:p>
          </table:table-cell>
          <table:table-cell table:formula="of:=ROUNDUP((([.$B$2]-([.$H33]*[.$B$2]*[.$B$3])+([.$B$2]*[.$B$3]))*[.AR$29]+[.AR32])/[.$H$29])*[.$H$29]" office:value-type="float" office:value="53100">
            <text:p>53100</text:p>
          </table:table-cell>
          <table:table-cell table:formula="of:=ROUNDUP((([.$B$2]-([.$H33]*[.$B$2]*[.$B$3])+([.$B$2]*[.$B$3]))*[.AS$29]+[.AS32])/[.$H$29])*[.$H$29]" office:value-type="float" office:value="54550">
            <text:p>54550</text:p>
          </table:table-cell>
          <table:table-cell table:formula="of:=ROUNDUP((([.$B$2]-([.$H33]*[.$B$2]*[.$B$3])+([.$B$2]*[.$B$3]))*[.AT$29]+[.AT32])/[.$H$29])*[.$H$29]" office:value-type="float" office:value="56075">
            <text:p>56075</text:p>
          </table:table-cell>
          <table:table-cell table:formula="of:=ROUNDUP((([.$B$2]-([.$H33]*[.$B$2]*[.$B$3])+([.$B$2]*[.$B$3]))*[.AU$29]+[.AU32])/[.$H$29])*[.$H$29]" office:value-type="float" office:value="57525">
            <text:p>57525</text:p>
          </table:table-cell>
          <table:table-cell table:formula="of:=ROUNDUP((([.$B$2]-([.$H33]*[.$B$2]*[.$B$3])+([.$B$2]*[.$B$3]))*[.AV$29]+[.AV32])/[.$H$29])*[.$H$29]" office:value-type="float" office:value="59000">
            <text:p>59000</text:p>
          </table:table-cell>
          <table:table-cell table:formula="of:=ROUNDUP((([.$B$2]-([.$H33]*[.$B$2]*[.$B$3])+([.$B$2]*[.$B$3]))*[.AW$29]+[.AW32])/[.$H$29])*[.$H$29]" office:value-type="float" office:value="60475">
            <text:p>60475</text:p>
          </table:table-cell>
          <table:table-cell table:formula="of:=ROUNDUP((([.$B$2]-([.$H33]*[.$B$2]*[.$B$3])+([.$B$2]*[.$B$3]))*[.AX$29]+[.AX32])/[.$H$29])*[.$H$29]" office:value-type="float" office:value="61950">
            <text:p>61950</text:p>
          </table:table-cell>
          <table:table-cell table:formula="of:=ROUNDUP((([.$B$2]-([.$H33]*[.$B$2]*[.$B$3])+([.$B$2]*[.$B$3]))*[.AY$29]+[.AY32])/[.$H$29])*[.$H$29]" office:value-type="float" office:value="63400">
            <text:p>63400</text:p>
          </table:table-cell>
          <table:table-cell table:formula="of:=ROUNDUP((([.$B$2]-([.$H33]*[.$B$2]*[.$B$3])+([.$B$2]*[.$B$3]))*[.AZ$29]+[.AZ32])/[.$H$29])*[.$H$29]" office:value-type="float" office:value="64925">
            <text:p>64925</text:p>
          </table:table-cell>
          <table:table-cell table:formula="of:=ROUNDUP((([.$B$2]-([.$H33]*[.$B$2]*[.$B$3])+([.$B$2]*[.$B$3]))*[.BA$29]+[.BA32])/[.$H$29])*[.$H$29]" office:value-type="float" office:value="66375">
            <text:p>66375</text:p>
          </table:table-cell>
          <table:table-cell table:formula="of:=ROUNDUP((([.$B$2]-([.$H33]*[.$B$2]*[.$B$3])+([.$B$2]*[.$B$3]))*[.BB$29]+[.BB32])/[.$H$29])*[.$H$29]" office:value-type="float" office:value="67850">
            <text:p>67850</text:p>
          </table:table-cell>
          <table:table-cell table:formula="of:=ROUNDUP((([.$B$2]-([.$H33]*[.$B$2]*[.$B$3])+([.$B$2]*[.$B$3]))*[.BC$29]+[.BC32])/[.$H$29])*[.$H$29]" office:value-type="float" office:value="69325">
            <text:p>69325</text:p>
          </table:table-cell>
          <table:table-cell table:formula="of:=ROUNDUP((([.$B$2]-([.$H33]*[.$B$2]*[.$B$3])+([.$B$2]*[.$B$3]))*[.BD$29]+[.BD32])/[.$H$29])*[.$H$29]" office:value-type="float" office:value="70800">
            <text:p>70800</text:p>
          </table:table-cell>
          <table:table-cell table:formula="of:=ROUNDUP((([.$B$2]-([.$H33]*[.$B$2]*[.$B$3])+([.$B$2]*[.$B$3]))*[.BE$29]+[.BE32])/[.$H$29])*[.$H$29]" office:value-type="float" office:value="72250">
            <text:p>72250</text:p>
          </table:table-cell>
          <table:table-cell table:formula="of:=ROUNDUP((([.$B$2]-([.$H33]*[.$B$2]*[.$B$3])+([.$B$2]*[.$B$3]))*[.BF$29]+[.BF32])/[.$H$29])*[.$H$29]" office:value-type="float" office:value="73700">
            <text:p>73700</text:p>
          </table:table-cell>
          <table:table-cell table:formula="of:=ROUNDUP((([.$B$2]-([.$H33]*[.$B$2]*[.$B$3])+([.$B$2]*[.$B$3]))*[.BG$29]+[.BG32])/[.$H$29])*[.$H$29]" office:value-type="float" office:value="75225">
            <text:p>75225</text:p>
          </table:table-cell>
          <table:table-cell table:formula="of:=ROUNDUP((([.$B$2]-([.$H33]*[.$B$2]*[.$B$3])+([.$B$2]*[.$B$3]))*[.BH$29]+[.BH32])/[.$H$29])*[.$H$29]" office:value-type="float" office:value="76675">
            <text:p>76675</text:p>
          </table:table-cell>
          <table:table-cell table:formula="of:=ROUNDUP((([.$B$2]-([.$H33]*[.$B$2]*[.$B$3])+([.$B$2]*[.$B$3]))*[.BI$29]+[.BI32])/[.$H$29])*[.$H$29]" office:value-type="float" office:value="78150">
            <text:p>78150</text:p>
          </table:table-cell>
          <table:table-cell table:formula="of:=ROUNDUP((([.$B$2]-([.$H33]*[.$B$2]*[.$B$3])+([.$B$2]*[.$B$3]))*[.BJ$29]+[.BJ32])/[.$H$29])*[.$H$29]" office:value-type="float" office:value="79625">
            <text:p>79625</text:p>
          </table:table-cell>
          <table:table-cell table:formula="of:=ROUNDUP((([.$B$2]-([.$H33]*[.$B$2]*[.$B$3])+([.$B$2]*[.$B$3]))*[.BK$29]+[.BK32])/[.$H$29])*[.$H$29]" office:value-type="float" office:value="81100">
            <text:p>81100</text:p>
          </table:table-cell>
          <table:table-cell table:formula="of:=ROUNDUP((([.$B$2]-([.$H33]*[.$B$2]*[.$B$3])+([.$B$2]*[.$B$3]))*[.BL$29]+[.BL32])/[.$H$29])*[.$H$29]" office:value-type="float" office:value="82550">
            <text:p>82550</text:p>
          </table:table-cell>
          <table:table-cell table:formula="of:=ROUNDUP((([.$B$2]-([.$H33]*[.$B$2]*[.$B$3])+([.$B$2]*[.$B$3]))*[.BM$29]+[.BM32])/[.$H$29])*[.$H$29]" office:value-type="float" office:value="84075">
            <text:p>84075</text:p>
          </table:table-cell>
          <table:table-cell table:formula="of:=ROUNDUP((([.$B$2]-([.$H33]*[.$B$2]*[.$B$3])+([.$B$2]*[.$B$3]))*[.BN$29]+[.BN32])/[.$H$29])*[.$H$29]" office:value-type="float" office:value="85525">
            <text:p>85525</text:p>
          </table:table-cell>
          <table:table-cell table:formula="of:=ROUNDUP((([.$B$2]-([.$H33]*[.$B$2]*[.$B$3])+([.$B$2]*[.$B$3]))*[.BO$29]+[.BO32])/[.$H$29])*[.$H$29]" office:value-type="float" office:value="87000">
            <text:p>87000</text:p>
          </table:table-cell>
          <table:table-cell table:formula="of:=ROUNDUP((([.$B$2]-([.$H33]*[.$B$2]*[.$B$3])+([.$B$2]*[.$B$3]))*[.BP$29]+[.BP32])/[.$H$29])*[.$H$29]" office:value-type="float" office:value="88475">
            <text:p>8847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table:formula="of:=[.B34]+[.A34]" office:value-type="float" office:value="10">
            <text:p>10</text:p>
          </table:table-cell>
          <table:table-cell table:style-name="ce3" table:formula="of:=[.$B$2]*[.B34]*[.A34]" office:value-type="currency" office:currency="EUR" office:value="10000">
            <text:p>10 000 €</text:p>
          </table:table-cell>
          <table:table-cell table:formula="of:=[.D34]/[.B34]" office:value-type="currency" office:currency="EUR" office:value="2000">
            <text:p>2 000 €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Default" table:formula="of:=ROUNDUP((([.$B$2]-([.$H34]*[.$B$2]*[.$B$3])+([.$B$2]*[.$B$3]))*[.I$29]+[.I33])/[.$H$29])*[.$H$29]" office:value-type="float" office:value="1850">
            <text:p>1850</text:p>
          </table:table-cell>
          <table:table-cell table:style-name="Default" table:formula="of:=ROUNDUP((([.$B$2]-([.$H34]*[.$B$2]*[.$B$3])+([.$B$2]*[.$B$3]))*[.J$29]+[.J33])/[.$H$29])*[.$H$29]" office:value-type="float" office:value="3625">
            <text:p>3625</text:p>
          </table:table-cell>
          <table:table-cell table:style-name="Default" table:formula="of:=ROUNDUP((([.$B$2]-([.$H34]*[.$B$2]*[.$B$3])+([.$B$2]*[.$B$3]))*[.K$29]+[.K33])/[.$H$29])*[.$H$29]" office:value-type="float" office:value="5400">
            <text:p>5400</text:p>
          </table:table-cell>
          <table:table-cell table:style-name="Default" table:formula="of:=ROUNDUP((([.$B$2]-([.$H34]*[.$B$2]*[.$B$3])+([.$B$2]*[.$B$3]))*[.L$29]+[.L33])/[.$H$29])*[.$H$29]" office:value-type="float" office:value="7200">
            <text:p>7200</text:p>
          </table:table-cell>
          <table:table-cell table:style-name="Default" table:formula="of:=ROUNDUP((([.$B$2]-([.$H34]*[.$B$2]*[.$B$3])+([.$B$2]*[.$B$3]))*[.M$29]+[.M33])/[.$H$29])*[.$H$29]" office:value-type="float" office:value="9000">
            <text:p>9000</text:p>
          </table:table-cell>
          <table:table-cell table:style-name="Default" table:formula="of:=ROUNDUP((([.$B$2]-([.$H34]*[.$B$2]*[.$B$3])+([.$B$2]*[.$B$3]))*[.N$29]+[.N33])/[.$H$29])*[.$H$29]" office:value-type="float" office:value="10750">
            <text:p>10750</text:p>
          </table:table-cell>
          <table:table-cell table:style-name="Default" table:formula="of:=ROUNDUP((([.$B$2]-([.$H34]*[.$B$2]*[.$B$3])+([.$B$2]*[.$B$3]))*[.O$29]+[.O33])/[.$H$29])*[.$H$29]" office:value-type="float" office:value="12600">
            <text:p>12600</text:p>
          </table:table-cell>
          <table:table-cell table:style-name="Default" table:formula="of:=ROUNDUP((([.$B$2]-([.$H34]*[.$B$2]*[.$B$3])+([.$B$2]*[.$B$3]))*[.P$29]+[.P33])/[.$H$29])*[.$H$29]" office:value-type="float" office:value="14375">
            <text:p>14375</text:p>
          </table:table-cell>
          <table:table-cell table:style-name="Default" table:formula="of:=ROUNDUP((([.$B$2]-([.$H34]*[.$B$2]*[.$B$3])+([.$B$2]*[.$B$3]))*[.Q$29]+[.Q33])/[.$H$29])*[.$H$29]" office:value-type="float" office:value="16150">
            <text:p>16150</text:p>
          </table:table-cell>
          <table:table-cell table:formula="of:=ROUNDUP((([.$B$2]-([.$H34]*[.$B$2]*[.$B$3])+([.$B$2]*[.$B$3]))*[.R$29]+[.R33])/[.$H$29])*[.$H$29]" office:value-type="float" office:value="17950">
            <text:p>17950</text:p>
          </table:table-cell>
          <table:table-cell table:formula="of:=ROUNDUP((([.$B$2]-([.$H34]*[.$B$2]*[.$B$3])+([.$B$2]*[.$B$3]))*[.S$29]+[.S33])/[.$H$29])*[.$H$29]" office:value-type="float" office:value="19750">
            <text:p>19750</text:p>
          </table:table-cell>
          <table:table-cell table:formula="of:=ROUNDUP((([.$B$2]-([.$H34]*[.$B$2]*[.$B$3])+([.$B$2]*[.$B$3]))*[.T$29]+[.T33])/[.$H$29])*[.$H$29]" office:value-type="float" office:value="21500">
            <text:p>21500</text:p>
          </table:table-cell>
          <table:table-cell table:formula="of:=ROUNDUP((([.$B$2]-([.$H34]*[.$B$2]*[.$B$3])+([.$B$2]*[.$B$3]))*[.U$29]+[.U33])/[.$H$29])*[.$H$29]" office:value-type="float" office:value="23350">
            <text:p>23350</text:p>
          </table:table-cell>
          <table:table-cell table:formula="of:=ROUNDUP((([.$B$2]-([.$H34]*[.$B$2]*[.$B$3])+([.$B$2]*[.$B$3]))*[.V$29]+[.V33])/[.$H$29])*[.$H$29]" office:value-type="float" office:value="25100">
            <text:p>25100</text:p>
          </table:table-cell>
          <table:table-cell table:formula="of:=ROUNDUP((([.$B$2]-([.$H34]*[.$B$2]*[.$B$3])+([.$B$2]*[.$B$3]))*[.W$29]+[.W33])/[.$H$29])*[.$H$29]" office:value-type="float" office:value="26900">
            <text:p>26900</text:p>
          </table:table-cell>
          <table:table-cell table:formula="of:=ROUNDUP((([.$B$2]-([.$H34]*[.$B$2]*[.$B$3])+([.$B$2]*[.$B$3]))*[.X$29]+[.X33])/[.$H$29])*[.$H$29]" office:value-type="float" office:value="28700">
            <text:p>28700</text:p>
          </table:table-cell>
          <table:table-cell table:formula="of:=ROUNDUP((([.$B$2]-([.$H34]*[.$B$2]*[.$B$3])+([.$B$2]*[.$B$3]))*[.Y$29]+[.Y33])/[.$H$29])*[.$H$29]" office:value-type="float" office:value="30475">
            <text:p>30475</text:p>
          </table:table-cell>
          <table:table-cell table:formula="of:=ROUNDUP((([.$B$2]-([.$H34]*[.$B$2]*[.$B$3])+([.$B$2]*[.$B$3]))*[.Z$29]+[.Z33])/[.$H$29])*[.$H$29]" office:value-type="float" office:value="32250">
            <text:p>32250</text:p>
          </table:table-cell>
          <table:table-cell table:formula="of:=ROUNDUP((([.$B$2]-([.$H34]*[.$B$2]*[.$B$3])+([.$B$2]*[.$B$3]))*[.AA$29]+[.AA33])/[.$H$29])*[.$H$29]" office:value-type="float" office:value="34100">
            <text:p>34100</text:p>
          </table:table-cell>
          <table:table-cell table:formula="of:=ROUNDUP((([.$B$2]-([.$H34]*[.$B$2]*[.$B$3])+([.$B$2]*[.$B$3]))*[.AB$29]+[.AB33])/[.$H$29])*[.$H$29]" office:value-type="float" office:value="35850">
            <text:p>35850</text:p>
          </table:table-cell>
          <table:table-cell table:formula="of:=ROUNDUP((([.$B$2]-([.$H34]*[.$B$2]*[.$B$3])+([.$B$2]*[.$B$3]))*[.AC$29]+[.AC33])/[.$H$29])*[.$H$29]" office:value-type="float" office:value="37650">
            <text:p>37650</text:p>
          </table:table-cell>
          <table:table-cell table:formula="of:=ROUNDUP((([.$B$2]-([.$H34]*[.$B$2]*[.$B$3])+([.$B$2]*[.$B$3]))*[.AD$29]+[.AD33])/[.$H$29])*[.$H$29]" office:value-type="float" office:value="39450">
            <text:p>39450</text:p>
          </table:table-cell>
          <table:table-cell table:formula="of:=ROUNDUP((([.$B$2]-([.$H34]*[.$B$2]*[.$B$3])+([.$B$2]*[.$B$3]))*[.AE$29]+[.AE33])/[.$H$29])*[.$H$29]" office:value-type="float" office:value="41225">
            <text:p>41225</text:p>
          </table:table-cell>
          <table:table-cell table:formula="of:=ROUNDUP((([.$B$2]-([.$H34]*[.$B$2]*[.$B$3])+([.$B$2]*[.$B$3]))*[.AF$29]+[.AF33])/[.$H$29])*[.$H$29]" office:value-type="float" office:value="43000">
            <text:p>43000</text:p>
          </table:table-cell>
          <table:table-cell table:formula="of:=ROUNDUP((([.$B$2]-([.$H34]*[.$B$2]*[.$B$3])+([.$B$2]*[.$B$3]))*[.AG$29]+[.AG33])/[.$H$29])*[.$H$29]" office:value-type="float" office:value="44750">
            <text:p>44750</text:p>
          </table:table-cell>
          <table:table-cell table:formula="of:=ROUNDUP((([.$B$2]-([.$H34]*[.$B$2]*[.$B$3])+([.$B$2]*[.$B$3]))*[.AH$29]+[.AH33])/[.$H$29])*[.$H$29]" office:value-type="float" office:value="46600">
            <text:p>46600</text:p>
          </table:table-cell>
          <table:table-cell table:formula="of:=ROUNDUP((([.$B$2]-([.$H34]*[.$B$2]*[.$B$3])+([.$B$2]*[.$B$3]))*[.AI$29]+[.AI33])/[.$H$29])*[.$H$29]" office:value-type="float" office:value="48375">
            <text:p>48375</text:p>
          </table:table-cell>
          <table:table-cell table:formula="of:=ROUNDUP((([.$B$2]-([.$H34]*[.$B$2]*[.$B$3])+([.$B$2]*[.$B$3]))*[.AJ$29]+[.AJ33])/[.$H$29])*[.$H$29]" office:value-type="float" office:value="50150">
            <text:p>50150</text:p>
          </table:table-cell>
          <table:table-cell table:formula="of:=ROUNDUP((([.$B$2]-([.$H34]*[.$B$2]*[.$B$3])+([.$B$2]*[.$B$3]))*[.AK$29]+[.AK33])/[.$H$29])*[.$H$29]" office:value-type="float" office:value="51950">
            <text:p>51950</text:p>
          </table:table-cell>
          <table:table-cell table:formula="of:=ROUNDUP((([.$B$2]-([.$H34]*[.$B$2]*[.$B$3])+([.$B$2]*[.$B$3]))*[.AL$29]+[.AL33])/[.$H$29])*[.$H$29]" office:value-type="float" office:value="53750">
            <text:p>53750</text:p>
          </table:table-cell>
          <table:table-cell table:formula="of:=ROUNDUP((([.$B$2]-([.$H34]*[.$B$2]*[.$B$3])+([.$B$2]*[.$B$3]))*[.AM$29]+[.AM33])/[.$H$29])*[.$H$29]" office:value-type="float" office:value="55500">
            <text:p>55500</text:p>
          </table:table-cell>
          <table:table-cell table:formula="of:=ROUNDUP((([.$B$2]-([.$H34]*[.$B$2]*[.$B$3])+([.$B$2]*[.$B$3]))*[.AN$29]+[.AN33])/[.$H$29])*[.$H$29]" office:value-type="float" office:value="57350">
            <text:p>57350</text:p>
          </table:table-cell>
          <table:table-cell table:formula="of:=ROUNDUP((([.$B$2]-([.$H34]*[.$B$2]*[.$B$3])+([.$B$2]*[.$B$3]))*[.AO$29]+[.AO33])/[.$H$29])*[.$H$29]" office:value-type="float" office:value="59125">
            <text:p>59125</text:p>
          </table:table-cell>
          <table:table-cell table:formula="of:=ROUNDUP((([.$B$2]-([.$H34]*[.$B$2]*[.$B$3])+([.$B$2]*[.$B$3]))*[.AP$29]+[.AP33])/[.$H$29])*[.$H$29]" office:value-type="float" office:value="60900">
            <text:p>60900</text:p>
          </table:table-cell>
          <table:table-cell table:formula="of:=ROUNDUP((([.$B$2]-([.$H34]*[.$B$2]*[.$B$3])+([.$B$2]*[.$B$3]))*[.AQ$29]+[.AQ33])/[.$H$29])*[.$H$29]" office:value-type="float" office:value="62700">
            <text:p>62700</text:p>
          </table:table-cell>
          <table:table-cell table:formula="of:=ROUNDUP((([.$B$2]-([.$H34]*[.$B$2]*[.$B$3])+([.$B$2]*[.$B$3]))*[.AR$29]+[.AR33])/[.$H$29])*[.$H$29]" office:value-type="float" office:value="64500">
            <text:p>64500</text:p>
          </table:table-cell>
          <table:table-cell table:formula="of:=ROUNDUP((([.$B$2]-([.$H34]*[.$B$2]*[.$B$3])+([.$B$2]*[.$B$3]))*[.AS$29]+[.AS33])/[.$H$29])*[.$H$29]" office:value-type="float" office:value="66250">
            <text:p>66250</text:p>
          </table:table-cell>
          <table:table-cell table:formula="of:=ROUNDUP((([.$B$2]-([.$H34]*[.$B$2]*[.$B$3])+([.$B$2]*[.$B$3]))*[.AT$29]+[.AT33])/[.$H$29])*[.$H$29]" office:value-type="float" office:value="68100">
            <text:p>68100</text:p>
          </table:table-cell>
          <table:table-cell table:formula="of:=ROUNDUP((([.$B$2]-([.$H34]*[.$B$2]*[.$B$3])+([.$B$2]*[.$B$3]))*[.AU$29]+[.AU33])/[.$H$29])*[.$H$29]" office:value-type="float" office:value="69850">
            <text:p>69850</text:p>
          </table:table-cell>
          <table:table-cell table:formula="of:=ROUNDUP((([.$B$2]-([.$H34]*[.$B$2]*[.$B$3])+([.$B$2]*[.$B$3]))*[.AV$29]+[.AV33])/[.$H$29])*[.$H$29]" office:value-type="float" office:value="71650">
            <text:p>71650</text:p>
          </table:table-cell>
          <table:table-cell table:formula="of:=ROUNDUP((([.$B$2]-([.$H34]*[.$B$2]*[.$B$3])+([.$B$2]*[.$B$3]))*[.AW$29]+[.AW33])/[.$H$29])*[.$H$29]" office:value-type="float" office:value="73450">
            <text:p>73450</text:p>
          </table:table-cell>
          <table:table-cell table:formula="of:=ROUNDUP((([.$B$2]-([.$H34]*[.$B$2]*[.$B$3])+([.$B$2]*[.$B$3]))*[.AX$29]+[.AX33])/[.$H$29])*[.$H$29]" office:value-type="float" office:value="75225">
            <text:p>75225</text:p>
          </table:table-cell>
          <table:table-cell table:formula="of:=ROUNDUP((([.$B$2]-([.$H34]*[.$B$2]*[.$B$3])+([.$B$2]*[.$B$3]))*[.AY$29]+[.AY33])/[.$H$29])*[.$H$29]" office:value-type="float" office:value="77000">
            <text:p>77000</text:p>
          </table:table-cell>
          <table:table-cell table:formula="of:=ROUNDUP((([.$B$2]-([.$H34]*[.$B$2]*[.$B$3])+([.$B$2]*[.$B$3]))*[.AZ$29]+[.AZ33])/[.$H$29])*[.$H$29]" office:value-type="float" office:value="78850">
            <text:p>78850</text:p>
          </table:table-cell>
          <table:table-cell table:formula="of:=ROUNDUP((([.$B$2]-([.$H34]*[.$B$2]*[.$B$3])+([.$B$2]*[.$B$3]))*[.BA$29]+[.BA33])/[.$H$29])*[.$H$29]" office:value-type="float" office:value="80600">
            <text:p>80600</text:p>
          </table:table-cell>
          <table:table-cell table:formula="of:=ROUNDUP((([.$B$2]-([.$H34]*[.$B$2]*[.$B$3])+([.$B$2]*[.$B$3]))*[.BB$29]+[.BB33])/[.$H$29])*[.$H$29]" office:value-type="float" office:value="82400">
            <text:p>82400</text:p>
          </table:table-cell>
          <table:table-cell table:formula="of:=ROUNDUP((([.$B$2]-([.$H34]*[.$B$2]*[.$B$3])+([.$B$2]*[.$B$3]))*[.BC$29]+[.BC33])/[.$H$29])*[.$H$29]" office:value-type="float" office:value="84200">
            <text:p>84200</text:p>
          </table:table-cell>
          <table:table-cell table:formula="of:=ROUNDUP((([.$B$2]-([.$H34]*[.$B$2]*[.$B$3])+([.$B$2]*[.$B$3]))*[.BD$29]+[.BD33])/[.$H$29])*[.$H$29]" office:value-type="float" office:value="85975">
            <text:p>85975</text:p>
          </table:table-cell>
          <table:table-cell table:formula="of:=ROUNDUP((([.$B$2]-([.$H34]*[.$B$2]*[.$B$3])+([.$B$2]*[.$B$3]))*[.BE$29]+[.BE33])/[.$H$29])*[.$H$29]" office:value-type="float" office:value="87750">
            <text:p>87750</text:p>
          </table:table-cell>
          <table:table-cell table:formula="of:=ROUNDUP((([.$B$2]-([.$H34]*[.$B$2]*[.$B$3])+([.$B$2]*[.$B$3]))*[.BF$29]+[.BF33])/[.$H$29])*[.$H$29]" office:value-type="float" office:value="89500">
            <text:p>89500</text:p>
          </table:table-cell>
          <table:table-cell table:formula="of:=ROUNDUP((([.$B$2]-([.$H34]*[.$B$2]*[.$B$3])+([.$B$2]*[.$B$3]))*[.BG$29]+[.BG33])/[.$H$29])*[.$H$29]" office:value-type="float" office:value="91350">
            <text:p>91350</text:p>
          </table:table-cell>
          <table:table-cell table:formula="of:=ROUNDUP((([.$B$2]-([.$H34]*[.$B$2]*[.$B$3])+([.$B$2]*[.$B$3]))*[.BH$29]+[.BH33])/[.$H$29])*[.$H$29]" office:value-type="float" office:value="93125">
            <text:p>93125</text:p>
          </table:table-cell>
          <table:table-cell table:formula="of:=ROUNDUP((([.$B$2]-([.$H34]*[.$B$2]*[.$B$3])+([.$B$2]*[.$B$3]))*[.BI$29]+[.BI33])/[.$H$29])*[.$H$29]" office:value-type="float" office:value="94900">
            <text:p>94900</text:p>
          </table:table-cell>
          <table:table-cell table:formula="of:=ROUNDUP((([.$B$2]-([.$H34]*[.$B$2]*[.$B$3])+([.$B$2]*[.$B$3]))*[.BJ$29]+[.BJ33])/[.$H$29])*[.$H$29]" office:value-type="float" office:value="96700">
            <text:p>96700</text:p>
          </table:table-cell>
          <table:table-cell table:formula="of:=ROUNDUP((([.$B$2]-([.$H34]*[.$B$2]*[.$B$3])+([.$B$2]*[.$B$3]))*[.BK$29]+[.BK33])/[.$H$29])*[.$H$29]" office:value-type="float" office:value="98500">
            <text:p>98500</text:p>
          </table:table-cell>
          <table:table-cell table:formula="of:=ROUNDUP((([.$B$2]-([.$H34]*[.$B$2]*[.$B$3])+([.$B$2]*[.$B$3]))*[.BL$29]+[.BL33])/[.$H$29])*[.$H$29]" office:value-type="float" office:value="100250">
            <text:p>100250</text:p>
          </table:table-cell>
          <table:table-cell table:formula="of:=ROUNDUP((([.$B$2]-([.$H34]*[.$B$2]*[.$B$3])+([.$B$2]*[.$B$3]))*[.BM$29]+[.BM33])/[.$H$29])*[.$H$29]" office:value-type="float" office:value="102100">
            <text:p>102100</text:p>
          </table:table-cell>
          <table:table-cell table:formula="of:=ROUNDUP((([.$B$2]-([.$H34]*[.$B$2]*[.$B$3])+([.$B$2]*[.$B$3]))*[.BN$29]+[.BN33])/[.$H$29])*[.$H$29]" office:value-type="float" office:value="103875">
            <text:p>103875</text:p>
          </table:table-cell>
          <table:table-cell table:formula="of:=ROUNDUP((([.$B$2]-([.$H34]*[.$B$2]*[.$B$3])+([.$B$2]*[.$B$3]))*[.BO$29]+[.BO33])/[.$H$29])*[.$H$29]" office:value-type="float" office:value="105650">
            <text:p>105650</text:p>
          </table:table-cell>
          <table:table-cell table:formula="of:=ROUNDUP((([.$B$2]-([.$H34]*[.$B$2]*[.$B$3])+([.$B$2]*[.$B$3]))*[.BP$29]+[.BP33])/[.$H$29])*[.$H$29]" office:value-type="float" office:value="107450">
            <text:p>1074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table:formula="of:=[.B35]+[.A35]" office:value-type="float" office:value="6.5">
            <text:p>6,5</text:p>
          </table:table-cell>
          <table:table-cell table:style-name="ce3" table:formula="of:=[.$B$2]*[.B35]*[.A35]" office:value-type="currency" office:currency="EUR" office:value="1200">
            <text:p>1 200 €</text:p>
          </table:table-cell>
          <table:table-cell table:formula="of:=[.D35]/[.B35]" office:value-type="currency" office:currency="EUR" office:value="2400">
            <text:p>2 400 €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Default" table:formula="of:=ROUNDUP((([.$B$2]-([.$H35]*[.$B$2]*[.$B$3])+([.$B$2]*[.$B$3]))*[.I$29]+[.I34])/[.$H$29])*[.$H$29]" office:value-type="float" office:value="2150">
            <text:p>2150</text:p>
          </table:table-cell>
          <table:table-cell table:style-name="Default" table:formula="of:=ROUNDUP((([.$B$2]-([.$H35]*[.$B$2]*[.$B$3])+([.$B$2]*[.$B$3]))*[.J$29]+[.J34])/[.$H$29])*[.$H$29]" office:value-type="float" office:value="4225">
            <text:p>4225</text:p>
          </table:table-cell>
          <table:table-cell table:style-name="Default" table:formula="of:=ROUNDUP((([.$B$2]-([.$H35]*[.$B$2]*[.$B$3])+([.$B$2]*[.$B$3]))*[.K$29]+[.K34])/[.$H$29])*[.$H$29]" office:value-type="float" office:value="6300">
            <text:p>6300</text:p>
          </table:table-cell>
          <table:table-cell table:style-name="Default" table:formula="of:=ROUNDUP((([.$B$2]-([.$H35]*[.$B$2]*[.$B$3])+([.$B$2]*[.$B$3]))*[.L$29]+[.L34])/[.$H$29])*[.$H$29]" office:value-type="float" office:value="8400">
            <text:p>8400</text:p>
          </table:table-cell>
          <table:table-cell table:style-name="Default" table:formula="of:=ROUNDUP((([.$B$2]-([.$H35]*[.$B$2]*[.$B$3])+([.$B$2]*[.$B$3]))*[.M$29]+[.M34])/[.$H$29])*[.$H$29]" office:value-type="float" office:value="10475">
            <text:p>10475</text:p>
          </table:table-cell>
          <table:table-cell table:style-name="Default" table:formula="of:=ROUNDUP((([.$B$2]-([.$H35]*[.$B$2]*[.$B$3])+([.$B$2]*[.$B$3]))*[.N$29]+[.N34])/[.$H$29])*[.$H$29]" office:value-type="float" office:value="12525">
            <text:p>12525</text:p>
          </table:table-cell>
          <table:table-cell table:style-name="Default" table:formula="of:=ROUNDUP((([.$B$2]-([.$H35]*[.$B$2]*[.$B$3])+([.$B$2]*[.$B$3]))*[.O$29]+[.O34])/[.$H$29])*[.$H$29]" office:value-type="float" office:value="14675">
            <text:p>14675</text:p>
          </table:table-cell>
          <table:table-cell table:style-name="Default" table:formula="of:=ROUNDUP((([.$B$2]-([.$H35]*[.$B$2]*[.$B$3])+([.$B$2]*[.$B$3]))*[.P$29]+[.P34])/[.$H$29])*[.$H$29]" office:value-type="float" office:value="16750">
            <text:p>16750</text:p>
          </table:table-cell>
          <table:table-cell table:style-name="Default" table:formula="of:=ROUNDUP((([.$B$2]-([.$H35]*[.$B$2]*[.$B$3])+([.$B$2]*[.$B$3]))*[.Q$29]+[.Q34])/[.$H$29])*[.$H$29]" office:value-type="float" office:value="18825">
            <text:p>18825</text:p>
          </table:table-cell>
          <table:table-cell table:formula="of:=ROUNDUP((([.$B$2]-([.$H35]*[.$B$2]*[.$B$3])+([.$B$2]*[.$B$3]))*[.R$29]+[.R34])/[.$H$29])*[.$H$29]" office:value-type="float" office:value="20900">
            <text:p>20900</text:p>
          </table:table-cell>
          <table:table-cell table:formula="of:=ROUNDUP((([.$B$2]-([.$H35]*[.$B$2]*[.$B$3])+([.$B$2]*[.$B$3]))*[.S$29]+[.S34])/[.$H$29])*[.$H$29]" office:value-type="float" office:value="23000">
            <text:p>23000</text:p>
          </table:table-cell>
          <table:table-cell table:formula="of:=ROUNDUP((([.$B$2]-([.$H35]*[.$B$2]*[.$B$3])+([.$B$2]*[.$B$3]))*[.T$29]+[.T34])/[.$H$29])*[.$H$29]" office:value-type="float" office:value="25050">
            <text:p>25050</text:p>
          </table:table-cell>
          <table:table-cell table:formula="of:=ROUNDUP((([.$B$2]-([.$H35]*[.$B$2]*[.$B$3])+([.$B$2]*[.$B$3]))*[.U$29]+[.U34])/[.$H$29])*[.$H$29]" office:value-type="float" office:value="27200">
            <text:p>27200</text:p>
          </table:table-cell>
          <table:table-cell table:formula="of:=ROUNDUP((([.$B$2]-([.$H35]*[.$B$2]*[.$B$3])+([.$B$2]*[.$B$3]))*[.V$29]+[.V34])/[.$H$29])*[.$H$29]" office:value-type="float" office:value="29250">
            <text:p>29250</text:p>
          </table:table-cell>
          <table:table-cell table:formula="of:=ROUNDUP((([.$B$2]-([.$H35]*[.$B$2]*[.$B$3])+([.$B$2]*[.$B$3]))*[.W$29]+[.W34])/[.$H$29])*[.$H$29]" office:value-type="float" office:value="31325">
            <text:p>31325</text:p>
          </table:table-cell>
          <table:table-cell table:formula="of:=ROUNDUP((([.$B$2]-([.$H35]*[.$B$2]*[.$B$3])+([.$B$2]*[.$B$3]))*[.X$29]+[.X34])/[.$H$29])*[.$H$29]" office:value-type="float" office:value="33425">
            <text:p>33425</text:p>
          </table:table-cell>
          <table:table-cell table:formula="of:=ROUNDUP((([.$B$2]-([.$H35]*[.$B$2]*[.$B$3])+([.$B$2]*[.$B$3]))*[.Y$29]+[.Y34])/[.$H$29])*[.$H$29]" office:value-type="float" office:value="35500">
            <text:p>35500</text:p>
          </table:table-cell>
          <table:table-cell table:formula="of:=ROUNDUP((([.$B$2]-([.$H35]*[.$B$2]*[.$B$3])+([.$B$2]*[.$B$3]))*[.Z$29]+[.Z34])/[.$H$29])*[.$H$29]" office:value-type="float" office:value="37575">
            <text:p>37575</text:p>
          </table:table-cell>
          <table:table-cell table:formula="of:=ROUNDUP((([.$B$2]-([.$H35]*[.$B$2]*[.$B$3])+([.$B$2]*[.$B$3]))*[.AA$29]+[.AA34])/[.$H$29])*[.$H$29]" office:value-type="float" office:value="39725">
            <text:p>39725</text:p>
          </table:table-cell>
          <table:table-cell table:formula="of:=ROUNDUP((([.$B$2]-([.$H35]*[.$B$2]*[.$B$3])+([.$B$2]*[.$B$3]))*[.AB$29]+[.AB34])/[.$H$29])*[.$H$29]" office:value-type="float" office:value="41750">
            <text:p>41750</text:p>
          </table:table-cell>
          <table:table-cell table:formula="of:=ROUNDUP((([.$B$2]-([.$H35]*[.$B$2]*[.$B$3])+([.$B$2]*[.$B$3]))*[.AC$29]+[.AC34])/[.$H$29])*[.$H$29]" office:value-type="float" office:value="43850">
            <text:p>43850</text:p>
          </table:table-cell>
          <table:table-cell table:formula="of:=ROUNDUP((([.$B$2]-([.$H35]*[.$B$2]*[.$B$3])+([.$B$2]*[.$B$3]))*[.AD$29]+[.AD34])/[.$H$29])*[.$H$29]" office:value-type="float" office:value="45950">
            <text:p>45950</text:p>
          </table:table-cell>
          <table:table-cell table:formula="of:=ROUNDUP((([.$B$2]-([.$H35]*[.$B$2]*[.$B$3])+([.$B$2]*[.$B$3]))*[.AE$29]+[.AE34])/[.$H$29])*[.$H$29]" office:value-type="float" office:value="48025">
            <text:p>48025</text:p>
          </table:table-cell>
          <table:table-cell table:formula="of:=ROUNDUP((([.$B$2]-([.$H35]*[.$B$2]*[.$B$3])+([.$B$2]*[.$B$3]))*[.AF$29]+[.AF34])/[.$H$29])*[.$H$29]" office:value-type="float" office:value="50100">
            <text:p>50100</text:p>
          </table:table-cell>
          <table:table-cell table:formula="of:=ROUNDUP((([.$B$2]-([.$H35]*[.$B$2]*[.$B$3])+([.$B$2]*[.$B$3]))*[.AG$29]+[.AG34])/[.$H$29])*[.$H$29]" office:value-type="float" office:value="52125">
            <text:p>52125</text:p>
          </table:table-cell>
          <table:table-cell table:formula="of:=ROUNDUP((([.$B$2]-([.$H35]*[.$B$2]*[.$B$3])+([.$B$2]*[.$B$3]))*[.AH$29]+[.AH34])/[.$H$29])*[.$H$29]" office:value-type="float" office:value="54275">
            <text:p>54275</text:p>
          </table:table-cell>
          <table:table-cell table:formula="of:=ROUNDUP((([.$B$2]-([.$H35]*[.$B$2]*[.$B$3])+([.$B$2]*[.$B$3]))*[.AI$29]+[.AI34])/[.$H$29])*[.$H$29]" office:value-type="float" office:value="56350">
            <text:p>56350</text:p>
          </table:table-cell>
          <table:table-cell table:formula="of:=ROUNDUP((([.$B$2]-([.$H35]*[.$B$2]*[.$B$3])+([.$B$2]*[.$B$3]))*[.AJ$29]+[.AJ34])/[.$H$29])*[.$H$29]" office:value-type="float" office:value="58425">
            <text:p>58425</text:p>
          </table:table-cell>
          <table:table-cell table:formula="of:=ROUNDUP((([.$B$2]-([.$H35]*[.$B$2]*[.$B$3])+([.$B$2]*[.$B$3]))*[.AK$29]+[.AK34])/[.$H$29])*[.$H$29]" office:value-type="float" office:value="60525">
            <text:p>60525</text:p>
          </table:table-cell>
          <table:table-cell table:formula="of:=ROUNDUP((([.$B$2]-([.$H35]*[.$B$2]*[.$B$3])+([.$B$2]*[.$B$3]))*[.AL$29]+[.AL34])/[.$H$29])*[.$H$29]" office:value-type="float" office:value="62600">
            <text:p>62600</text:p>
          </table:table-cell>
          <table:table-cell table:formula="of:=ROUNDUP((([.$B$2]-([.$H35]*[.$B$2]*[.$B$3])+([.$B$2]*[.$B$3]))*[.AM$29]+[.AM34])/[.$H$29])*[.$H$29]" office:value-type="float" office:value="64650">
            <text:p>64650</text:p>
          </table:table-cell>
          <table:table-cell table:formula="of:=ROUNDUP((([.$B$2]-([.$H35]*[.$B$2]*[.$B$3])+([.$B$2]*[.$B$3]))*[.AN$29]+[.AN34])/[.$H$29])*[.$H$29]" office:value-type="float" office:value="66800">
            <text:p>66800</text:p>
          </table:table-cell>
          <table:table-cell table:formula="of:=ROUNDUP((([.$B$2]-([.$H35]*[.$B$2]*[.$B$3])+([.$B$2]*[.$B$3]))*[.AO$29]+[.AO34])/[.$H$29])*[.$H$29]" office:value-type="float" office:value="68875">
            <text:p>68875</text:p>
          </table:table-cell>
          <table:table-cell table:formula="of:=ROUNDUP((([.$B$2]-([.$H35]*[.$B$2]*[.$B$3])+([.$B$2]*[.$B$3]))*[.AP$29]+[.AP34])/[.$H$29])*[.$H$29]" office:value-type="float" office:value="70950">
            <text:p>70950</text:p>
          </table:table-cell>
          <table:table-cell table:formula="of:=ROUNDUP((([.$B$2]-([.$H35]*[.$B$2]*[.$B$3])+([.$B$2]*[.$B$3]))*[.AQ$29]+[.AQ34])/[.$H$29])*[.$H$29]" office:value-type="float" office:value="73025">
            <text:p>73025</text:p>
          </table:table-cell>
          <table:table-cell table:formula="of:=ROUNDUP((([.$B$2]-([.$H35]*[.$B$2]*[.$B$3])+([.$B$2]*[.$B$3]))*[.AR$29]+[.AR34])/[.$H$29])*[.$H$29]" office:value-type="float" office:value="75125">
            <text:p>75125</text:p>
          </table:table-cell>
          <table:table-cell table:formula="of:=ROUNDUP((([.$B$2]-([.$H35]*[.$B$2]*[.$B$3])+([.$B$2]*[.$B$3]))*[.AS$29]+[.AS34])/[.$H$29])*[.$H$29]" office:value-type="float" office:value="77175">
            <text:p>77175</text:p>
          </table:table-cell>
          <table:table-cell table:formula="of:=ROUNDUP((([.$B$2]-([.$H35]*[.$B$2]*[.$B$3])+([.$B$2]*[.$B$3]))*[.AT$29]+[.AT34])/[.$H$29])*[.$H$29]" office:value-type="float" office:value="79325">
            <text:p>79325</text:p>
          </table:table-cell>
          <table:table-cell table:formula="of:=ROUNDUP((([.$B$2]-([.$H35]*[.$B$2]*[.$B$3])+([.$B$2]*[.$B$3]))*[.AU$29]+[.AU34])/[.$H$29])*[.$H$29]" office:value-type="float" office:value="81375">
            <text:p>81375</text:p>
          </table:table-cell>
          <table:table-cell table:formula="of:=ROUNDUP((([.$B$2]-([.$H35]*[.$B$2]*[.$B$3])+([.$B$2]*[.$B$3]))*[.AV$29]+[.AV34])/[.$H$29])*[.$H$29]" office:value-type="float" office:value="83450">
            <text:p>83450</text:p>
          </table:table-cell>
          <table:table-cell table:formula="of:=ROUNDUP((([.$B$2]-([.$H35]*[.$B$2]*[.$B$3])+([.$B$2]*[.$B$3]))*[.AW$29]+[.AW34])/[.$H$29])*[.$H$29]" office:value-type="float" office:value="85550">
            <text:p>85550</text:p>
          </table:table-cell>
          <table:table-cell table:formula="of:=ROUNDUP((([.$B$2]-([.$H35]*[.$B$2]*[.$B$3])+([.$B$2]*[.$B$3]))*[.AX$29]+[.AX34])/[.$H$29])*[.$H$29]" office:value-type="float" office:value="87625">
            <text:p>87625</text:p>
          </table:table-cell>
          <table:table-cell table:formula="of:=ROUNDUP((([.$B$2]-([.$H35]*[.$B$2]*[.$B$3])+([.$B$2]*[.$B$3]))*[.AY$29]+[.AY34])/[.$H$29])*[.$H$29]" office:value-type="float" office:value="89700">
            <text:p>89700</text:p>
          </table:table-cell>
          <table:table-cell table:formula="of:=ROUNDUP((([.$B$2]-([.$H35]*[.$B$2]*[.$B$3])+([.$B$2]*[.$B$3]))*[.AZ$29]+[.AZ34])/[.$H$29])*[.$H$29]" office:value-type="float" office:value="91850">
            <text:p>91850</text:p>
          </table:table-cell>
          <table:table-cell table:formula="of:=ROUNDUP((([.$B$2]-([.$H35]*[.$B$2]*[.$B$3])+([.$B$2]*[.$B$3]))*[.BA$29]+[.BA34])/[.$H$29])*[.$H$29]" office:value-type="float" office:value="93875">
            <text:p>93875</text:p>
          </table:table-cell>
          <table:table-cell table:formula="of:=ROUNDUP((([.$B$2]-([.$H35]*[.$B$2]*[.$B$3])+([.$B$2]*[.$B$3]))*[.BB$29]+[.BB34])/[.$H$29])*[.$H$29]" office:value-type="float" office:value="95975">
            <text:p>95975</text:p>
          </table:table-cell>
          <table:table-cell table:formula="of:=ROUNDUP((([.$B$2]-([.$H35]*[.$B$2]*[.$B$3])+([.$B$2]*[.$B$3]))*[.BC$29]+[.BC34])/[.$H$29])*[.$H$29]" office:value-type="float" office:value="98075">
            <text:p>98075</text:p>
          </table:table-cell>
          <table:table-cell table:formula="of:=ROUNDUP((([.$B$2]-([.$H35]*[.$B$2]*[.$B$3])+([.$B$2]*[.$B$3]))*[.BD$29]+[.BD34])/[.$H$29])*[.$H$29]" office:value-type="float" office:value="100150">
            <text:p>100150</text:p>
          </table:table-cell>
          <table:table-cell table:formula="of:=ROUNDUP((([.$B$2]-([.$H35]*[.$B$2]*[.$B$3])+([.$B$2]*[.$B$3]))*[.BE$29]+[.BE34])/[.$H$29])*[.$H$29]" office:value-type="float" office:value="102225">
            <text:p>102225</text:p>
          </table:table-cell>
          <table:table-cell table:formula="of:=ROUNDUP((([.$B$2]-([.$H35]*[.$B$2]*[.$B$3])+([.$B$2]*[.$B$3]))*[.BF$29]+[.BF34])/[.$H$29])*[.$H$29]" office:value-type="float" office:value="104250">
            <text:p>104250</text:p>
          </table:table-cell>
          <table:table-cell table:formula="of:=ROUNDUP((([.$B$2]-([.$H35]*[.$B$2]*[.$B$3])+([.$B$2]*[.$B$3]))*[.BG$29]+[.BG34])/[.$H$29])*[.$H$29]" office:value-type="float" office:value="106400">
            <text:p>106400</text:p>
          </table:table-cell>
          <table:table-cell table:formula="of:=ROUNDUP((([.$B$2]-([.$H35]*[.$B$2]*[.$B$3])+([.$B$2]*[.$B$3]))*[.BH$29]+[.BH34])/[.$H$29])*[.$H$29]" office:value-type="float" office:value="108475">
            <text:p>108475</text:p>
          </table:table-cell>
          <table:table-cell table:formula="of:=ROUNDUP((([.$B$2]-([.$H35]*[.$B$2]*[.$B$3])+([.$B$2]*[.$B$3]))*[.BI$29]+[.BI34])/[.$H$29])*[.$H$29]" office:value-type="float" office:value="110550">
            <text:p>110550</text:p>
          </table:table-cell>
          <table:table-cell table:formula="of:=ROUNDUP((([.$B$2]-([.$H35]*[.$B$2]*[.$B$3])+([.$B$2]*[.$B$3]))*[.BJ$29]+[.BJ34])/[.$H$29])*[.$H$29]" office:value-type="float" office:value="112650">
            <text:p>112650</text:p>
          </table:table-cell>
          <table:table-cell table:formula="of:=ROUNDUP((([.$B$2]-([.$H35]*[.$B$2]*[.$B$3])+([.$B$2]*[.$B$3]))*[.BK$29]+[.BK34])/[.$H$29])*[.$H$29]" office:value-type="float" office:value="114725">
            <text:p>114725</text:p>
          </table:table-cell>
          <table:table-cell table:formula="of:=ROUNDUP((([.$B$2]-([.$H35]*[.$B$2]*[.$B$3])+([.$B$2]*[.$B$3]))*[.BL$29]+[.BL34])/[.$H$29])*[.$H$29]" office:value-type="float" office:value="116775">
            <text:p>116775</text:p>
          </table:table-cell>
          <table:table-cell table:formula="of:=ROUNDUP((([.$B$2]-([.$H35]*[.$B$2]*[.$B$3])+([.$B$2]*[.$B$3]))*[.BM$29]+[.BM34])/[.$H$29])*[.$H$29]" office:value-type="float" office:value="118925">
            <text:p>118925</text:p>
          </table:table-cell>
          <table:table-cell table:formula="of:=ROUNDUP((([.$B$2]-([.$H35]*[.$B$2]*[.$B$3])+([.$B$2]*[.$B$3]))*[.BN$29]+[.BN34])/[.$H$29])*[.$H$29]" office:value-type="float" office:value="121000">
            <text:p>121000</text:p>
          </table:table-cell>
          <table:table-cell table:formula="of:=ROUNDUP((([.$B$2]-([.$H35]*[.$B$2]*[.$B$3])+([.$B$2]*[.$B$3]))*[.BO$29]+[.BO34])/[.$H$29])*[.$H$29]" office:value-type="float" office:value="123075">
            <text:p>123075</text:p>
          </table:table-cell>
          <table:table-cell table:formula="of:=ROUNDUP((([.$B$2]-([.$H35]*[.$B$2]*[.$B$3])+([.$B$2]*[.$B$3]))*[.BP$29]+[.BP34])/[.$H$29])*[.$H$29]" office:value-type="float" office:value="125150">
            <text:p>1251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36]+[.A36]" office:value-type="float" office:value="7">
            <text:p>7</text:p>
          </table:table-cell>
          <table:table-cell table:style-name="ce3" table:formula="of:=[.$B$2]*[.B36]*[.A36]" office:value-type="currency" office:currency="EUR" office:value="2400">
            <text:p>2 400 €</text:p>
          </table:table-cell>
          <table:table-cell table:formula="of:=[.D36]/[.B36]" office:value-type="currency" office:currency="EUR" office:value="2400">
            <text:p>2 400 €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Default" table:formula="of:=ROUNDUP((([.$B$2]-([.$H36]*[.$B$2]*[.$B$3])+([.$B$2]*[.$B$3]))*[.I$29]+[.I35])/[.$H$29])*[.$H$29]" office:value-type="float" office:value="2425">
            <text:p>2425</text:p>
          </table:table-cell>
          <table:table-cell table:style-name="Default" table:formula="of:=ROUNDUP((([.$B$2]-([.$H36]*[.$B$2]*[.$B$3])+([.$B$2]*[.$B$3]))*[.J$29]+[.J35])/[.$H$29])*[.$H$29]" office:value-type="float" office:value="4775">
            <text:p>4775</text:p>
          </table:table-cell>
          <table:table-cell table:style-name="Default" table:formula="of:=ROUNDUP((([.$B$2]-([.$H36]*[.$B$2]*[.$B$3])+([.$B$2]*[.$B$3]))*[.K$29]+[.K35])/[.$H$29])*[.$H$29]" office:value-type="float" office:value="7125">
            <text:p>7125</text:p>
          </table:table-cell>
          <table:table-cell table:style-name="Default" table:formula="of:=ROUNDUP((([.$B$2]-([.$H36]*[.$B$2]*[.$B$3])+([.$B$2]*[.$B$3]))*[.L$29]+[.L35])/[.$H$29])*[.$H$29]" office:value-type="float" office:value="9500">
            <text:p>9500</text:p>
          </table:table-cell>
          <table:table-cell table:style-name="Default" table:formula="of:=ROUNDUP((([.$B$2]-([.$H36]*[.$B$2]*[.$B$3])+([.$B$2]*[.$B$3]))*[.M$29]+[.M35])/[.$H$29])*[.$H$29]" office:value-type="float" office:value="11850">
            <text:p>11850</text:p>
          </table:table-cell>
          <table:table-cell table:style-name="Default" table:formula="of:=ROUNDUP((([.$B$2]-([.$H36]*[.$B$2]*[.$B$3])+([.$B$2]*[.$B$3]))*[.N$29]+[.N35])/[.$H$29])*[.$H$29]" office:value-type="float" office:value="14175">
            <text:p>14175</text:p>
          </table:table-cell>
          <table:table-cell table:style-name="Default" table:formula="of:=ROUNDUP((([.$B$2]-([.$H36]*[.$B$2]*[.$B$3])+([.$B$2]*[.$B$3]))*[.O$29]+[.O35])/[.$H$29])*[.$H$29]" office:value-type="float" office:value="16600">
            <text:p>16600</text:p>
          </table:table-cell>
          <table:table-cell table:style-name="Default" table:formula="of:=ROUNDUP((([.$B$2]-([.$H36]*[.$B$2]*[.$B$3])+([.$B$2]*[.$B$3]))*[.P$29]+[.P35])/[.$H$29])*[.$H$29]" office:value-type="float" office:value="18950">
            <text:p>18950</text:p>
          </table:table-cell>
          <table:table-cell table:style-name="Default" table:formula="of:=ROUNDUP((([.$B$2]-([.$H36]*[.$B$2]*[.$B$3])+([.$B$2]*[.$B$3]))*[.Q$29]+[.Q35])/[.$H$29])*[.$H$29]" office:value-type="float" office:value="21300">
            <text:p>21300</text:p>
          </table:table-cell>
          <table:table-cell table:formula="of:=ROUNDUP((([.$B$2]-([.$H36]*[.$B$2]*[.$B$3])+([.$B$2]*[.$B$3]))*[.R$29]+[.R35])/[.$H$29])*[.$H$29]" office:value-type="float" office:value="23650">
            <text:p>23650</text:p>
          </table:table-cell>
          <table:table-cell table:formula="of:=ROUNDUP((([.$B$2]-([.$H36]*[.$B$2]*[.$B$3])+([.$B$2]*[.$B$3]))*[.S$29]+[.S35])/[.$H$29])*[.$H$29]" office:value-type="float" office:value="26025">
            <text:p>26025</text:p>
          </table:table-cell>
          <table:table-cell table:formula="of:=ROUNDUP((([.$B$2]-([.$H36]*[.$B$2]*[.$B$3])+([.$B$2]*[.$B$3]))*[.T$29]+[.T35])/[.$H$29])*[.$H$29]" office:value-type="float" office:value="28350">
            <text:p>28350</text:p>
          </table:table-cell>
          <table:table-cell table:formula="of:=ROUNDUP((([.$B$2]-([.$H36]*[.$B$2]*[.$B$3])+([.$B$2]*[.$B$3]))*[.U$29]+[.U35])/[.$H$29])*[.$H$29]" office:value-type="float" office:value="30775">
            <text:p>30775</text:p>
          </table:table-cell>
          <table:table-cell table:formula="of:=ROUNDUP((([.$B$2]-([.$H36]*[.$B$2]*[.$B$3])+([.$B$2]*[.$B$3]))*[.V$29]+[.V35])/[.$H$29])*[.$H$29]" office:value-type="float" office:value="33100">
            <text:p>33100</text:p>
          </table:table-cell>
          <table:table-cell table:formula="of:=ROUNDUP((([.$B$2]-([.$H36]*[.$B$2]*[.$B$3])+([.$B$2]*[.$B$3]))*[.W$29]+[.W35])/[.$H$29])*[.$H$29]" office:value-type="float" office:value="35450">
            <text:p>35450</text:p>
          </table:table-cell>
          <table:table-cell table:formula="of:=ROUNDUP((([.$B$2]-([.$H36]*[.$B$2]*[.$B$3])+([.$B$2]*[.$B$3]))*[.X$29]+[.X35])/[.$H$29])*[.$H$29]" office:value-type="float" office:value="37825">
            <text:p>37825</text:p>
          </table:table-cell>
          <table:table-cell table:formula="of:=ROUNDUP((([.$B$2]-([.$H36]*[.$B$2]*[.$B$3])+([.$B$2]*[.$B$3]))*[.Y$29]+[.Y35])/[.$H$29])*[.$H$29]" office:value-type="float" office:value="40175">
            <text:p>40175</text:p>
          </table:table-cell>
          <table:table-cell table:formula="of:=ROUNDUP((([.$B$2]-([.$H36]*[.$B$2]*[.$B$3])+([.$B$2]*[.$B$3]))*[.Z$29]+[.Z35])/[.$H$29])*[.$H$29]" office:value-type="float" office:value="42525">
            <text:p>42525</text:p>
          </table:table-cell>
          <table:table-cell table:formula="of:=ROUNDUP((([.$B$2]-([.$H36]*[.$B$2]*[.$B$3])+([.$B$2]*[.$B$3]))*[.AA$29]+[.AA35])/[.$H$29])*[.$H$29]" office:value-type="float" office:value="44950">
            <text:p>44950</text:p>
          </table:table-cell>
          <table:table-cell table:formula="of:=ROUNDUP((([.$B$2]-([.$H36]*[.$B$2]*[.$B$3])+([.$B$2]*[.$B$3]))*[.AB$29]+[.AB35])/[.$H$29])*[.$H$29]" office:value-type="float" office:value="47250">
            <text:p>47250</text:p>
          </table:table-cell>
          <table:table-cell table:formula="of:=ROUNDUP((([.$B$2]-([.$H36]*[.$B$2]*[.$B$3])+([.$B$2]*[.$B$3]))*[.AC$29]+[.AC35])/[.$H$29])*[.$H$29]" office:value-type="float" office:value="49625">
            <text:p>49625</text:p>
          </table:table-cell>
          <table:table-cell table:formula="of:=ROUNDUP((([.$B$2]-([.$H36]*[.$B$2]*[.$B$3])+([.$B$2]*[.$B$3]))*[.AD$29]+[.AD35])/[.$H$29])*[.$H$29]" office:value-type="float" office:value="52000">
            <text:p>52000</text:p>
          </table:table-cell>
          <table:table-cell table:formula="of:=ROUNDUP((([.$B$2]-([.$H36]*[.$B$2]*[.$B$3])+([.$B$2]*[.$B$3]))*[.AE$29]+[.AE35])/[.$H$29])*[.$H$29]" office:value-type="float" office:value="54350">
            <text:p>54350</text:p>
          </table:table-cell>
          <table:table-cell table:formula="of:=ROUNDUP((([.$B$2]-([.$H36]*[.$B$2]*[.$B$3])+([.$B$2]*[.$B$3]))*[.AF$29]+[.AF35])/[.$H$29])*[.$H$29]" office:value-type="float" office:value="56700">
            <text:p>56700</text:p>
          </table:table-cell>
          <table:table-cell table:formula="of:=ROUNDUP((([.$B$2]-([.$H36]*[.$B$2]*[.$B$3])+([.$B$2]*[.$B$3]))*[.AG$29]+[.AG35])/[.$H$29])*[.$H$29]" office:value-type="float" office:value="58975">
            <text:p>58975</text:p>
          </table:table-cell>
          <table:table-cell table:formula="of:=ROUNDUP((([.$B$2]-([.$H36]*[.$B$2]*[.$B$3])+([.$B$2]*[.$B$3]))*[.AH$29]+[.AH35])/[.$H$29])*[.$H$29]" office:value-type="float" office:value="61400">
            <text:p>61400</text:p>
          </table:table-cell>
          <table:table-cell table:formula="of:=ROUNDUP((([.$B$2]-([.$H36]*[.$B$2]*[.$B$3])+([.$B$2]*[.$B$3]))*[.AI$29]+[.AI35])/[.$H$29])*[.$H$29]" office:value-type="float" office:value="63750">
            <text:p>63750</text:p>
          </table:table-cell>
          <table:table-cell table:formula="of:=ROUNDUP((([.$B$2]-([.$H36]*[.$B$2]*[.$B$3])+([.$B$2]*[.$B$3]))*[.AJ$29]+[.AJ35])/[.$H$29])*[.$H$29]" office:value-type="float" office:value="66100">
            <text:p>66100</text:p>
          </table:table-cell>
          <table:table-cell table:formula="of:=ROUNDUP((([.$B$2]-([.$H36]*[.$B$2]*[.$B$3])+([.$B$2]*[.$B$3]))*[.AK$29]+[.AK35])/[.$H$29])*[.$H$29]" office:value-type="float" office:value="68475">
            <text:p>68475</text:p>
          </table:table-cell>
          <table:table-cell table:formula="of:=ROUNDUP((([.$B$2]-([.$H36]*[.$B$2]*[.$B$3])+([.$B$2]*[.$B$3]))*[.AL$29]+[.AL35])/[.$H$29])*[.$H$29]" office:value-type="float" office:value="70825">
            <text:p>70825</text:p>
          </table:table-cell>
          <table:table-cell table:formula="of:=ROUNDUP((([.$B$2]-([.$H36]*[.$B$2]*[.$B$3])+([.$B$2]*[.$B$3]))*[.AM$29]+[.AM35])/[.$H$29])*[.$H$29]" office:value-type="float" office:value="73150">
            <text:p>73150</text:p>
          </table:table-cell>
          <table:table-cell table:formula="of:=ROUNDUP((([.$B$2]-([.$H36]*[.$B$2]*[.$B$3])+([.$B$2]*[.$B$3]))*[.AN$29]+[.AN35])/[.$H$29])*[.$H$29]" office:value-type="float" office:value="75575">
            <text:p>75575</text:p>
          </table:table-cell>
          <table:table-cell table:formula="of:=ROUNDUP((([.$B$2]-([.$H36]*[.$B$2]*[.$B$3])+([.$B$2]*[.$B$3]))*[.AO$29]+[.AO35])/[.$H$29])*[.$H$29]" office:value-type="float" office:value="77925">
            <text:p>77925</text:p>
          </table:table-cell>
          <table:table-cell table:formula="of:=ROUNDUP((([.$B$2]-([.$H36]*[.$B$2]*[.$B$3])+([.$B$2]*[.$B$3]))*[.AP$29]+[.AP35])/[.$H$29])*[.$H$29]" office:value-type="float" office:value="80275">
            <text:p>80275</text:p>
          </table:table-cell>
          <table:table-cell table:formula="of:=ROUNDUP((([.$B$2]-([.$H36]*[.$B$2]*[.$B$3])+([.$B$2]*[.$B$3]))*[.AQ$29]+[.AQ35])/[.$H$29])*[.$H$29]" office:value-type="float" office:value="82625">
            <text:p>82625</text:p>
          </table:table-cell>
          <table:table-cell table:formula="of:=ROUNDUP((([.$B$2]-([.$H36]*[.$B$2]*[.$B$3])+([.$B$2]*[.$B$3]))*[.AR$29]+[.AR35])/[.$H$29])*[.$H$29]" office:value-type="float" office:value="85000">
            <text:p>85000</text:p>
          </table:table-cell>
          <table:table-cell table:formula="of:=ROUNDUP((([.$B$2]-([.$H36]*[.$B$2]*[.$B$3])+([.$B$2]*[.$B$3]))*[.AS$29]+[.AS35])/[.$H$29])*[.$H$29]" office:value-type="float" office:value="87325">
            <text:p>87325</text:p>
          </table:table-cell>
          <table:table-cell table:formula="of:=ROUNDUP((([.$B$2]-([.$H36]*[.$B$2]*[.$B$3])+([.$B$2]*[.$B$3]))*[.AT$29]+[.AT35])/[.$H$29])*[.$H$29]" office:value-type="float" office:value="89750">
            <text:p>89750</text:p>
          </table:table-cell>
          <table:table-cell table:formula="of:=ROUNDUP((([.$B$2]-([.$H36]*[.$B$2]*[.$B$3])+([.$B$2]*[.$B$3]))*[.AU$29]+[.AU35])/[.$H$29])*[.$H$29]" office:value-type="float" office:value="92075">
            <text:p>92075</text:p>
          </table:table-cell>
          <table:table-cell table:formula="of:=ROUNDUP((([.$B$2]-([.$H36]*[.$B$2]*[.$B$3])+([.$B$2]*[.$B$3]))*[.AV$29]+[.AV35])/[.$H$29])*[.$H$29]" office:value-type="float" office:value="94425">
            <text:p>94425</text:p>
          </table:table-cell>
          <table:table-cell table:formula="of:=ROUNDUP((([.$B$2]-([.$H36]*[.$B$2]*[.$B$3])+([.$B$2]*[.$B$3]))*[.AW$29]+[.AW35])/[.$H$29])*[.$H$29]" office:value-type="float" office:value="96800">
            <text:p>96800</text:p>
          </table:table-cell>
          <table:table-cell table:formula="of:=ROUNDUP((([.$B$2]-([.$H36]*[.$B$2]*[.$B$3])+([.$B$2]*[.$B$3]))*[.AX$29]+[.AX35])/[.$H$29])*[.$H$29]" office:value-type="float" office:value="99150">
            <text:p>99150</text:p>
          </table:table-cell>
          <table:table-cell table:formula="of:=ROUNDUP((([.$B$2]-([.$H36]*[.$B$2]*[.$B$3])+([.$B$2]*[.$B$3]))*[.AY$29]+[.AY35])/[.$H$29])*[.$H$29]" office:value-type="float" office:value="101500">
            <text:p>101500</text:p>
          </table:table-cell>
          <table:table-cell table:formula="of:=ROUNDUP((([.$B$2]-([.$H36]*[.$B$2]*[.$B$3])+([.$B$2]*[.$B$3]))*[.AZ$29]+[.AZ35])/[.$H$29])*[.$H$29]" office:value-type="float" office:value="103925">
            <text:p>103925</text:p>
          </table:table-cell>
          <table:table-cell table:formula="of:=ROUNDUP((([.$B$2]-([.$H36]*[.$B$2]*[.$B$3])+([.$B$2]*[.$B$3]))*[.BA$29]+[.BA35])/[.$H$29])*[.$H$29]" office:value-type="float" office:value="106225">
            <text:p>106225</text:p>
          </table:table-cell>
          <table:table-cell table:formula="of:=ROUNDUP((([.$B$2]-([.$H36]*[.$B$2]*[.$B$3])+([.$B$2]*[.$B$3]))*[.BB$29]+[.BB35])/[.$H$29])*[.$H$29]" office:value-type="float" office:value="108600">
            <text:p>108600</text:p>
          </table:table-cell>
          <table:table-cell table:formula="of:=ROUNDUP((([.$B$2]-([.$H36]*[.$B$2]*[.$B$3])+([.$B$2]*[.$B$3]))*[.BC$29]+[.BC35])/[.$H$29])*[.$H$29]" office:value-type="float" office:value="110975">
            <text:p>110975</text:p>
          </table:table-cell>
          <table:table-cell table:formula="of:=ROUNDUP((([.$B$2]-([.$H36]*[.$B$2]*[.$B$3])+([.$B$2]*[.$B$3]))*[.BD$29]+[.BD35])/[.$H$29])*[.$H$29]" office:value-type="float" office:value="113325">
            <text:p>113325</text:p>
          </table:table-cell>
          <table:table-cell table:formula="of:=ROUNDUP((([.$B$2]-([.$H36]*[.$B$2]*[.$B$3])+([.$B$2]*[.$B$3]))*[.BE$29]+[.BE35])/[.$H$29])*[.$H$29]" office:value-type="float" office:value="115675">
            <text:p>115675</text:p>
          </table:table-cell>
          <table:table-cell table:formula="of:=ROUNDUP((([.$B$2]-([.$H36]*[.$B$2]*[.$B$3])+([.$B$2]*[.$B$3]))*[.BF$29]+[.BF35])/[.$H$29])*[.$H$29]" office:value-type="float" office:value="117950">
            <text:p>117950</text:p>
          </table:table-cell>
          <table:table-cell table:formula="of:=ROUNDUP((([.$B$2]-([.$H36]*[.$B$2]*[.$B$3])+([.$B$2]*[.$B$3]))*[.BG$29]+[.BG35])/[.$H$29])*[.$H$29]" office:value-type="float" office:value="120375">
            <text:p>120375</text:p>
          </table:table-cell>
          <table:table-cell table:formula="of:=ROUNDUP((([.$B$2]-([.$H36]*[.$B$2]*[.$B$3])+([.$B$2]*[.$B$3]))*[.BH$29]+[.BH35])/[.$H$29])*[.$H$29]" office:value-type="float" office:value="122725">
            <text:p>122725</text:p>
          </table:table-cell>
          <table:table-cell table:formula="of:=ROUNDUP((([.$B$2]-([.$H36]*[.$B$2]*[.$B$3])+([.$B$2]*[.$B$3]))*[.BI$29]+[.BI35])/[.$H$29])*[.$H$29]" office:value-type="float" office:value="125075">
            <text:p>125075</text:p>
          </table:table-cell>
          <table:table-cell table:formula="of:=ROUNDUP((([.$B$2]-([.$H36]*[.$B$2]*[.$B$3])+([.$B$2]*[.$B$3]))*[.BJ$29]+[.BJ35])/[.$H$29])*[.$H$29]" office:value-type="float" office:value="127450">
            <text:p>127450</text:p>
          </table:table-cell>
          <table:table-cell table:formula="of:=ROUNDUP((([.$B$2]-([.$H36]*[.$B$2]*[.$B$3])+([.$B$2]*[.$B$3]))*[.BK$29]+[.BK35])/[.$H$29])*[.$H$29]" office:value-type="float" office:value="129800">
            <text:p>129800</text:p>
          </table:table-cell>
          <table:table-cell table:formula="of:=ROUNDUP((([.$B$2]-([.$H36]*[.$B$2]*[.$B$3])+([.$B$2]*[.$B$3]))*[.BL$29]+[.BL35])/[.$H$29])*[.$H$29]" office:value-type="float" office:value="132125">
            <text:p>132125</text:p>
          </table:table-cell>
          <table:table-cell table:formula="of:=ROUNDUP((([.$B$2]-([.$H36]*[.$B$2]*[.$B$3])+([.$B$2]*[.$B$3]))*[.BM$29]+[.BM35])/[.$H$29])*[.$H$29]" office:value-type="float" office:value="134550">
            <text:p>134550</text:p>
          </table:table-cell>
          <table:table-cell table:formula="of:=ROUNDUP((([.$B$2]-([.$H36]*[.$B$2]*[.$B$3])+([.$B$2]*[.$B$3]))*[.BN$29]+[.BN35])/[.$H$29])*[.$H$29]" office:value-type="float" office:value="136900">
            <text:p>136900</text:p>
          </table:table-cell>
          <table:table-cell table:formula="of:=ROUNDUP((([.$B$2]-([.$H36]*[.$B$2]*[.$B$3])+([.$B$2]*[.$B$3]))*[.BO$29]+[.BO35])/[.$H$29])*[.$H$29]" office:value-type="float" office:value="139250">
            <text:p>139250</text:p>
          </table:table-cell>
          <table:table-cell table:formula="of:=ROUNDUP((([.$B$2]-([.$H36]*[.$B$2]*[.$B$3])+([.$B$2]*[.$B$3]))*[.BP$29]+[.BP35])/[.$H$29])*[.$H$29]" office:value-type="float" office:value="141600">
            <text:p>1416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37]+[.A37]" office:value-type="float" office:value="8">
            <text:p>8</text:p>
          </table:table-cell>
          <table:table-cell table:style-name="ce3" table:formula="of:=[.$B$2]*[.B37]*[.A37]" office:value-type="currency" office:currency="EUR" office:value="4800">
            <text:p>4 800 €</text:p>
          </table:table-cell>
          <table:table-cell table:formula="of:=[.D37]/[.B37]" office:value-type="currency" office:currency="EUR" office:value="2400">
            <text:p>2 400 €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Default" table:formula="of:=ROUNDUP((([.$B$2]-([.$H37]*[.$B$2]*[.$B$3])+([.$B$2]*[.$B$3]))*[.I$29]+[.I36])/[.$H$29])*[.$H$29]" office:value-type="float" office:value="2700">
            <text:p>2700</text:p>
          </table:table-cell>
          <table:table-cell table:style-name="Default" table:formula="of:=ROUNDUP((([.$B$2]-([.$H37]*[.$B$2]*[.$B$3])+([.$B$2]*[.$B$3]))*[.J$29]+[.J36])/[.$H$29])*[.$H$29]" office:value-type="float" office:value="5300">
            <text:p>5300</text:p>
          </table:table-cell>
          <table:table-cell table:style-name="Default" table:formula="of:=ROUNDUP((([.$B$2]-([.$H37]*[.$B$2]*[.$B$3])+([.$B$2]*[.$B$3]))*[.K$29]+[.K36])/[.$H$29])*[.$H$29]" office:value-type="float" office:value="7900">
            <text:p>7900</text:p>
          </table:table-cell>
          <table:table-cell table:style-name="Default" table:formula="of:=ROUNDUP((([.$B$2]-([.$H37]*[.$B$2]*[.$B$3])+([.$B$2]*[.$B$3]))*[.L$29]+[.L36])/[.$H$29])*[.$H$29]" office:value-type="float" office:value="10525">
            <text:p>10525</text:p>
          </table:table-cell>
          <table:table-cell table:style-name="Default" table:formula="of:=ROUNDUP((([.$B$2]-([.$H37]*[.$B$2]*[.$B$3])+([.$B$2]*[.$B$3]))*[.M$29]+[.M36])/[.$H$29])*[.$H$29]" office:value-type="float" office:value="13125">
            <text:p>13125</text:p>
          </table:table-cell>
          <table:table-cell table:style-name="Default" table:formula="of:=ROUNDUP((([.$B$2]-([.$H37]*[.$B$2]*[.$B$3])+([.$B$2]*[.$B$3]))*[.N$29]+[.N36])/[.$H$29])*[.$H$29]" office:value-type="float" office:value="15700">
            <text:p>15700</text:p>
          </table:table-cell>
          <table:table-cell table:style-name="Default" table:formula="of:=ROUNDUP((([.$B$2]-([.$H37]*[.$B$2]*[.$B$3])+([.$B$2]*[.$B$3]))*[.O$29]+[.O36])/[.$H$29])*[.$H$29]" office:value-type="float" office:value="18375">
            <text:p>18375</text:p>
          </table:table-cell>
          <table:table-cell table:style-name="Default" table:formula="of:=ROUNDUP((([.$B$2]-([.$H37]*[.$B$2]*[.$B$3])+([.$B$2]*[.$B$3]))*[.P$29]+[.P36])/[.$H$29])*[.$H$29]" office:value-type="float" office:value="20975">
            <text:p>20975</text:p>
          </table:table-cell>
          <table:table-cell table:style-name="Default" table:formula="of:=ROUNDUP((([.$B$2]-([.$H37]*[.$B$2]*[.$B$3])+([.$B$2]*[.$B$3]))*[.Q$29]+[.Q36])/[.$H$29])*[.$H$29]" office:value-type="float" office:value="23600">
            <text:p>23600</text:p>
          </table:table-cell>
          <table:table-cell table:formula="of:=ROUNDUP((([.$B$2]-([.$H37]*[.$B$2]*[.$B$3])+([.$B$2]*[.$B$3]))*[.R$29]+[.R36])/[.$H$29])*[.$H$29]" office:value-type="float" office:value="26200">
            <text:p>26200</text:p>
          </table:table-cell>
          <table:table-cell table:formula="of:=ROUNDUP((([.$B$2]-([.$H37]*[.$B$2]*[.$B$3])+([.$B$2]*[.$B$3]))*[.S$29]+[.S36])/[.$H$29])*[.$H$29]" office:value-type="float" office:value="28825">
            <text:p>28825</text:p>
          </table:table-cell>
          <table:table-cell table:formula="of:=ROUNDUP((([.$B$2]-([.$H37]*[.$B$2]*[.$B$3])+([.$B$2]*[.$B$3]))*[.T$29]+[.T36])/[.$H$29])*[.$H$29]" office:value-type="float" office:value="31400">
            <text:p>31400</text:p>
          </table:table-cell>
          <table:table-cell table:formula="of:=ROUNDUP((([.$B$2]-([.$H37]*[.$B$2]*[.$B$3])+([.$B$2]*[.$B$3]))*[.U$29]+[.U36])/[.$H$29])*[.$H$29]" office:value-type="float" office:value="34075">
            <text:p>34075</text:p>
          </table:table-cell>
          <table:table-cell table:formula="of:=ROUNDUP((([.$B$2]-([.$H37]*[.$B$2]*[.$B$3])+([.$B$2]*[.$B$3]))*[.V$29]+[.V36])/[.$H$29])*[.$H$29]" office:value-type="float" office:value="36650">
            <text:p>36650</text:p>
          </table:table-cell>
          <table:table-cell table:formula="of:=ROUNDUP((([.$B$2]-([.$H37]*[.$B$2]*[.$B$3])+([.$B$2]*[.$B$3]))*[.W$29]+[.W36])/[.$H$29])*[.$H$29]" office:value-type="float" office:value="39250">
            <text:p>39250</text:p>
          </table:table-cell>
          <table:table-cell table:formula="of:=ROUNDUP((([.$B$2]-([.$H37]*[.$B$2]*[.$B$3])+([.$B$2]*[.$B$3]))*[.X$29]+[.X36])/[.$H$29])*[.$H$29]" office:value-type="float" office:value="41875">
            <text:p>41875</text:p>
          </table:table-cell>
          <table:table-cell table:formula="of:=ROUNDUP((([.$B$2]-([.$H37]*[.$B$2]*[.$B$3])+([.$B$2]*[.$B$3]))*[.Y$29]+[.Y36])/[.$H$29])*[.$H$29]" office:value-type="float" office:value="44500">
            <text:p>44500</text:p>
          </table:table-cell>
          <table:table-cell table:formula="of:=ROUNDUP((([.$B$2]-([.$H37]*[.$B$2]*[.$B$3])+([.$B$2]*[.$B$3]))*[.Z$29]+[.Z36])/[.$H$29])*[.$H$29]" office:value-type="float" office:value="47100">
            <text:p>47100</text:p>
          </table:table-cell>
          <table:table-cell table:formula="of:=ROUNDUP((([.$B$2]-([.$H37]*[.$B$2]*[.$B$3])+([.$B$2]*[.$B$3]))*[.AA$29]+[.AA36])/[.$H$29])*[.$H$29]" office:value-type="float" office:value="49775">
            <text:p>49775</text:p>
          </table:table-cell>
          <table:table-cell table:formula="of:=ROUNDUP((([.$B$2]-([.$H37]*[.$B$2]*[.$B$3])+([.$B$2]*[.$B$3]))*[.AB$29]+[.AB36])/[.$H$29])*[.$H$29]" office:value-type="float" office:value="52325">
            <text:p>52325</text:p>
          </table:table-cell>
          <table:table-cell table:formula="of:=ROUNDUP((([.$B$2]-([.$H37]*[.$B$2]*[.$B$3])+([.$B$2]*[.$B$3]))*[.AC$29]+[.AC36])/[.$H$29])*[.$H$29]" office:value-type="float" office:value="54950">
            <text:p>54950</text:p>
          </table:table-cell>
          <table:table-cell table:formula="of:=ROUNDUP((([.$B$2]-([.$H37]*[.$B$2]*[.$B$3])+([.$B$2]*[.$B$3]))*[.AD$29]+[.AD36])/[.$H$29])*[.$H$29]" office:value-type="float" office:value="57575">
            <text:p>57575</text:p>
          </table:table-cell>
          <table:table-cell table:formula="of:=ROUNDUP((([.$B$2]-([.$H37]*[.$B$2]*[.$B$3])+([.$B$2]*[.$B$3]))*[.AE$29]+[.AE36])/[.$H$29])*[.$H$29]" office:value-type="float" office:value="60175">
            <text:p>60175</text:p>
          </table:table-cell>
          <table:table-cell table:formula="of:=ROUNDUP((([.$B$2]-([.$H37]*[.$B$2]*[.$B$3])+([.$B$2]*[.$B$3]))*[.AF$29]+[.AF36])/[.$H$29])*[.$H$29]" office:value-type="float" office:value="62775">
            <text:p>62775</text:p>
          </table:table-cell>
          <table:table-cell table:formula="of:=ROUNDUP((([.$B$2]-([.$H37]*[.$B$2]*[.$B$3])+([.$B$2]*[.$B$3]))*[.AG$29]+[.AG36])/[.$H$29])*[.$H$29]" office:value-type="float" office:value="65300">
            <text:p>65300</text:p>
          </table:table-cell>
          <table:table-cell table:formula="of:=ROUNDUP((([.$B$2]-([.$H37]*[.$B$2]*[.$B$3])+([.$B$2]*[.$B$3]))*[.AH$29]+[.AH36])/[.$H$29])*[.$H$29]" office:value-type="float" office:value="68000">
            <text:p>68000</text:p>
          </table:table-cell>
          <table:table-cell table:formula="of:=ROUNDUP((([.$B$2]-([.$H37]*[.$B$2]*[.$B$3])+([.$B$2]*[.$B$3]))*[.AI$29]+[.AI36])/[.$H$29])*[.$H$29]" office:value-type="float" office:value="70600">
            <text:p>70600</text:p>
          </table:table-cell>
          <table:table-cell table:formula="of:=ROUNDUP((([.$B$2]-([.$H37]*[.$B$2]*[.$B$3])+([.$B$2]*[.$B$3]))*[.AJ$29]+[.AJ36])/[.$H$29])*[.$H$29]" office:value-type="float" office:value="73200">
            <text:p>73200</text:p>
          </table:table-cell>
          <table:table-cell table:formula="of:=ROUNDUP((([.$B$2]-([.$H37]*[.$B$2]*[.$B$3])+([.$B$2]*[.$B$3]))*[.AK$29]+[.AK36])/[.$H$29])*[.$H$29]" office:value-type="float" office:value="75825">
            <text:p>75825</text:p>
          </table:table-cell>
          <table:table-cell table:formula="of:=ROUNDUP((([.$B$2]-([.$H37]*[.$B$2]*[.$B$3])+([.$B$2]*[.$B$3]))*[.AL$29]+[.AL36])/[.$H$29])*[.$H$29]" office:value-type="float" office:value="78425">
            <text:p>78425</text:p>
          </table:table-cell>
          <table:table-cell table:formula="of:=ROUNDUP((([.$B$2]-([.$H37]*[.$B$2]*[.$B$3])+([.$B$2]*[.$B$3]))*[.AM$29]+[.AM36])/[.$H$29])*[.$H$29]" office:value-type="float" office:value="81000">
            <text:p>81000</text:p>
          </table:table-cell>
          <table:table-cell table:formula="of:=ROUNDUP((([.$B$2]-([.$H37]*[.$B$2]*[.$B$3])+([.$B$2]*[.$B$3]))*[.AN$29]+[.AN36])/[.$H$29])*[.$H$29]" office:value-type="float" office:value="83675">
            <text:p>83675</text:p>
          </table:table-cell>
          <table:table-cell table:formula="of:=ROUNDUP((([.$B$2]-([.$H37]*[.$B$2]*[.$B$3])+([.$B$2]*[.$B$3]))*[.AO$29]+[.AO36])/[.$H$29])*[.$H$29]" office:value-type="float" office:value="86275">
            <text:p>86275</text:p>
          </table:table-cell>
          <table:table-cell table:formula="of:=ROUNDUP((([.$B$2]-([.$H37]*[.$B$2]*[.$B$3])+([.$B$2]*[.$B$3]))*[.AP$29]+[.AP36])/[.$H$29])*[.$H$29]" office:value-type="float" office:value="88900">
            <text:p>88900</text:p>
          </table:table-cell>
          <table:table-cell table:formula="of:=ROUNDUP((([.$B$2]-([.$H37]*[.$B$2]*[.$B$3])+([.$B$2]*[.$B$3]))*[.AQ$29]+[.AQ36])/[.$H$29])*[.$H$29]" office:value-type="float" office:value="91500">
            <text:p>91500</text:p>
          </table:table-cell>
          <table:table-cell table:formula="of:=ROUNDUP((([.$B$2]-([.$H37]*[.$B$2]*[.$B$3])+([.$B$2]*[.$B$3]))*[.AR$29]+[.AR36])/[.$H$29])*[.$H$29]" office:value-type="float" office:value="94125">
            <text:p>94125</text:p>
          </table:table-cell>
          <table:table-cell table:formula="of:=ROUNDUP((([.$B$2]-([.$H37]*[.$B$2]*[.$B$3])+([.$B$2]*[.$B$3]))*[.AS$29]+[.AS36])/[.$H$29])*[.$H$29]" office:value-type="float" office:value="96700">
            <text:p>96700</text:p>
          </table:table-cell>
          <table:table-cell table:formula="of:=ROUNDUP((([.$B$2]-([.$H37]*[.$B$2]*[.$B$3])+([.$B$2]*[.$B$3]))*[.AT$29]+[.AT36])/[.$H$29])*[.$H$29]" office:value-type="float" office:value="99375">
            <text:p>99375</text:p>
          </table:table-cell>
          <table:table-cell table:formula="of:=ROUNDUP((([.$B$2]-([.$H37]*[.$B$2]*[.$B$3])+([.$B$2]*[.$B$3]))*[.AU$29]+[.AU36])/[.$H$29])*[.$H$29]" office:value-type="float" office:value="101950">
            <text:p>101950</text:p>
          </table:table-cell>
          <table:table-cell table:formula="of:=ROUNDUP((([.$B$2]-([.$H37]*[.$B$2]*[.$B$3])+([.$B$2]*[.$B$3]))*[.AV$29]+[.AV36])/[.$H$29])*[.$H$29]" office:value-type="float" office:value="104550">
            <text:p>104550</text:p>
          </table:table-cell>
          <table:table-cell table:formula="of:=ROUNDUP((([.$B$2]-([.$H37]*[.$B$2]*[.$B$3])+([.$B$2]*[.$B$3]))*[.AW$29]+[.AW36])/[.$H$29])*[.$H$29]" office:value-type="float" office:value="107175">
            <text:p>107175</text:p>
          </table:table-cell>
          <table:table-cell table:formula="of:=ROUNDUP((([.$B$2]-([.$H37]*[.$B$2]*[.$B$3])+([.$B$2]*[.$B$3]))*[.AX$29]+[.AX36])/[.$H$29])*[.$H$29]" office:value-type="float" office:value="109800">
            <text:p>109800</text:p>
          </table:table-cell>
          <table:table-cell table:formula="of:=ROUNDUP((([.$B$2]-([.$H37]*[.$B$2]*[.$B$3])+([.$B$2]*[.$B$3]))*[.AY$29]+[.AY36])/[.$H$29])*[.$H$29]" office:value-type="float" office:value="112400">
            <text:p>112400</text:p>
          </table:table-cell>
          <table:table-cell table:formula="of:=ROUNDUP((([.$B$2]-([.$H37]*[.$B$2]*[.$B$3])+([.$B$2]*[.$B$3]))*[.AZ$29]+[.AZ36])/[.$H$29])*[.$H$29]" office:value-type="float" office:value="115075">
            <text:p>115075</text:p>
          </table:table-cell>
          <table:table-cell table:formula="of:=ROUNDUP((([.$B$2]-([.$H37]*[.$B$2]*[.$B$3])+([.$B$2]*[.$B$3]))*[.BA$29]+[.BA36])/[.$H$29])*[.$H$29]" office:value-type="float" office:value="117625">
            <text:p>117625</text:p>
          </table:table-cell>
          <table:table-cell table:formula="of:=ROUNDUP((([.$B$2]-([.$H37]*[.$B$2]*[.$B$3])+([.$B$2]*[.$B$3]))*[.BB$29]+[.BB36])/[.$H$29])*[.$H$29]" office:value-type="float" office:value="120250">
            <text:p>120250</text:p>
          </table:table-cell>
          <table:table-cell table:formula="of:=ROUNDUP((([.$B$2]-([.$H37]*[.$B$2]*[.$B$3])+([.$B$2]*[.$B$3]))*[.BC$29]+[.BC36])/[.$H$29])*[.$H$29]" office:value-type="float" office:value="122875">
            <text:p>122875</text:p>
          </table:table-cell>
          <table:table-cell table:formula="of:=ROUNDUP((([.$B$2]-([.$H37]*[.$B$2]*[.$B$3])+([.$B$2]*[.$B$3]))*[.BD$29]+[.BD36])/[.$H$29])*[.$H$29]" office:value-type="float" office:value="125475">
            <text:p>125475</text:p>
          </table:table-cell>
          <table:table-cell table:formula="of:=ROUNDUP((([.$B$2]-([.$H37]*[.$B$2]*[.$B$3])+([.$B$2]*[.$B$3]))*[.BE$29]+[.BE36])/[.$H$29])*[.$H$29]" office:value-type="float" office:value="128075">
            <text:p>128075</text:p>
          </table:table-cell>
          <table:table-cell table:formula="of:=ROUNDUP((([.$B$2]-([.$H37]*[.$B$2]*[.$B$3])+([.$B$2]*[.$B$3]))*[.BF$29]+[.BF36])/[.$H$29])*[.$H$29]" office:value-type="float" office:value="130600">
            <text:p>130600</text:p>
          </table:table-cell>
          <table:table-cell table:formula="of:=ROUNDUP((([.$B$2]-([.$H37]*[.$B$2]*[.$B$3])+([.$B$2]*[.$B$3]))*[.BG$29]+[.BG36])/[.$H$29])*[.$H$29]" office:value-type="float" office:value="133300">
            <text:p>133300</text:p>
          </table:table-cell>
          <table:table-cell table:formula="of:=ROUNDUP((([.$B$2]-([.$H37]*[.$B$2]*[.$B$3])+([.$B$2]*[.$B$3]))*[.BH$29]+[.BH36])/[.$H$29])*[.$H$29]" office:value-type="float" office:value="135900">
            <text:p>135900</text:p>
          </table:table-cell>
          <table:table-cell table:formula="of:=ROUNDUP((([.$B$2]-([.$H37]*[.$B$2]*[.$B$3])+([.$B$2]*[.$B$3]))*[.BI$29]+[.BI36])/[.$H$29])*[.$H$29]" office:value-type="float" office:value="138500">
            <text:p>138500</text:p>
          </table:table-cell>
          <table:table-cell table:formula="of:=ROUNDUP((([.$B$2]-([.$H37]*[.$B$2]*[.$B$3])+([.$B$2]*[.$B$3]))*[.BJ$29]+[.BJ36])/[.$H$29])*[.$H$29]" office:value-type="float" office:value="141125">
            <text:p>141125</text:p>
          </table:table-cell>
          <table:table-cell table:formula="of:=ROUNDUP((([.$B$2]-([.$H37]*[.$B$2]*[.$B$3])+([.$B$2]*[.$B$3]))*[.BK$29]+[.BK36])/[.$H$29])*[.$H$29]" office:value-type="float" office:value="143725">
            <text:p>143725</text:p>
          </table:table-cell>
          <table:table-cell table:formula="of:=ROUNDUP((([.$B$2]-([.$H37]*[.$B$2]*[.$B$3])+([.$B$2]*[.$B$3]))*[.BL$29]+[.BL36])/[.$H$29])*[.$H$29]" office:value-type="float" office:value="146300">
            <text:p>146300</text:p>
          </table:table-cell>
          <table:table-cell table:formula="of:=ROUNDUP((([.$B$2]-([.$H37]*[.$B$2]*[.$B$3])+([.$B$2]*[.$B$3]))*[.BM$29]+[.BM36])/[.$H$29])*[.$H$29]" office:value-type="float" office:value="148975">
            <text:p>148975</text:p>
          </table:table-cell>
          <table:table-cell table:formula="of:=ROUNDUP((([.$B$2]-([.$H37]*[.$B$2]*[.$B$3])+([.$B$2]*[.$B$3]))*[.BN$29]+[.BN36])/[.$H$29])*[.$H$29]" office:value-type="float" office:value="151575">
            <text:p>151575</text:p>
          </table:table-cell>
          <table:table-cell table:formula="of:=ROUNDUP((([.$B$2]-([.$H37]*[.$B$2]*[.$B$3])+([.$B$2]*[.$B$3]))*[.BO$29]+[.BO36])/[.$H$29])*[.$H$29]" office:value-type="float" office:value="154200">
            <text:p>154200</text:p>
          </table:table-cell>
          <table:table-cell table:formula="of:=ROUNDUP((([.$B$2]-([.$H37]*[.$B$2]*[.$B$3])+([.$B$2]*[.$B$3]))*[.BP$29]+[.BP36])/[.$H$29])*[.$H$29]" office:value-type="float" office:value="156800">
            <text:p>1568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38]+[.A38]" office:value-type="float" office:value="9">
            <text:p>9</text:p>
          </table:table-cell>
          <table:table-cell table:style-name="ce3" table:formula="of:=[.$B$2]*[.B38]*[.A38]" office:value-type="currency" office:currency="EUR" office:value="7200">
            <text:p>7 200 €</text:p>
          </table:table-cell>
          <table:table-cell table:formula="of:=[.D38]/[.B38]" office:value-type="currency" office:currency="EUR" office:value="2400">
            <text:p>2 400 €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Default" table:formula="of:=ROUNDUP((([.$B$2]-([.$H38]*[.$B$2]*[.$B$3])+([.$B$2]*[.$B$3]))*[.I$29]+[.I37])/[.$H$29])*[.$H$29]" office:value-type="float" office:value="2950">
            <text:p>2950</text:p>
          </table:table-cell>
          <table:table-cell table:style-name="Default" table:formula="of:=ROUNDUP((([.$B$2]-([.$H38]*[.$B$2]*[.$B$3])+([.$B$2]*[.$B$3]))*[.J$29]+[.J37])/[.$H$29])*[.$H$29]" office:value-type="float" office:value="5775">
            <text:p>5775</text:p>
          </table:table-cell>
          <table:table-cell table:style-name="Default" table:formula="of:=ROUNDUP((([.$B$2]-([.$H38]*[.$B$2]*[.$B$3])+([.$B$2]*[.$B$3]))*[.K$29]+[.K37])/[.$H$29])*[.$H$29]" office:value-type="float" office:value="8600">
            <text:p>8600</text:p>
          </table:table-cell>
          <table:table-cell table:style-name="Default" table:formula="of:=ROUNDUP((([.$B$2]-([.$H38]*[.$B$2]*[.$B$3])+([.$B$2]*[.$B$3]))*[.L$29]+[.L37])/[.$H$29])*[.$H$29]" office:value-type="float" office:value="11475">
            <text:p>11475</text:p>
          </table:table-cell>
          <table:table-cell table:style-name="Default" table:formula="of:=ROUNDUP((([.$B$2]-([.$H38]*[.$B$2]*[.$B$3])+([.$B$2]*[.$B$3]))*[.M$29]+[.M37])/[.$H$29])*[.$H$29]" office:value-type="float" office:value="14300">
            <text:p>14300</text:p>
          </table:table-cell>
          <table:table-cell table:style-name="Default" table:formula="of:=ROUNDUP((([.$B$2]-([.$H38]*[.$B$2]*[.$B$3])+([.$B$2]*[.$B$3]))*[.N$29]+[.N37])/[.$H$29])*[.$H$29]" office:value-type="float" office:value="17100">
            <text:p>17100</text:p>
          </table:table-cell>
          <table:table-cell table:style-name="Default" table:formula="of:=ROUNDUP((([.$B$2]-([.$H38]*[.$B$2]*[.$B$3])+([.$B$2]*[.$B$3]))*[.O$29]+[.O37])/[.$H$29])*[.$H$29]" office:value-type="float" office:value="20000">
            <text:p>20000</text:p>
          </table:table-cell>
          <table:table-cell table:style-name="Default" table:formula="of:=ROUNDUP((([.$B$2]-([.$H38]*[.$B$2]*[.$B$3])+([.$B$2]*[.$B$3]))*[.P$29]+[.P37])/[.$H$29])*[.$H$29]" office:value-type="float" office:value="22850">
            <text:p>22850</text:p>
          </table:table-cell>
          <table:table-cell table:style-name="Default" table:formula="of:=ROUNDUP((([.$B$2]-([.$H38]*[.$B$2]*[.$B$3])+([.$B$2]*[.$B$3]))*[.Q$29]+[.Q37])/[.$H$29])*[.$H$29]" office:value-type="float" office:value="25700">
            <text:p>25700</text:p>
          </table:table-cell>
          <table:table-cell table:formula="of:=ROUNDUP((([.$B$2]-([.$H38]*[.$B$2]*[.$B$3])+([.$B$2]*[.$B$3]))*[.R$29]+[.R37])/[.$H$29])*[.$H$29]" office:value-type="float" office:value="28525">
            <text:p>28525</text:p>
          </table:table-cell>
          <table:table-cell table:formula="of:=ROUNDUP((([.$B$2]-([.$H38]*[.$B$2]*[.$B$3])+([.$B$2]*[.$B$3]))*[.S$29]+[.S37])/[.$H$29])*[.$H$29]" office:value-type="float" office:value="31400">
            <text:p>31400</text:p>
          </table:table-cell>
          <table:table-cell table:formula="of:=ROUNDUP((([.$B$2]-([.$H38]*[.$B$2]*[.$B$3])+([.$B$2]*[.$B$3]))*[.T$29]+[.T37])/[.$H$29])*[.$H$29]" office:value-type="float" office:value="34200">
            <text:p>34200</text:p>
          </table:table-cell>
          <table:table-cell table:formula="of:=ROUNDUP((([.$B$2]-([.$H38]*[.$B$2]*[.$B$3])+([.$B$2]*[.$B$3]))*[.U$29]+[.U37])/[.$H$29])*[.$H$29]" office:value-type="float" office:value="37100">
            <text:p>37100</text:p>
          </table:table-cell>
          <table:table-cell table:formula="of:=ROUNDUP((([.$B$2]-([.$H38]*[.$B$2]*[.$B$3])+([.$B$2]*[.$B$3]))*[.V$29]+[.V37])/[.$H$29])*[.$H$29]" office:value-type="float" office:value="39900">
            <text:p>39900</text:p>
          </table:table-cell>
          <table:table-cell table:formula="of:=ROUNDUP((([.$B$2]-([.$H38]*[.$B$2]*[.$B$3])+([.$B$2]*[.$B$3]))*[.W$29]+[.W37])/[.$H$29])*[.$H$29]" office:value-type="float" office:value="42750">
            <text:p>42750</text:p>
          </table:table-cell>
          <table:table-cell table:formula="of:=ROUNDUP((([.$B$2]-([.$H38]*[.$B$2]*[.$B$3])+([.$B$2]*[.$B$3]))*[.X$29]+[.X37])/[.$H$29])*[.$H$29]" office:value-type="float" office:value="45600">
            <text:p>45600</text:p>
          </table:table-cell>
          <table:table-cell table:formula="of:=ROUNDUP((([.$B$2]-([.$H38]*[.$B$2]*[.$B$3])+([.$B$2]*[.$B$3]))*[.Y$29]+[.Y37])/[.$H$29])*[.$H$29]" office:value-type="float" office:value="48450">
            <text:p>48450</text:p>
          </table:table-cell>
          <table:table-cell table:formula="of:=ROUNDUP((([.$B$2]-([.$H38]*[.$B$2]*[.$B$3])+([.$B$2]*[.$B$3]))*[.Z$29]+[.Z37])/[.$H$29])*[.$H$29]" office:value-type="float" office:value="51300">
            <text:p>51300</text:p>
          </table:table-cell>
          <table:table-cell table:formula="of:=ROUNDUP((([.$B$2]-([.$H38]*[.$B$2]*[.$B$3])+([.$B$2]*[.$B$3]))*[.AA$29]+[.AA37])/[.$H$29])*[.$H$29]" office:value-type="float" office:value="54200">
            <text:p>54200</text:p>
          </table:table-cell>
          <table:table-cell table:formula="of:=ROUNDUP((([.$B$2]-([.$H38]*[.$B$2]*[.$B$3])+([.$B$2]*[.$B$3]))*[.AB$29]+[.AB37])/[.$H$29])*[.$H$29]" office:value-type="float" office:value="56975">
            <text:p>56975</text:p>
          </table:table-cell>
          <table:table-cell table:formula="of:=ROUNDUP((([.$B$2]-([.$H38]*[.$B$2]*[.$B$3])+([.$B$2]*[.$B$3]))*[.AC$29]+[.AC37])/[.$H$29])*[.$H$29]" office:value-type="float" office:value="59825">
            <text:p>59825</text:p>
          </table:table-cell>
          <table:table-cell table:formula="of:=ROUNDUP((([.$B$2]-([.$H38]*[.$B$2]*[.$B$3])+([.$B$2]*[.$B$3]))*[.AD$29]+[.AD37])/[.$H$29])*[.$H$29]" office:value-type="float" office:value="62700">
            <text:p>62700</text:p>
          </table:table-cell>
          <table:table-cell table:formula="of:=ROUNDUP((([.$B$2]-([.$H38]*[.$B$2]*[.$B$3])+([.$B$2]*[.$B$3]))*[.AE$29]+[.AE37])/[.$H$29])*[.$H$29]" office:value-type="float" office:value="65525">
            <text:p>65525</text:p>
          </table:table-cell>
          <table:table-cell table:formula="of:=ROUNDUP((([.$B$2]-([.$H38]*[.$B$2]*[.$B$3])+([.$B$2]*[.$B$3]))*[.AF$29]+[.AF37])/[.$H$29])*[.$H$29]" office:value-type="float" office:value="68350">
            <text:p>68350</text:p>
          </table:table-cell>
          <table:table-cell table:formula="of:=ROUNDUP((([.$B$2]-([.$H38]*[.$B$2]*[.$B$3])+([.$B$2]*[.$B$3]))*[.AG$29]+[.AG37])/[.$H$29])*[.$H$29]" office:value-type="float" office:value="71100">
            <text:p>71100</text:p>
          </table:table-cell>
          <table:table-cell table:formula="of:=ROUNDUP((([.$B$2]-([.$H38]*[.$B$2]*[.$B$3])+([.$B$2]*[.$B$3]))*[.AH$29]+[.AH37])/[.$H$29])*[.$H$29]" office:value-type="float" office:value="74050">
            <text:p>74050</text:p>
          </table:table-cell>
          <table:table-cell table:formula="of:=ROUNDUP((([.$B$2]-([.$H38]*[.$B$2]*[.$B$3])+([.$B$2]*[.$B$3]))*[.AI$29]+[.AI37])/[.$H$29])*[.$H$29]" office:value-type="float" office:value="76875">
            <text:p>76875</text:p>
          </table:table-cell>
          <table:table-cell table:formula="of:=ROUNDUP((([.$B$2]-([.$H38]*[.$B$2]*[.$B$3])+([.$B$2]*[.$B$3]))*[.AJ$29]+[.AJ37])/[.$H$29])*[.$H$29]" office:value-type="float" office:value="79700">
            <text:p>79700</text:p>
          </table:table-cell>
          <table:table-cell table:formula="of:=ROUNDUP((([.$B$2]-([.$H38]*[.$B$2]*[.$B$3])+([.$B$2]*[.$B$3]))*[.AK$29]+[.AK37])/[.$H$29])*[.$H$29]" office:value-type="float" office:value="82575">
            <text:p>82575</text:p>
          </table:table-cell>
          <table:table-cell table:formula="of:=ROUNDUP((([.$B$2]-([.$H38]*[.$B$2]*[.$B$3])+([.$B$2]*[.$B$3]))*[.AL$29]+[.AL37])/[.$H$29])*[.$H$29]" office:value-type="float" office:value="85400">
            <text:p>85400</text:p>
          </table:table-cell>
          <table:table-cell table:formula="of:=ROUNDUP((([.$B$2]-([.$H38]*[.$B$2]*[.$B$3])+([.$B$2]*[.$B$3]))*[.AM$29]+[.AM37])/[.$H$29])*[.$H$29]" office:value-type="float" office:value="88200">
            <text:p>88200</text:p>
          </table:table-cell>
          <table:table-cell table:formula="of:=ROUNDUP((([.$B$2]-([.$H38]*[.$B$2]*[.$B$3])+([.$B$2]*[.$B$3]))*[.AN$29]+[.AN37])/[.$H$29])*[.$H$29]" office:value-type="float" office:value="91100">
            <text:p>91100</text:p>
          </table:table-cell>
          <table:table-cell table:formula="of:=ROUNDUP((([.$B$2]-([.$H38]*[.$B$2]*[.$B$3])+([.$B$2]*[.$B$3]))*[.AO$29]+[.AO37])/[.$H$29])*[.$H$29]" office:value-type="float" office:value="93950">
            <text:p>93950</text:p>
          </table:table-cell>
          <table:table-cell table:formula="of:=ROUNDUP((([.$B$2]-([.$H38]*[.$B$2]*[.$B$3])+([.$B$2]*[.$B$3]))*[.AP$29]+[.AP37])/[.$H$29])*[.$H$29]" office:value-type="float" office:value="96800">
            <text:p>96800</text:p>
          </table:table-cell>
          <table:table-cell table:formula="of:=ROUNDUP((([.$B$2]-([.$H38]*[.$B$2]*[.$B$3])+([.$B$2]*[.$B$3]))*[.AQ$29]+[.AQ37])/[.$H$29])*[.$H$29]" office:value-type="float" office:value="99625">
            <text:p>99625</text:p>
          </table:table-cell>
          <table:table-cell table:formula="of:=ROUNDUP((([.$B$2]-([.$H38]*[.$B$2]*[.$B$3])+([.$B$2]*[.$B$3]))*[.AR$29]+[.AR37])/[.$H$29])*[.$H$29]" office:value-type="float" office:value="102500">
            <text:p>102500</text:p>
          </table:table-cell>
          <table:table-cell table:formula="of:=ROUNDUP((([.$B$2]-([.$H38]*[.$B$2]*[.$B$3])+([.$B$2]*[.$B$3]))*[.AS$29]+[.AS37])/[.$H$29])*[.$H$29]" office:value-type="float" office:value="105300">
            <text:p>105300</text:p>
          </table:table-cell>
          <table:table-cell table:formula="of:=ROUNDUP((([.$B$2]-([.$H38]*[.$B$2]*[.$B$3])+([.$B$2]*[.$B$3]))*[.AT$29]+[.AT37])/[.$H$29])*[.$H$29]" office:value-type="float" office:value="108200">
            <text:p>108200</text:p>
          </table:table-cell>
          <table:table-cell table:formula="of:=ROUNDUP((([.$B$2]-([.$H38]*[.$B$2]*[.$B$3])+([.$B$2]*[.$B$3]))*[.AU$29]+[.AU37])/[.$H$29])*[.$H$29]" office:value-type="float" office:value="111000">
            <text:p>111000</text:p>
          </table:table-cell>
          <table:table-cell table:formula="of:=ROUNDUP((([.$B$2]-([.$H38]*[.$B$2]*[.$B$3])+([.$B$2]*[.$B$3]))*[.AV$29]+[.AV37])/[.$H$29])*[.$H$29]" office:value-type="float" office:value="113850">
            <text:p>113850</text:p>
          </table:table-cell>
          <table:table-cell table:formula="of:=ROUNDUP((([.$B$2]-([.$H38]*[.$B$2]*[.$B$3])+([.$B$2]*[.$B$3]))*[.AW$29]+[.AW37])/[.$H$29])*[.$H$29]" office:value-type="float" office:value="116700">
            <text:p>116700</text:p>
          </table:table-cell>
          <table:table-cell table:formula="of:=ROUNDUP((([.$B$2]-([.$H38]*[.$B$2]*[.$B$3])+([.$B$2]*[.$B$3]))*[.AX$29]+[.AX37])/[.$H$29])*[.$H$29]" office:value-type="float" office:value="119550">
            <text:p>119550</text:p>
          </table:table-cell>
          <table:table-cell table:formula="of:=ROUNDUP((([.$B$2]-([.$H38]*[.$B$2]*[.$B$3])+([.$B$2]*[.$B$3]))*[.AY$29]+[.AY37])/[.$H$29])*[.$H$29]" office:value-type="float" office:value="122400">
            <text:p>122400</text:p>
          </table:table-cell>
          <table:table-cell table:formula="of:=ROUNDUP((([.$B$2]-([.$H38]*[.$B$2]*[.$B$3])+([.$B$2]*[.$B$3]))*[.AZ$29]+[.AZ37])/[.$H$29])*[.$H$29]" office:value-type="float" office:value="125300">
            <text:p>125300</text:p>
          </table:table-cell>
          <table:table-cell table:formula="of:=ROUNDUP((([.$B$2]-([.$H38]*[.$B$2]*[.$B$3])+([.$B$2]*[.$B$3]))*[.BA$29]+[.BA37])/[.$H$29])*[.$H$29]" office:value-type="float" office:value="128075">
            <text:p>128075</text:p>
          </table:table-cell>
          <table:table-cell table:formula="of:=ROUNDUP((([.$B$2]-([.$H38]*[.$B$2]*[.$B$3])+([.$B$2]*[.$B$3]))*[.BB$29]+[.BB37])/[.$H$29])*[.$H$29]" office:value-type="float" office:value="130925">
            <text:p>130925</text:p>
          </table:table-cell>
          <table:table-cell table:formula="of:=ROUNDUP((([.$B$2]-([.$H38]*[.$B$2]*[.$B$3])+([.$B$2]*[.$B$3]))*[.BC$29]+[.BC37])/[.$H$29])*[.$H$29]" office:value-type="float" office:value="133800">
            <text:p>133800</text:p>
          </table:table-cell>
          <table:table-cell table:formula="of:=ROUNDUP((([.$B$2]-([.$H38]*[.$B$2]*[.$B$3])+([.$B$2]*[.$B$3]))*[.BD$29]+[.BD37])/[.$H$29])*[.$H$29]" office:value-type="float" office:value="136625">
            <text:p>136625</text:p>
          </table:table-cell>
          <table:table-cell table:formula="of:=ROUNDUP((([.$B$2]-([.$H38]*[.$B$2]*[.$B$3])+([.$B$2]*[.$B$3]))*[.BE$29]+[.BE37])/[.$H$29])*[.$H$29]" office:value-type="float" office:value="139450">
            <text:p>139450</text:p>
          </table:table-cell>
          <table:table-cell table:formula="of:=ROUNDUP((([.$B$2]-([.$H38]*[.$B$2]*[.$B$3])+([.$B$2]*[.$B$3]))*[.BF$29]+[.BF37])/[.$H$29])*[.$H$29]" office:value-type="float" office:value="142200">
            <text:p>142200</text:p>
          </table:table-cell>
          <table:table-cell table:formula="of:=ROUNDUP((([.$B$2]-([.$H38]*[.$B$2]*[.$B$3])+([.$B$2]*[.$B$3]))*[.BG$29]+[.BG37])/[.$H$29])*[.$H$29]" office:value-type="float" office:value="145150">
            <text:p>145150</text:p>
          </table:table-cell>
          <table:table-cell table:formula="of:=ROUNDUP((([.$B$2]-([.$H38]*[.$B$2]*[.$B$3])+([.$B$2]*[.$B$3]))*[.BH$29]+[.BH37])/[.$H$29])*[.$H$29]" office:value-type="float" office:value="147975">
            <text:p>147975</text:p>
          </table:table-cell>
          <table:table-cell table:formula="of:=ROUNDUP((([.$B$2]-([.$H38]*[.$B$2]*[.$B$3])+([.$B$2]*[.$B$3]))*[.BI$29]+[.BI37])/[.$H$29])*[.$H$29]" office:value-type="float" office:value="150800">
            <text:p>150800</text:p>
          </table:table-cell>
          <table:table-cell table:formula="of:=ROUNDUP((([.$B$2]-([.$H38]*[.$B$2]*[.$B$3])+([.$B$2]*[.$B$3]))*[.BJ$29]+[.BJ37])/[.$H$29])*[.$H$29]" office:value-type="float" office:value="153675">
            <text:p>153675</text:p>
          </table:table-cell>
          <table:table-cell table:formula="of:=ROUNDUP((([.$B$2]-([.$H38]*[.$B$2]*[.$B$3])+([.$B$2]*[.$B$3]))*[.BK$29]+[.BK37])/[.$H$29])*[.$H$29]" office:value-type="float" office:value="156500">
            <text:p>156500</text:p>
          </table:table-cell>
          <table:table-cell table:formula="of:=ROUNDUP((([.$B$2]-([.$H38]*[.$B$2]*[.$B$3])+([.$B$2]*[.$B$3]))*[.BL$29]+[.BL37])/[.$H$29])*[.$H$29]" office:value-type="float" office:value="159300">
            <text:p>159300</text:p>
          </table:table-cell>
          <table:table-cell table:formula="of:=ROUNDUP((([.$B$2]-([.$H38]*[.$B$2]*[.$B$3])+([.$B$2]*[.$B$3]))*[.BM$29]+[.BM37])/[.$H$29])*[.$H$29]" office:value-type="float" office:value="162200">
            <text:p>162200</text:p>
          </table:table-cell>
          <table:table-cell table:formula="of:=ROUNDUP((([.$B$2]-([.$H38]*[.$B$2]*[.$B$3])+([.$B$2]*[.$B$3]))*[.BN$29]+[.BN37])/[.$H$29])*[.$H$29]" office:value-type="float" office:value="165050">
            <text:p>165050</text:p>
          </table:table-cell>
          <table:table-cell table:formula="of:=ROUNDUP((([.$B$2]-([.$H38]*[.$B$2]*[.$B$3])+([.$B$2]*[.$B$3]))*[.BO$29]+[.BO37])/[.$H$29])*[.$H$29]" office:value-type="float" office:value="167900">
            <text:p>167900</text:p>
          </table:table-cell>
          <table:table-cell table:formula="of:=ROUNDUP((([.$B$2]-([.$H38]*[.$B$2]*[.$B$3])+([.$B$2]*[.$B$3]))*[.BP$29]+[.BP37])/[.$H$29])*[.$H$29]" office:value-type="float" office:value="170725">
            <text:p>1707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39]+[.A39]" office:value-type="float" office:value="10">
            <text:p>10</text:p>
          </table:table-cell>
          <table:table-cell table:style-name="ce3" table:formula="of:=[.$B$2]*[.B39]*[.A39]" office:value-type="currency" office:currency="EUR" office:value="9600">
            <text:p>9 600 €</text:p>
          </table:table-cell>
          <table:table-cell table:formula="of:=[.D39]/[.B39]" office:value-type="currency" office:currency="EUR" office:value="2400">
            <text:p>2 400 €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Default" table:formula="of:=ROUNDUP((([.$B$2]-([.$H39]*[.$B$2]*[.$B$3])+([.$B$2]*[.$B$3]))*[.I$29]+[.I38])/[.$H$29])*[.$H$29]" office:value-type="float" office:value="3175">
            <text:p>3175</text:p>
          </table:table-cell>
          <table:table-cell table:style-name="Default" table:formula="of:=ROUNDUP((([.$B$2]-([.$H39]*[.$B$2]*[.$B$3])+([.$B$2]*[.$B$3]))*[.J$29]+[.J38])/[.$H$29])*[.$H$29]" office:value-type="float" office:value="6200">
            <text:p>6200</text:p>
          </table:table-cell>
          <table:table-cell table:style-name="Default" table:formula="of:=ROUNDUP((([.$B$2]-([.$H39]*[.$B$2]*[.$B$3])+([.$B$2]*[.$B$3]))*[.K$29]+[.K38])/[.$H$29])*[.$H$29]" office:value-type="float" office:value="9250">
            <text:p>9250</text:p>
          </table:table-cell>
          <table:table-cell table:style-name="Default" table:formula="of:=ROUNDUP((([.$B$2]-([.$H39]*[.$B$2]*[.$B$3])+([.$B$2]*[.$B$3]))*[.L$29]+[.L38])/[.$H$29])*[.$H$29]" office:value-type="float" office:value="12325">
            <text:p>12325</text:p>
          </table:table-cell>
          <table:table-cell table:style-name="Default" table:formula="of:=ROUNDUP((([.$B$2]-([.$H39]*[.$B$2]*[.$B$3])+([.$B$2]*[.$B$3]))*[.M$29]+[.M38])/[.$H$29])*[.$H$29]" office:value-type="float" office:value="15375">
            <text:p>15375</text:p>
          </table:table-cell>
          <table:table-cell table:style-name="Default" table:formula="of:=ROUNDUP((([.$B$2]-([.$H39]*[.$B$2]*[.$B$3])+([.$B$2]*[.$B$3]))*[.N$29]+[.N38])/[.$H$29])*[.$H$29]" office:value-type="float" office:value="18375">
            <text:p>18375</text:p>
          </table:table-cell>
          <table:table-cell table:style-name="Default" table:formula="of:=ROUNDUP((([.$B$2]-([.$H39]*[.$B$2]*[.$B$3])+([.$B$2]*[.$B$3]))*[.O$29]+[.O38])/[.$H$29])*[.$H$29]" office:value-type="float" office:value="21500">
            <text:p>21500</text:p>
          </table:table-cell>
          <table:table-cell table:style-name="Default" table:formula="of:=ROUNDUP((([.$B$2]-([.$H39]*[.$B$2]*[.$B$3])+([.$B$2]*[.$B$3]))*[.P$29]+[.P38])/[.$H$29])*[.$H$29]" office:value-type="float" office:value="24550">
            <text:p>24550</text:p>
          </table:table-cell>
          <table:table-cell table:style-name="Default" table:formula="of:=ROUNDUP((([.$B$2]-([.$H39]*[.$B$2]*[.$B$3])+([.$B$2]*[.$B$3]))*[.Q$29]+[.Q38])/[.$H$29])*[.$H$29]" office:value-type="float" office:value="27600">
            <text:p>27600</text:p>
          </table:table-cell>
          <table:table-cell table:formula="of:=ROUNDUP((([.$B$2]-([.$H39]*[.$B$2]*[.$B$3])+([.$B$2]*[.$B$3]))*[.R$29]+[.R38])/[.$H$29])*[.$H$29]" office:value-type="float" office:value="30650">
            <text:p>30650</text:p>
          </table:table-cell>
          <table:table-cell table:formula="of:=ROUNDUP((([.$B$2]-([.$H39]*[.$B$2]*[.$B$3])+([.$B$2]*[.$B$3]))*[.S$29]+[.S38])/[.$H$29])*[.$H$29]" office:value-type="float" office:value="33725">
            <text:p>33725</text:p>
          </table:table-cell>
          <table:table-cell table:formula="of:=ROUNDUP((([.$B$2]-([.$H39]*[.$B$2]*[.$B$3])+([.$B$2]*[.$B$3]))*[.T$29]+[.T38])/[.$H$29])*[.$H$29]" office:value-type="float" office:value="36750">
            <text:p>36750</text:p>
          </table:table-cell>
          <table:table-cell table:formula="of:=ROUNDUP((([.$B$2]-([.$H39]*[.$B$2]*[.$B$3])+([.$B$2]*[.$B$3]))*[.U$29]+[.U38])/[.$H$29])*[.$H$29]" office:value-type="float" office:value="39850">
            <text:p>39850</text:p>
          </table:table-cell>
          <table:table-cell table:formula="of:=ROUNDUP((([.$B$2]-([.$H39]*[.$B$2]*[.$B$3])+([.$B$2]*[.$B$3]))*[.V$29]+[.V38])/[.$H$29])*[.$H$29]" office:value-type="float" office:value="42875">
            <text:p>42875</text:p>
          </table:table-cell>
          <table:table-cell table:formula="of:=ROUNDUP((([.$B$2]-([.$H39]*[.$B$2]*[.$B$3])+([.$B$2]*[.$B$3]))*[.W$29]+[.W38])/[.$H$29])*[.$H$29]" office:value-type="float" office:value="45925">
            <text:p>45925</text:p>
          </table:table-cell>
          <table:table-cell table:formula="of:=ROUNDUP((([.$B$2]-([.$H39]*[.$B$2]*[.$B$3])+([.$B$2]*[.$B$3]))*[.X$29]+[.X38])/[.$H$29])*[.$H$29]" office:value-type="float" office:value="49000">
            <text:p>49000</text:p>
          </table:table-cell>
          <table:table-cell table:formula="of:=ROUNDUP((([.$B$2]-([.$H39]*[.$B$2]*[.$B$3])+([.$B$2]*[.$B$3]))*[.Y$29]+[.Y38])/[.$H$29])*[.$H$29]" office:value-type="float" office:value="52050">
            <text:p>52050</text:p>
          </table:table-cell>
          <table:table-cell table:formula="of:=ROUNDUP((([.$B$2]-([.$H39]*[.$B$2]*[.$B$3])+([.$B$2]*[.$B$3]))*[.Z$29]+[.Z38])/[.$H$29])*[.$H$29]" office:value-type="float" office:value="55100">
            <text:p>55100</text:p>
          </table:table-cell>
          <table:table-cell table:formula="of:=ROUNDUP((([.$B$2]-([.$H39]*[.$B$2]*[.$B$3])+([.$B$2]*[.$B$3]))*[.AA$29]+[.AA38])/[.$H$29])*[.$H$29]" office:value-type="float" office:value="58225">
            <text:p>58225</text:p>
          </table:table-cell>
          <table:table-cell table:formula="of:=ROUNDUP((([.$B$2]-([.$H39]*[.$B$2]*[.$B$3])+([.$B$2]*[.$B$3]))*[.AB$29]+[.AB38])/[.$H$29])*[.$H$29]" office:value-type="float" office:value="61200">
            <text:p>61200</text:p>
          </table:table-cell>
          <table:table-cell table:formula="of:=ROUNDUP((([.$B$2]-([.$H39]*[.$B$2]*[.$B$3])+([.$B$2]*[.$B$3]))*[.AC$29]+[.AC38])/[.$H$29])*[.$H$29]" office:value-type="float" office:value="64275">
            <text:p>64275</text:p>
          </table:table-cell>
          <table:table-cell table:formula="of:=ROUNDUP((([.$B$2]-([.$H39]*[.$B$2]*[.$B$3])+([.$B$2]*[.$B$3]))*[.AD$29]+[.AD38])/[.$H$29])*[.$H$29]" office:value-type="float" office:value="67350">
            <text:p>67350</text:p>
          </table:table-cell>
          <table:table-cell table:formula="of:=ROUNDUP((([.$B$2]-([.$H39]*[.$B$2]*[.$B$3])+([.$B$2]*[.$B$3]))*[.AE$29]+[.AE38])/[.$H$29])*[.$H$29]" office:value-type="float" office:value="70400">
            <text:p>70400</text:p>
          </table:table-cell>
          <table:table-cell table:formula="of:=ROUNDUP((([.$B$2]-([.$H39]*[.$B$2]*[.$B$3])+([.$B$2]*[.$B$3]))*[.AF$29]+[.AF38])/[.$H$29])*[.$H$29]" office:value-type="float" office:value="73425">
            <text:p>73425</text:p>
          </table:table-cell>
          <table:table-cell table:formula="of:=ROUNDUP((([.$B$2]-([.$H39]*[.$B$2]*[.$B$3])+([.$B$2]*[.$B$3]))*[.AG$29]+[.AG38])/[.$H$29])*[.$H$29]" office:value-type="float" office:value="76375">
            <text:p>76375</text:p>
          </table:table-cell>
          <table:table-cell table:formula="of:=ROUNDUP((([.$B$2]-([.$H39]*[.$B$2]*[.$B$3])+([.$B$2]*[.$B$3]))*[.AH$29]+[.AH38])/[.$H$29])*[.$H$29]" office:value-type="float" office:value="79550">
            <text:p>79550</text:p>
          </table:table-cell>
          <table:table-cell table:formula="of:=ROUNDUP((([.$B$2]-([.$H39]*[.$B$2]*[.$B$3])+([.$B$2]*[.$B$3]))*[.AI$29]+[.AI38])/[.$H$29])*[.$H$29]" office:value-type="float" office:value="82575">
            <text:p>82575</text:p>
          </table:table-cell>
          <table:table-cell table:formula="of:=ROUNDUP((([.$B$2]-([.$H39]*[.$B$2]*[.$B$3])+([.$B$2]*[.$B$3]))*[.AJ$29]+[.AJ38])/[.$H$29])*[.$H$29]" office:value-type="float" office:value="85625">
            <text:p>85625</text:p>
          </table:table-cell>
          <table:table-cell table:formula="of:=ROUNDUP((([.$B$2]-([.$H39]*[.$B$2]*[.$B$3])+([.$B$2]*[.$B$3]))*[.AK$29]+[.AK38])/[.$H$29])*[.$H$29]" office:value-type="float" office:value="88700">
            <text:p>88700</text:p>
          </table:table-cell>
          <table:table-cell table:formula="of:=ROUNDUP((([.$B$2]-([.$H39]*[.$B$2]*[.$B$3])+([.$B$2]*[.$B$3]))*[.AL$29]+[.AL38])/[.$H$29])*[.$H$29]" office:value-type="float" office:value="91750">
            <text:p>91750</text:p>
          </table:table-cell>
          <table:table-cell table:formula="of:=ROUNDUP((([.$B$2]-([.$H39]*[.$B$2]*[.$B$3])+([.$B$2]*[.$B$3]))*[.AM$29]+[.AM38])/[.$H$29])*[.$H$29]" office:value-type="float" office:value="94750">
            <text:p>94750</text:p>
          </table:table-cell>
          <table:table-cell table:formula="of:=ROUNDUP((([.$B$2]-([.$H39]*[.$B$2]*[.$B$3])+([.$B$2]*[.$B$3]))*[.AN$29]+[.AN38])/[.$H$29])*[.$H$29]" office:value-type="float" office:value="97875">
            <text:p>97875</text:p>
          </table:table-cell>
          <table:table-cell table:formula="of:=ROUNDUP((([.$B$2]-([.$H39]*[.$B$2]*[.$B$3])+([.$B$2]*[.$B$3]))*[.AO$29]+[.AO38])/[.$H$29])*[.$H$29]" office:value-type="float" office:value="100925">
            <text:p>100925</text:p>
          </table:table-cell>
          <table:table-cell table:formula="of:=ROUNDUP((([.$B$2]-([.$H39]*[.$B$2]*[.$B$3])+([.$B$2]*[.$B$3]))*[.AP$29]+[.AP38])/[.$H$29])*[.$H$29]" office:value-type="float" office:value="103975">
            <text:p>103975</text:p>
          </table:table-cell>
          <table:table-cell table:formula="of:=ROUNDUP((([.$B$2]-([.$H39]*[.$B$2]*[.$B$3])+([.$B$2]*[.$B$3]))*[.AQ$29]+[.AQ38])/[.$H$29])*[.$H$29]" office:value-type="float" office:value="107025">
            <text:p>107025</text:p>
          </table:table-cell>
          <table:table-cell table:formula="of:=ROUNDUP((([.$B$2]-([.$H39]*[.$B$2]*[.$B$3])+([.$B$2]*[.$B$3]))*[.AR$29]+[.AR38])/[.$H$29])*[.$H$29]" office:value-type="float" office:value="110100">
            <text:p>110100</text:p>
          </table:table-cell>
          <table:table-cell table:formula="of:=ROUNDUP((([.$B$2]-([.$H39]*[.$B$2]*[.$B$3])+([.$B$2]*[.$B$3]))*[.AS$29]+[.AS38])/[.$H$29])*[.$H$29]" office:value-type="float" office:value="113125">
            <text:p>113125</text:p>
          </table:table-cell>
          <table:table-cell table:formula="of:=ROUNDUP((([.$B$2]-([.$H39]*[.$B$2]*[.$B$3])+([.$B$2]*[.$B$3]))*[.AT$29]+[.AT38])/[.$H$29])*[.$H$29]" office:value-type="float" office:value="116225">
            <text:p>116225</text:p>
          </table:table-cell>
          <table:table-cell table:formula="of:=ROUNDUP((([.$B$2]-([.$H39]*[.$B$2]*[.$B$3])+([.$B$2]*[.$B$3]))*[.AU$29]+[.AU38])/[.$H$29])*[.$H$29]" office:value-type="float" office:value="119250">
            <text:p>119250</text:p>
          </table:table-cell>
          <table:table-cell table:formula="of:=ROUNDUP((([.$B$2]-([.$H39]*[.$B$2]*[.$B$3])+([.$B$2]*[.$B$3]))*[.AV$29]+[.AV38])/[.$H$29])*[.$H$29]" office:value-type="float" office:value="122300">
            <text:p>122300</text:p>
          </table:table-cell>
          <table:table-cell table:formula="of:=ROUNDUP((([.$B$2]-([.$H39]*[.$B$2]*[.$B$3])+([.$B$2]*[.$B$3]))*[.AW$29]+[.AW38])/[.$H$29])*[.$H$29]" office:value-type="float" office:value="125375">
            <text:p>125375</text:p>
          </table:table-cell>
          <table:table-cell table:formula="of:=ROUNDUP((([.$B$2]-([.$H39]*[.$B$2]*[.$B$3])+([.$B$2]*[.$B$3]))*[.AX$29]+[.AX38])/[.$H$29])*[.$H$29]" office:value-type="float" office:value="128425">
            <text:p>128425</text:p>
          </table:table-cell>
          <table:table-cell table:formula="of:=ROUNDUP((([.$B$2]-([.$H39]*[.$B$2]*[.$B$3])+([.$B$2]*[.$B$3]))*[.AY$29]+[.AY38])/[.$H$29])*[.$H$29]" office:value-type="float" office:value="131475">
            <text:p>131475</text:p>
          </table:table-cell>
          <table:table-cell table:formula="of:=ROUNDUP((([.$B$2]-([.$H39]*[.$B$2]*[.$B$3])+([.$B$2]*[.$B$3]))*[.AZ$29]+[.AZ38])/[.$H$29])*[.$H$29]" office:value-type="float" office:value="134600">
            <text:p>134600</text:p>
          </table:table-cell>
          <table:table-cell table:formula="of:=ROUNDUP((([.$B$2]-([.$H39]*[.$B$2]*[.$B$3])+([.$B$2]*[.$B$3]))*[.BA$29]+[.BA38])/[.$H$29])*[.$H$29]" office:value-type="float" office:value="137575">
            <text:p>137575</text:p>
          </table:table-cell>
          <table:table-cell table:formula="of:=ROUNDUP((([.$B$2]-([.$H39]*[.$B$2]*[.$B$3])+([.$B$2]*[.$B$3]))*[.BB$29]+[.BB38])/[.$H$29])*[.$H$29]" office:value-type="float" office:value="140650">
            <text:p>140650</text:p>
          </table:table-cell>
          <table:table-cell table:formula="of:=ROUNDUP((([.$B$2]-([.$H39]*[.$B$2]*[.$B$3])+([.$B$2]*[.$B$3]))*[.BC$29]+[.BC38])/[.$H$29])*[.$H$29]" office:value-type="float" office:value="143725">
            <text:p>143725</text:p>
          </table:table-cell>
          <table:table-cell table:formula="of:=ROUNDUP((([.$B$2]-([.$H39]*[.$B$2]*[.$B$3])+([.$B$2]*[.$B$3]))*[.BD$29]+[.BD38])/[.$H$29])*[.$H$29]" office:value-type="float" office:value="146775">
            <text:p>146775</text:p>
          </table:table-cell>
          <table:table-cell table:formula="of:=ROUNDUP((([.$B$2]-([.$H39]*[.$B$2]*[.$B$3])+([.$B$2]*[.$B$3]))*[.BE$29]+[.BE38])/[.$H$29])*[.$H$29]" office:value-type="float" office:value="149800">
            <text:p>149800</text:p>
          </table:table-cell>
          <table:table-cell table:formula="of:=ROUNDUP((([.$B$2]-([.$H39]*[.$B$2]*[.$B$3])+([.$B$2]*[.$B$3]))*[.BF$29]+[.BF38])/[.$H$29])*[.$H$29]" office:value-type="float" office:value="152750">
            <text:p>152750</text:p>
          </table:table-cell>
          <table:table-cell table:formula="of:=ROUNDUP((([.$B$2]-([.$H39]*[.$B$2]*[.$B$3])+([.$B$2]*[.$B$3]))*[.BG$29]+[.BG38])/[.$H$29])*[.$H$29]" office:value-type="float" office:value="155925">
            <text:p>155925</text:p>
          </table:table-cell>
          <table:table-cell table:formula="of:=ROUNDUP((([.$B$2]-([.$H39]*[.$B$2]*[.$B$3])+([.$B$2]*[.$B$3]))*[.BH$29]+[.BH38])/[.$H$29])*[.$H$29]" office:value-type="float" office:value="158950">
            <text:p>158950</text:p>
          </table:table-cell>
          <table:table-cell table:formula="of:=ROUNDUP((([.$B$2]-([.$H39]*[.$B$2]*[.$B$3])+([.$B$2]*[.$B$3]))*[.BI$29]+[.BI38])/[.$H$29])*[.$H$29]" office:value-type="float" office:value="162000">
            <text:p>162000</text:p>
          </table:table-cell>
          <table:table-cell table:formula="of:=ROUNDUP((([.$B$2]-([.$H39]*[.$B$2]*[.$B$3])+([.$B$2]*[.$B$3]))*[.BJ$29]+[.BJ38])/[.$H$29])*[.$H$29]" office:value-type="float" office:value="165075">
            <text:p>165075</text:p>
          </table:table-cell>
          <table:table-cell table:formula="of:=ROUNDUP((([.$B$2]-([.$H39]*[.$B$2]*[.$B$3])+([.$B$2]*[.$B$3]))*[.BK$29]+[.BK38])/[.$H$29])*[.$H$29]" office:value-type="float" office:value="168125">
            <text:p>168125</text:p>
          </table:table-cell>
          <table:table-cell table:formula="of:=ROUNDUP((([.$B$2]-([.$H39]*[.$B$2]*[.$B$3])+([.$B$2]*[.$B$3]))*[.BL$29]+[.BL38])/[.$H$29])*[.$H$29]" office:value-type="float" office:value="171125">
            <text:p>171125</text:p>
          </table:table-cell>
          <table:table-cell table:formula="of:=ROUNDUP((([.$B$2]-([.$H39]*[.$B$2]*[.$B$3])+([.$B$2]*[.$B$3]))*[.BM$29]+[.BM38])/[.$H$29])*[.$H$29]" office:value-type="float" office:value="174250">
            <text:p>174250</text:p>
          </table:table-cell>
          <table:table-cell table:formula="of:=ROUNDUP((([.$B$2]-([.$H39]*[.$B$2]*[.$B$3])+([.$B$2]*[.$B$3]))*[.BN$29]+[.BN38])/[.$H$29])*[.$H$29]" office:value-type="float" office:value="177300">
            <text:p>177300</text:p>
          </table:table-cell>
          <table:table-cell table:formula="of:=ROUNDUP((([.$B$2]-([.$H39]*[.$B$2]*[.$B$3])+([.$B$2]*[.$B$3]))*[.BO$29]+[.BO38])/[.$H$29])*[.$H$29]" office:value-type="float" office:value="180350">
            <text:p>180350</text:p>
          </table:table-cell>
          <table:table-cell table:formula="of:=ROUNDUP((([.$B$2]-([.$H39]*[.$B$2]*[.$B$3])+([.$B$2]*[.$B$3]))*[.BP$29]+[.BP38])/[.$H$29])*[.$H$29]" office:value-type="float" office:value="183400">
            <text:p>1834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B40]+[.A40]" office:value-type="float" office:value="11">
            <text:p>11</text:p>
          </table:table-cell>
          <table:table-cell table:style-name="ce3" table:formula="of:=[.$B$2]*[.B40]*[.A40]" office:value-type="currency" office:currency="EUR" office:value="12000">
            <text:p>12 000 €</text:p>
          </table:table-cell>
          <table:table-cell table:formula="of:=[.D40]/[.B40]" office:value-type="currency" office:currency="EUR" office:value="2400">
            <text:p>2 400 €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Default" table:formula="of:=ROUNDUP((([.$B$2]-([.$H40]*[.$B$2]*[.$B$3])+([.$B$2]*[.$B$3]))*[.I$29]+[.I39])/[.$H$29])*[.$H$29]" office:value-type="float" office:value="3375">
            <text:p>3375</text:p>
          </table:table-cell>
          <table:table-cell table:style-name="Default" table:formula="of:=ROUNDUP((([.$B$2]-([.$H40]*[.$B$2]*[.$B$3])+([.$B$2]*[.$B$3]))*[.J$29]+[.J39])/[.$H$29])*[.$H$29]" office:value-type="float" office:value="6600">
            <text:p>6600</text:p>
          </table:table-cell>
          <table:table-cell table:style-name="Default" table:formula="of:=ROUNDUP((([.$B$2]-([.$H40]*[.$B$2]*[.$B$3])+([.$B$2]*[.$B$3]))*[.K$29]+[.K39])/[.$H$29])*[.$H$29]" office:value-type="float" office:value="9825">
            <text:p>9825</text:p>
          </table:table-cell>
          <table:table-cell table:style-name="Default" table:formula="of:=ROUNDUP((([.$B$2]-([.$H40]*[.$B$2]*[.$B$3])+([.$B$2]*[.$B$3]))*[.L$29]+[.L39])/[.$H$29])*[.$H$29]" office:value-type="float" office:value="13100">
            <text:p>13100</text:p>
          </table:table-cell>
          <table:table-cell table:style-name="Default" table:formula="of:=ROUNDUP((([.$B$2]-([.$H40]*[.$B$2]*[.$B$3])+([.$B$2]*[.$B$3]))*[.M$29]+[.M39])/[.$H$29])*[.$H$29]" office:value-type="float" office:value="16325">
            <text:p>16325</text:p>
          </table:table-cell>
          <table:table-cell table:style-name="Default" table:formula="of:=ROUNDUP((([.$B$2]-([.$H40]*[.$B$2]*[.$B$3])+([.$B$2]*[.$B$3]))*[.N$29]+[.N39])/[.$H$29])*[.$H$29]" office:value-type="float" office:value="19525">
            <text:p>19525</text:p>
          </table:table-cell>
          <table:table-cell table:style-name="Default" table:formula="of:=ROUNDUP((([.$B$2]-([.$H40]*[.$B$2]*[.$B$3])+([.$B$2]*[.$B$3]))*[.O$29]+[.O39])/[.$H$29])*[.$H$29]" office:value-type="float" office:value="22850">
            <text:p>22850</text:p>
          </table:table-cell>
          <table:table-cell table:style-name="Default" table:formula="of:=ROUNDUP((([.$B$2]-([.$H40]*[.$B$2]*[.$B$3])+([.$B$2]*[.$B$3]))*[.P$29]+[.P39])/[.$H$29])*[.$H$29]" office:value-type="float" office:value="26075">
            <text:p>26075</text:p>
          </table:table-cell>
          <table:table-cell table:style-name="Default" table:formula="of:=ROUNDUP((([.$B$2]-([.$H40]*[.$B$2]*[.$B$3])+([.$B$2]*[.$B$3]))*[.Q$29]+[.Q39])/[.$H$29])*[.$H$29]" office:value-type="float" office:value="29325">
            <text:p>29325</text:p>
          </table:table-cell>
          <table:table-cell table:formula="of:=ROUNDUP((([.$B$2]-([.$H40]*[.$B$2]*[.$B$3])+([.$B$2]*[.$B$3]))*[.R$29]+[.R39])/[.$H$29])*[.$H$29]" office:value-type="float" office:value="32550">
            <text:p>32550</text:p>
          </table:table-cell>
          <table:table-cell table:formula="of:=ROUNDUP((([.$B$2]-([.$H40]*[.$B$2]*[.$B$3])+([.$B$2]*[.$B$3]))*[.S$29]+[.S39])/[.$H$29])*[.$H$29]" office:value-type="float" office:value="35825">
            <text:p>35825</text:p>
          </table:table-cell>
          <table:table-cell table:formula="of:=ROUNDUP((([.$B$2]-([.$H40]*[.$B$2]*[.$B$3])+([.$B$2]*[.$B$3]))*[.T$29]+[.T39])/[.$H$29])*[.$H$29]" office:value-type="float" office:value="39050">
            <text:p>39050</text:p>
          </table:table-cell>
          <table:table-cell table:formula="of:=ROUNDUP((([.$B$2]-([.$H40]*[.$B$2]*[.$B$3])+([.$B$2]*[.$B$3]))*[.U$29]+[.U39])/[.$H$29])*[.$H$29]" office:value-type="float" office:value="42325">
            <text:p>42325</text:p>
          </table:table-cell>
          <table:table-cell table:formula="of:=ROUNDUP((([.$B$2]-([.$H40]*[.$B$2]*[.$B$3])+([.$B$2]*[.$B$3]))*[.V$29]+[.V39])/[.$H$29])*[.$H$29]" office:value-type="float" office:value="45550">
            <text:p>45550</text:p>
          </table:table-cell>
          <table:table-cell table:formula="of:=ROUNDUP((([.$B$2]-([.$H40]*[.$B$2]*[.$B$3])+([.$B$2]*[.$B$3]))*[.W$29]+[.W39])/[.$H$29])*[.$H$29]" office:value-type="float" office:value="48775">
            <text:p>48775</text:p>
          </table:table-cell>
          <table:table-cell table:formula="of:=ROUNDUP((([.$B$2]-([.$H40]*[.$B$2]*[.$B$3])+([.$B$2]*[.$B$3]))*[.X$29]+[.X39])/[.$H$29])*[.$H$29]" office:value-type="float" office:value="52050">
            <text:p>52050</text:p>
          </table:table-cell>
          <table:table-cell table:formula="of:=ROUNDUP((([.$B$2]-([.$H40]*[.$B$2]*[.$B$3])+([.$B$2]*[.$B$3]))*[.Y$29]+[.Y39])/[.$H$29])*[.$H$29]" office:value-type="float" office:value="55300">
            <text:p>55300</text:p>
          </table:table-cell>
          <table:table-cell table:formula="of:=ROUNDUP((([.$B$2]-([.$H40]*[.$B$2]*[.$B$3])+([.$B$2]*[.$B$3]))*[.Z$29]+[.Z39])/[.$H$29])*[.$H$29]" office:value-type="float" office:value="58525">
            <text:p>58525</text:p>
          </table:table-cell>
          <table:table-cell table:formula="of:=ROUNDUP((([.$B$2]-([.$H40]*[.$B$2]*[.$B$3])+([.$B$2]*[.$B$3]))*[.AA$29]+[.AA39])/[.$H$29])*[.$H$29]" office:value-type="float" office:value="61850">
            <text:p>61850</text:p>
          </table:table-cell>
          <table:table-cell table:formula="of:=ROUNDUP((([.$B$2]-([.$H40]*[.$B$2]*[.$B$3])+([.$B$2]*[.$B$3]))*[.AB$29]+[.AB39])/[.$H$29])*[.$H$29]" office:value-type="float" office:value="65000">
            <text:p>65000</text:p>
          </table:table-cell>
          <table:table-cell table:formula="of:=ROUNDUP((([.$B$2]-([.$H40]*[.$B$2]*[.$B$3])+([.$B$2]*[.$B$3]))*[.AC$29]+[.AC39])/[.$H$29])*[.$H$29]" office:value-type="float" office:value="68275">
            <text:p>68275</text:p>
          </table:table-cell>
          <table:table-cell table:formula="of:=ROUNDUP((([.$B$2]-([.$H40]*[.$B$2]*[.$B$3])+([.$B$2]*[.$B$3]))*[.AD$29]+[.AD39])/[.$H$29])*[.$H$29]" office:value-type="float" office:value="71550">
            <text:p>71550</text:p>
          </table:table-cell>
          <table:table-cell table:formula="of:=ROUNDUP((([.$B$2]-([.$H40]*[.$B$2]*[.$B$3])+([.$B$2]*[.$B$3]))*[.AE$29]+[.AE39])/[.$H$29])*[.$H$29]" office:value-type="float" office:value="74775">
            <text:p>74775</text:p>
          </table:table-cell>
          <table:table-cell table:formula="of:=ROUNDUP((([.$B$2]-([.$H40]*[.$B$2]*[.$B$3])+([.$B$2]*[.$B$3]))*[.AF$29]+[.AF39])/[.$H$29])*[.$H$29]" office:value-type="float" office:value="78000">
            <text:p>78000</text:p>
          </table:table-cell>
          <table:table-cell table:formula="of:=ROUNDUP((([.$B$2]-([.$H40]*[.$B$2]*[.$B$3])+([.$B$2]*[.$B$3]))*[.AG$29]+[.AG39])/[.$H$29])*[.$H$29]" office:value-type="float" office:value="81125">
            <text:p>81125</text:p>
          </table:table-cell>
          <table:table-cell table:formula="of:=ROUNDUP((([.$B$2]-([.$H40]*[.$B$2]*[.$B$3])+([.$B$2]*[.$B$3]))*[.AH$29]+[.AH39])/[.$H$29])*[.$H$29]" office:value-type="float" office:value="84500">
            <text:p>84500</text:p>
          </table:table-cell>
          <table:table-cell table:formula="of:=ROUNDUP((([.$B$2]-([.$H40]*[.$B$2]*[.$B$3])+([.$B$2]*[.$B$3]))*[.AI$29]+[.AI39])/[.$H$29])*[.$H$29]" office:value-type="float" office:value="87725">
            <text:p>87725</text:p>
          </table:table-cell>
          <table:table-cell table:formula="of:=ROUNDUP((([.$B$2]-([.$H40]*[.$B$2]*[.$B$3])+([.$B$2]*[.$B$3]))*[.AJ$29]+[.AJ39])/[.$H$29])*[.$H$29]" office:value-type="float" office:value="90950">
            <text:p>90950</text:p>
          </table:table-cell>
          <table:table-cell table:formula="of:=ROUNDUP((([.$B$2]-([.$H40]*[.$B$2]*[.$B$3])+([.$B$2]*[.$B$3]))*[.AK$29]+[.AK39])/[.$H$29])*[.$H$29]" office:value-type="float" office:value="94225">
            <text:p>94225</text:p>
          </table:table-cell>
          <table:table-cell table:formula="of:=ROUNDUP((([.$B$2]-([.$H40]*[.$B$2]*[.$B$3])+([.$B$2]*[.$B$3]))*[.AL$29]+[.AL39])/[.$H$29])*[.$H$29]" office:value-type="float" office:value="97450">
            <text:p>97450</text:p>
          </table:table-cell>
          <table:table-cell table:formula="of:=ROUNDUP((([.$B$2]-([.$H40]*[.$B$2]*[.$B$3])+([.$B$2]*[.$B$3]))*[.AM$29]+[.AM39])/[.$H$29])*[.$H$29]" office:value-type="float" office:value="100650">
            <text:p>100650</text:p>
          </table:table-cell>
          <table:table-cell table:formula="of:=ROUNDUP((([.$B$2]-([.$H40]*[.$B$2]*[.$B$3])+([.$B$2]*[.$B$3]))*[.AN$29]+[.AN39])/[.$H$29])*[.$H$29]" office:value-type="float" office:value="103975">
            <text:p>103975</text:p>
          </table:table-cell>
          <table:table-cell table:formula="of:=ROUNDUP((([.$B$2]-([.$H40]*[.$B$2]*[.$B$3])+([.$B$2]*[.$B$3]))*[.AO$29]+[.AO39])/[.$H$29])*[.$H$29]" office:value-type="float" office:value="107200">
            <text:p>107200</text:p>
          </table:table-cell>
          <table:table-cell table:formula="of:=ROUNDUP((([.$B$2]-([.$H40]*[.$B$2]*[.$B$3])+([.$B$2]*[.$B$3]))*[.AP$29]+[.AP39])/[.$H$29])*[.$H$29]" office:value-type="float" office:value="110450">
            <text:p>110450</text:p>
          </table:table-cell>
          <table:table-cell table:formula="of:=ROUNDUP((([.$B$2]-([.$H40]*[.$B$2]*[.$B$3])+([.$B$2]*[.$B$3]))*[.AQ$29]+[.AQ39])/[.$H$29])*[.$H$29]" office:value-type="float" office:value="113675">
            <text:p>113675</text:p>
          </table:table-cell>
          <table:table-cell table:formula="of:=ROUNDUP((([.$B$2]-([.$H40]*[.$B$2]*[.$B$3])+([.$B$2]*[.$B$3]))*[.AR$29]+[.AR39])/[.$H$29])*[.$H$29]" office:value-type="float" office:value="116950">
            <text:p>116950</text:p>
          </table:table-cell>
          <table:table-cell table:formula="of:=ROUNDUP((([.$B$2]-([.$H40]*[.$B$2]*[.$B$3])+([.$B$2]*[.$B$3]))*[.AS$29]+[.AS39])/[.$H$29])*[.$H$29]" office:value-type="float" office:value="120175">
            <text:p>120175</text:p>
          </table:table-cell>
          <table:table-cell table:formula="of:=ROUNDUP((([.$B$2]-([.$H40]*[.$B$2]*[.$B$3])+([.$B$2]*[.$B$3]))*[.AT$29]+[.AT39])/[.$H$29])*[.$H$29]" office:value-type="float" office:value="123450">
            <text:p>123450</text:p>
          </table:table-cell>
          <table:table-cell table:formula="of:=ROUNDUP((([.$B$2]-([.$H40]*[.$B$2]*[.$B$3])+([.$B$2]*[.$B$3]))*[.AU$29]+[.AU39])/[.$H$29])*[.$H$29]" office:value-type="float" office:value="126675">
            <text:p>126675</text:p>
          </table:table-cell>
          <table:table-cell table:formula="of:=ROUNDUP((([.$B$2]-([.$H40]*[.$B$2]*[.$B$3])+([.$B$2]*[.$B$3]))*[.AV$29]+[.AV39])/[.$H$29])*[.$H$29]" office:value-type="float" office:value="129900">
            <text:p>129900</text:p>
          </table:table-cell>
          <table:table-cell table:formula="of:=ROUNDUP((([.$B$2]-([.$H40]*[.$B$2]*[.$B$3])+([.$B$2]*[.$B$3]))*[.AW$29]+[.AW39])/[.$H$29])*[.$H$29]" office:value-type="float" office:value="133175">
            <text:p>133175</text:p>
          </table:table-cell>
          <table:table-cell table:formula="of:=ROUNDUP((([.$B$2]-([.$H40]*[.$B$2]*[.$B$3])+([.$B$2]*[.$B$3]))*[.AX$29]+[.AX39])/[.$H$29])*[.$H$29]" office:value-type="float" office:value="136425">
            <text:p>136425</text:p>
          </table:table-cell>
          <table:table-cell table:formula="of:=ROUNDUP((([.$B$2]-([.$H40]*[.$B$2]*[.$B$3])+([.$B$2]*[.$B$3]))*[.AY$29]+[.AY39])/[.$H$29])*[.$H$29]" office:value-type="float" office:value="139650">
            <text:p>139650</text:p>
          </table:table-cell>
          <table:table-cell table:formula="of:=ROUNDUP((([.$B$2]-([.$H40]*[.$B$2]*[.$B$3])+([.$B$2]*[.$B$3]))*[.AZ$29]+[.AZ39])/[.$H$29])*[.$H$29]" office:value-type="float" office:value="142975">
            <text:p>142975</text:p>
          </table:table-cell>
          <table:table-cell table:formula="of:=ROUNDUP((([.$B$2]-([.$H40]*[.$B$2]*[.$B$3])+([.$B$2]*[.$B$3]))*[.BA$29]+[.BA39])/[.$H$29])*[.$H$29]" office:value-type="float" office:value="146125">
            <text:p>146125</text:p>
          </table:table-cell>
          <table:table-cell table:formula="of:=ROUNDUP((([.$B$2]-([.$H40]*[.$B$2]*[.$B$3])+([.$B$2]*[.$B$3]))*[.BB$29]+[.BB39])/[.$H$29])*[.$H$29]" office:value-type="float" office:value="149400">
            <text:p>149400</text:p>
          </table:table-cell>
          <table:table-cell table:formula="of:=ROUNDUP((([.$B$2]-([.$H40]*[.$B$2]*[.$B$3])+([.$B$2]*[.$B$3]))*[.BC$29]+[.BC39])/[.$H$29])*[.$H$29]" office:value-type="float" office:value="152675">
            <text:p>152675</text:p>
          </table:table-cell>
          <table:table-cell table:formula="of:=ROUNDUP((([.$B$2]-([.$H40]*[.$B$2]*[.$B$3])+([.$B$2]*[.$B$3]))*[.BD$29]+[.BD39])/[.$H$29])*[.$H$29]" office:value-type="float" office:value="155900">
            <text:p>155900</text:p>
          </table:table-cell>
          <table:table-cell table:formula="of:=ROUNDUP((([.$B$2]-([.$H40]*[.$B$2]*[.$B$3])+([.$B$2]*[.$B$3]))*[.BE$29]+[.BE39])/[.$H$29])*[.$H$29]" office:value-type="float" office:value="159125">
            <text:p>159125</text:p>
          </table:table-cell>
          <table:table-cell table:formula="of:=ROUNDUP((([.$B$2]-([.$H40]*[.$B$2]*[.$B$3])+([.$B$2]*[.$B$3]))*[.BF$29]+[.BF39])/[.$H$29])*[.$H$29]" office:value-type="float" office:value="162250">
            <text:p>162250</text:p>
          </table:table-cell>
          <table:table-cell table:formula="of:=ROUNDUP((([.$B$2]-([.$H40]*[.$B$2]*[.$B$3])+([.$B$2]*[.$B$3]))*[.BG$29]+[.BG39])/[.$H$29])*[.$H$29]" office:value-type="float" office:value="165625">
            <text:p>165625</text:p>
          </table:table-cell>
          <table:table-cell table:formula="of:=ROUNDUP((([.$B$2]-([.$H40]*[.$B$2]*[.$B$3])+([.$B$2]*[.$B$3]))*[.BH$29]+[.BH39])/[.$H$29])*[.$H$29]" office:value-type="float" office:value="168850">
            <text:p>168850</text:p>
          </table:table-cell>
          <table:table-cell table:formula="of:=ROUNDUP((([.$B$2]-([.$H40]*[.$B$2]*[.$B$3])+([.$B$2]*[.$B$3]))*[.BI$29]+[.BI39])/[.$H$29])*[.$H$29]" office:value-type="float" office:value="172075">
            <text:p>172075</text:p>
          </table:table-cell>
          <table:table-cell table:formula="of:=ROUNDUP((([.$B$2]-([.$H40]*[.$B$2]*[.$B$3])+([.$B$2]*[.$B$3]))*[.BJ$29]+[.BJ39])/[.$H$29])*[.$H$29]" office:value-type="float" office:value="175350">
            <text:p>175350</text:p>
          </table:table-cell>
          <table:table-cell table:formula="of:=ROUNDUP((([.$B$2]-([.$H40]*[.$B$2]*[.$B$3])+([.$B$2]*[.$B$3]))*[.BK$29]+[.BK39])/[.$H$29])*[.$H$29]" office:value-type="float" office:value="178575">
            <text:p>178575</text:p>
          </table:table-cell>
          <table:table-cell table:formula="of:=ROUNDUP((([.$B$2]-([.$H40]*[.$B$2]*[.$B$3])+([.$B$2]*[.$B$3]))*[.BL$29]+[.BL39])/[.$H$29])*[.$H$29]" office:value-type="float" office:value="181775">
            <text:p>181775</text:p>
          </table:table-cell>
          <table:table-cell table:formula="of:=ROUNDUP((([.$B$2]-([.$H40]*[.$B$2]*[.$B$3])+([.$B$2]*[.$B$3]))*[.BM$29]+[.BM39])/[.$H$29])*[.$H$29]" office:value-type="float" office:value="185100">
            <text:p>185100</text:p>
          </table:table-cell>
          <table:table-cell table:formula="of:=ROUNDUP((([.$B$2]-([.$H40]*[.$B$2]*[.$B$3])+([.$B$2]*[.$B$3]))*[.BN$29]+[.BN39])/[.$H$29])*[.$H$29]" office:value-type="float" office:value="188325">
            <text:p>188325</text:p>
          </table:table-cell>
          <table:table-cell table:formula="of:=ROUNDUP((([.$B$2]-([.$H40]*[.$B$2]*[.$B$3])+([.$B$2]*[.$B$3]))*[.BO$29]+[.BO39])/[.$H$29])*[.$H$29]" office:value-type="float" office:value="191575">
            <text:p>191575</text:p>
          </table:table-cell>
          <table:table-cell table:formula="of:=ROUNDUP((([.$B$2]-([.$H40]*[.$B$2]*[.$B$3])+([.$B$2]*[.$B$3]))*[.BP$29]+[.BP39])/[.$H$29])*[.$H$29]" office:value-type="float" office:value="194800">
            <text:p>194800</text:p>
          </table:table-cell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table:style-name="Default" table:formula="of:=ROUNDUP((([.$B$2]-([.$H41]*[.$B$2]*[.$B$3])+([.$B$2]*[.$B$3]))*[.I$29]+[.I40])/[.$H$29])*[.$H$29]" office:value-type="float" office:value="3550">
            <text:p>3550</text:p>
          </table:table-cell>
          <table:table-cell table:style-name="Default" table:formula="of:=ROUNDUP((([.$B$2]-([.$H41]*[.$B$2]*[.$B$3])+([.$B$2]*[.$B$3]))*[.J$29]+[.J40])/[.$H$29])*[.$H$29]" office:value-type="float" office:value="6950">
            <text:p>6950</text:p>
          </table:table-cell>
          <table:table-cell table:style-name="Default" table:formula="of:=ROUNDUP((([.$B$2]-([.$H41]*[.$B$2]*[.$B$3])+([.$B$2]*[.$B$3]))*[.K$29]+[.K40])/[.$H$29])*[.$H$29]" office:value-type="float" office:value="10350">
            <text:p>10350</text:p>
          </table:table-cell>
          <table:table-cell table:style-name="Default" table:formula="of:=ROUNDUP((([.$B$2]-([.$H41]*[.$B$2]*[.$B$3])+([.$B$2]*[.$B$3]))*[.L$29]+[.L40])/[.$H$29])*[.$H$29]" office:value-type="float" office:value="13800">
            <text:p>13800</text:p>
          </table:table-cell>
          <table:table-cell table:style-name="Default" table:formula="of:=ROUNDUP((([.$B$2]-([.$H41]*[.$B$2]*[.$B$3])+([.$B$2]*[.$B$3]))*[.M$29]+[.M40])/[.$H$29])*[.$H$29]" office:value-type="float" office:value="17175">
            <text:p>17175</text:p>
          </table:table-cell>
          <table:table-cell table:style-name="Default" table:formula="of:=ROUNDUP((([.$B$2]-([.$H41]*[.$B$2]*[.$B$3])+([.$B$2]*[.$B$3]))*[.N$29]+[.N40])/[.$H$29])*[.$H$29]" office:value-type="float" office:value="20550">
            <text:p>20550</text:p>
          </table:table-cell>
          <table:table-cell table:style-name="Default" table:formula="of:=ROUNDUP((([.$B$2]-([.$H41]*[.$B$2]*[.$B$3])+([.$B$2]*[.$B$3]))*[.O$29]+[.O40])/[.$H$29])*[.$H$29]" office:value-type="float" office:value="24050">
            <text:p>24050</text:p>
          </table:table-cell>
          <table:table-cell table:style-name="Default" table:formula="of:=ROUNDUP((([.$B$2]-([.$H41]*[.$B$2]*[.$B$3])+([.$B$2]*[.$B$3]))*[.P$29]+[.P40])/[.$H$29])*[.$H$29]" office:value-type="float" office:value="27450">
            <text:p>27450</text:p>
          </table:table-cell>
          <table:table-cell table:style-name="Default" table:formula="of:=ROUNDUP((([.$B$2]-([.$H41]*[.$B$2]*[.$B$3])+([.$B$2]*[.$B$3]))*[.Q$29]+[.Q40])/[.$H$29])*[.$H$29]" office:value-type="float" office:value="30850">
            <text:p>30850</text:p>
          </table:table-cell>
          <table:table-cell table:formula="of:=ROUNDUP((([.$B$2]-([.$H41]*[.$B$2]*[.$B$3])+([.$B$2]*[.$B$3]))*[.R$29]+[.R40])/[.$H$29])*[.$H$29]" office:value-type="float" office:value="34250">
            <text:p>34250</text:p>
          </table:table-cell>
          <table:table-cell table:formula="of:=ROUNDUP((([.$B$2]-([.$H41]*[.$B$2]*[.$B$3])+([.$B$2]*[.$B$3]))*[.S$29]+[.S40])/[.$H$29])*[.$H$29]" office:value-type="float" office:value="37700">
            <text:p>37700</text:p>
          </table:table-cell>
          <table:table-cell table:formula="of:=ROUNDUP((([.$B$2]-([.$H41]*[.$B$2]*[.$B$3])+([.$B$2]*[.$B$3]))*[.T$29]+[.T40])/[.$H$29])*[.$H$29]" office:value-type="float" office:value="41100">
            <text:p>41100</text:p>
          </table:table-cell>
          <table:table-cell table:formula="of:=ROUNDUP((([.$B$2]-([.$H41]*[.$B$2]*[.$B$3])+([.$B$2]*[.$B$3]))*[.U$29]+[.U40])/[.$H$29])*[.$H$29]" office:value-type="float" office:value="44525">
            <text:p>44525</text:p>
          </table:table-cell>
          <table:table-cell table:formula="of:=ROUNDUP((([.$B$2]-([.$H41]*[.$B$2]*[.$B$3])+([.$B$2]*[.$B$3]))*[.V$29]+[.V40])/[.$H$29])*[.$H$29]" office:value-type="float" office:value="47925">
            <text:p>47925</text:p>
          </table:table-cell>
          <table:table-cell table:formula="of:=ROUNDUP((([.$B$2]-([.$H41]*[.$B$2]*[.$B$3])+([.$B$2]*[.$B$3]))*[.W$29]+[.W40])/[.$H$29])*[.$H$29]" office:value-type="float" office:value="51325">
            <text:p>51325</text:p>
          </table:table-cell>
          <table:table-cell table:formula="of:=ROUNDUP((([.$B$2]-([.$H41]*[.$B$2]*[.$B$3])+([.$B$2]*[.$B$3]))*[.X$29]+[.X40])/[.$H$29])*[.$H$29]" office:value-type="float" office:value="54775">
            <text:p>54775</text:p>
          </table:table-cell>
          <table:table-cell table:formula="of:=ROUNDUP((([.$B$2]-([.$H41]*[.$B$2]*[.$B$3])+([.$B$2]*[.$B$3]))*[.Y$29]+[.Y40])/[.$H$29])*[.$H$29]" office:value-type="float" office:value="58175">
            <text:p>58175</text:p>
          </table:table-cell>
          <table:table-cell table:formula="of:=ROUNDUP((([.$B$2]-([.$H41]*[.$B$2]*[.$B$3])+([.$B$2]*[.$B$3]))*[.Z$29]+[.Z40])/[.$H$29])*[.$H$29]" office:value-type="float" office:value="61575">
            <text:p>61575</text:p>
          </table:table-cell>
          <table:table-cell table:formula="of:=ROUNDUP((([.$B$2]-([.$H41]*[.$B$2]*[.$B$3])+([.$B$2]*[.$B$3]))*[.AA$29]+[.AA40])/[.$H$29])*[.$H$29]" office:value-type="float" office:value="65075">
            <text:p>65075</text:p>
          </table:table-cell>
          <table:table-cell table:formula="of:=ROUNDUP((([.$B$2]-([.$H41]*[.$B$2]*[.$B$3])+([.$B$2]*[.$B$3]))*[.AB$29]+[.AB40])/[.$H$29])*[.$H$29]" office:value-type="float" office:value="68400">
            <text:p>68400</text:p>
          </table:table-cell>
          <table:table-cell table:formula="of:=ROUNDUP((([.$B$2]-([.$H41]*[.$B$2]*[.$B$3])+([.$B$2]*[.$B$3]))*[.AC$29]+[.AC40])/[.$H$29])*[.$H$29]" office:value-type="float" office:value="71825">
            <text:p>71825</text:p>
          </table:table-cell>
          <table:table-cell table:formula="of:=ROUNDUP((([.$B$2]-([.$H41]*[.$B$2]*[.$B$3])+([.$B$2]*[.$B$3]))*[.AD$29]+[.AD40])/[.$H$29])*[.$H$29]" office:value-type="float" office:value="75275">
            <text:p>75275</text:p>
          </table:table-cell>
          <table:table-cell table:formula="of:=ROUNDUP((([.$B$2]-([.$H41]*[.$B$2]*[.$B$3])+([.$B$2]*[.$B$3]))*[.AE$29]+[.AE40])/[.$H$29])*[.$H$29]" office:value-type="float" office:value="78675">
            <text:p>78675</text:p>
          </table:table-cell>
          <table:table-cell table:formula="of:=ROUNDUP((([.$B$2]-([.$H41]*[.$B$2]*[.$B$3])+([.$B$2]*[.$B$3]))*[.AF$29]+[.AF40])/[.$H$29])*[.$H$29]" office:value-type="float" office:value="82075">
            <text:p>82075</text:p>
          </table:table-cell>
          <table:table-cell table:formula="of:=ROUNDUP((([.$B$2]-([.$H41]*[.$B$2]*[.$B$3])+([.$B$2]*[.$B$3]))*[.AG$29]+[.AG40])/[.$H$29])*[.$H$29]" office:value-type="float" office:value="85350">
            <text:p>85350</text:p>
          </table:table-cell>
          <table:table-cell table:formula="of:=ROUNDUP((([.$B$2]-([.$H41]*[.$B$2]*[.$B$3])+([.$B$2]*[.$B$3]))*[.AH$29]+[.AH40])/[.$H$29])*[.$H$29]" office:value-type="float" office:value="88900">
            <text:p>88900</text:p>
          </table:table-cell>
          <table:table-cell table:formula="of:=ROUNDUP((([.$B$2]-([.$H41]*[.$B$2]*[.$B$3])+([.$B$2]*[.$B$3]))*[.AI$29]+[.AI40])/[.$H$29])*[.$H$29]" office:value-type="float" office:value="92300">
            <text:p>92300</text:p>
          </table:table-cell>
          <table:table-cell table:formula="of:=ROUNDUP((([.$B$2]-([.$H41]*[.$B$2]*[.$B$3])+([.$B$2]*[.$B$3]))*[.AJ$29]+[.AJ40])/[.$H$29])*[.$H$29]" office:value-type="float" office:value="95700">
            <text:p>95700</text:p>
          </table:table-cell>
          <table:table-cell table:formula="of:=ROUNDUP((([.$B$2]-([.$H41]*[.$B$2]*[.$B$3])+([.$B$2]*[.$B$3]))*[.AK$29]+[.AK40])/[.$H$29])*[.$H$29]" office:value-type="float" office:value="99150">
            <text:p>99150</text:p>
          </table:table-cell>
          <table:table-cell table:formula="of:=ROUNDUP((([.$B$2]-([.$H41]*[.$B$2]*[.$B$3])+([.$B$2]*[.$B$3]))*[.AL$29]+[.AL40])/[.$H$29])*[.$H$29]" office:value-type="float" office:value="102525">
            <text:p>102525</text:p>
          </table:table-cell>
          <table:table-cell table:formula="of:=ROUNDUP((([.$B$2]-([.$H41]*[.$B$2]*[.$B$3])+([.$B$2]*[.$B$3]))*[.AM$29]+[.AM40])/[.$H$29])*[.$H$29]" office:value-type="float" office:value="105900">
            <text:p>105900</text:p>
          </table:table-cell>
          <table:table-cell table:formula="of:=ROUNDUP((([.$B$2]-([.$H41]*[.$B$2]*[.$B$3])+([.$B$2]*[.$B$3]))*[.AN$29]+[.AN40])/[.$H$29])*[.$H$29]" office:value-type="float" office:value="109400">
            <text:p>109400</text:p>
          </table:table-cell>
          <table:table-cell table:formula="of:=ROUNDUP((([.$B$2]-([.$H41]*[.$B$2]*[.$B$3])+([.$B$2]*[.$B$3]))*[.AO$29]+[.AO40])/[.$H$29])*[.$H$29]" office:value-type="float" office:value="112800">
            <text:p>112800</text:p>
          </table:table-cell>
          <table:table-cell table:formula="of:=ROUNDUP((([.$B$2]-([.$H41]*[.$B$2]*[.$B$3])+([.$B$2]*[.$B$3]))*[.AP$29]+[.AP40])/[.$H$29])*[.$H$29]" office:value-type="float" office:value="116200">
            <text:p>116200</text:p>
          </table:table-cell>
          <table:table-cell table:formula="of:=ROUNDUP((([.$B$2]-([.$H41]*[.$B$2]*[.$B$3])+([.$B$2]*[.$B$3]))*[.AQ$29]+[.AQ40])/[.$H$29])*[.$H$29]" office:value-type="float" office:value="119600">
            <text:p>119600</text:p>
          </table:table-cell>
          <table:table-cell table:formula="of:=ROUNDUP((([.$B$2]-([.$H41]*[.$B$2]*[.$B$3])+([.$B$2]*[.$B$3]))*[.AR$29]+[.AR40])/[.$H$29])*[.$H$29]" office:value-type="float" office:value="123050">
            <text:p>123050</text:p>
          </table:table-cell>
          <table:table-cell table:formula="of:=ROUNDUP((([.$B$2]-([.$H41]*[.$B$2]*[.$B$3])+([.$B$2]*[.$B$3]))*[.AS$29]+[.AS40])/[.$H$29])*[.$H$29]" office:value-type="float" office:value="126450">
            <text:p>126450</text:p>
          </table:table-cell>
          <table:table-cell table:formula="of:=ROUNDUP((([.$B$2]-([.$H41]*[.$B$2]*[.$B$3])+([.$B$2]*[.$B$3]))*[.AT$29]+[.AT40])/[.$H$29])*[.$H$29]" office:value-type="float" office:value="129875">
            <text:p>129875</text:p>
          </table:table-cell>
          <table:table-cell table:formula="of:=ROUNDUP((([.$B$2]-([.$H41]*[.$B$2]*[.$B$3])+([.$B$2]*[.$B$3]))*[.AU$29]+[.AU40])/[.$H$29])*[.$H$29]" office:value-type="float" office:value="133275">
            <text:p>133275</text:p>
          </table:table-cell>
          <table:table-cell table:formula="of:=ROUNDUP((([.$B$2]-([.$H41]*[.$B$2]*[.$B$3])+([.$B$2]*[.$B$3]))*[.AV$29]+[.AV40])/[.$H$29])*[.$H$29]" office:value-type="float" office:value="136675">
            <text:p>136675</text:p>
          </table:table-cell>
          <table:table-cell table:formula="of:=ROUNDUP((([.$B$2]-([.$H41]*[.$B$2]*[.$B$3])+([.$B$2]*[.$B$3]))*[.AW$29]+[.AW40])/[.$H$29])*[.$H$29]" office:value-type="float" office:value="140125">
            <text:p>140125</text:p>
          </table:table-cell>
          <table:table-cell table:formula="of:=ROUNDUP((([.$B$2]-([.$H41]*[.$B$2]*[.$B$3])+([.$B$2]*[.$B$3]))*[.AX$29]+[.AX40])/[.$H$29])*[.$H$29]" office:value-type="float" office:value="143525">
            <text:p>143525</text:p>
          </table:table-cell>
          <table:table-cell table:formula="of:=ROUNDUP((([.$B$2]-([.$H41]*[.$B$2]*[.$B$3])+([.$B$2]*[.$B$3]))*[.AY$29]+[.AY40])/[.$H$29])*[.$H$29]" office:value-type="float" office:value="146925">
            <text:p>146925</text:p>
          </table:table-cell>
          <table:table-cell table:formula="of:=ROUNDUP((([.$B$2]-([.$H41]*[.$B$2]*[.$B$3])+([.$B$2]*[.$B$3]))*[.AZ$29]+[.AZ40])/[.$H$29])*[.$H$29]" office:value-type="float" office:value="150425">
            <text:p>150425</text:p>
          </table:table-cell>
          <table:table-cell table:formula="of:=ROUNDUP((([.$B$2]-([.$H41]*[.$B$2]*[.$B$3])+([.$B$2]*[.$B$3]))*[.BA$29]+[.BA40])/[.$H$29])*[.$H$29]" office:value-type="float" office:value="153750">
            <text:p>153750</text:p>
          </table:table-cell>
          <table:table-cell table:formula="of:=ROUNDUP((([.$B$2]-([.$H41]*[.$B$2]*[.$B$3])+([.$B$2]*[.$B$3]))*[.BB$29]+[.BB40])/[.$H$29])*[.$H$29]" office:value-type="float" office:value="157175">
            <text:p>157175</text:p>
          </table:table-cell>
          <table:table-cell table:formula="of:=ROUNDUP((([.$B$2]-([.$H41]*[.$B$2]*[.$B$3])+([.$B$2]*[.$B$3]))*[.BC$29]+[.BC40])/[.$H$29])*[.$H$29]" office:value-type="float" office:value="160625">
            <text:p>160625</text:p>
          </table:table-cell>
          <table:table-cell table:formula="of:=ROUNDUP((([.$B$2]-([.$H41]*[.$B$2]*[.$B$3])+([.$B$2]*[.$B$3]))*[.BD$29]+[.BD40])/[.$H$29])*[.$H$29]" office:value-type="float" office:value="164025">
            <text:p>164025</text:p>
          </table:table-cell>
          <table:table-cell table:formula="of:=ROUNDUP((([.$B$2]-([.$H41]*[.$B$2]*[.$B$3])+([.$B$2]*[.$B$3]))*[.BE$29]+[.BE40])/[.$H$29])*[.$H$29]" office:value-type="float" office:value="167425">
            <text:p>167425</text:p>
          </table:table-cell>
          <table:table-cell table:formula="of:=ROUNDUP((([.$B$2]-([.$H41]*[.$B$2]*[.$B$3])+([.$B$2]*[.$B$3]))*[.BF$29]+[.BF40])/[.$H$29])*[.$H$29]" office:value-type="float" office:value="170700">
            <text:p>170700</text:p>
          </table:table-cell>
          <table:table-cell table:formula="of:=ROUNDUP((([.$B$2]-([.$H41]*[.$B$2]*[.$B$3])+([.$B$2]*[.$B$3]))*[.BG$29]+[.BG40])/[.$H$29])*[.$H$29]" office:value-type="float" office:value="174250">
            <text:p>174250</text:p>
          </table:table-cell>
          <table:table-cell table:formula="of:=ROUNDUP((([.$B$2]-([.$H41]*[.$B$2]*[.$B$3])+([.$B$2]*[.$B$3]))*[.BH$29]+[.BH40])/[.$H$29])*[.$H$29]" office:value-type="float" office:value="177650">
            <text:p>177650</text:p>
          </table:table-cell>
          <table:table-cell table:formula="of:=ROUNDUP((([.$B$2]-([.$H41]*[.$B$2]*[.$B$3])+([.$B$2]*[.$B$3]))*[.BI$29]+[.BI40])/[.$H$29])*[.$H$29]" office:value-type="float" office:value="181050">
            <text:p>181050</text:p>
          </table:table-cell>
          <table:table-cell table:formula="of:=ROUNDUP((([.$B$2]-([.$H41]*[.$B$2]*[.$B$3])+([.$B$2]*[.$B$3]))*[.BJ$29]+[.BJ40])/[.$H$29])*[.$H$29]" office:value-type="float" office:value="184500">
            <text:p>184500</text:p>
          </table:table-cell>
          <table:table-cell table:formula="of:=ROUNDUP((([.$B$2]-([.$H41]*[.$B$2]*[.$B$3])+([.$B$2]*[.$B$3]))*[.BK$29]+[.BK40])/[.$H$29])*[.$H$29]" office:value-type="float" office:value="187875">
            <text:p>187875</text:p>
          </table:table-cell>
          <table:table-cell table:formula="of:=ROUNDUP((([.$B$2]-([.$H41]*[.$B$2]*[.$B$3])+([.$B$2]*[.$B$3]))*[.BL$29]+[.BL40])/[.$H$29])*[.$H$29]" office:value-type="float" office:value="191250">
            <text:p>191250</text:p>
          </table:table-cell>
          <table:table-cell table:formula="of:=ROUNDUP((([.$B$2]-([.$H41]*[.$B$2]*[.$B$3])+([.$B$2]*[.$B$3]))*[.BM$29]+[.BM40])/[.$H$29])*[.$H$29]" office:value-type="float" office:value="194750">
            <text:p>194750</text:p>
          </table:table-cell>
          <table:table-cell table:formula="of:=ROUNDUP((([.$B$2]-([.$H41]*[.$B$2]*[.$B$3])+([.$B$2]*[.$B$3]))*[.BN$29]+[.BN40])/[.$H$29])*[.$H$29]" office:value-type="float" office:value="198150">
            <text:p>198150</text:p>
          </table:table-cell>
          <table:table-cell table:formula="of:=ROUNDUP((([.$B$2]-([.$H41]*[.$B$2]*[.$B$3])+([.$B$2]*[.$B$3]))*[.BO$29]+[.BO40])/[.$H$29])*[.$H$29]" office:value-type="float" office:value="201550">
            <text:p>201550</text:p>
          </table:table-cell>
          <table:table-cell table:formula="of:=ROUNDUP((([.$B$2]-([.$H41]*[.$B$2]*[.$B$3])+([.$B$2]*[.$B$3]))*[.BP$29]+[.BP40])/[.$H$29])*[.$H$29]" office:value-type="float" office:value="204950">
            <text:p>204950</text:p>
          </table:table-cell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table:style-name="Default" table:formula="of:=ROUNDUP((([.$B$2]-([.$H42]*[.$B$2]*[.$B$3])+([.$B$2]*[.$B$3]))*[.I$29]+[.I41])/[.$H$29])*[.$H$29]" office:value-type="float" office:value="3700">
            <text:p>3700</text:p>
          </table:table-cell>
          <table:table-cell table:style-name="Default" table:formula="of:=ROUNDUP((([.$B$2]-([.$H42]*[.$B$2]*[.$B$3])+([.$B$2]*[.$B$3]))*[.J$29]+[.J41])/[.$H$29])*[.$H$29]" office:value-type="float" office:value="7250">
            <text:p>7250</text:p>
          </table:table-cell>
          <table:table-cell table:style-name="Default" table:formula="of:=ROUNDUP((([.$B$2]-([.$H42]*[.$B$2]*[.$B$3])+([.$B$2]*[.$B$3]))*[.K$29]+[.K41])/[.$H$29])*[.$H$29]" office:value-type="float" office:value="10800">
            <text:p>10800</text:p>
          </table:table-cell>
          <table:table-cell table:style-name="Default" table:formula="of:=ROUNDUP((([.$B$2]-([.$H42]*[.$B$2]*[.$B$3])+([.$B$2]*[.$B$3]))*[.L$29]+[.L41])/[.$H$29])*[.$H$29]" office:value-type="float" office:value="14400">
            <text:p>14400</text:p>
          </table:table-cell>
          <table:table-cell table:style-name="Default" table:formula="of:=ROUNDUP((([.$B$2]-([.$H42]*[.$B$2]*[.$B$3])+([.$B$2]*[.$B$3]))*[.M$29]+[.M41])/[.$H$29])*[.$H$29]" office:value-type="float" office:value="17925">
            <text:p>17925</text:p>
          </table:table-cell>
          <table:table-cell table:style-name="Default" table:formula="of:=ROUNDUP((([.$B$2]-([.$H42]*[.$B$2]*[.$B$3])+([.$B$2]*[.$B$3]))*[.N$29]+[.N41])/[.$H$29])*[.$H$29]" office:value-type="float" office:value="21450">
            <text:p>21450</text:p>
          </table:table-cell>
          <table:table-cell table:style-name="Default" table:formula="of:=ROUNDUP((([.$B$2]-([.$H42]*[.$B$2]*[.$B$3])+([.$B$2]*[.$B$3]))*[.O$29]+[.O41])/[.$H$29])*[.$H$29]" office:value-type="float" office:value="25100">
            <text:p>25100</text:p>
          </table:table-cell>
          <table:table-cell table:style-name="Default" table:formula="of:=ROUNDUP((([.$B$2]-([.$H42]*[.$B$2]*[.$B$3])+([.$B$2]*[.$B$3]))*[.P$29]+[.P41])/[.$H$29])*[.$H$29]" office:value-type="float" office:value="28650">
            <text:p>28650</text:p>
          </table:table-cell>
          <table:table-cell table:style-name="Default" table:formula="of:=ROUNDUP((([.$B$2]-([.$H42]*[.$B$2]*[.$B$3])+([.$B$2]*[.$B$3]))*[.Q$29]+[.Q41])/[.$H$29])*[.$H$29]" office:value-type="float" office:value="32200">
            <text:p>32200</text:p>
          </table:table-cell>
          <table:table-cell table:formula="of:=ROUNDUP((([.$B$2]-([.$H42]*[.$B$2]*[.$B$3])+([.$B$2]*[.$B$3]))*[.R$29]+[.R41])/[.$H$29])*[.$H$29]" office:value-type="float" office:value="35750">
            <text:p>35750</text:p>
          </table:table-cell>
          <table:table-cell table:formula="of:=ROUNDUP((([.$B$2]-([.$H42]*[.$B$2]*[.$B$3])+([.$B$2]*[.$B$3]))*[.S$29]+[.S41])/[.$H$29])*[.$H$29]" office:value-type="float" office:value="39350">
            <text:p>39350</text:p>
          </table:table-cell>
          <table:table-cell table:formula="of:=ROUNDUP((([.$B$2]-([.$H42]*[.$B$2]*[.$B$3])+([.$B$2]*[.$B$3]))*[.T$29]+[.T41])/[.$H$29])*[.$H$29]" office:value-type="float" office:value="42900">
            <text:p>42900</text:p>
          </table:table-cell>
          <table:table-cell table:formula="of:=ROUNDUP((([.$B$2]-([.$H42]*[.$B$2]*[.$B$3])+([.$B$2]*[.$B$3]))*[.U$29]+[.U41])/[.$H$29])*[.$H$29]" office:value-type="float" office:value="46450">
            <text:p>46450</text:p>
          </table:table-cell>
          <table:table-cell table:formula="of:=ROUNDUP((([.$B$2]-([.$H42]*[.$B$2]*[.$B$3])+([.$B$2]*[.$B$3]))*[.V$29]+[.V41])/[.$H$29])*[.$H$29]" office:value-type="float" office:value="50000">
            <text:p>50000</text:p>
          </table:table-cell>
          <table:table-cell table:formula="of:=ROUNDUP((([.$B$2]-([.$H42]*[.$B$2]*[.$B$3])+([.$B$2]*[.$B$3]))*[.W$29]+[.W41])/[.$H$29])*[.$H$29]" office:value-type="float" office:value="53550">
            <text:p>53550</text:p>
          </table:table-cell>
          <table:table-cell table:formula="of:=ROUNDUP((([.$B$2]-([.$H42]*[.$B$2]*[.$B$3])+([.$B$2]*[.$B$3]))*[.X$29]+[.X41])/[.$H$29])*[.$H$29]" office:value-type="float" office:value="57150">
            <text:p>57150</text:p>
          </table:table-cell>
          <table:table-cell table:formula="of:=ROUNDUP((([.$B$2]-([.$H42]*[.$B$2]*[.$B$3])+([.$B$2]*[.$B$3]))*[.Y$29]+[.Y41])/[.$H$29])*[.$H$29]" office:value-type="float" office:value="60700">
            <text:p>60700</text:p>
          </table:table-cell>
          <table:table-cell table:formula="of:=ROUNDUP((([.$B$2]-([.$H42]*[.$B$2]*[.$B$3])+([.$B$2]*[.$B$3]))*[.Z$29]+[.Z41])/[.$H$29])*[.$H$29]" office:value-type="float" office:value="64250">
            <text:p>64250</text:p>
          </table:table-cell>
          <table:table-cell table:formula="of:=ROUNDUP((([.$B$2]-([.$H42]*[.$B$2]*[.$B$3])+([.$B$2]*[.$B$3]))*[.AA$29]+[.AA41])/[.$H$29])*[.$H$29]" office:value-type="float" office:value="67900">
            <text:p>67900</text:p>
          </table:table-cell>
          <table:table-cell table:formula="of:=ROUNDUP((([.$B$2]-([.$H42]*[.$B$2]*[.$B$3])+([.$B$2]*[.$B$3]))*[.AB$29]+[.AB41])/[.$H$29])*[.$H$29]" office:value-type="float" office:value="71375">
            <text:p>71375</text:p>
          </table:table-cell>
          <table:table-cell table:formula="of:=ROUNDUP((([.$B$2]-([.$H42]*[.$B$2]*[.$B$3])+([.$B$2]*[.$B$3]))*[.AC$29]+[.AC41])/[.$H$29])*[.$H$29]" office:value-type="float" office:value="74950">
            <text:p>74950</text:p>
          </table:table-cell>
          <table:table-cell table:formula="of:=ROUNDUP((([.$B$2]-([.$H42]*[.$B$2]*[.$B$3])+([.$B$2]*[.$B$3]))*[.AD$29]+[.AD41])/[.$H$29])*[.$H$29]" office:value-type="float" office:value="78550">
            <text:p>78550</text:p>
          </table:table-cell>
          <table:table-cell table:formula="of:=ROUNDUP((([.$B$2]-([.$H42]*[.$B$2]*[.$B$3])+([.$B$2]*[.$B$3]))*[.AE$29]+[.AE41])/[.$H$29])*[.$H$29]" office:value-type="float" office:value="82100">
            <text:p>82100</text:p>
          </table:table-cell>
          <table:table-cell table:formula="of:=ROUNDUP((([.$B$2]-([.$H42]*[.$B$2]*[.$B$3])+([.$B$2]*[.$B$3]))*[.AF$29]+[.AF41])/[.$H$29])*[.$H$29]" office:value-type="float" office:value="85650">
            <text:p>85650</text:p>
          </table:table-cell>
          <table:table-cell table:formula="of:=ROUNDUP((([.$B$2]-([.$H42]*[.$B$2]*[.$B$3])+([.$B$2]*[.$B$3]))*[.AG$29]+[.AG41])/[.$H$29])*[.$H$29]" office:value-type="float" office:value="89050">
            <text:p>89050</text:p>
          </table:table-cell>
          <table:table-cell table:formula="of:=ROUNDUP((([.$B$2]-([.$H42]*[.$B$2]*[.$B$3])+([.$B$2]*[.$B$3]))*[.AH$29]+[.AH41])/[.$H$29])*[.$H$29]" office:value-type="float" office:value="92750">
            <text:p>92750</text:p>
          </table:table-cell>
          <table:table-cell table:formula="of:=ROUNDUP((([.$B$2]-([.$H42]*[.$B$2]*[.$B$3])+([.$B$2]*[.$B$3]))*[.AI$29]+[.AI41])/[.$H$29])*[.$H$29]" office:value-type="float" office:value="96300">
            <text:p>96300</text:p>
          </table:table-cell>
          <table:table-cell table:formula="of:=ROUNDUP((([.$B$2]-([.$H42]*[.$B$2]*[.$B$3])+([.$B$2]*[.$B$3]))*[.AJ$29]+[.AJ41])/[.$H$29])*[.$H$29]" office:value-type="float" office:value="99850">
            <text:p>99850</text:p>
          </table:table-cell>
          <table:table-cell table:formula="of:=ROUNDUP((([.$B$2]-([.$H42]*[.$B$2]*[.$B$3])+([.$B$2]*[.$B$3]))*[.AK$29]+[.AK41])/[.$H$29])*[.$H$29]" office:value-type="float" office:value="103450">
            <text:p>103450</text:p>
          </table:table-cell>
          <table:table-cell table:formula="of:=ROUNDUP((([.$B$2]-([.$H42]*[.$B$2]*[.$B$3])+([.$B$2]*[.$B$3]))*[.AL$29]+[.AL41])/[.$H$29])*[.$H$29]" office:value-type="float" office:value="106975">
            <text:p>106975</text:p>
          </table:table-cell>
          <table:table-cell table:formula="of:=ROUNDUP((([.$B$2]-([.$H42]*[.$B$2]*[.$B$3])+([.$B$2]*[.$B$3]))*[.AM$29]+[.AM41])/[.$H$29])*[.$H$29]" office:value-type="float" office:value="110500">
            <text:p>110500</text:p>
          </table:table-cell>
          <table:table-cell table:formula="of:=ROUNDUP((([.$B$2]-([.$H42]*[.$B$2]*[.$B$3])+([.$B$2]*[.$B$3]))*[.AN$29]+[.AN41])/[.$H$29])*[.$H$29]" office:value-type="float" office:value="114150">
            <text:p>114150</text:p>
          </table:table-cell>
          <table:table-cell table:formula="of:=ROUNDUP((([.$B$2]-([.$H42]*[.$B$2]*[.$B$3])+([.$B$2]*[.$B$3]))*[.AO$29]+[.AO41])/[.$H$29])*[.$H$29]" office:value-type="float" office:value="117700">
            <text:p>117700</text:p>
          </table:table-cell>
          <table:table-cell table:formula="of:=ROUNDUP((([.$B$2]-([.$H42]*[.$B$2]*[.$B$3])+([.$B$2]*[.$B$3]))*[.AP$29]+[.AP41])/[.$H$29])*[.$H$29]" office:value-type="float" office:value="121250">
            <text:p>121250</text:p>
          </table:table-cell>
          <table:table-cell table:formula="of:=ROUNDUP((([.$B$2]-([.$H42]*[.$B$2]*[.$B$3])+([.$B$2]*[.$B$3]))*[.AQ$29]+[.AQ41])/[.$H$29])*[.$H$29]" office:value-type="float" office:value="124800">
            <text:p>124800</text:p>
          </table:table-cell>
          <table:table-cell table:formula="of:=ROUNDUP((([.$B$2]-([.$H42]*[.$B$2]*[.$B$3])+([.$B$2]*[.$B$3]))*[.AR$29]+[.AR41])/[.$H$29])*[.$H$29]" office:value-type="float" office:value="128400">
            <text:p>128400</text:p>
          </table:table-cell>
          <table:table-cell table:formula="of:=ROUNDUP((([.$B$2]-([.$H42]*[.$B$2]*[.$B$3])+([.$B$2]*[.$B$3]))*[.AS$29]+[.AS41])/[.$H$29])*[.$H$29]" office:value-type="float" office:value="131950">
            <text:p>131950</text:p>
          </table:table-cell>
          <table:table-cell table:formula="of:=ROUNDUP((([.$B$2]-([.$H42]*[.$B$2]*[.$B$3])+([.$B$2]*[.$B$3]))*[.AT$29]+[.AT41])/[.$H$29])*[.$H$29]" office:value-type="float" office:value="135500">
            <text:p>135500</text:p>
          </table:table-cell>
          <table:table-cell table:formula="of:=ROUNDUP((([.$B$2]-([.$H42]*[.$B$2]*[.$B$3])+([.$B$2]*[.$B$3]))*[.AU$29]+[.AU41])/[.$H$29])*[.$H$29]" office:value-type="float" office:value="139050">
            <text:p>139050</text:p>
          </table:table-cell>
          <table:table-cell table:formula="of:=ROUNDUP((([.$B$2]-([.$H42]*[.$B$2]*[.$B$3])+([.$B$2]*[.$B$3]))*[.AV$29]+[.AV41])/[.$H$29])*[.$H$29]" office:value-type="float" office:value="142600">
            <text:p>142600</text:p>
          </table:table-cell>
          <table:table-cell table:formula="of:=ROUNDUP((([.$B$2]-([.$H42]*[.$B$2]*[.$B$3])+([.$B$2]*[.$B$3]))*[.AW$29]+[.AW41])/[.$H$29])*[.$H$29]" office:value-type="float" office:value="146200">
            <text:p>146200</text:p>
          </table:table-cell>
          <table:table-cell table:formula="of:=ROUNDUP((([.$B$2]-([.$H42]*[.$B$2]*[.$B$3])+([.$B$2]*[.$B$3]))*[.AX$29]+[.AX41])/[.$H$29])*[.$H$29]" office:value-type="float" office:value="149750">
            <text:p>149750</text:p>
          </table:table-cell>
          <table:table-cell table:formula="of:=ROUNDUP((([.$B$2]-([.$H42]*[.$B$2]*[.$B$3])+([.$B$2]*[.$B$3]))*[.AY$29]+[.AY41])/[.$H$29])*[.$H$29]" office:value-type="float" office:value="153300">
            <text:p>153300</text:p>
          </table:table-cell>
          <table:table-cell table:formula="of:=ROUNDUP((([.$B$2]-([.$H42]*[.$B$2]*[.$B$3])+([.$B$2]*[.$B$3]))*[.AZ$29]+[.AZ41])/[.$H$29])*[.$H$29]" office:value-type="float" office:value="156950">
            <text:p>156950</text:p>
          </table:table-cell>
          <table:table-cell table:formula="of:=ROUNDUP((([.$B$2]-([.$H42]*[.$B$2]*[.$B$3])+([.$B$2]*[.$B$3]))*[.BA$29]+[.BA41])/[.$H$29])*[.$H$29]" office:value-type="float" office:value="160425">
            <text:p>160425</text:p>
          </table:table-cell>
          <table:table-cell table:formula="of:=ROUNDUP((([.$B$2]-([.$H42]*[.$B$2]*[.$B$3])+([.$B$2]*[.$B$3]))*[.BB$29]+[.BB41])/[.$H$29])*[.$H$29]" office:value-type="float" office:value="164000">
            <text:p>164000</text:p>
          </table:table-cell>
          <table:table-cell table:formula="of:=ROUNDUP((([.$B$2]-([.$H42]*[.$B$2]*[.$B$3])+([.$B$2]*[.$B$3]))*[.BC$29]+[.BC41])/[.$H$29])*[.$H$29]" office:value-type="float" office:value="167600">
            <text:p>167600</text:p>
          </table:table-cell>
          <table:table-cell table:formula="of:=ROUNDUP((([.$B$2]-([.$H42]*[.$B$2]*[.$B$3])+([.$B$2]*[.$B$3]))*[.BD$29]+[.BD41])/[.$H$29])*[.$H$29]" office:value-type="float" office:value="171150">
            <text:p>171150</text:p>
          </table:table-cell>
          <table:table-cell table:formula="of:=ROUNDUP((([.$B$2]-([.$H42]*[.$B$2]*[.$B$3])+([.$B$2]*[.$B$3]))*[.BE$29]+[.BE41])/[.$H$29])*[.$H$29]" office:value-type="float" office:value="174700">
            <text:p>174700</text:p>
          </table:table-cell>
          <table:table-cell table:formula="of:=ROUNDUP((([.$B$2]-([.$H42]*[.$B$2]*[.$B$3])+([.$B$2]*[.$B$3]))*[.BF$29]+[.BF41])/[.$H$29])*[.$H$29]" office:value-type="float" office:value="178100">
            <text:p>178100</text:p>
          </table:table-cell>
          <table:table-cell table:formula="of:=ROUNDUP((([.$B$2]-([.$H42]*[.$B$2]*[.$B$3])+([.$B$2]*[.$B$3]))*[.BG$29]+[.BG41])/[.$H$29])*[.$H$29]" office:value-type="float" office:value="181800">
            <text:p>181800</text:p>
          </table:table-cell>
          <table:table-cell table:formula="of:=ROUNDUP((([.$B$2]-([.$H42]*[.$B$2]*[.$B$3])+([.$B$2]*[.$B$3]))*[.BH$29]+[.BH41])/[.$H$29])*[.$H$29]" office:value-type="float" office:value="185350">
            <text:p>185350</text:p>
          </table:table-cell>
          <table:table-cell table:formula="of:=ROUNDUP((([.$B$2]-([.$H42]*[.$B$2]*[.$B$3])+([.$B$2]*[.$B$3]))*[.BI$29]+[.BI41])/[.$H$29])*[.$H$29]" office:value-type="float" office:value="188900">
            <text:p>188900</text:p>
          </table:table-cell>
          <table:table-cell table:formula="of:=ROUNDUP((([.$B$2]-([.$H42]*[.$B$2]*[.$B$3])+([.$B$2]*[.$B$3]))*[.BJ$29]+[.BJ41])/[.$H$29])*[.$H$29]" office:value-type="float" office:value="192500">
            <text:p>192500</text:p>
          </table:table-cell>
          <table:table-cell table:formula="of:=ROUNDUP((([.$B$2]-([.$H42]*[.$B$2]*[.$B$3])+([.$B$2]*[.$B$3]))*[.BK$29]+[.BK41])/[.$H$29])*[.$H$29]" office:value-type="float" office:value="196025">
            <text:p>196025</text:p>
          </table:table-cell>
          <table:table-cell table:formula="of:=ROUNDUP((([.$B$2]-([.$H42]*[.$B$2]*[.$B$3])+([.$B$2]*[.$B$3]))*[.BL$29]+[.BL41])/[.$H$29])*[.$H$29]" office:value-type="float" office:value="199550">
            <text:p>199550</text:p>
          </table:table-cell>
          <table:table-cell table:formula="of:=ROUNDUP((([.$B$2]-([.$H42]*[.$B$2]*[.$B$3])+([.$B$2]*[.$B$3]))*[.BM$29]+[.BM41])/[.$H$29])*[.$H$29]" office:value-type="float" office:value="203200">
            <text:p>203200</text:p>
          </table:table-cell>
          <table:table-cell table:formula="of:=ROUNDUP((([.$B$2]-([.$H42]*[.$B$2]*[.$B$3])+([.$B$2]*[.$B$3]))*[.BN$29]+[.BN41])/[.$H$29])*[.$H$29]" office:value-type="float" office:value="206750">
            <text:p>206750</text:p>
          </table:table-cell>
          <table:table-cell table:formula="of:=ROUNDUP((([.$B$2]-([.$H42]*[.$B$2]*[.$B$3])+([.$B$2]*[.$B$3]))*[.BO$29]+[.BO41])/[.$H$29])*[.$H$29]" office:value-type="float" office:value="210300">
            <text:p>210300</text:p>
          </table:table-cell>
          <table:table-cell table:formula="of:=ROUNDUP((([.$B$2]-([.$H42]*[.$B$2]*[.$B$3])+([.$B$2]*[.$B$3]))*[.BP$29]+[.BP41])/[.$H$29])*[.$H$29]" office:value-type="float" office:value="213850">
            <text:p>213850</text:p>
          </table:table-cell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table:style-name="Default" table:formula="of:=ROUNDUP((([.$B$2]-([.$H43]*[.$B$2]*[.$B$3])+([.$B$2]*[.$B$3]))*[.I$29]+[.I42])/[.$H$29])*[.$H$29]" office:value-type="float" office:value="3850">
            <text:p>3850</text:p>
          </table:table-cell>
          <table:table-cell table:style-name="Default" table:formula="of:=ROUNDUP((([.$B$2]-([.$H43]*[.$B$2]*[.$B$3])+([.$B$2]*[.$B$3]))*[.J$29]+[.J42])/[.$H$29])*[.$H$29]" office:value-type="float" office:value="7525">
            <text:p>7525</text:p>
          </table:table-cell>
          <table:table-cell table:style-name="Default" table:formula="of:=ROUNDUP((([.$B$2]-([.$H43]*[.$B$2]*[.$B$3])+([.$B$2]*[.$B$3]))*[.K$29]+[.K42])/[.$H$29])*[.$H$29]" office:value-type="float" office:value="11200">
            <text:p>11200</text:p>
          </table:table-cell>
          <table:table-cell table:style-name="Default" table:formula="of:=ROUNDUP((([.$B$2]-([.$H43]*[.$B$2]*[.$B$3])+([.$B$2]*[.$B$3]))*[.L$29]+[.L42])/[.$H$29])*[.$H$29]" office:value-type="float" office:value="14925">
            <text:p>14925</text:p>
          </table:table-cell>
          <table:table-cell table:style-name="Default" table:formula="of:=ROUNDUP((([.$B$2]-([.$H43]*[.$B$2]*[.$B$3])+([.$B$2]*[.$B$3]))*[.M$29]+[.M42])/[.$H$29])*[.$H$29]" office:value-type="float" office:value="18575">
            <text:p>18575</text:p>
          </table:table-cell>
          <table:table-cell table:style-name="Default" table:formula="of:=ROUNDUP((([.$B$2]-([.$H43]*[.$B$2]*[.$B$3])+([.$B$2]*[.$B$3]))*[.N$29]+[.N42])/[.$H$29])*[.$H$29]" office:value-type="float" office:value="22225">
            <text:p>22225</text:p>
          </table:table-cell>
          <table:table-cell table:style-name="Default" table:formula="of:=ROUNDUP((([.$B$2]-([.$H43]*[.$B$2]*[.$B$3])+([.$B$2]*[.$B$3]))*[.O$29]+[.O42])/[.$H$29])*[.$H$29]" office:value-type="float" office:value="26000">
            <text:p>26000</text:p>
          </table:table-cell>
          <table:table-cell table:style-name="Default" table:formula="of:=ROUNDUP((([.$B$2]-([.$H43]*[.$B$2]*[.$B$3])+([.$B$2]*[.$B$3]))*[.P$29]+[.P42])/[.$H$29])*[.$H$29]" office:value-type="float" office:value="29675">
            <text:p>29675</text:p>
          </table:table-cell>
          <table:table-cell table:style-name="Default" table:formula="of:=ROUNDUP((([.$B$2]-([.$H43]*[.$B$2]*[.$B$3])+([.$B$2]*[.$B$3]))*[.Q$29]+[.Q42])/[.$H$29])*[.$H$29]" office:value-type="float" office:value="33350">
            <text:p>33350</text:p>
          </table:table-cell>
          <table:table-cell table:formula="of:=ROUNDUP((([.$B$2]-([.$H43]*[.$B$2]*[.$B$3])+([.$B$2]*[.$B$3]))*[.R$29]+[.R42])/[.$H$29])*[.$H$29]" office:value-type="float" office:value="37025">
            <text:p>37025</text:p>
          </table:table-cell>
          <table:table-cell table:formula="of:=ROUNDUP((([.$B$2]-([.$H43]*[.$B$2]*[.$B$3])+([.$B$2]*[.$B$3]))*[.S$29]+[.S42])/[.$H$29])*[.$H$29]" office:value-type="float" office:value="40750">
            <text:p>40750</text:p>
          </table:table-cell>
          <table:table-cell table:formula="of:=ROUNDUP((([.$B$2]-([.$H43]*[.$B$2]*[.$B$3])+([.$B$2]*[.$B$3]))*[.T$29]+[.T42])/[.$H$29])*[.$H$29]" office:value-type="float" office:value="44425">
            <text:p>44425</text:p>
          </table:table-cell>
          <table:table-cell table:formula="of:=ROUNDUP((([.$B$2]-([.$H43]*[.$B$2]*[.$B$3])+([.$B$2]*[.$B$3]))*[.U$29]+[.U42])/[.$H$29])*[.$H$29]" office:value-type="float" office:value="48125">
            <text:p>48125</text:p>
          </table:table-cell>
          <table:table-cell table:formula="of:=ROUNDUP((([.$B$2]-([.$H43]*[.$B$2]*[.$B$3])+([.$B$2]*[.$B$3]))*[.V$29]+[.V42])/[.$H$29])*[.$H$29]" office:value-type="float" office:value="51800">
            <text:p>51800</text:p>
          </table:table-cell>
          <table:table-cell table:formula="of:=ROUNDUP((([.$B$2]-([.$H43]*[.$B$2]*[.$B$3])+([.$B$2]*[.$B$3]))*[.W$29]+[.W42])/[.$H$29])*[.$H$29]" office:value-type="float" office:value="55475">
            <text:p>55475</text:p>
          </table:table-cell>
          <table:table-cell table:formula="of:=ROUNDUP((([.$B$2]-([.$H43]*[.$B$2]*[.$B$3])+([.$B$2]*[.$B$3]))*[.X$29]+[.X42])/[.$H$29])*[.$H$29]" office:value-type="float" office:value="59200">
            <text:p>59200</text:p>
          </table:table-cell>
          <table:table-cell table:formula="of:=ROUNDUP((([.$B$2]-([.$H43]*[.$B$2]*[.$B$3])+([.$B$2]*[.$B$3]))*[.Y$29]+[.Y42])/[.$H$29])*[.$H$29]" office:value-type="float" office:value="62875">
            <text:p>62875</text:p>
          </table:table-cell>
          <table:table-cell table:formula="of:=ROUNDUP((([.$B$2]-([.$H43]*[.$B$2]*[.$B$3])+([.$B$2]*[.$B$3]))*[.Z$29]+[.Z42])/[.$H$29])*[.$H$29]" office:value-type="float" office:value="66550">
            <text:p>66550</text:p>
          </table:table-cell>
          <table:table-cell table:formula="of:=ROUNDUP((([.$B$2]-([.$H43]*[.$B$2]*[.$B$3])+([.$B$2]*[.$B$3]))*[.AA$29]+[.AA42])/[.$H$29])*[.$H$29]" office:value-type="float" office:value="70325">
            <text:p>70325</text:p>
          </table:table-cell>
          <table:table-cell table:formula="of:=ROUNDUP((([.$B$2]-([.$H43]*[.$B$2]*[.$B$3])+([.$B$2]*[.$B$3]))*[.AB$29]+[.AB42])/[.$H$29])*[.$H$29]" office:value-type="float" office:value="73925">
            <text:p>73925</text:p>
          </table:table-cell>
          <table:table-cell table:formula="of:=ROUNDUP((([.$B$2]-([.$H43]*[.$B$2]*[.$B$3])+([.$B$2]*[.$B$3]))*[.AC$29]+[.AC42])/[.$H$29])*[.$H$29]" office:value-type="float" office:value="77625">
            <text:p>77625</text:p>
          </table:table-cell>
          <table:table-cell table:formula="of:=ROUNDUP((([.$B$2]-([.$H43]*[.$B$2]*[.$B$3])+([.$B$2]*[.$B$3]))*[.AD$29]+[.AD42])/[.$H$29])*[.$H$29]" office:value-type="float" office:value="81350">
            <text:p>81350</text:p>
          </table:table-cell>
          <table:table-cell table:formula="of:=ROUNDUP((([.$B$2]-([.$H43]*[.$B$2]*[.$B$3])+([.$B$2]*[.$B$3]))*[.AE$29]+[.AE42])/[.$H$29])*[.$H$29]" office:value-type="float" office:value="85025">
            <text:p>85025</text:p>
          </table:table-cell>
          <table:table-cell table:formula="of:=ROUNDUP((([.$B$2]-([.$H43]*[.$B$2]*[.$B$3])+([.$B$2]*[.$B$3]))*[.AF$29]+[.AF42])/[.$H$29])*[.$H$29]" office:value-type="float" office:value="88700">
            <text:p>88700</text:p>
          </table:table-cell>
          <table:table-cell table:formula="of:=ROUNDUP((([.$B$2]-([.$H43]*[.$B$2]*[.$B$3])+([.$B$2]*[.$B$3]))*[.AG$29]+[.AG42])/[.$H$29])*[.$H$29]" office:value-type="float" office:value="92225">
            <text:p>92225</text:p>
          </table:table-cell>
          <table:table-cell table:formula="of:=ROUNDUP((([.$B$2]-([.$H43]*[.$B$2]*[.$B$3])+([.$B$2]*[.$B$3]))*[.AH$29]+[.AH42])/[.$H$29])*[.$H$29]" office:value-type="float" office:value="96075">
            <text:p>96075</text:p>
          </table:table-cell>
          <table:table-cell table:formula="of:=ROUNDUP((([.$B$2]-([.$H43]*[.$B$2]*[.$B$3])+([.$B$2]*[.$B$3]))*[.AI$29]+[.AI42])/[.$H$29])*[.$H$29]" office:value-type="float" office:value="99750">
            <text:p>99750</text:p>
          </table:table-cell>
          <table:table-cell table:formula="of:=ROUNDUP((([.$B$2]-([.$H43]*[.$B$2]*[.$B$3])+([.$B$2]*[.$B$3]))*[.AJ$29]+[.AJ42])/[.$H$29])*[.$H$29]" office:value-type="float" office:value="103425">
            <text:p>103425</text:p>
          </table:table-cell>
          <table:table-cell table:formula="of:=ROUNDUP((([.$B$2]-([.$H43]*[.$B$2]*[.$B$3])+([.$B$2]*[.$B$3]))*[.AK$29]+[.AK42])/[.$H$29])*[.$H$29]" office:value-type="float" office:value="107150">
            <text:p>107150</text:p>
          </table:table-cell>
          <table:table-cell table:formula="of:=ROUNDUP((([.$B$2]-([.$H43]*[.$B$2]*[.$B$3])+([.$B$2]*[.$B$3]))*[.AL$29]+[.AL42])/[.$H$29])*[.$H$29]" office:value-type="float" office:value="110800">
            <text:p>110800</text:p>
          </table:table-cell>
          <table:table-cell table:formula="of:=ROUNDUP((([.$B$2]-([.$H43]*[.$B$2]*[.$B$3])+([.$B$2]*[.$B$3]))*[.AM$29]+[.AM42])/[.$H$29])*[.$H$29]" office:value-type="float" office:value="114450">
            <text:p>114450</text:p>
          </table:table-cell>
          <table:table-cell table:formula="of:=ROUNDUP((([.$B$2]-([.$H43]*[.$B$2]*[.$B$3])+([.$B$2]*[.$B$3]))*[.AN$29]+[.AN42])/[.$H$29])*[.$H$29]" office:value-type="float" office:value="118225">
            <text:p>118225</text:p>
          </table:table-cell>
          <table:table-cell table:formula="of:=ROUNDUP((([.$B$2]-([.$H43]*[.$B$2]*[.$B$3])+([.$B$2]*[.$B$3]))*[.AO$29]+[.AO42])/[.$H$29])*[.$H$29]" office:value-type="float" office:value="121900">
            <text:p>121900</text:p>
          </table:table-cell>
          <table:table-cell table:formula="of:=ROUNDUP((([.$B$2]-([.$H43]*[.$B$2]*[.$B$3])+([.$B$2]*[.$B$3]))*[.AP$29]+[.AP42])/[.$H$29])*[.$H$29]" office:value-type="float" office:value="125575">
            <text:p>125575</text:p>
          </table:table-cell>
          <table:table-cell table:formula="of:=ROUNDUP((([.$B$2]-([.$H43]*[.$B$2]*[.$B$3])+([.$B$2]*[.$B$3]))*[.AQ$29]+[.AQ42])/[.$H$29])*[.$H$29]" office:value-type="float" office:value="129250">
            <text:p>129250</text:p>
          </table:table-cell>
          <table:table-cell table:formula="of:=ROUNDUP((([.$B$2]-([.$H43]*[.$B$2]*[.$B$3])+([.$B$2]*[.$B$3]))*[.AR$29]+[.AR42])/[.$H$29])*[.$H$29]" office:value-type="float" office:value="132975">
            <text:p>132975</text:p>
          </table:table-cell>
          <table:table-cell table:formula="of:=ROUNDUP((([.$B$2]-([.$H43]*[.$B$2]*[.$B$3])+([.$B$2]*[.$B$3]))*[.AS$29]+[.AS42])/[.$H$29])*[.$H$29]" office:value-type="float" office:value="136650">
            <text:p>136650</text:p>
          </table:table-cell>
          <table:table-cell table:formula="of:=ROUNDUP((([.$B$2]-([.$H43]*[.$B$2]*[.$B$3])+([.$B$2]*[.$B$3]))*[.AT$29]+[.AT42])/[.$H$29])*[.$H$29]" office:value-type="float" office:value="140350">
            <text:p>140350</text:p>
          </table:table-cell>
          <table:table-cell table:formula="of:=ROUNDUP((([.$B$2]-([.$H43]*[.$B$2]*[.$B$3])+([.$B$2]*[.$B$3]))*[.AU$29]+[.AU42])/[.$H$29])*[.$H$29]" office:value-type="float" office:value="144025">
            <text:p>144025</text:p>
          </table:table-cell>
          <table:table-cell table:formula="of:=ROUNDUP((([.$B$2]-([.$H43]*[.$B$2]*[.$B$3])+([.$B$2]*[.$B$3]))*[.AV$29]+[.AV42])/[.$H$29])*[.$H$29]" office:value-type="float" office:value="147700">
            <text:p>147700</text:p>
          </table:table-cell>
          <table:table-cell table:formula="of:=ROUNDUP((([.$B$2]-([.$H43]*[.$B$2]*[.$B$3])+([.$B$2]*[.$B$3]))*[.AW$29]+[.AW42])/[.$H$29])*[.$H$29]" office:value-type="float" office:value="151425">
            <text:p>151425</text:p>
          </table:table-cell>
          <table:table-cell table:formula="of:=ROUNDUP((([.$B$2]-([.$H43]*[.$B$2]*[.$B$3])+([.$B$2]*[.$B$3]))*[.AX$29]+[.AX42])/[.$H$29])*[.$H$29]" office:value-type="float" office:value="155100">
            <text:p>155100</text:p>
          </table:table-cell>
          <table:table-cell table:formula="of:=ROUNDUP((([.$B$2]-([.$H43]*[.$B$2]*[.$B$3])+([.$B$2]*[.$B$3]))*[.AY$29]+[.AY42])/[.$H$29])*[.$H$29]" office:value-type="float" office:value="158775">
            <text:p>158775</text:p>
          </table:table-cell>
          <table:table-cell table:formula="of:=ROUNDUP((([.$B$2]-([.$H43]*[.$B$2]*[.$B$3])+([.$B$2]*[.$B$3]))*[.AZ$29]+[.AZ42])/[.$H$29])*[.$H$29]" office:value-type="float" office:value="162550">
            <text:p>162550</text:p>
          </table:table-cell>
          <table:table-cell table:formula="of:=ROUNDUP((([.$B$2]-([.$H43]*[.$B$2]*[.$B$3])+([.$B$2]*[.$B$3]))*[.BA$29]+[.BA42])/[.$H$29])*[.$H$29]" office:value-type="float" office:value="166150">
            <text:p>166150</text:p>
          </table:table-cell>
          <table:table-cell table:formula="of:=ROUNDUP((([.$B$2]-([.$H43]*[.$B$2]*[.$B$3])+([.$B$2]*[.$B$3]))*[.BB$29]+[.BB42])/[.$H$29])*[.$H$29]" office:value-type="float" office:value="169850">
            <text:p>169850</text:p>
          </table:table-cell>
          <table:table-cell table:formula="of:=ROUNDUP((([.$B$2]-([.$H43]*[.$B$2]*[.$B$3])+([.$B$2]*[.$B$3]))*[.BC$29]+[.BC42])/[.$H$29])*[.$H$29]" office:value-type="float" office:value="173575">
            <text:p>173575</text:p>
          </table:table-cell>
          <table:table-cell table:formula="of:=ROUNDUP((([.$B$2]-([.$H43]*[.$B$2]*[.$B$3])+([.$B$2]*[.$B$3]))*[.BD$29]+[.BD42])/[.$H$29])*[.$H$29]" office:value-type="float" office:value="177250">
            <text:p>177250</text:p>
          </table:table-cell>
          <table:table-cell table:formula="of:=ROUNDUP((([.$B$2]-([.$H43]*[.$B$2]*[.$B$3])+([.$B$2]*[.$B$3]))*[.BE$29]+[.BE42])/[.$H$29])*[.$H$29]" office:value-type="float" office:value="180925">
            <text:p>180925</text:p>
          </table:table-cell>
          <table:table-cell table:formula="of:=ROUNDUP((([.$B$2]-([.$H43]*[.$B$2]*[.$B$3])+([.$B$2]*[.$B$3]))*[.BF$29]+[.BF42])/[.$H$29])*[.$H$29]" office:value-type="float" office:value="184450">
            <text:p>184450</text:p>
          </table:table-cell>
          <table:table-cell table:formula="of:=ROUNDUP((([.$B$2]-([.$H43]*[.$B$2]*[.$B$3])+([.$B$2]*[.$B$3]))*[.BG$29]+[.BG42])/[.$H$29])*[.$H$29]" office:value-type="float" office:value="188300">
            <text:p>188300</text:p>
          </table:table-cell>
          <table:table-cell table:formula="of:=ROUNDUP((([.$B$2]-([.$H43]*[.$B$2]*[.$B$3])+([.$B$2]*[.$B$3]))*[.BH$29]+[.BH42])/[.$H$29])*[.$H$29]" office:value-type="float" office:value="191975">
            <text:p>191975</text:p>
          </table:table-cell>
          <table:table-cell table:formula="of:=ROUNDUP((([.$B$2]-([.$H43]*[.$B$2]*[.$B$3])+([.$B$2]*[.$B$3]))*[.BI$29]+[.BI42])/[.$H$29])*[.$H$29]" office:value-type="float" office:value="195650">
            <text:p>195650</text:p>
          </table:table-cell>
          <table:table-cell table:formula="of:=ROUNDUP((([.$B$2]-([.$H43]*[.$B$2]*[.$B$3])+([.$B$2]*[.$B$3]))*[.BJ$29]+[.BJ42])/[.$H$29])*[.$H$29]" office:value-type="float" office:value="199375">
            <text:p>199375</text:p>
          </table:table-cell>
          <table:table-cell table:formula="of:=ROUNDUP((([.$B$2]-([.$H43]*[.$B$2]*[.$B$3])+([.$B$2]*[.$B$3]))*[.BK$29]+[.BK42])/[.$H$29])*[.$H$29]" office:value-type="float" office:value="203025">
            <text:p>203025</text:p>
          </table:table-cell>
          <table:table-cell table:formula="of:=ROUNDUP((([.$B$2]-([.$H43]*[.$B$2]*[.$B$3])+([.$B$2]*[.$B$3]))*[.BL$29]+[.BL42])/[.$H$29])*[.$H$29]" office:value-type="float" office:value="206675">
            <text:p>206675</text:p>
          </table:table-cell>
          <table:table-cell table:formula="of:=ROUNDUP((([.$B$2]-([.$H43]*[.$B$2]*[.$B$3])+([.$B$2]*[.$B$3]))*[.BM$29]+[.BM42])/[.$H$29])*[.$H$29]" office:value-type="float" office:value="210450">
            <text:p>210450</text:p>
          </table:table-cell>
          <table:table-cell table:formula="of:=ROUNDUP((([.$B$2]-([.$H43]*[.$B$2]*[.$B$3])+([.$B$2]*[.$B$3]))*[.BN$29]+[.BN42])/[.$H$29])*[.$H$29]" office:value-type="float" office:value="214125">
            <text:p>214125</text:p>
          </table:table-cell>
          <table:table-cell table:formula="of:=ROUNDUP((([.$B$2]-([.$H43]*[.$B$2]*[.$B$3])+([.$B$2]*[.$B$3]))*[.BO$29]+[.BO42])/[.$H$29])*[.$H$29]" office:value-type="float" office:value="217800">
            <text:p>217800</text:p>
          </table:table-cell>
          <table:table-cell table:formula="of:=ROUNDUP((([.$B$2]-([.$H43]*[.$B$2]*[.$B$3])+([.$B$2]*[.$B$3]))*[.BP$29]+[.BP42])/[.$H$29])*[.$H$29]" office:value-type="float" office:value="221475">
            <text:p>221475</text:p>
          </table:table-cell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table:style-name="Default" table:formula="of:=ROUNDUP((([.$B$2]-([.$H44]*[.$B$2]*[.$B$3])+([.$B$2]*[.$B$3]))*[.I$29]+[.I43])/[.$H$29])*[.$H$29]" office:value-type="float" office:value="3975">
            <text:p>3975</text:p>
          </table:table-cell>
          <table:table-cell table:style-name="Default" table:formula="of:=ROUNDUP((([.$B$2]-([.$H44]*[.$B$2]*[.$B$3])+([.$B$2]*[.$B$3]))*[.J$29]+[.J43])/[.$H$29])*[.$H$29]" office:value-type="float" office:value="7750">
            <text:p>7750</text:p>
          </table:table-cell>
          <table:table-cell table:style-name="Default" table:formula="of:=ROUNDUP((([.$B$2]-([.$H44]*[.$B$2]*[.$B$3])+([.$B$2]*[.$B$3]))*[.K$29]+[.K43])/[.$H$29])*[.$H$29]" office:value-type="float" office:value="11525">
            <text:p>11525</text:p>
          </table:table-cell>
          <table:table-cell table:style-name="Default" table:formula="of:=ROUNDUP((([.$B$2]-([.$H44]*[.$B$2]*[.$B$3])+([.$B$2]*[.$B$3]))*[.L$29]+[.L43])/[.$H$29])*[.$H$29]" office:value-type="float" office:value="15350">
            <text:p>15350</text:p>
          </table:table-cell>
          <table:table-cell table:style-name="Default" table:formula="of:=ROUNDUP((([.$B$2]-([.$H44]*[.$B$2]*[.$B$3])+([.$B$2]*[.$B$3]))*[.M$29]+[.M43])/[.$H$29])*[.$H$29]" office:value-type="float" office:value="19125">
            <text:p>19125</text:p>
          </table:table-cell>
          <table:table-cell table:style-name="Default" table:formula="of:=ROUNDUP((([.$B$2]-([.$H44]*[.$B$2]*[.$B$3])+([.$B$2]*[.$B$3]))*[.N$29]+[.N43])/[.$H$29])*[.$H$29]" office:value-type="float" office:value="22875">
            <text:p>22875</text:p>
          </table:table-cell>
          <table:table-cell table:style-name="Default" table:formula="of:=ROUNDUP((([.$B$2]-([.$H44]*[.$B$2]*[.$B$3])+([.$B$2]*[.$B$3]))*[.O$29]+[.O43])/[.$H$29])*[.$H$29]" office:value-type="float" office:value="26750">
            <text:p>26750</text:p>
          </table:table-cell>
          <table:table-cell table:style-name="Default" table:formula="of:=ROUNDUP((([.$B$2]-([.$H44]*[.$B$2]*[.$B$3])+([.$B$2]*[.$B$3]))*[.P$29]+[.P43])/[.$H$29])*[.$H$29]" office:value-type="float" office:value="30525">
            <text:p>30525</text:p>
          </table:table-cell>
          <table:table-cell table:style-name="Default" table:formula="of:=ROUNDUP((([.$B$2]-([.$H44]*[.$B$2]*[.$B$3])+([.$B$2]*[.$B$3]))*[.Q$29]+[.Q43])/[.$H$29])*[.$H$29]" office:value-type="float" office:value="34325">
            <text:p>34325</text:p>
          </table:table-cell>
          <table:table-cell table:formula="of:=ROUNDUP((([.$B$2]-([.$H44]*[.$B$2]*[.$B$3])+([.$B$2]*[.$B$3]))*[.R$29]+[.R43])/[.$H$29])*[.$H$29]" office:value-type="float" office:value="38100">
            <text:p>38100</text:p>
          </table:table-cell>
          <table:table-cell table:formula="of:=ROUNDUP((([.$B$2]-([.$H44]*[.$B$2]*[.$B$3])+([.$B$2]*[.$B$3]))*[.S$29]+[.S43])/[.$H$29])*[.$H$29]" office:value-type="float" office:value="41925">
            <text:p>41925</text:p>
          </table:table-cell>
          <table:table-cell table:formula="of:=ROUNDUP((([.$B$2]-([.$H44]*[.$B$2]*[.$B$3])+([.$B$2]*[.$B$3]))*[.T$29]+[.T43])/[.$H$29])*[.$H$29]" office:value-type="float" office:value="45700">
            <text:p>45700</text:p>
          </table:table-cell>
          <table:table-cell table:formula="of:=ROUNDUP((([.$B$2]-([.$H44]*[.$B$2]*[.$B$3])+([.$B$2]*[.$B$3]))*[.U$29]+[.U43])/[.$H$29])*[.$H$29]" office:value-type="float" office:value="49525">
            <text:p>49525</text:p>
          </table:table-cell>
          <table:table-cell table:formula="of:=ROUNDUP((([.$B$2]-([.$H44]*[.$B$2]*[.$B$3])+([.$B$2]*[.$B$3]))*[.V$29]+[.V43])/[.$H$29])*[.$H$29]" office:value-type="float" office:value="53300">
            <text:p>53300</text:p>
          </table:table-cell>
          <table:table-cell table:formula="of:=ROUNDUP((([.$B$2]-([.$H44]*[.$B$2]*[.$B$3])+([.$B$2]*[.$B$3]))*[.W$29]+[.W43])/[.$H$29])*[.$H$29]" office:value-type="float" office:value="57075">
            <text:p>57075</text:p>
          </table:table-cell>
          <table:table-cell table:formula="of:=ROUNDUP((([.$B$2]-([.$H44]*[.$B$2]*[.$B$3])+([.$B$2]*[.$B$3]))*[.X$29]+[.X43])/[.$H$29])*[.$H$29]" office:value-type="float" office:value="60900">
            <text:p>60900</text:p>
          </table:table-cell>
          <table:table-cell table:formula="of:=ROUNDUP((([.$B$2]-([.$H44]*[.$B$2]*[.$B$3])+([.$B$2]*[.$B$3]))*[.Y$29]+[.Y43])/[.$H$29])*[.$H$29]" office:value-type="float" office:value="64700">
            <text:p>64700</text:p>
          </table:table-cell>
          <table:table-cell table:formula="of:=ROUNDUP((([.$B$2]-([.$H44]*[.$B$2]*[.$B$3])+([.$B$2]*[.$B$3]))*[.Z$29]+[.Z43])/[.$H$29])*[.$H$29]" office:value-type="float" office:value="68475">
            <text:p>68475</text:p>
          </table:table-cell>
          <table:table-cell table:formula="of:=ROUNDUP((([.$B$2]-([.$H44]*[.$B$2]*[.$B$3])+([.$B$2]*[.$B$3]))*[.AA$29]+[.AA43])/[.$H$29])*[.$H$29]" office:value-type="float" office:value="72350">
            <text:p>72350</text:p>
          </table:table-cell>
          <table:table-cell table:formula="of:=ROUNDUP((([.$B$2]-([.$H44]*[.$B$2]*[.$B$3])+([.$B$2]*[.$B$3]))*[.AB$29]+[.AB43])/[.$H$29])*[.$H$29]" office:value-type="float" office:value="76050">
            <text:p>76050</text:p>
          </table:table-cell>
          <table:table-cell table:formula="of:=ROUNDUP((([.$B$2]-([.$H44]*[.$B$2]*[.$B$3])+([.$B$2]*[.$B$3]))*[.AC$29]+[.AC43])/[.$H$29])*[.$H$29]" office:value-type="float" office:value="79875">
            <text:p>79875</text:p>
          </table:table-cell>
          <table:table-cell table:formula="of:=ROUNDUP((([.$B$2]-([.$H44]*[.$B$2]*[.$B$3])+([.$B$2]*[.$B$3]))*[.AD$29]+[.AD43])/[.$H$29])*[.$H$29]" office:value-type="float" office:value="83700">
            <text:p>83700</text:p>
          </table:table-cell>
          <table:table-cell table:formula="of:=ROUNDUP((([.$B$2]-([.$H44]*[.$B$2]*[.$B$3])+([.$B$2]*[.$B$3]))*[.AE$29]+[.AE43])/[.$H$29])*[.$H$29]" office:value-type="float" office:value="87475">
            <text:p>87475</text:p>
          </table:table-cell>
          <table:table-cell table:formula="of:=ROUNDUP((([.$B$2]-([.$H44]*[.$B$2]*[.$B$3])+([.$B$2]*[.$B$3]))*[.AF$29]+[.AF43])/[.$H$29])*[.$H$29]" office:value-type="float" office:value="91250">
            <text:p>91250</text:p>
          </table:table-cell>
          <table:table-cell table:formula="of:=ROUNDUP((([.$B$2]-([.$H44]*[.$B$2]*[.$B$3])+([.$B$2]*[.$B$3]))*[.AG$29]+[.AG43])/[.$H$29])*[.$H$29]" office:value-type="float" office:value="94875">
            <text:p>94875</text:p>
          </table:table-cell>
          <table:table-cell table:formula="of:=ROUNDUP((([.$B$2]-([.$H44]*[.$B$2]*[.$B$3])+([.$B$2]*[.$B$3]))*[.AH$29]+[.AH43])/[.$H$29])*[.$H$29]" office:value-type="float" office:value="98850">
            <text:p>98850</text:p>
          </table:table-cell>
          <table:table-cell table:formula="of:=ROUNDUP((([.$B$2]-([.$H44]*[.$B$2]*[.$B$3])+([.$B$2]*[.$B$3]))*[.AI$29]+[.AI43])/[.$H$29])*[.$H$29]" office:value-type="float" office:value="102625">
            <text:p>102625</text:p>
          </table:table-cell>
          <table:table-cell table:formula="of:=ROUNDUP((([.$B$2]-([.$H44]*[.$B$2]*[.$B$3])+([.$B$2]*[.$B$3]))*[.AJ$29]+[.AJ43])/[.$H$29])*[.$H$29]" office:value-type="float" office:value="106400">
            <text:p>106400</text:p>
          </table:table-cell>
          <table:table-cell table:formula="of:=ROUNDUP((([.$B$2]-([.$H44]*[.$B$2]*[.$B$3])+([.$B$2]*[.$B$3]))*[.AK$29]+[.AK43])/[.$H$29])*[.$H$29]" office:value-type="float" office:value="110225">
            <text:p>110225</text:p>
          </table:table-cell>
          <table:table-cell table:formula="of:=ROUNDUP((([.$B$2]-([.$H44]*[.$B$2]*[.$B$3])+([.$B$2]*[.$B$3]))*[.AL$29]+[.AL43])/[.$H$29])*[.$H$29]" office:value-type="float" office:value="114000">
            <text:p>114000</text:p>
          </table:table-cell>
          <table:table-cell table:formula="of:=ROUNDUP((([.$B$2]-([.$H44]*[.$B$2]*[.$B$3])+([.$B$2]*[.$B$3]))*[.AM$29]+[.AM43])/[.$H$29])*[.$H$29]" office:value-type="float" office:value="117750">
            <text:p>117750</text:p>
          </table:table-cell>
          <table:table-cell table:formula="of:=ROUNDUP((([.$B$2]-([.$H44]*[.$B$2]*[.$B$3])+([.$B$2]*[.$B$3]))*[.AN$29]+[.AN43])/[.$H$29])*[.$H$29]" office:value-type="float" office:value="121625">
            <text:p>121625</text:p>
          </table:table-cell>
          <table:table-cell table:formula="of:=ROUNDUP((([.$B$2]-([.$H44]*[.$B$2]*[.$B$3])+([.$B$2]*[.$B$3]))*[.AO$29]+[.AO43])/[.$H$29])*[.$H$29]" office:value-type="float" office:value="125400">
            <text:p>125400</text:p>
          </table:table-cell>
          <table:table-cell table:formula="of:=ROUNDUP((([.$B$2]-([.$H44]*[.$B$2]*[.$B$3])+([.$B$2]*[.$B$3]))*[.AP$29]+[.AP43])/[.$H$29])*[.$H$29]" office:value-type="float" office:value="129200">
            <text:p>129200</text:p>
          </table:table-cell>
          <table:table-cell table:formula="of:=ROUNDUP((([.$B$2]-([.$H44]*[.$B$2]*[.$B$3])+([.$B$2]*[.$B$3]))*[.AQ$29]+[.AQ43])/[.$H$29])*[.$H$29]" office:value-type="float" office:value="132975">
            <text:p>132975</text:p>
          </table:table-cell>
          <table:table-cell table:formula="of:=ROUNDUP((([.$B$2]-([.$H44]*[.$B$2]*[.$B$3])+([.$B$2]*[.$B$3]))*[.AR$29]+[.AR43])/[.$H$29])*[.$H$29]" office:value-type="float" office:value="136800">
            <text:p>136800</text:p>
          </table:table-cell>
          <table:table-cell table:formula="of:=ROUNDUP((([.$B$2]-([.$H44]*[.$B$2]*[.$B$3])+([.$B$2]*[.$B$3]))*[.AS$29]+[.AS43])/[.$H$29])*[.$H$29]" office:value-type="float" office:value="140575">
            <text:p>140575</text:p>
          </table:table-cell>
          <table:table-cell table:formula="of:=ROUNDUP((([.$B$2]-([.$H44]*[.$B$2]*[.$B$3])+([.$B$2]*[.$B$3]))*[.AT$29]+[.AT43])/[.$H$29])*[.$H$29]" office:value-type="float" office:value="144400">
            <text:p>144400</text:p>
          </table:table-cell>
          <table:table-cell table:formula="of:=ROUNDUP((([.$B$2]-([.$H44]*[.$B$2]*[.$B$3])+([.$B$2]*[.$B$3]))*[.AU$29]+[.AU43])/[.$H$29])*[.$H$29]" office:value-type="float" office:value="148175">
            <text:p>148175</text:p>
          </table:table-cell>
          <table:table-cell table:formula="of:=ROUNDUP((([.$B$2]-([.$H44]*[.$B$2]*[.$B$3])+([.$B$2]*[.$B$3]))*[.AV$29]+[.AV43])/[.$H$29])*[.$H$29]" office:value-type="float" office:value="151950">
            <text:p>151950</text:p>
          </table:table-cell>
          <table:table-cell table:formula="of:=ROUNDUP((([.$B$2]-([.$H44]*[.$B$2]*[.$B$3])+([.$B$2]*[.$B$3]))*[.AW$29]+[.AW43])/[.$H$29])*[.$H$29]" office:value-type="float" office:value="155775">
            <text:p>155775</text:p>
          </table:table-cell>
          <table:table-cell table:formula="of:=ROUNDUP((([.$B$2]-([.$H44]*[.$B$2]*[.$B$3])+([.$B$2]*[.$B$3]))*[.AX$29]+[.AX43])/[.$H$29])*[.$H$29]" office:value-type="float" office:value="159575">
            <text:p>159575</text:p>
          </table:table-cell>
          <table:table-cell table:formula="of:=ROUNDUP((([.$B$2]-([.$H44]*[.$B$2]*[.$B$3])+([.$B$2]*[.$B$3]))*[.AY$29]+[.AY43])/[.$H$29])*[.$H$29]" office:value-type="float" office:value="163350">
            <text:p>163350</text:p>
          </table:table-cell>
          <table:table-cell table:formula="of:=ROUNDUP((([.$B$2]-([.$H44]*[.$B$2]*[.$B$3])+([.$B$2]*[.$B$3]))*[.AZ$29]+[.AZ43])/[.$H$29])*[.$H$29]" office:value-type="float" office:value="167225">
            <text:p>167225</text:p>
          </table:table-cell>
          <table:table-cell table:formula="of:=ROUNDUP((([.$B$2]-([.$H44]*[.$B$2]*[.$B$3])+([.$B$2]*[.$B$3]))*[.BA$29]+[.BA43])/[.$H$29])*[.$H$29]" office:value-type="float" office:value="170925">
            <text:p>170925</text:p>
          </table:table-cell>
          <table:table-cell table:formula="of:=ROUNDUP((([.$B$2]-([.$H44]*[.$B$2]*[.$B$3])+([.$B$2]*[.$B$3]))*[.BB$29]+[.BB43])/[.$H$29])*[.$H$29]" office:value-type="float" office:value="174750">
            <text:p>174750</text:p>
          </table:table-cell>
          <table:table-cell table:formula="of:=ROUNDUP((([.$B$2]-([.$H44]*[.$B$2]*[.$B$3])+([.$B$2]*[.$B$3]))*[.BC$29]+[.BC43])/[.$H$29])*[.$H$29]" office:value-type="float" office:value="178575">
            <text:p>178575</text:p>
          </table:table-cell>
          <table:table-cell table:formula="of:=ROUNDUP((([.$B$2]-([.$H44]*[.$B$2]*[.$B$3])+([.$B$2]*[.$B$3]))*[.BD$29]+[.BD43])/[.$H$29])*[.$H$29]" office:value-type="float" office:value="182350">
            <text:p>182350</text:p>
          </table:table-cell>
          <table:table-cell table:formula="of:=ROUNDUP((([.$B$2]-([.$H44]*[.$B$2]*[.$B$3])+([.$B$2]*[.$B$3]))*[.BE$29]+[.BE43])/[.$H$29])*[.$H$29]" office:value-type="float" office:value="186125">
            <text:p>186125</text:p>
          </table:table-cell>
          <table:table-cell table:formula="of:=ROUNDUP((([.$B$2]-([.$H44]*[.$B$2]*[.$B$3])+([.$B$2]*[.$B$3]))*[.BF$29]+[.BF43])/[.$H$29])*[.$H$29]" office:value-type="float" office:value="189750">
            <text:p>189750</text:p>
          </table:table-cell>
          <table:table-cell table:formula="of:=ROUNDUP((([.$B$2]-([.$H44]*[.$B$2]*[.$B$3])+([.$B$2]*[.$B$3]))*[.BG$29]+[.BG43])/[.$H$29])*[.$H$29]" office:value-type="float" office:value="193725">
            <text:p>193725</text:p>
          </table:table-cell>
          <table:table-cell table:formula="of:=ROUNDUP((([.$B$2]-([.$H44]*[.$B$2]*[.$B$3])+([.$B$2]*[.$B$3]))*[.BH$29]+[.BH43])/[.$H$29])*[.$H$29]" office:value-type="float" office:value="197500">
            <text:p>197500</text:p>
          </table:table-cell>
          <table:table-cell table:formula="of:=ROUNDUP((([.$B$2]-([.$H44]*[.$B$2]*[.$B$3])+([.$B$2]*[.$B$3]))*[.BI$29]+[.BI43])/[.$H$29])*[.$H$29]" office:value-type="float" office:value="201275">
            <text:p>201275</text:p>
          </table:table-cell>
          <table:table-cell table:formula="of:=ROUNDUP((([.$B$2]-([.$H44]*[.$B$2]*[.$B$3])+([.$B$2]*[.$B$3]))*[.BJ$29]+[.BJ43])/[.$H$29])*[.$H$29]" office:value-type="float" office:value="205100">
            <text:p>205100</text:p>
          </table:table-cell>
          <table:table-cell table:formula="of:=ROUNDUP((([.$B$2]-([.$H44]*[.$B$2]*[.$B$3])+([.$B$2]*[.$B$3]))*[.BK$29]+[.BK43])/[.$H$29])*[.$H$29]" office:value-type="float" office:value="208875">
            <text:p>208875</text:p>
          </table:table-cell>
          <table:table-cell table:formula="of:=ROUNDUP((([.$B$2]-([.$H44]*[.$B$2]*[.$B$3])+([.$B$2]*[.$B$3]))*[.BL$29]+[.BL43])/[.$H$29])*[.$H$29]" office:value-type="float" office:value="212625">
            <text:p>212625</text:p>
          </table:table-cell>
          <table:table-cell table:formula="of:=ROUNDUP((([.$B$2]-([.$H44]*[.$B$2]*[.$B$3])+([.$B$2]*[.$B$3]))*[.BM$29]+[.BM43])/[.$H$29])*[.$H$29]" office:value-type="float" office:value="216500">
            <text:p>216500</text:p>
          </table:table-cell>
          <table:table-cell table:formula="of:=ROUNDUP((([.$B$2]-([.$H44]*[.$B$2]*[.$B$3])+([.$B$2]*[.$B$3]))*[.BN$29]+[.BN43])/[.$H$29])*[.$H$29]" office:value-type="float" office:value="220275">
            <text:p>220275</text:p>
          </table:table-cell>
          <table:table-cell table:formula="of:=ROUNDUP((([.$B$2]-([.$H44]*[.$B$2]*[.$B$3])+([.$B$2]*[.$B$3]))*[.BO$29]+[.BO43])/[.$H$29])*[.$H$29]" office:value-type="float" office:value="224075">
            <text:p>224075</text:p>
          </table:table-cell>
          <table:table-cell table:formula="of:=ROUNDUP((([.$B$2]-([.$H44]*[.$B$2]*[.$B$3])+([.$B$2]*[.$B$3]))*[.BP$29]+[.BP43])/[.$H$29])*[.$H$29]" office:value-type="float" office:value="227850">
            <text:p>227850</text:p>
          </table:table-cell>
        </table:table-row>
        <table:table-row table:style-name="ro1">
          <table:table-cell table:number-columns-repeated="7"/>
          <table:table-cell office:value-type="float" office:value="16">
            <text:p>16</text:p>
          </table:table-cell>
          <table:table-cell table:style-name="Default" table:formula="of:=ROUNDUP((([.$B$2]-([.$H45]*[.$B$2]*[.$B$3])+([.$B$2]*[.$B$3]))*[.I$29]+[.I44])/[.$H$29])*[.$H$29]" office:value-type="float" office:value="4075">
            <text:p>4075</text:p>
          </table:table-cell>
          <table:table-cell table:style-name="Default" table:formula="of:=ROUNDUP((([.$B$2]-([.$H45]*[.$B$2]*[.$B$3])+([.$B$2]*[.$B$3]))*[.J$29]+[.J44])/[.$H$29])*[.$H$29]" office:value-type="float" office:value="7925">
            <text:p>7925</text:p>
          </table:table-cell>
          <table:table-cell table:style-name="Default" table:formula="of:=ROUNDUP((([.$B$2]-([.$H45]*[.$B$2]*[.$B$3])+([.$B$2]*[.$B$3]))*[.K$29]+[.K44])/[.$H$29])*[.$H$29]" office:value-type="float" office:value="11800">
            <text:p>11800</text:p>
          </table:table-cell>
          <table:table-cell table:style-name="Default" table:formula="of:=ROUNDUP((([.$B$2]-([.$H45]*[.$B$2]*[.$B$3])+([.$B$2]*[.$B$3]))*[.L$29]+[.L44])/[.$H$29])*[.$H$29]" office:value-type="float" office:value="15700">
            <text:p>15700</text:p>
          </table:table-cell>
          <table:table-cell table:style-name="Default" table:formula="of:=ROUNDUP((([.$B$2]-([.$H45]*[.$B$2]*[.$B$3])+([.$B$2]*[.$B$3]))*[.M$29]+[.M44])/[.$H$29])*[.$H$29]" office:value-type="float" office:value="19550">
            <text:p>19550</text:p>
          </table:table-cell>
          <table:table-cell table:style-name="Default" table:formula="of:=ROUNDUP((([.$B$2]-([.$H45]*[.$B$2]*[.$B$3])+([.$B$2]*[.$B$3]))*[.N$29]+[.N44])/[.$H$29])*[.$H$29]" office:value-type="float" office:value="23400">
            <text:p>23400</text:p>
          </table:table-cell>
          <table:table-cell table:style-name="Default" table:formula="of:=ROUNDUP((([.$B$2]-([.$H45]*[.$B$2]*[.$B$3])+([.$B$2]*[.$B$3]))*[.O$29]+[.O44])/[.$H$29])*[.$H$29]" office:value-type="float" office:value="27350">
            <text:p>27350</text:p>
          </table:table-cell>
          <table:table-cell table:style-name="Default" table:formula="of:=ROUNDUP((([.$B$2]-([.$H45]*[.$B$2]*[.$B$3])+([.$B$2]*[.$B$3]))*[.P$29]+[.P44])/[.$H$29])*[.$H$29]" office:value-type="float" office:value="31225">
            <text:p>31225</text:p>
          </table:table-cell>
          <table:table-cell table:style-name="Default" table:formula="of:=ROUNDUP((([.$B$2]-([.$H45]*[.$B$2]*[.$B$3])+([.$B$2]*[.$B$3]))*[.Q$29]+[.Q44])/[.$H$29])*[.$H$29]" office:value-type="float" office:value="35100">
            <text:p>35100</text:p>
          </table:table-cell>
          <table:table-cell table:formula="of:=ROUNDUP((([.$B$2]-([.$H45]*[.$B$2]*[.$B$3])+([.$B$2]*[.$B$3]))*[.R$29]+[.R44])/[.$H$29])*[.$H$29]" office:value-type="float" office:value="38950">
            <text:p>38950</text:p>
          </table:table-cell>
          <table:table-cell table:formula="of:=ROUNDUP((([.$B$2]-([.$H45]*[.$B$2]*[.$B$3])+([.$B$2]*[.$B$3]))*[.S$29]+[.S44])/[.$H$29])*[.$H$29]" office:value-type="float" office:value="42875">
            <text:p>42875</text:p>
          </table:table-cell>
          <table:table-cell table:formula="of:=ROUNDUP((([.$B$2]-([.$H45]*[.$B$2]*[.$B$3])+([.$B$2]*[.$B$3]))*[.T$29]+[.T44])/[.$H$29])*[.$H$29]" office:value-type="float" office:value="46725">
            <text:p>46725</text:p>
          </table:table-cell>
          <table:table-cell table:formula="of:=ROUNDUP((([.$B$2]-([.$H45]*[.$B$2]*[.$B$3])+([.$B$2]*[.$B$3]))*[.U$29]+[.U44])/[.$H$29])*[.$H$29]" office:value-type="float" office:value="50650">
            <text:p>50650</text:p>
          </table:table-cell>
          <table:table-cell table:formula="of:=ROUNDUP((([.$B$2]-([.$H45]*[.$B$2]*[.$B$3])+([.$B$2]*[.$B$3]))*[.V$29]+[.V44])/[.$H$29])*[.$H$29]" office:value-type="float" office:value="54500">
            <text:p>54500</text:p>
          </table:table-cell>
          <table:table-cell table:formula="of:=ROUNDUP((([.$B$2]-([.$H45]*[.$B$2]*[.$B$3])+([.$B$2]*[.$B$3]))*[.W$29]+[.W44])/[.$H$29])*[.$H$29]" office:value-type="float" office:value="58350">
            <text:p>58350</text:p>
          </table:table-cell>
          <table:table-cell table:formula="of:=ROUNDUP((([.$B$2]-([.$H45]*[.$B$2]*[.$B$3])+([.$B$2]*[.$B$3]))*[.X$29]+[.X44])/[.$H$29])*[.$H$29]" office:value-type="float" office:value="62275">
            <text:p>62275</text:p>
          </table:table-cell>
          <table:table-cell table:formula="of:=ROUNDUP((([.$B$2]-([.$H45]*[.$B$2]*[.$B$3])+([.$B$2]*[.$B$3]))*[.Y$29]+[.Y44])/[.$H$29])*[.$H$29]" office:value-type="float" office:value="66150">
            <text:p>66150</text:p>
          </table:table-cell>
          <table:table-cell table:formula="of:=ROUNDUP((([.$B$2]-([.$H45]*[.$B$2]*[.$B$3])+([.$B$2]*[.$B$3]))*[.Z$29]+[.Z44])/[.$H$29])*[.$H$29]" office:value-type="float" office:value="70025">
            <text:p>70025</text:p>
          </table:table-cell>
          <table:table-cell table:formula="of:=ROUNDUP((([.$B$2]-([.$H45]*[.$B$2]*[.$B$3])+([.$B$2]*[.$B$3]))*[.AA$29]+[.AA44])/[.$H$29])*[.$H$29]" office:value-type="float" office:value="73975">
            <text:p>73975</text:p>
          </table:table-cell>
          <table:table-cell table:formula="of:=ROUNDUP((([.$B$2]-([.$H45]*[.$B$2]*[.$B$3])+([.$B$2]*[.$B$3]))*[.AB$29]+[.AB44])/[.$H$29])*[.$H$29]" office:value-type="float" office:value="77750">
            <text:p>77750</text:p>
          </table:table-cell>
          <table:table-cell table:formula="of:=ROUNDUP((([.$B$2]-([.$H45]*[.$B$2]*[.$B$3])+([.$B$2]*[.$B$3]))*[.AC$29]+[.AC44])/[.$H$29])*[.$H$29]" office:value-type="float" office:value="81675">
            <text:p>81675</text:p>
          </table:table-cell>
          <table:table-cell table:formula="of:=ROUNDUP((([.$B$2]-([.$H45]*[.$B$2]*[.$B$3])+([.$B$2]*[.$B$3]))*[.AD$29]+[.AD44])/[.$H$29])*[.$H$29]" office:value-type="float" office:value="85575">
            <text:p>85575</text:p>
          </table:table-cell>
          <table:table-cell table:formula="of:=ROUNDUP((([.$B$2]-([.$H45]*[.$B$2]*[.$B$3])+([.$B$2]*[.$B$3]))*[.AE$29]+[.AE44])/[.$H$29])*[.$H$29]" office:value-type="float" office:value="89450">
            <text:p>89450</text:p>
          </table:table-cell>
          <table:table-cell table:formula="of:=ROUNDUP((([.$B$2]-([.$H45]*[.$B$2]*[.$B$3])+([.$B$2]*[.$B$3]))*[.AF$29]+[.AF44])/[.$H$29])*[.$H$29]" office:value-type="float" office:value="93300">
            <text:p>93300</text:p>
          </table:table-cell>
          <table:table-cell table:formula="of:=ROUNDUP((([.$B$2]-([.$H45]*[.$B$2]*[.$B$3])+([.$B$2]*[.$B$3]))*[.AG$29]+[.AG44])/[.$H$29])*[.$H$29]" office:value-type="float" office:value="97000">
            <text:p>97000</text:p>
          </table:table-cell>
          <table:table-cell table:formula="of:=ROUNDUP((([.$B$2]-([.$H45]*[.$B$2]*[.$B$3])+([.$B$2]*[.$B$3]))*[.AH$29]+[.AH44])/[.$H$29])*[.$H$29]" office:value-type="float" office:value="101075">
            <text:p>101075</text:p>
          </table:table-cell>
          <table:table-cell table:formula="of:=ROUNDUP((([.$B$2]-([.$H45]*[.$B$2]*[.$B$3])+([.$B$2]*[.$B$3]))*[.AI$29]+[.AI44])/[.$H$29])*[.$H$29]" office:value-type="float" office:value="104925">
            <text:p>104925</text:p>
          </table:table-cell>
          <table:table-cell table:formula="of:=ROUNDUP((([.$B$2]-([.$H45]*[.$B$2]*[.$B$3])+([.$B$2]*[.$B$3]))*[.AJ$29]+[.AJ44])/[.$H$29])*[.$H$29]" office:value-type="float" office:value="108800">
            <text:p>108800</text:p>
          </table:table-cell>
          <table:table-cell table:formula="of:=ROUNDUP((([.$B$2]-([.$H45]*[.$B$2]*[.$B$3])+([.$B$2]*[.$B$3]))*[.AK$29]+[.AK44])/[.$H$29])*[.$H$29]" office:value-type="float" office:value="112700">
            <text:p>112700</text:p>
          </table:table-cell>
          <table:table-cell table:formula="of:=ROUNDUP((([.$B$2]-([.$H45]*[.$B$2]*[.$B$3])+([.$B$2]*[.$B$3]))*[.AL$29]+[.AL44])/[.$H$29])*[.$H$29]" office:value-type="float" office:value="116550">
            <text:p>116550</text:p>
          </table:table-cell>
          <table:table-cell table:formula="of:=ROUNDUP((([.$B$2]-([.$H45]*[.$B$2]*[.$B$3])+([.$B$2]*[.$B$3]))*[.AM$29]+[.AM44])/[.$H$29])*[.$H$29]" office:value-type="float" office:value="120400">
            <text:p>120400</text:p>
          </table:table-cell>
          <table:table-cell table:formula="of:=ROUNDUP((([.$B$2]-([.$H45]*[.$B$2]*[.$B$3])+([.$B$2]*[.$B$3]))*[.AN$29]+[.AN44])/[.$H$29])*[.$H$29]" office:value-type="float" office:value="124350">
            <text:p>124350</text:p>
          </table:table-cell>
          <table:table-cell table:formula="of:=ROUNDUP((([.$B$2]-([.$H45]*[.$B$2]*[.$B$3])+([.$B$2]*[.$B$3]))*[.AO$29]+[.AO44])/[.$H$29])*[.$H$29]" office:value-type="float" office:value="128225">
            <text:p>128225</text:p>
          </table:table-cell>
          <table:table-cell table:formula="of:=ROUNDUP((([.$B$2]-([.$H45]*[.$B$2]*[.$B$3])+([.$B$2]*[.$B$3]))*[.AP$29]+[.AP44])/[.$H$29])*[.$H$29]" office:value-type="float" office:value="132100">
            <text:p>132100</text:p>
          </table:table-cell>
          <table:table-cell table:formula="of:=ROUNDUP((([.$B$2]-([.$H45]*[.$B$2]*[.$B$3])+([.$B$2]*[.$B$3]))*[.AQ$29]+[.AQ44])/[.$H$29])*[.$H$29]" office:value-type="float" office:value="135950">
            <text:p>135950</text:p>
          </table:table-cell>
          <table:table-cell table:formula="of:=ROUNDUP((([.$B$2]-([.$H45]*[.$B$2]*[.$B$3])+([.$B$2]*[.$B$3]))*[.AR$29]+[.AR44])/[.$H$29])*[.$H$29]" office:value-type="float" office:value="139875">
            <text:p>139875</text:p>
          </table:table-cell>
          <table:table-cell table:formula="of:=ROUNDUP((([.$B$2]-([.$H45]*[.$B$2]*[.$B$3])+([.$B$2]*[.$B$3]))*[.AS$29]+[.AS44])/[.$H$29])*[.$H$29]" office:value-type="float" office:value="143725">
            <text:p>143725</text:p>
          </table:table-cell>
          <table:table-cell table:formula="of:=ROUNDUP((([.$B$2]-([.$H45]*[.$B$2]*[.$B$3])+([.$B$2]*[.$B$3]))*[.AT$29]+[.AT44])/[.$H$29])*[.$H$29]" office:value-type="float" office:value="147650">
            <text:p>147650</text:p>
          </table:table-cell>
          <table:table-cell table:formula="of:=ROUNDUP((([.$B$2]-([.$H45]*[.$B$2]*[.$B$3])+([.$B$2]*[.$B$3]))*[.AU$29]+[.AU44])/[.$H$29])*[.$H$29]" office:value-type="float" office:value="151500">
            <text:p>151500</text:p>
          </table:table-cell>
          <table:table-cell table:formula="of:=ROUNDUP((([.$B$2]-([.$H45]*[.$B$2]*[.$B$3])+([.$B$2]*[.$B$3]))*[.AV$29]+[.AV44])/[.$H$29])*[.$H$29]" office:value-type="float" office:value="155350">
            <text:p>155350</text:p>
          </table:table-cell>
          <table:table-cell table:formula="of:=ROUNDUP((([.$B$2]-([.$H45]*[.$B$2]*[.$B$3])+([.$B$2]*[.$B$3]))*[.AW$29]+[.AW44])/[.$H$29])*[.$H$29]" office:value-type="float" office:value="159275">
            <text:p>159275</text:p>
          </table:table-cell>
          <table:table-cell table:formula="of:=ROUNDUP((([.$B$2]-([.$H45]*[.$B$2]*[.$B$3])+([.$B$2]*[.$B$3]))*[.AX$29]+[.AX44])/[.$H$29])*[.$H$29]" office:value-type="float" office:value="163150">
            <text:p>163150</text:p>
          </table:table-cell>
          <table:table-cell table:formula="of:=ROUNDUP((([.$B$2]-([.$H45]*[.$B$2]*[.$B$3])+([.$B$2]*[.$B$3]))*[.AY$29]+[.AY44])/[.$H$29])*[.$H$29]" office:value-type="float" office:value="167025">
            <text:p>167025</text:p>
          </table:table-cell>
          <table:table-cell table:formula="of:=ROUNDUP((([.$B$2]-([.$H45]*[.$B$2]*[.$B$3])+([.$B$2]*[.$B$3]))*[.AZ$29]+[.AZ44])/[.$H$29])*[.$H$29]" office:value-type="float" office:value="170975">
            <text:p>170975</text:p>
          </table:table-cell>
          <table:table-cell table:formula="of:=ROUNDUP((([.$B$2]-([.$H45]*[.$B$2]*[.$B$3])+([.$B$2]*[.$B$3]))*[.BA$29]+[.BA44])/[.$H$29])*[.$H$29]" office:value-type="float" office:value="174750">
            <text:p>174750</text:p>
          </table:table-cell>
          <table:table-cell table:formula="of:=ROUNDUP((([.$B$2]-([.$H45]*[.$B$2]*[.$B$3])+([.$B$2]*[.$B$3]))*[.BB$29]+[.BB44])/[.$H$29])*[.$H$29]" office:value-type="float" office:value="178675">
            <text:p>178675</text:p>
          </table:table-cell>
          <table:table-cell table:formula="of:=ROUNDUP((([.$B$2]-([.$H45]*[.$B$2]*[.$B$3])+([.$B$2]*[.$B$3]))*[.BC$29]+[.BC44])/[.$H$29])*[.$H$29]" office:value-type="float" office:value="182575">
            <text:p>182575</text:p>
          </table:table-cell>
          <table:table-cell table:formula="of:=ROUNDUP((([.$B$2]-([.$H45]*[.$B$2]*[.$B$3])+([.$B$2]*[.$B$3]))*[.BD$29]+[.BD44])/[.$H$29])*[.$H$29]" office:value-type="float" office:value="186450">
            <text:p>186450</text:p>
          </table:table-cell>
          <table:table-cell table:formula="of:=ROUNDUP((([.$B$2]-([.$H45]*[.$B$2]*[.$B$3])+([.$B$2]*[.$B$3]))*[.BE$29]+[.BE44])/[.$H$29])*[.$H$29]" office:value-type="float" office:value="190300">
            <text:p>190300</text:p>
          </table:table-cell>
          <table:table-cell table:formula="of:=ROUNDUP((([.$B$2]-([.$H45]*[.$B$2]*[.$B$3])+([.$B$2]*[.$B$3]))*[.BF$29]+[.BF44])/[.$H$29])*[.$H$29]" office:value-type="float" office:value="194000">
            <text:p>194000</text:p>
          </table:table-cell>
          <table:table-cell table:formula="of:=ROUNDUP((([.$B$2]-([.$H45]*[.$B$2]*[.$B$3])+([.$B$2]*[.$B$3]))*[.BG$29]+[.BG44])/[.$H$29])*[.$H$29]" office:value-type="float" office:value="198075">
            <text:p>198075</text:p>
          </table:table-cell>
          <table:table-cell table:formula="of:=ROUNDUP((([.$B$2]-([.$H45]*[.$B$2]*[.$B$3])+([.$B$2]*[.$B$3]))*[.BH$29]+[.BH44])/[.$H$29])*[.$H$29]" office:value-type="float" office:value="201925">
            <text:p>201925</text:p>
          </table:table-cell>
          <table:table-cell table:formula="of:=ROUNDUP((([.$B$2]-([.$H45]*[.$B$2]*[.$B$3])+([.$B$2]*[.$B$3]))*[.BI$29]+[.BI44])/[.$H$29])*[.$H$29]" office:value-type="float" office:value="205800">
            <text:p>205800</text:p>
          </table:table-cell>
          <table:table-cell table:formula="of:=ROUNDUP((([.$B$2]-([.$H45]*[.$B$2]*[.$B$3])+([.$B$2]*[.$B$3]))*[.BJ$29]+[.BJ44])/[.$H$29])*[.$H$29]" office:value-type="float" office:value="209700">
            <text:p>209700</text:p>
          </table:table-cell>
          <table:table-cell table:formula="of:=ROUNDUP((([.$B$2]-([.$H45]*[.$B$2]*[.$B$3])+([.$B$2]*[.$B$3]))*[.BK$29]+[.BK44])/[.$H$29])*[.$H$29]" office:value-type="float" office:value="213550">
            <text:p>213550</text:p>
          </table:table-cell>
          <table:table-cell table:formula="of:=ROUNDUP((([.$B$2]-([.$H45]*[.$B$2]*[.$B$3])+([.$B$2]*[.$B$3]))*[.BL$29]+[.BL44])/[.$H$29])*[.$H$29]" office:value-type="float" office:value="217400">
            <text:p>217400</text:p>
          </table:table-cell>
          <table:table-cell table:formula="of:=ROUNDUP((([.$B$2]-([.$H45]*[.$B$2]*[.$B$3])+([.$B$2]*[.$B$3]))*[.BM$29]+[.BM44])/[.$H$29])*[.$H$29]" office:value-type="float" office:value="221350">
            <text:p>221350</text:p>
          </table:table-cell>
          <table:table-cell table:formula="of:=ROUNDUP((([.$B$2]-([.$H45]*[.$B$2]*[.$B$3])+([.$B$2]*[.$B$3]))*[.BN$29]+[.BN44])/[.$H$29])*[.$H$29]" office:value-type="float" office:value="225225">
            <text:p>225225</text:p>
          </table:table-cell>
          <table:table-cell table:formula="of:=ROUNDUP((([.$B$2]-([.$H45]*[.$B$2]*[.$B$3])+([.$B$2]*[.$B$3]))*[.BO$29]+[.BO44])/[.$H$29])*[.$H$29]" office:value-type="float" office:value="229100">
            <text:p>229100</text:p>
          </table:table-cell>
          <table:table-cell table:formula="of:=ROUNDUP((([.$B$2]-([.$H45]*[.$B$2]*[.$B$3])+([.$B$2]*[.$B$3]))*[.BP$29]+[.BP44])/[.$H$29])*[.$H$29]" office:value-type="float" office:value="232950">
            <text:p>232950</text:p>
          </table:table-cell>
        </table:table-row>
        <table:table-row table:style-name="ro1">
          <table:table-cell table:number-columns-repeated="7"/>
          <table:table-cell office:value-type="float" office:value="17">
            <text:p>17</text:p>
          </table:table-cell>
          <table:table-cell table:style-name="Default" table:formula="of:=ROUNDUP((([.$B$2]-([.$H46]*[.$B$2]*[.$B$3])+([.$B$2]*[.$B$3]))*[.I$29]+[.I45])/[.$H$29])*[.$H$29]" office:value-type="float" office:value="4150">
            <text:p>4150</text:p>
          </table:table-cell>
          <table:table-cell table:style-name="Default" table:formula="of:=ROUNDUP((([.$B$2]-([.$H46]*[.$B$2]*[.$B$3])+([.$B$2]*[.$B$3]))*[.J$29]+[.J45])/[.$H$29])*[.$H$29]" office:value-type="float" office:value="8075">
            <text:p>8075</text:p>
          </table:table-cell>
          <table:table-cell table:style-name="Default" table:formula="of:=ROUNDUP((([.$B$2]-([.$H46]*[.$B$2]*[.$B$3])+([.$B$2]*[.$B$3]))*[.K$29]+[.K45])/[.$H$29])*[.$H$29]" office:value-type="float" office:value="12000">
            <text:p>12000</text:p>
          </table:table-cell>
          <table:table-cell table:style-name="Default" table:formula="of:=ROUNDUP((([.$B$2]-([.$H46]*[.$B$2]*[.$B$3])+([.$B$2]*[.$B$3]))*[.L$29]+[.L45])/[.$H$29])*[.$H$29]" office:value-type="float" office:value="15975">
            <text:p>15975</text:p>
          </table:table-cell>
          <table:table-cell table:style-name="Default" table:formula="of:=ROUNDUP((([.$B$2]-([.$H46]*[.$B$2]*[.$B$3])+([.$B$2]*[.$B$3]))*[.M$29]+[.M45])/[.$H$29])*[.$H$29]" office:value-type="float" office:value="19875">
            <text:p>19875</text:p>
          </table:table-cell>
          <table:table-cell table:style-name="Default" table:formula="of:=ROUNDUP((([.$B$2]-([.$H46]*[.$B$2]*[.$B$3])+([.$B$2]*[.$B$3]))*[.N$29]+[.N45])/[.$H$29])*[.$H$29]" office:value-type="float" office:value="23800">
            <text:p>23800</text:p>
          </table:table-cell>
          <table:table-cell table:style-name="Default" table:formula="of:=ROUNDUP((([.$B$2]-([.$H46]*[.$B$2]*[.$B$3])+([.$B$2]*[.$B$3]))*[.O$29]+[.O45])/[.$H$29])*[.$H$29]" office:value-type="float" office:value="27800">
            <text:p>27800</text:p>
          </table:table-cell>
          <table:table-cell table:style-name="Default" table:formula="of:=ROUNDUP((([.$B$2]-([.$H46]*[.$B$2]*[.$B$3])+([.$B$2]*[.$B$3]))*[.P$29]+[.P45])/[.$H$29])*[.$H$29]" office:value-type="float" office:value="31750">
            <text:p>31750</text:p>
          </table:table-cell>
          <table:table-cell table:style-name="Default" table:formula="of:=ROUNDUP((([.$B$2]-([.$H46]*[.$B$2]*[.$B$3])+([.$B$2]*[.$B$3]))*[.Q$29]+[.Q45])/[.$H$29])*[.$H$29]" office:value-type="float" office:value="35700">
            <text:p>35700</text:p>
          </table:table-cell>
          <table:table-cell table:formula="of:=ROUNDUP((([.$B$2]-([.$H46]*[.$B$2]*[.$B$3])+([.$B$2]*[.$B$3]))*[.R$29]+[.R45])/[.$H$29])*[.$H$29]" office:value-type="float" office:value="39600">
            <text:p>39600</text:p>
          </table:table-cell>
          <table:table-cell table:formula="of:=ROUNDUP((([.$B$2]-([.$H46]*[.$B$2]*[.$B$3])+([.$B$2]*[.$B$3]))*[.S$29]+[.S45])/[.$H$29])*[.$H$29]" office:value-type="float" office:value="43600">
            <text:p>43600</text:p>
          </table:table-cell>
          <table:table-cell table:formula="of:=ROUNDUP((([.$B$2]-([.$H46]*[.$B$2]*[.$B$3])+([.$B$2]*[.$B$3]))*[.T$29]+[.T45])/[.$H$29])*[.$H$29]" office:value-type="float" office:value="47500">
            <text:p>47500</text:p>
          </table:table-cell>
          <table:table-cell table:formula="of:=ROUNDUP((([.$B$2]-([.$H46]*[.$B$2]*[.$B$3])+([.$B$2]*[.$B$3]))*[.U$29]+[.U45])/[.$H$29])*[.$H$29]" office:value-type="float" office:value="51500">
            <text:p>51500</text:p>
          </table:table-cell>
          <table:table-cell table:formula="of:=ROUNDUP((([.$B$2]-([.$H46]*[.$B$2]*[.$B$3])+([.$B$2]*[.$B$3]))*[.V$29]+[.V45])/[.$H$29])*[.$H$29]" office:value-type="float" office:value="55400">
            <text:p>55400</text:p>
          </table:table-cell>
          <table:table-cell table:formula="of:=ROUNDUP((([.$B$2]-([.$H46]*[.$B$2]*[.$B$3])+([.$B$2]*[.$B$3]))*[.W$29]+[.W45])/[.$H$29])*[.$H$29]" office:value-type="float" office:value="59325">
            <text:p>59325</text:p>
          </table:table-cell>
          <table:table-cell table:formula="of:=ROUNDUP((([.$B$2]-([.$H46]*[.$B$2]*[.$B$3])+([.$B$2]*[.$B$3]))*[.X$29]+[.X45])/[.$H$29])*[.$H$29]" office:value-type="float" office:value="63300">
            <text:p>63300</text:p>
          </table:table-cell>
          <table:table-cell table:formula="of:=ROUNDUP((([.$B$2]-([.$H46]*[.$B$2]*[.$B$3])+([.$B$2]*[.$B$3]))*[.Y$29]+[.Y45])/[.$H$29])*[.$H$29]" office:value-type="float" office:value="67250">
            <text:p>67250</text:p>
          </table:table-cell>
          <table:table-cell table:formula="of:=ROUNDUP((([.$B$2]-([.$H46]*[.$B$2]*[.$B$3])+([.$B$2]*[.$B$3]))*[.Z$29]+[.Z45])/[.$H$29])*[.$H$29]" office:value-type="float" office:value="71200">
            <text:p>71200</text:p>
          </table:table-cell>
          <table:table-cell table:formula="of:=ROUNDUP((([.$B$2]-([.$H46]*[.$B$2]*[.$B$3])+([.$B$2]*[.$B$3]))*[.AA$29]+[.AA45])/[.$H$29])*[.$H$29]" office:value-type="float" office:value="75200">
            <text:p>75200</text:p>
          </table:table-cell>
          <table:table-cell table:formula="of:=ROUNDUP((([.$B$2]-([.$H46]*[.$B$2]*[.$B$3])+([.$B$2]*[.$B$3]))*[.AB$29]+[.AB45])/[.$H$29])*[.$H$29]" office:value-type="float" office:value="79050">
            <text:p>79050</text:p>
          </table:table-cell>
          <table:table-cell table:formula="of:=ROUNDUP((([.$B$2]-([.$H46]*[.$B$2]*[.$B$3])+([.$B$2]*[.$B$3]))*[.AC$29]+[.AC45])/[.$H$29])*[.$H$29]" office:value-type="float" office:value="83025">
            <text:p>83025</text:p>
          </table:table-cell>
          <table:table-cell table:formula="of:=ROUNDUP((([.$B$2]-([.$H46]*[.$B$2]*[.$B$3])+([.$B$2]*[.$B$3]))*[.AD$29]+[.AD45])/[.$H$29])*[.$H$29]" office:value-type="float" office:value="87000">
            <text:p>87000</text:p>
          </table:table-cell>
          <table:table-cell table:formula="of:=ROUNDUP((([.$B$2]-([.$H46]*[.$B$2]*[.$B$3])+([.$B$2]*[.$B$3]))*[.AE$29]+[.AE45])/[.$H$29])*[.$H$29]" office:value-type="float" office:value="90925">
            <text:p>90925</text:p>
          </table:table-cell>
          <table:table-cell table:formula="of:=ROUNDUP((([.$B$2]-([.$H46]*[.$B$2]*[.$B$3])+([.$B$2]*[.$B$3]))*[.AF$29]+[.AF45])/[.$H$29])*[.$H$29]" office:value-type="float" office:value="94850">
            <text:p>94850</text:p>
          </table:table-cell>
          <table:table-cell table:formula="of:=ROUNDUP((([.$B$2]-([.$H46]*[.$B$2]*[.$B$3])+([.$B$2]*[.$B$3]))*[.AG$29]+[.AG45])/[.$H$29])*[.$H$29]" office:value-type="float" office:value="98600">
            <text:p>98600</text:p>
          </table:table-cell>
          <table:table-cell table:formula="of:=ROUNDUP((([.$B$2]-([.$H46]*[.$B$2]*[.$B$3])+([.$B$2]*[.$B$3]))*[.AH$29]+[.AH45])/[.$H$29])*[.$H$29]" office:value-type="float" office:value="102750">
            <text:p>102750</text:p>
          </table:table-cell>
          <table:table-cell table:formula="of:=ROUNDUP((([.$B$2]-([.$H46]*[.$B$2]*[.$B$3])+([.$B$2]*[.$B$3]))*[.AI$29]+[.AI45])/[.$H$29])*[.$H$29]" office:value-type="float" office:value="106675">
            <text:p>106675</text:p>
          </table:table-cell>
          <table:table-cell table:formula="of:=ROUNDUP((([.$B$2]-([.$H46]*[.$B$2]*[.$B$3])+([.$B$2]*[.$B$3]))*[.AJ$29]+[.AJ45])/[.$H$29])*[.$H$29]" office:value-type="float" office:value="110600">
            <text:p>110600</text:p>
          </table:table-cell>
          <table:table-cell table:formula="of:=ROUNDUP((([.$B$2]-([.$H46]*[.$B$2]*[.$B$3])+([.$B$2]*[.$B$3]))*[.AK$29]+[.AK45])/[.$H$29])*[.$H$29]" office:value-type="float" office:value="114575">
            <text:p>114575</text:p>
          </table:table-cell>
          <table:table-cell table:formula="of:=ROUNDUP((([.$B$2]-([.$H46]*[.$B$2]*[.$B$3])+([.$B$2]*[.$B$3]))*[.AL$29]+[.AL45])/[.$H$29])*[.$H$29]" office:value-type="float" office:value="118475">
            <text:p>118475</text:p>
          </table:table-cell>
          <table:table-cell table:formula="of:=ROUNDUP((([.$B$2]-([.$H46]*[.$B$2]*[.$B$3])+([.$B$2]*[.$B$3]))*[.AM$29]+[.AM45])/[.$H$29])*[.$H$29]" office:value-type="float" office:value="122400">
            <text:p>122400</text:p>
          </table:table-cell>
          <table:table-cell table:formula="of:=ROUNDUP((([.$B$2]-([.$H46]*[.$B$2]*[.$B$3])+([.$B$2]*[.$B$3]))*[.AN$29]+[.AN45])/[.$H$29])*[.$H$29]" office:value-type="float" office:value="126400">
            <text:p>126400</text:p>
          </table:table-cell>
          <table:table-cell table:formula="of:=ROUNDUP((([.$B$2]-([.$H46]*[.$B$2]*[.$B$3])+([.$B$2]*[.$B$3]))*[.AO$29]+[.AO45])/[.$H$29])*[.$H$29]" office:value-type="float" office:value="130350">
            <text:p>130350</text:p>
          </table:table-cell>
          <table:table-cell table:formula="of:=ROUNDUP((([.$B$2]-([.$H46]*[.$B$2]*[.$B$3])+([.$B$2]*[.$B$3]))*[.AP$29]+[.AP45])/[.$H$29])*[.$H$29]" office:value-type="float" office:value="134300">
            <text:p>134300</text:p>
          </table:table-cell>
          <table:table-cell table:formula="of:=ROUNDUP((([.$B$2]-([.$H46]*[.$B$2]*[.$B$3])+([.$B$2]*[.$B$3]))*[.AQ$29]+[.AQ45])/[.$H$29])*[.$H$29]" office:value-type="float" office:value="138200">
            <text:p>138200</text:p>
          </table:table-cell>
          <table:table-cell table:formula="of:=ROUNDUP((([.$B$2]-([.$H46]*[.$B$2]*[.$B$3])+([.$B$2]*[.$B$3]))*[.AR$29]+[.AR45])/[.$H$29])*[.$H$29]" office:value-type="float" office:value="142200">
            <text:p>142200</text:p>
          </table:table-cell>
          <table:table-cell table:formula="of:=ROUNDUP((([.$B$2]-([.$H46]*[.$B$2]*[.$B$3])+([.$B$2]*[.$B$3]))*[.AS$29]+[.AS45])/[.$H$29])*[.$H$29]" office:value-type="float" office:value="146100">
            <text:p>146100</text:p>
          </table:table-cell>
          <table:table-cell table:formula="of:=ROUNDUP((([.$B$2]-([.$H46]*[.$B$2]*[.$B$3])+([.$B$2]*[.$B$3]))*[.AT$29]+[.AT45])/[.$H$29])*[.$H$29]" office:value-type="float" office:value="150100">
            <text:p>150100</text:p>
          </table:table-cell>
          <table:table-cell table:formula="of:=ROUNDUP((([.$B$2]-([.$H46]*[.$B$2]*[.$B$3])+([.$B$2]*[.$B$3]))*[.AU$29]+[.AU45])/[.$H$29])*[.$H$29]" office:value-type="float" office:value="154000">
            <text:p>154000</text:p>
          </table:table-cell>
          <table:table-cell table:formula="of:=ROUNDUP((([.$B$2]-([.$H46]*[.$B$2]*[.$B$3])+([.$B$2]*[.$B$3]))*[.AV$29]+[.AV45])/[.$H$29])*[.$H$29]" office:value-type="float" office:value="157925">
            <text:p>157925</text:p>
          </table:table-cell>
          <table:table-cell table:formula="of:=ROUNDUP((([.$B$2]-([.$H46]*[.$B$2]*[.$B$3])+([.$B$2]*[.$B$3]))*[.AW$29]+[.AW45])/[.$H$29])*[.$H$29]" office:value-type="float" office:value="161900">
            <text:p>161900</text:p>
          </table:table-cell>
          <table:table-cell table:formula="of:=ROUNDUP((([.$B$2]-([.$H46]*[.$B$2]*[.$B$3])+([.$B$2]*[.$B$3]))*[.AX$29]+[.AX45])/[.$H$29])*[.$H$29]" office:value-type="float" office:value="165850">
            <text:p>165850</text:p>
          </table:table-cell>
          <table:table-cell table:formula="of:=ROUNDUP((([.$B$2]-([.$H46]*[.$B$2]*[.$B$3])+([.$B$2]*[.$B$3]))*[.AY$29]+[.AY45])/[.$H$29])*[.$H$29]" office:value-type="float" office:value="169800">
            <text:p>169800</text:p>
          </table:table-cell>
          <table:table-cell table:formula="of:=ROUNDUP((([.$B$2]-([.$H46]*[.$B$2]*[.$B$3])+([.$B$2]*[.$B$3]))*[.AZ$29]+[.AZ45])/[.$H$29])*[.$H$29]" office:value-type="float" office:value="173800">
            <text:p>173800</text:p>
          </table:table-cell>
          <table:table-cell table:formula="of:=ROUNDUP((([.$B$2]-([.$H46]*[.$B$2]*[.$B$3])+([.$B$2]*[.$B$3]))*[.BA$29]+[.BA45])/[.$H$29])*[.$H$29]" office:value-type="float" office:value="177650">
            <text:p>177650</text:p>
          </table:table-cell>
          <table:table-cell table:formula="of:=ROUNDUP((([.$B$2]-([.$H46]*[.$B$2]*[.$B$3])+([.$B$2]*[.$B$3]))*[.BB$29]+[.BB45])/[.$H$29])*[.$H$29]" office:value-type="float" office:value="181625">
            <text:p>181625</text:p>
          </table:table-cell>
          <table:table-cell table:formula="of:=ROUNDUP((([.$B$2]-([.$H46]*[.$B$2]*[.$B$3])+([.$B$2]*[.$B$3]))*[.BC$29]+[.BC45])/[.$H$29])*[.$H$29]" office:value-type="float" office:value="185600">
            <text:p>185600</text:p>
          </table:table-cell>
          <table:table-cell table:formula="of:=ROUNDUP((([.$B$2]-([.$H46]*[.$B$2]*[.$B$3])+([.$B$2]*[.$B$3]))*[.BD$29]+[.BD45])/[.$H$29])*[.$H$29]" office:value-type="float" office:value="189525">
            <text:p>189525</text:p>
          </table:table-cell>
          <table:table-cell table:formula="of:=ROUNDUP((([.$B$2]-([.$H46]*[.$B$2]*[.$B$3])+([.$B$2]*[.$B$3]))*[.BE$29]+[.BE45])/[.$H$29])*[.$H$29]" office:value-type="float" office:value="193450">
            <text:p>193450</text:p>
          </table:table-cell>
          <table:table-cell table:formula="of:=ROUNDUP((([.$B$2]-([.$H46]*[.$B$2]*[.$B$3])+([.$B$2]*[.$B$3]))*[.BF$29]+[.BF45])/[.$H$29])*[.$H$29]" office:value-type="float" office:value="197200">
            <text:p>197200</text:p>
          </table:table-cell>
          <table:table-cell table:formula="of:=ROUNDUP((([.$B$2]-([.$H46]*[.$B$2]*[.$B$3])+([.$B$2]*[.$B$3]))*[.BG$29]+[.BG45])/[.$H$29])*[.$H$29]" office:value-type="float" office:value="201350">
            <text:p>201350</text:p>
          </table:table-cell>
          <table:table-cell table:formula="of:=ROUNDUP((([.$B$2]-([.$H46]*[.$B$2]*[.$B$3])+([.$B$2]*[.$B$3]))*[.BH$29]+[.BH45])/[.$H$29])*[.$H$29]" office:value-type="float" office:value="205275">
            <text:p>205275</text:p>
          </table:table-cell>
          <table:table-cell table:formula="of:=ROUNDUP((([.$B$2]-([.$H46]*[.$B$2]*[.$B$3])+([.$B$2]*[.$B$3]))*[.BI$29]+[.BI45])/[.$H$29])*[.$H$29]" office:value-type="float" office:value="209200">
            <text:p>209200</text:p>
          </table:table-cell>
          <table:table-cell table:formula="of:=ROUNDUP((([.$B$2]-([.$H46]*[.$B$2]*[.$B$3])+([.$B$2]*[.$B$3]))*[.BJ$29]+[.BJ45])/[.$H$29])*[.$H$29]" office:value-type="float" office:value="213175">
            <text:p>213175</text:p>
          </table:table-cell>
          <table:table-cell table:formula="of:=ROUNDUP((([.$B$2]-([.$H46]*[.$B$2]*[.$B$3])+([.$B$2]*[.$B$3]))*[.BK$29]+[.BK45])/[.$H$29])*[.$H$29]" office:value-type="float" office:value="217075">
            <text:p>217075</text:p>
          </table:table-cell>
          <table:table-cell table:formula="of:=ROUNDUP((([.$B$2]-([.$H46]*[.$B$2]*[.$B$3])+([.$B$2]*[.$B$3]))*[.BL$29]+[.BL45])/[.$H$29])*[.$H$29]" office:value-type="float" office:value="221000">
            <text:p>221000</text:p>
          </table:table-cell>
          <table:table-cell table:formula="of:=ROUNDUP((([.$B$2]-([.$H46]*[.$B$2]*[.$B$3])+([.$B$2]*[.$B$3]))*[.BM$29]+[.BM45])/[.$H$29])*[.$H$29]" office:value-type="float" office:value="225000">
            <text:p>225000</text:p>
          </table:table-cell>
          <table:table-cell table:formula="of:=ROUNDUP((([.$B$2]-([.$H46]*[.$B$2]*[.$B$3])+([.$B$2]*[.$B$3]))*[.BN$29]+[.BN45])/[.$H$29])*[.$H$29]" office:value-type="float" office:value="228950">
            <text:p>228950</text:p>
          </table:table-cell>
          <table:table-cell table:formula="of:=ROUNDUP((([.$B$2]-([.$H46]*[.$B$2]*[.$B$3])+([.$B$2]*[.$B$3]))*[.BO$29]+[.BO45])/[.$H$29])*[.$H$29]" office:value-type="float" office:value="232900">
            <text:p>232900</text:p>
          </table:table-cell>
          <table:table-cell table:formula="of:=ROUNDUP((([.$B$2]-([.$H46]*[.$B$2]*[.$B$3])+([.$B$2]*[.$B$3]))*[.BP$29]+[.BP45])/[.$H$29])*[.$H$29]" office:value-type="float" office:value="236800">
            <text:p>236800</text:p>
          </table:table-cell>
        </table:table-row>
        <table:table-row table:style-name="ro1">
          <table:table-cell table:number-columns-repeated="7"/>
          <table:table-cell office:value-type="float" office:value="18">
            <text:p>18</text:p>
          </table:table-cell>
          <table:table-cell table:style-name="Default" table:formula="of:=ROUNDUP((([.$B$2]-([.$H47]*[.$B$2]*[.$B$3])+([.$B$2]*[.$B$3]))*[.I$29]+[.I46])/[.$H$29])*[.$H$29]" office:value-type="float" office:value="4200">
            <text:p>4200</text:p>
          </table:table-cell>
          <table:table-cell table:style-name="Default" table:formula="of:=ROUNDUP((([.$B$2]-([.$H47]*[.$B$2]*[.$B$3])+([.$B$2]*[.$B$3]))*[.J$29]+[.J46])/[.$H$29])*[.$H$29]" office:value-type="float" office:value="8175">
            <text:p>8175</text:p>
          </table:table-cell>
          <table:table-cell table:style-name="Default" table:formula="of:=ROUNDUP((([.$B$2]-([.$H47]*[.$B$2]*[.$B$3])+([.$B$2]*[.$B$3]))*[.K$29]+[.K46])/[.$H$29])*[.$H$29]" office:value-type="float" office:value="12150">
            <text:p>12150</text:p>
          </table:table-cell>
          <table:table-cell table:style-name="Default" table:formula="of:=ROUNDUP((([.$B$2]-([.$H47]*[.$B$2]*[.$B$3])+([.$B$2]*[.$B$3]))*[.L$29]+[.L46])/[.$H$29])*[.$H$29]" office:value-type="float" office:value="16150">
            <text:p>16150</text:p>
          </table:table-cell>
          <table:table-cell table:style-name="Default" table:formula="of:=ROUNDUP((([.$B$2]-([.$H47]*[.$B$2]*[.$B$3])+([.$B$2]*[.$B$3]))*[.M$29]+[.M46])/[.$H$29])*[.$H$29]" office:value-type="float" office:value="20100">
            <text:p>20100</text:p>
          </table:table-cell>
          <table:table-cell table:style-name="Default" table:formula="of:=ROUNDUP((([.$B$2]-([.$H47]*[.$B$2]*[.$B$3])+([.$B$2]*[.$B$3]))*[.N$29]+[.N46])/[.$H$29])*[.$H$29]" office:value-type="float" office:value="24075">
            <text:p>24075</text:p>
          </table:table-cell>
          <table:table-cell table:style-name="Default" table:formula="of:=ROUNDUP((([.$B$2]-([.$H47]*[.$B$2]*[.$B$3])+([.$B$2]*[.$B$3]))*[.O$29]+[.O46])/[.$H$29])*[.$H$29]" office:value-type="float" office:value="28125">
            <text:p>28125</text:p>
          </table:table-cell>
          <table:table-cell table:style-name="Default" table:formula="of:=ROUNDUP((([.$B$2]-([.$H47]*[.$B$2]*[.$B$3])+([.$B$2]*[.$B$3]))*[.P$29]+[.P46])/[.$H$29])*[.$H$29]" office:value-type="float" office:value="32100">
            <text:p>32100</text:p>
          </table:table-cell>
          <table:table-cell table:style-name="Default" table:formula="of:=ROUNDUP((([.$B$2]-([.$H47]*[.$B$2]*[.$B$3])+([.$B$2]*[.$B$3]))*[.Q$29]+[.Q46])/[.$H$29])*[.$H$29]" office:value-type="float" office:value="36100">
            <text:p>36100</text:p>
          </table:table-cell>
          <table:table-cell table:formula="of:=ROUNDUP((([.$B$2]-([.$H47]*[.$B$2]*[.$B$3])+([.$B$2]*[.$B$3]))*[.R$29]+[.R46])/[.$H$29])*[.$H$29]" office:value-type="float" office:value="40050">
            <text:p>40050</text:p>
          </table:table-cell>
          <table:table-cell table:formula="of:=ROUNDUP((([.$B$2]-([.$H47]*[.$B$2]*[.$B$3])+([.$B$2]*[.$B$3]))*[.S$29]+[.S46])/[.$H$29])*[.$H$29]" office:value-type="float" office:value="44075">
            <text:p>44075</text:p>
          </table:table-cell>
          <table:table-cell table:formula="of:=ROUNDUP((([.$B$2]-([.$H47]*[.$B$2]*[.$B$3])+([.$B$2]*[.$B$3]))*[.T$29]+[.T46])/[.$H$29])*[.$H$29]" office:value-type="float" office:value="48025">
            <text:p>48025</text:p>
          </table:table-cell>
          <table:table-cell table:formula="of:=ROUNDUP((([.$B$2]-([.$H47]*[.$B$2]*[.$B$3])+([.$B$2]*[.$B$3]))*[.U$29]+[.U46])/[.$H$29])*[.$H$29]" office:value-type="float" office:value="52075">
            <text:p>52075</text:p>
          </table:table-cell>
          <table:table-cell table:formula="of:=ROUNDUP((([.$B$2]-([.$H47]*[.$B$2]*[.$B$3])+([.$B$2]*[.$B$3]))*[.V$29]+[.V46])/[.$H$29])*[.$H$29]" office:value-type="float" office:value="56025">
            <text:p>56025</text:p>
          </table:table-cell>
          <table:table-cell table:formula="of:=ROUNDUP((([.$B$2]-([.$H47]*[.$B$2]*[.$B$3])+([.$B$2]*[.$B$3]))*[.W$29]+[.W46])/[.$H$29])*[.$H$29]" office:value-type="float" office:value="59975">
            <text:p>59975</text:p>
          </table:table-cell>
          <table:table-cell table:formula="of:=ROUNDUP((([.$B$2]-([.$H47]*[.$B$2]*[.$B$3])+([.$B$2]*[.$B$3]))*[.X$29]+[.X46])/[.$H$29])*[.$H$29]" office:value-type="float" office:value="64000">
            <text:p>64000</text:p>
          </table:table-cell>
          <table:table-cell table:formula="of:=ROUNDUP((([.$B$2]-([.$H47]*[.$B$2]*[.$B$3])+([.$B$2]*[.$B$3]))*[.Y$29]+[.Y46])/[.$H$29])*[.$H$29]" office:value-type="float" office:value="68000">
            <text:p>68000</text:p>
          </table:table-cell>
          <table:table-cell table:formula="of:=ROUNDUP((([.$B$2]-([.$H47]*[.$B$2]*[.$B$3])+([.$B$2]*[.$B$3]))*[.Z$29]+[.Z46])/[.$H$29])*[.$H$29]" office:value-type="float" office:value="71975">
            <text:p>71975</text:p>
          </table:table-cell>
          <table:table-cell table:formula="of:=ROUNDUP((([.$B$2]-([.$H47]*[.$B$2]*[.$B$3])+([.$B$2]*[.$B$3]))*[.AA$29]+[.AA46])/[.$H$29])*[.$H$29]" office:value-type="float" office:value="76025">
            <text:p>76025</text:p>
          </table:table-cell>
          <table:table-cell table:formula="of:=ROUNDUP((([.$B$2]-([.$H47]*[.$B$2]*[.$B$3])+([.$B$2]*[.$B$3]))*[.AB$29]+[.AB46])/[.$H$29])*[.$H$29]" office:value-type="float" office:value="79925">
            <text:p>79925</text:p>
          </table:table-cell>
          <table:table-cell table:formula="of:=ROUNDUP((([.$B$2]-([.$H47]*[.$B$2]*[.$B$3])+([.$B$2]*[.$B$3]))*[.AC$29]+[.AC46])/[.$H$29])*[.$H$29]" office:value-type="float" office:value="83950">
            <text:p>83950</text:p>
          </table:table-cell>
          <table:table-cell table:formula="of:=ROUNDUP((([.$B$2]-([.$H47]*[.$B$2]*[.$B$3])+([.$B$2]*[.$B$3]))*[.AD$29]+[.AD46])/[.$H$29])*[.$H$29]" office:value-type="float" office:value="87950">
            <text:p>87950</text:p>
          </table:table-cell>
          <table:table-cell table:formula="of:=ROUNDUP((([.$B$2]-([.$H47]*[.$B$2]*[.$B$3])+([.$B$2]*[.$B$3]))*[.AE$29]+[.AE46])/[.$H$29])*[.$H$29]" office:value-type="float" office:value="91925">
            <text:p>91925</text:p>
          </table:table-cell>
          <table:table-cell table:formula="of:=ROUNDUP((([.$B$2]-([.$H47]*[.$B$2]*[.$B$3])+([.$B$2]*[.$B$3]))*[.AF$29]+[.AF46])/[.$H$29])*[.$H$29]" office:value-type="float" office:value="95900">
            <text:p>95900</text:p>
          </table:table-cell>
          <table:table-cell table:formula="of:=ROUNDUP((([.$B$2]-([.$H47]*[.$B$2]*[.$B$3])+([.$B$2]*[.$B$3]))*[.AG$29]+[.AG46])/[.$H$29])*[.$H$29]" office:value-type="float" office:value="99675">
            <text:p>99675</text:p>
          </table:table-cell>
          <table:table-cell table:formula="of:=ROUNDUP((([.$B$2]-([.$H47]*[.$B$2]*[.$B$3])+([.$B$2]*[.$B$3]))*[.AH$29]+[.AH46])/[.$H$29])*[.$H$29]" office:value-type="float" office:value="103875">
            <text:p>103875</text:p>
          </table:table-cell>
          <table:table-cell table:formula="of:=ROUNDUP((([.$B$2]-([.$H47]*[.$B$2]*[.$B$3])+([.$B$2]*[.$B$3]))*[.AI$29]+[.AI46])/[.$H$29])*[.$H$29]" office:value-type="float" office:value="107850">
            <text:p>107850</text:p>
          </table:table-cell>
          <table:table-cell table:formula="of:=ROUNDUP((([.$B$2]-([.$H47]*[.$B$2]*[.$B$3])+([.$B$2]*[.$B$3]))*[.AJ$29]+[.AJ46])/[.$H$29])*[.$H$29]" office:value-type="float" office:value="111825">
            <text:p>111825</text:p>
          </table:table-cell>
          <table:table-cell table:formula="of:=ROUNDUP((([.$B$2]-([.$H47]*[.$B$2]*[.$B$3])+([.$B$2]*[.$B$3]))*[.AK$29]+[.AK46])/[.$H$29])*[.$H$29]" office:value-type="float" office:value="115825">
            <text:p>115825</text:p>
          </table:table-cell>
          <table:table-cell table:formula="of:=ROUNDUP((([.$B$2]-([.$H47]*[.$B$2]*[.$B$3])+([.$B$2]*[.$B$3]))*[.AL$29]+[.AL46])/[.$H$29])*[.$H$29]" office:value-type="float" office:value="119775">
            <text:p>119775</text:p>
          </table:table-cell>
          <table:table-cell table:formula="of:=ROUNDUP((([.$B$2]-([.$H47]*[.$B$2]*[.$B$3])+([.$B$2]*[.$B$3]))*[.AM$29]+[.AM46])/[.$H$29])*[.$H$29]" office:value-type="float" office:value="123750">
            <text:p>123750</text:p>
          </table:table-cell>
          <table:table-cell table:formula="of:=ROUNDUP((([.$B$2]-([.$H47]*[.$B$2]*[.$B$3])+([.$B$2]*[.$B$3]))*[.AN$29]+[.AN46])/[.$H$29])*[.$H$29]" office:value-type="float" office:value="127800">
            <text:p>127800</text:p>
          </table:table-cell>
          <table:table-cell table:formula="of:=ROUNDUP((([.$B$2]-([.$H47]*[.$B$2]*[.$B$3])+([.$B$2]*[.$B$3]))*[.AO$29]+[.AO46])/[.$H$29])*[.$H$29]" office:value-type="float" office:value="131775">
            <text:p>131775</text:p>
          </table:table-cell>
          <table:table-cell table:formula="of:=ROUNDUP((([.$B$2]-([.$H47]*[.$B$2]*[.$B$3])+([.$B$2]*[.$B$3]))*[.AP$29]+[.AP46])/[.$H$29])*[.$H$29]" office:value-type="float" office:value="135775">
            <text:p>135775</text:p>
          </table:table-cell>
          <table:table-cell table:formula="of:=ROUNDUP((([.$B$2]-([.$H47]*[.$B$2]*[.$B$3])+([.$B$2]*[.$B$3]))*[.AQ$29]+[.AQ46])/[.$H$29])*[.$H$29]" office:value-type="float" office:value="139725">
            <text:p>139725</text:p>
          </table:table-cell>
          <table:table-cell table:formula="of:=ROUNDUP((([.$B$2]-([.$H47]*[.$B$2]*[.$B$3])+([.$B$2]*[.$B$3]))*[.AR$29]+[.AR46])/[.$H$29])*[.$H$29]" office:value-type="float" office:value="143750">
            <text:p>143750</text:p>
          </table:table-cell>
          <table:table-cell table:formula="of:=ROUNDUP((([.$B$2]-([.$H47]*[.$B$2]*[.$B$3])+([.$B$2]*[.$B$3]))*[.AS$29]+[.AS46])/[.$H$29])*[.$H$29]" office:value-type="float" office:value="147700">
            <text:p>147700</text:p>
          </table:table-cell>
          <table:table-cell table:formula="of:=ROUNDUP((([.$B$2]-([.$H47]*[.$B$2]*[.$B$3])+([.$B$2]*[.$B$3]))*[.AT$29]+[.AT46])/[.$H$29])*[.$H$29]" office:value-type="float" office:value="151750">
            <text:p>151750</text:p>
          </table:table-cell>
          <table:table-cell table:formula="of:=ROUNDUP((([.$B$2]-([.$H47]*[.$B$2]*[.$B$3])+([.$B$2]*[.$B$3]))*[.AU$29]+[.AU46])/[.$H$29])*[.$H$29]" office:value-type="float" office:value="155700">
            <text:p>155700</text:p>
          </table:table-cell>
          <table:table-cell table:formula="of:=ROUNDUP((([.$B$2]-([.$H47]*[.$B$2]*[.$B$3])+([.$B$2]*[.$B$3]))*[.AV$29]+[.AV46])/[.$H$29])*[.$H$29]" office:value-type="float" office:value="159650">
            <text:p>159650</text:p>
          </table:table-cell>
          <table:table-cell table:formula="of:=ROUNDUP((([.$B$2]-([.$H47]*[.$B$2]*[.$B$3])+([.$B$2]*[.$B$3]))*[.AW$29]+[.AW46])/[.$H$29])*[.$H$29]" office:value-type="float" office:value="163675">
            <text:p>163675</text:p>
          </table:table-cell>
          <table:table-cell table:formula="of:=ROUNDUP((([.$B$2]-([.$H47]*[.$B$2]*[.$B$3])+([.$B$2]*[.$B$3]))*[.AX$29]+[.AX46])/[.$H$29])*[.$H$29]" office:value-type="float" office:value="167675">
            <text:p>167675</text:p>
          </table:table-cell>
          <table:table-cell table:formula="of:=ROUNDUP((([.$B$2]-([.$H47]*[.$B$2]*[.$B$3])+([.$B$2]*[.$B$3]))*[.AY$29]+[.AY46])/[.$H$29])*[.$H$29]" office:value-type="float" office:value="171650">
            <text:p>171650</text:p>
          </table:table-cell>
          <table:table-cell table:formula="of:=ROUNDUP((([.$B$2]-([.$H47]*[.$B$2]*[.$B$3])+([.$B$2]*[.$B$3]))*[.AZ$29]+[.AZ46])/[.$H$29])*[.$H$29]" office:value-type="float" office:value="175700">
            <text:p>175700</text:p>
          </table:table-cell>
          <table:table-cell table:formula="of:=ROUNDUP((([.$B$2]-([.$H47]*[.$B$2]*[.$B$3])+([.$B$2]*[.$B$3]))*[.BA$29]+[.BA46])/[.$H$29])*[.$H$29]" office:value-type="float" office:value="179600">
            <text:p>179600</text:p>
          </table:table-cell>
          <table:table-cell table:formula="of:=ROUNDUP((([.$B$2]-([.$H47]*[.$B$2]*[.$B$3])+([.$B$2]*[.$B$3]))*[.BB$29]+[.BB46])/[.$H$29])*[.$H$29]" office:value-type="float" office:value="183625">
            <text:p>183625</text:p>
          </table:table-cell>
          <table:table-cell table:formula="of:=ROUNDUP((([.$B$2]-([.$H47]*[.$B$2]*[.$B$3])+([.$B$2]*[.$B$3]))*[.BC$29]+[.BC46])/[.$H$29])*[.$H$29]" office:value-type="float" office:value="187625">
            <text:p>187625</text:p>
          </table:table-cell>
          <table:table-cell table:formula="of:=ROUNDUP((([.$B$2]-([.$H47]*[.$B$2]*[.$B$3])+([.$B$2]*[.$B$3]))*[.BD$29]+[.BD46])/[.$H$29])*[.$H$29]" office:value-type="float" office:value="191600">
            <text:p>191600</text:p>
          </table:table-cell>
          <table:table-cell table:formula="of:=ROUNDUP((([.$B$2]-([.$H47]*[.$B$2]*[.$B$3])+([.$B$2]*[.$B$3]))*[.BE$29]+[.BE46])/[.$H$29])*[.$H$29]" office:value-type="float" office:value="195575">
            <text:p>195575</text:p>
          </table:table-cell>
          <table:table-cell table:formula="of:=ROUNDUP((([.$B$2]-([.$H47]*[.$B$2]*[.$B$3])+([.$B$2]*[.$B$3]))*[.BF$29]+[.BF46])/[.$H$29])*[.$H$29]" office:value-type="float" office:value="199350">
            <text:p>199350</text:p>
          </table:table-cell>
          <table:table-cell table:formula="of:=ROUNDUP((([.$B$2]-([.$H47]*[.$B$2]*[.$B$3])+([.$B$2]*[.$B$3]))*[.BG$29]+[.BG46])/[.$H$29])*[.$H$29]" office:value-type="float" office:value="203550">
            <text:p>203550</text:p>
          </table:table-cell>
          <table:table-cell table:formula="of:=ROUNDUP((([.$B$2]-([.$H47]*[.$B$2]*[.$B$3])+([.$B$2]*[.$B$3]))*[.BH$29]+[.BH46])/[.$H$29])*[.$H$29]" office:value-type="float" office:value="207525">
            <text:p>207525</text:p>
          </table:table-cell>
          <table:table-cell table:formula="of:=ROUNDUP((([.$B$2]-([.$H47]*[.$B$2]*[.$B$3])+([.$B$2]*[.$B$3]))*[.BI$29]+[.BI46])/[.$H$29])*[.$H$29]" office:value-type="float" office:value="211500">
            <text:p>211500</text:p>
          </table:table-cell>
          <table:table-cell table:formula="of:=ROUNDUP((([.$B$2]-([.$H47]*[.$B$2]*[.$B$3])+([.$B$2]*[.$B$3]))*[.BJ$29]+[.BJ46])/[.$H$29])*[.$H$29]" office:value-type="float" office:value="215500">
            <text:p>215500</text:p>
          </table:table-cell>
          <table:table-cell table:formula="of:=ROUNDUP((([.$B$2]-([.$H47]*[.$B$2]*[.$B$3])+([.$B$2]*[.$B$3]))*[.BK$29]+[.BK46])/[.$H$29])*[.$H$29]" office:value-type="float" office:value="219450">
            <text:p>219450</text:p>
          </table:table-cell>
          <table:table-cell table:formula="of:=ROUNDUP((([.$B$2]-([.$H47]*[.$B$2]*[.$B$3])+([.$B$2]*[.$B$3]))*[.BL$29]+[.BL46])/[.$H$29])*[.$H$29]" office:value-type="float" office:value="223425">
            <text:p>223425</text:p>
          </table:table-cell>
          <table:table-cell table:formula="of:=ROUNDUP((([.$B$2]-([.$H47]*[.$B$2]*[.$B$3])+([.$B$2]*[.$B$3]))*[.BM$29]+[.BM46])/[.$H$29])*[.$H$29]" office:value-type="float" office:value="227475">
            <text:p>227475</text:p>
          </table:table-cell>
          <table:table-cell table:formula="of:=ROUNDUP((([.$B$2]-([.$H47]*[.$B$2]*[.$B$3])+([.$B$2]*[.$B$3]))*[.BN$29]+[.BN46])/[.$H$29])*[.$H$29]" office:value-type="float" office:value="231450">
            <text:p>231450</text:p>
          </table:table-cell>
          <table:table-cell table:formula="of:=ROUNDUP((([.$B$2]-([.$H47]*[.$B$2]*[.$B$3])+([.$B$2]*[.$B$3]))*[.BO$29]+[.BO46])/[.$H$29])*[.$H$29]" office:value-type="float" office:value="235450">
            <text:p>235450</text:p>
          </table:table-cell>
          <table:table-cell table:formula="of:=ROUNDUP((([.$B$2]-([.$H47]*[.$B$2]*[.$B$3])+([.$B$2]*[.$B$3]))*[.BP$29]+[.BP46])/[.$H$29])*[.$H$29]" office:value-type="float" office:value="239400">
            <text:p>239400</text:p>
          </table:table-cell>
        </table:table-row>
        <table:table-row table:style-name="ro1">
          <table:table-cell table:number-columns-repeated="7"/>
          <table:table-cell office:value-type="float" office:value="19">
            <text:p>19</text:p>
          </table:table-cell>
          <table:table-cell table:style-name="Default" table:formula="of:=ROUNDUP((([.$B$2]-([.$H48]*[.$B$2]*[.$B$3])+([.$B$2]*[.$B$3]))*[.I$29]+[.I47])/[.$H$29])*[.$H$29]" office:value-type="float" office:value="4225">
            <text:p>4225</text:p>
          </table:table-cell>
          <table:table-cell table:style-name="Default" table:formula="of:=ROUNDUP((([.$B$2]-([.$H48]*[.$B$2]*[.$B$3])+([.$B$2]*[.$B$3]))*[.J$29]+[.J47])/[.$H$29])*[.$H$29]" office:value-type="float" office:value="8225">
            <text:p>8225</text:p>
          </table:table-cell>
          <table:table-cell table:style-name="Default" table:formula="of:=ROUNDUP((([.$B$2]-([.$H48]*[.$B$2]*[.$B$3])+([.$B$2]*[.$B$3]))*[.K$29]+[.K47])/[.$H$29])*[.$H$29]" office:value-type="float" office:value="12225">
            <text:p>12225</text:p>
          </table:table-cell>
          <table:table-cell table:style-name="Default" table:formula="of:=ROUNDUP((([.$B$2]-([.$H48]*[.$B$2]*[.$B$3])+([.$B$2]*[.$B$3]))*[.L$29]+[.L47])/[.$H$29])*[.$H$29]" office:value-type="float" office:value="16250">
            <text:p>16250</text:p>
          </table:table-cell>
          <table:table-cell table:style-name="Default" table:formula="of:=ROUNDUP((([.$B$2]-([.$H48]*[.$B$2]*[.$B$3])+([.$B$2]*[.$B$3]))*[.M$29]+[.M47])/[.$H$29])*[.$H$29]" office:value-type="float" office:value="20225">
            <text:p>20225</text:p>
          </table:table-cell>
          <table:table-cell table:style-name="Default" table:formula="of:=ROUNDUP((([.$B$2]-([.$H48]*[.$B$2]*[.$B$3])+([.$B$2]*[.$B$3]))*[.N$29]+[.N47])/[.$H$29])*[.$H$29]" office:value-type="float" office:value="24225">
            <text:p>24225</text:p>
          </table:table-cell>
          <table:table-cell table:style-name="Default" table:formula="of:=ROUNDUP((([.$B$2]-([.$H48]*[.$B$2]*[.$B$3])+([.$B$2]*[.$B$3]))*[.O$29]+[.O47])/[.$H$29])*[.$H$29]" office:value-type="float" office:value="28300">
            <text:p>28300</text:p>
          </table:table-cell>
          <table:table-cell table:style-name="Default" table:formula="of:=ROUNDUP((([.$B$2]-([.$H48]*[.$B$2]*[.$B$3])+([.$B$2]*[.$B$3]))*[.P$29]+[.P47])/[.$H$29])*[.$H$29]" office:value-type="float" office:value="32300">
            <text:p>32300</text:p>
          </table:table-cell>
          <table:table-cell table:style-name="Default" table:formula="of:=ROUNDUP((([.$B$2]-([.$H48]*[.$B$2]*[.$B$3])+([.$B$2]*[.$B$3]))*[.Q$29]+[.Q47])/[.$H$29])*[.$H$29]" office:value-type="float" office:value="36300">
            <text:p>36300</text:p>
          </table:table-cell>
          <table:table-cell table:formula="of:=ROUNDUP((([.$B$2]-([.$H48]*[.$B$2]*[.$B$3])+([.$B$2]*[.$B$3]))*[.R$29]+[.R47])/[.$H$29])*[.$H$29]" office:value-type="float" office:value="40275">
            <text:p>40275</text:p>
          </table:table-cell>
          <table:table-cell table:formula="of:=ROUNDUP((([.$B$2]-([.$H48]*[.$B$2]*[.$B$3])+([.$B$2]*[.$B$3]))*[.S$29]+[.S47])/[.$H$29])*[.$H$29]" office:value-type="float" office:value="44325">
            <text:p>44325</text:p>
          </table:table-cell>
          <table:table-cell table:formula="of:=ROUNDUP((([.$B$2]-([.$H48]*[.$B$2]*[.$B$3])+([.$B$2]*[.$B$3]))*[.T$29]+[.T47])/[.$H$29])*[.$H$29]" office:value-type="float" office:value="48300">
            <text:p>48300</text:p>
          </table:table-cell>
          <table:table-cell table:formula="of:=ROUNDUP((([.$B$2]-([.$H48]*[.$B$2]*[.$B$3])+([.$B$2]*[.$B$3]))*[.U$29]+[.U47])/[.$H$29])*[.$H$29]" office:value-type="float" office:value="52375">
            <text:p>52375</text:p>
          </table:table-cell>
          <table:table-cell table:formula="of:=ROUNDUP((([.$B$2]-([.$H48]*[.$B$2]*[.$B$3])+([.$B$2]*[.$B$3]))*[.V$29]+[.V47])/[.$H$29])*[.$H$29]" office:value-type="float" office:value="56350">
            <text:p>56350</text:p>
          </table:table-cell>
          <table:table-cell table:formula="of:=ROUNDUP((([.$B$2]-([.$H48]*[.$B$2]*[.$B$3])+([.$B$2]*[.$B$3]))*[.W$29]+[.W47])/[.$H$29])*[.$H$29]" office:value-type="float" office:value="60325">
            <text:p>60325</text:p>
          </table:table-cell>
          <table:table-cell table:formula="of:=ROUNDUP((([.$B$2]-([.$H48]*[.$B$2]*[.$B$3])+([.$B$2]*[.$B$3]))*[.X$29]+[.X47])/[.$H$29])*[.$H$29]" office:value-type="float" office:value="64375">
            <text:p>64375</text:p>
          </table:table-cell>
          <table:table-cell table:formula="of:=ROUNDUP((([.$B$2]-([.$H48]*[.$B$2]*[.$B$3])+([.$B$2]*[.$B$3]))*[.Y$29]+[.Y47])/[.$H$29])*[.$H$29]" office:value-type="float" office:value="68375">
            <text:p>68375</text:p>
          </table:table-cell>
          <table:table-cell table:formula="of:=ROUNDUP((([.$B$2]-([.$H48]*[.$B$2]*[.$B$3])+([.$B$2]*[.$B$3]))*[.Z$29]+[.Z47])/[.$H$29])*[.$H$29]" office:value-type="float" office:value="72375">
            <text:p>72375</text:p>
          </table:table-cell>
          <table:table-cell table:formula="of:=ROUNDUP((([.$B$2]-([.$H48]*[.$B$2]*[.$B$3])+([.$B$2]*[.$B$3]))*[.AA$29]+[.AA47])/[.$H$29])*[.$H$29]" office:value-type="float" office:value="76450">
            <text:p>76450</text:p>
          </table:table-cell>
          <table:table-cell table:formula="of:=ROUNDUP((([.$B$2]-([.$H48]*[.$B$2]*[.$B$3])+([.$B$2]*[.$B$3]))*[.AB$29]+[.AB47])/[.$H$29])*[.$H$29]" office:value-type="float" office:value="80375">
            <text:p>80375</text:p>
          </table:table-cell>
          <table:table-cell table:formula="of:=ROUNDUP((([.$B$2]-([.$H48]*[.$B$2]*[.$B$3])+([.$B$2]*[.$B$3]))*[.AC$29]+[.AC47])/[.$H$29])*[.$H$29]" office:value-type="float" office:value="84425">
            <text:p>84425</text:p>
          </table:table-cell>
          <table:table-cell table:formula="of:=ROUNDUP((([.$B$2]-([.$H48]*[.$B$2]*[.$B$3])+([.$B$2]*[.$B$3]))*[.AD$29]+[.AD47])/[.$H$29])*[.$H$29]" office:value-type="float" office:value="88450">
            <text:p>88450</text:p>
          </table:table-cell>
          <table:table-cell table:formula="of:=ROUNDUP((([.$B$2]-([.$H48]*[.$B$2]*[.$B$3])+([.$B$2]*[.$B$3]))*[.AE$29]+[.AE47])/[.$H$29])*[.$H$29]" office:value-type="float" office:value="92450">
            <text:p>92450</text:p>
          </table:table-cell>
          <table:table-cell table:formula="of:=ROUNDUP((([.$B$2]-([.$H48]*[.$B$2]*[.$B$3])+([.$B$2]*[.$B$3]))*[.AF$29]+[.AF47])/[.$H$29])*[.$H$29]" office:value-type="float" office:value="96450">
            <text:p>96450</text:p>
          </table:table-cell>
          <table:table-cell table:formula="of:=ROUNDUP((([.$B$2]-([.$H48]*[.$B$2]*[.$B$3])+([.$B$2]*[.$B$3]))*[.AG$29]+[.AG47])/[.$H$29])*[.$H$29]" office:value-type="float" office:value="100225">
            <text:p>100225</text:p>
          </table:table-cell>
          <table:table-cell table:formula="of:=ROUNDUP((([.$B$2]-([.$H48]*[.$B$2]*[.$B$3])+([.$B$2]*[.$B$3]))*[.AH$29]+[.AH47])/[.$H$29])*[.$H$29]" office:value-type="float" office:value="104450">
            <text:p>104450</text:p>
          </table:table-cell>
          <table:table-cell table:formula="of:=ROUNDUP((([.$B$2]-([.$H48]*[.$B$2]*[.$B$3])+([.$B$2]*[.$B$3]))*[.AI$29]+[.AI47])/[.$H$29])*[.$H$29]" office:value-type="float" office:value="108450">
            <text:p>108450</text:p>
          </table:table-cell>
          <table:table-cell table:formula="of:=ROUNDUP((([.$B$2]-([.$H48]*[.$B$2]*[.$B$3])+([.$B$2]*[.$B$3]))*[.AJ$29]+[.AJ47])/[.$H$29])*[.$H$29]" office:value-type="float" office:value="112450">
            <text:p>112450</text:p>
          </table:table-cell>
          <table:table-cell table:formula="of:=ROUNDUP((([.$B$2]-([.$H48]*[.$B$2]*[.$B$3])+([.$B$2]*[.$B$3]))*[.AK$29]+[.AK47])/[.$H$29])*[.$H$29]" office:value-type="float" office:value="116475">
            <text:p>116475</text:p>
          </table:table-cell>
          <table:table-cell table:formula="of:=ROUNDUP((([.$B$2]-([.$H48]*[.$B$2]*[.$B$3])+([.$B$2]*[.$B$3]))*[.AL$29]+[.AL47])/[.$H$29])*[.$H$29]" office:value-type="float" office:value="120450">
            <text:p>120450</text:p>
          </table:table-cell>
          <table:table-cell table:formula="of:=ROUNDUP((([.$B$2]-([.$H48]*[.$B$2]*[.$B$3])+([.$B$2]*[.$B$3]))*[.AM$29]+[.AM47])/[.$H$29])*[.$H$29]" office:value-type="float" office:value="124450">
            <text:p>124450</text:p>
          </table:table-cell>
          <table:table-cell table:formula="of:=ROUNDUP((([.$B$2]-([.$H48]*[.$B$2]*[.$B$3])+([.$B$2]*[.$B$3]))*[.AN$29]+[.AN47])/[.$H$29])*[.$H$29]" office:value-type="float" office:value="128525">
            <text:p>128525</text:p>
          </table:table-cell>
          <table:table-cell table:formula="of:=ROUNDUP((([.$B$2]-([.$H48]*[.$B$2]*[.$B$3])+([.$B$2]*[.$B$3]))*[.AO$29]+[.AO47])/[.$H$29])*[.$H$29]" office:value-type="float" office:value="132525">
            <text:p>132525</text:p>
          </table:table-cell>
          <table:table-cell table:formula="of:=ROUNDUP((([.$B$2]-([.$H48]*[.$B$2]*[.$B$3])+([.$B$2]*[.$B$3]))*[.AP$29]+[.AP47])/[.$H$29])*[.$H$29]" office:value-type="float" office:value="136525">
            <text:p>136525</text:p>
          </table:table-cell>
          <table:table-cell table:formula="of:=ROUNDUP((([.$B$2]-([.$H48]*[.$B$2]*[.$B$3])+([.$B$2]*[.$B$3]))*[.AQ$29]+[.AQ47])/[.$H$29])*[.$H$29]" office:value-type="float" office:value="140500">
            <text:p>140500</text:p>
          </table:table-cell>
          <table:table-cell table:formula="of:=ROUNDUP((([.$B$2]-([.$H48]*[.$B$2]*[.$B$3])+([.$B$2]*[.$B$3]))*[.AR$29]+[.AR47])/[.$H$29])*[.$H$29]" office:value-type="float" office:value="144550">
            <text:p>144550</text:p>
          </table:table-cell>
          <table:table-cell table:formula="of:=ROUNDUP((([.$B$2]-([.$H48]*[.$B$2]*[.$B$3])+([.$B$2]*[.$B$3]))*[.AS$29]+[.AS47])/[.$H$29])*[.$H$29]" office:value-type="float" office:value="148525">
            <text:p>148525</text:p>
          </table:table-cell>
          <table:table-cell table:formula="of:=ROUNDUP((([.$B$2]-([.$H48]*[.$B$2]*[.$B$3])+([.$B$2]*[.$B$3]))*[.AT$29]+[.AT47])/[.$H$29])*[.$H$29]" office:value-type="float" office:value="152600">
            <text:p>152600</text:p>
          </table:table-cell>
          <table:table-cell table:formula="of:=ROUNDUP((([.$B$2]-([.$H48]*[.$B$2]*[.$B$3])+([.$B$2]*[.$B$3]))*[.AU$29]+[.AU47])/[.$H$29])*[.$H$29]" office:value-type="float" office:value="156575">
            <text:p>156575</text:p>
          </table:table-cell>
          <table:table-cell table:formula="of:=ROUNDUP((([.$B$2]-([.$H48]*[.$B$2]*[.$B$3])+([.$B$2]*[.$B$3]))*[.AV$29]+[.AV47])/[.$H$29])*[.$H$29]" office:value-type="float" office:value="160550">
            <text:p>160550</text:p>
          </table:table-cell>
          <table:table-cell table:formula="of:=ROUNDUP((([.$B$2]-([.$H48]*[.$B$2]*[.$B$3])+([.$B$2]*[.$B$3]))*[.AW$29]+[.AW47])/[.$H$29])*[.$H$29]" office:value-type="float" office:value="164600">
            <text:p>164600</text:p>
          </table:table-cell>
          <table:table-cell table:formula="of:=ROUNDUP((([.$B$2]-([.$H48]*[.$B$2]*[.$B$3])+([.$B$2]*[.$B$3]))*[.AX$29]+[.AX47])/[.$H$29])*[.$H$29]" office:value-type="float" office:value="168600">
            <text:p>168600</text:p>
          </table:table-cell>
          <table:table-cell table:formula="of:=ROUNDUP((([.$B$2]-([.$H48]*[.$B$2]*[.$B$3])+([.$B$2]*[.$B$3]))*[.AY$29]+[.AY47])/[.$H$29])*[.$H$29]" office:value-type="float" office:value="172600">
            <text:p>172600</text:p>
          </table:table-cell>
          <table:table-cell table:formula="of:=ROUNDUP((([.$B$2]-([.$H48]*[.$B$2]*[.$B$3])+([.$B$2]*[.$B$3]))*[.AZ$29]+[.AZ47])/[.$H$29])*[.$H$29]" office:value-type="float" office:value="176675">
            <text:p>176675</text:p>
          </table:table-cell>
          <table:table-cell table:formula="of:=ROUNDUP((([.$B$2]-([.$H48]*[.$B$2]*[.$B$3])+([.$B$2]*[.$B$3]))*[.BA$29]+[.BA47])/[.$H$29])*[.$H$29]" office:value-type="float" office:value="180600">
            <text:p>180600</text:p>
          </table:table-cell>
          <table:table-cell table:formula="of:=ROUNDUP((([.$B$2]-([.$H48]*[.$B$2]*[.$B$3])+([.$B$2]*[.$B$3]))*[.BB$29]+[.BB47])/[.$H$29])*[.$H$29]" office:value-type="float" office:value="184650">
            <text:p>184650</text:p>
          </table:table-cell>
          <table:table-cell table:formula="of:=ROUNDUP((([.$B$2]-([.$H48]*[.$B$2]*[.$B$3])+([.$B$2]*[.$B$3]))*[.BC$29]+[.BC47])/[.$H$29])*[.$H$29]" office:value-type="float" office:value="188675">
            <text:p>188675</text:p>
          </table:table-cell>
          <table:table-cell table:formula="of:=ROUNDUP((([.$B$2]-([.$H48]*[.$B$2]*[.$B$3])+([.$B$2]*[.$B$3]))*[.BD$29]+[.BD47])/[.$H$29])*[.$H$29]" office:value-type="float" office:value="192675">
            <text:p>192675</text:p>
          </table:table-cell>
          <table:table-cell table:formula="of:=ROUNDUP((([.$B$2]-([.$H48]*[.$B$2]*[.$B$3])+([.$B$2]*[.$B$3]))*[.BE$29]+[.BE47])/[.$H$29])*[.$H$29]" office:value-type="float" office:value="196675">
            <text:p>196675</text:p>
          </table:table-cell>
          <table:table-cell table:formula="of:=ROUNDUP((([.$B$2]-([.$H48]*[.$B$2]*[.$B$3])+([.$B$2]*[.$B$3]))*[.BF$29]+[.BF47])/[.$H$29])*[.$H$29]" office:value-type="float" office:value="200450">
            <text:p>200450</text:p>
          </table:table-cell>
          <table:table-cell table:formula="of:=ROUNDUP((([.$B$2]-([.$H48]*[.$B$2]*[.$B$3])+([.$B$2]*[.$B$3]))*[.BG$29]+[.BG47])/[.$H$29])*[.$H$29]" office:value-type="float" office:value="204675">
            <text:p>204675</text:p>
          </table:table-cell>
          <table:table-cell table:formula="of:=ROUNDUP((([.$B$2]-([.$H48]*[.$B$2]*[.$B$3])+([.$B$2]*[.$B$3]))*[.BH$29]+[.BH47])/[.$H$29])*[.$H$29]" office:value-type="float" office:value="208675">
            <text:p>208675</text:p>
          </table:table-cell>
          <table:table-cell table:formula="of:=ROUNDUP((([.$B$2]-([.$H48]*[.$B$2]*[.$B$3])+([.$B$2]*[.$B$3]))*[.BI$29]+[.BI47])/[.$H$29])*[.$H$29]" office:value-type="float" office:value="212675">
            <text:p>212675</text:p>
          </table:table-cell>
          <table:table-cell table:formula="of:=ROUNDUP((([.$B$2]-([.$H48]*[.$B$2]*[.$B$3])+([.$B$2]*[.$B$3]))*[.BJ$29]+[.BJ47])/[.$H$29])*[.$H$29]" office:value-type="float" office:value="216700">
            <text:p>216700</text:p>
          </table:table-cell>
          <table:table-cell table:formula="of:=ROUNDUP((([.$B$2]-([.$H48]*[.$B$2]*[.$B$3])+([.$B$2]*[.$B$3]))*[.BK$29]+[.BK47])/[.$H$29])*[.$H$29]" office:value-type="float" office:value="220675">
            <text:p>220675</text:p>
          </table:table-cell>
          <table:table-cell table:formula="of:=ROUNDUP((([.$B$2]-([.$H48]*[.$B$2]*[.$B$3])+([.$B$2]*[.$B$3]))*[.BL$29]+[.BL47])/[.$H$29])*[.$H$29]" office:value-type="float" office:value="224675">
            <text:p>224675</text:p>
          </table:table-cell>
          <table:table-cell table:formula="of:=ROUNDUP((([.$B$2]-([.$H48]*[.$B$2]*[.$B$3])+([.$B$2]*[.$B$3]))*[.BM$29]+[.BM47])/[.$H$29])*[.$H$29]" office:value-type="float" office:value="228750">
            <text:p>228750</text:p>
          </table:table-cell>
          <table:table-cell table:formula="of:=ROUNDUP((([.$B$2]-([.$H48]*[.$B$2]*[.$B$3])+([.$B$2]*[.$B$3]))*[.BN$29]+[.BN47])/[.$H$29])*[.$H$29]" office:value-type="float" office:value="232750">
            <text:p>232750</text:p>
          </table:table-cell>
          <table:table-cell table:formula="of:=ROUNDUP((([.$B$2]-([.$H48]*[.$B$2]*[.$B$3])+([.$B$2]*[.$B$3]))*[.BO$29]+[.BO47])/[.$H$29])*[.$H$29]" office:value-type="float" office:value="236750">
            <text:p>236750</text:p>
          </table:table-cell>
          <table:table-cell table:formula="of:=ROUNDUP((([.$B$2]-([.$H48]*[.$B$2]*[.$B$3])+([.$B$2]*[.$B$3]))*[.BP$29]+[.BP47])/[.$H$29])*[.$H$29]" office:value-type="float" office:value="240725">
            <text:p>240725</text:p>
          </table:table-cell>
        </table:table-row>
        <table:table-row table:style-name="ro1">
          <table:table-cell table:number-columns-repeated="7"/>
          <table:table-cell office:value-type="float" office:value="20">
            <text:p>20</text:p>
          </table:table-cell>
          <table:table-cell table:style-name="Default" table:formula="of:=ROUNDUP((([.$B$2]-([.$H49]*[.$B$2]*[.$B$3])+([.$B$2]*[.$B$3]))*[.I$29]+[.I48])/[.$H$29])*[.$H$29]" office:value-type="float" office:value="4250">
            <text:p>4250</text:p>
          </table:table-cell>
          <table:table-cell table:style-name="Default" table:formula="of:=ROUNDUP((([.$B$2]-([.$H49]*[.$B$2]*[.$B$3])+([.$B$2]*[.$B$3]))*[.J$29]+[.J48])/[.$H$29])*[.$H$29]" office:value-type="float" office:value="8250">
            <text:p>8250</text:p>
          </table:table-cell>
          <table:table-cell table:style-name="Default" table:formula="of:=ROUNDUP((([.$B$2]-([.$H49]*[.$B$2]*[.$B$3])+([.$B$2]*[.$B$3]))*[.K$29]+[.K48])/[.$H$29])*[.$H$29]" office:value-type="float" office:value="12250">
            <text:p>12250</text:p>
          </table:table-cell>
          <table:table-cell table:style-name="Default" table:formula="of:=ROUNDUP((([.$B$2]-([.$H49]*[.$B$2]*[.$B$3])+([.$B$2]*[.$B$3]))*[.L$29]+[.L48])/[.$H$29])*[.$H$29]" office:value-type="float" office:value="16275">
            <text:p>16275</text:p>
          </table:table-cell>
          <table:table-cell table:style-name="Default" table:formula="of:=ROUNDUP((([.$B$2]-([.$H49]*[.$B$2]*[.$B$3])+([.$B$2]*[.$B$3]))*[.M$29]+[.M48])/[.$H$29])*[.$H$29]" office:value-type="float" office:value="20250">
            <text:p>20250</text:p>
          </table:table-cell>
          <table:table-cell table:style-name="Default" table:formula="of:=ROUNDUP((([.$B$2]-([.$H49]*[.$B$2]*[.$B$3])+([.$B$2]*[.$B$3]))*[.N$29]+[.N48])/[.$H$29])*[.$H$29]" office:value-type="float" office:value="24250">
            <text:p>24250</text:p>
          </table:table-cell>
          <table:table-cell table:style-name="Default" table:formula="of:=ROUNDUP((([.$B$2]-([.$H49]*[.$B$2]*[.$B$3])+([.$B$2]*[.$B$3]))*[.O$29]+[.O48])/[.$H$29])*[.$H$29]" office:value-type="float" office:value="28325">
            <text:p>28325</text:p>
          </table:table-cell>
          <table:table-cell table:style-name="Default" table:formula="of:=ROUNDUP((([.$B$2]-([.$H49]*[.$B$2]*[.$B$3])+([.$B$2]*[.$B$3]))*[.P$29]+[.P48])/[.$H$29])*[.$H$29]" office:value-type="float" office:value="32325">
            <text:p>32325</text:p>
          </table:table-cell>
          <table:table-cell table:style-name="Default" table:formula="of:=ROUNDUP((([.$B$2]-([.$H49]*[.$B$2]*[.$B$3])+([.$B$2]*[.$B$3]))*[.Q$29]+[.Q48])/[.$H$29])*[.$H$29]" office:value-type="float" office:value="36325">
            <text:p>36325</text:p>
          </table:table-cell>
          <table:table-cell table:formula="of:=ROUNDUP((([.$B$2]-([.$H49]*[.$B$2]*[.$B$3])+([.$B$2]*[.$B$3]))*[.R$29]+[.R48])/[.$H$29])*[.$H$29]" office:value-type="float" office:value="40300">
            <text:p>40300</text:p>
          </table:table-cell>
          <table:table-cell table:formula="of:=ROUNDUP((([.$B$2]-([.$H49]*[.$B$2]*[.$B$3])+([.$B$2]*[.$B$3]))*[.S$29]+[.S48])/[.$H$29])*[.$H$29]" office:value-type="float" office:value="44350">
            <text:p>44350</text:p>
          </table:table-cell>
          <table:table-cell table:formula="of:=ROUNDUP((([.$B$2]-([.$H49]*[.$B$2]*[.$B$3])+([.$B$2]*[.$B$3]))*[.T$29]+[.T48])/[.$H$29])*[.$H$29]" office:value-type="float" office:value="48325">
            <text:p>48325</text:p>
          </table:table-cell>
          <table:table-cell table:formula="of:=ROUNDUP((([.$B$2]-([.$H49]*[.$B$2]*[.$B$3])+([.$B$2]*[.$B$3]))*[.U$29]+[.U48])/[.$H$29])*[.$H$29]" office:value-type="float" office:value="52400">
            <text:p>52400</text:p>
          </table:table-cell>
          <table:table-cell table:formula="of:=ROUNDUP((([.$B$2]-([.$H49]*[.$B$2]*[.$B$3])+([.$B$2]*[.$B$3]))*[.V$29]+[.V48])/[.$H$29])*[.$H$29]" office:value-type="float" office:value="56375">
            <text:p>56375</text:p>
          </table:table-cell>
          <table:table-cell table:formula="of:=ROUNDUP((([.$B$2]-([.$H49]*[.$B$2]*[.$B$3])+([.$B$2]*[.$B$3]))*[.W$29]+[.W48])/[.$H$29])*[.$H$29]" office:value-type="float" office:value="60350">
            <text:p>60350</text:p>
          </table:table-cell>
          <table:table-cell table:formula="of:=ROUNDUP((([.$B$2]-([.$H49]*[.$B$2]*[.$B$3])+([.$B$2]*[.$B$3]))*[.X$29]+[.X48])/[.$H$29])*[.$H$29]" office:value-type="float" office:value="64400">
            <text:p>64400</text:p>
          </table:table-cell>
          <table:table-cell table:formula="of:=ROUNDUP((([.$B$2]-([.$H49]*[.$B$2]*[.$B$3])+([.$B$2]*[.$B$3]))*[.Y$29]+[.Y48])/[.$H$29])*[.$H$29]" office:value-type="float" office:value="68400">
            <text:p>68400</text:p>
          </table:table-cell>
          <table:table-cell table:formula="of:=ROUNDUP((([.$B$2]-([.$H49]*[.$B$2]*[.$B$3])+([.$B$2]*[.$B$3]))*[.Z$29]+[.Z48])/[.$H$29])*[.$H$29]" office:value-type="float" office:value="72400">
            <text:p>72400</text:p>
          </table:table-cell>
          <table:table-cell table:formula="of:=ROUNDUP((([.$B$2]-([.$H49]*[.$B$2]*[.$B$3])+([.$B$2]*[.$B$3]))*[.AA$29]+[.AA48])/[.$H$29])*[.$H$29]" office:value-type="float" office:value="76475">
            <text:p>76475</text:p>
          </table:table-cell>
          <table:table-cell table:formula="of:=ROUNDUP((([.$B$2]-([.$H49]*[.$B$2]*[.$B$3])+([.$B$2]*[.$B$3]))*[.AB$29]+[.AB48])/[.$H$29])*[.$H$29]" office:value-type="float" office:value="80400">
            <text:p>80400</text:p>
          </table:table-cell>
          <table:table-cell table:formula="of:=ROUNDUP((([.$B$2]-([.$H49]*[.$B$2]*[.$B$3])+([.$B$2]*[.$B$3]))*[.AC$29]+[.AC48])/[.$H$29])*[.$H$29]" office:value-type="float" office:value="84450">
            <text:p>84450</text:p>
          </table:table-cell>
          <table:table-cell table:formula="of:=ROUNDUP((([.$B$2]-([.$H49]*[.$B$2]*[.$B$3])+([.$B$2]*[.$B$3]))*[.AD$29]+[.AD48])/[.$H$29])*[.$H$29]" office:value-type="float" office:value="88475">
            <text:p>88475</text:p>
          </table:table-cell>
          <table:table-cell table:formula="of:=ROUNDUP((([.$B$2]-([.$H49]*[.$B$2]*[.$B$3])+([.$B$2]*[.$B$3]))*[.AE$29]+[.AE48])/[.$H$29])*[.$H$29]" office:value-type="float" office:value="92475">
            <text:p>92475</text:p>
          </table:table-cell>
          <table:table-cell table:formula="of:=ROUNDUP((([.$B$2]-([.$H49]*[.$B$2]*[.$B$3])+([.$B$2]*[.$B$3]))*[.AF$29]+[.AF48])/[.$H$29])*[.$H$29]" office:value-type="float" office:value="96475">
            <text:p>96475</text:p>
          </table:table-cell>
          <table:table-cell table:formula="of:=ROUNDUP((([.$B$2]-([.$H49]*[.$B$2]*[.$B$3])+([.$B$2]*[.$B$3]))*[.AG$29]+[.AG48])/[.$H$29])*[.$H$29]" office:value-type="float" office:value="100250">
            <text:p>100250</text:p>
          </table:table-cell>
          <table:table-cell table:formula="of:=ROUNDUP((([.$B$2]-([.$H49]*[.$B$2]*[.$B$3])+([.$B$2]*[.$B$3]))*[.AH$29]+[.AH48])/[.$H$29])*[.$H$29]" office:value-type="float" office:value="104500">
            <text:p>104500</text:p>
          </table:table-cell>
          <table:table-cell table:formula="of:=ROUNDUP((([.$B$2]-([.$H49]*[.$B$2]*[.$B$3])+([.$B$2]*[.$B$3]))*[.AI$29]+[.AI48])/[.$H$29])*[.$H$29]" office:value-type="float" office:value="108500">
            <text:p>108500</text:p>
          </table:table-cell>
          <table:table-cell table:formula="of:=ROUNDUP((([.$B$2]-([.$H49]*[.$B$2]*[.$B$3])+([.$B$2]*[.$B$3]))*[.AJ$29]+[.AJ48])/[.$H$29])*[.$H$29]" office:value-type="float" office:value="112500">
            <text:p>112500</text:p>
          </table:table-cell>
          <table:table-cell table:formula="of:=ROUNDUP((([.$B$2]-([.$H49]*[.$B$2]*[.$B$3])+([.$B$2]*[.$B$3]))*[.AK$29]+[.AK48])/[.$H$29])*[.$H$29]" office:value-type="float" office:value="116525">
            <text:p>116525</text:p>
          </table:table-cell>
          <table:table-cell table:formula="of:=ROUNDUP((([.$B$2]-([.$H49]*[.$B$2]*[.$B$3])+([.$B$2]*[.$B$3]))*[.AL$29]+[.AL48])/[.$H$29])*[.$H$29]" office:value-type="float" office:value="120500">
            <text:p>120500</text:p>
          </table:table-cell>
          <table:table-cell table:formula="of:=ROUNDUP((([.$B$2]-([.$H49]*[.$B$2]*[.$B$3])+([.$B$2]*[.$B$3]))*[.AM$29]+[.AM48])/[.$H$29])*[.$H$29]" office:value-type="float" office:value="124500">
            <text:p>124500</text:p>
          </table:table-cell>
          <table:table-cell table:formula="of:=ROUNDUP((([.$B$2]-([.$H49]*[.$B$2]*[.$B$3])+([.$B$2]*[.$B$3]))*[.AN$29]+[.AN48])/[.$H$29])*[.$H$29]" office:value-type="float" office:value="128575">
            <text:p>128575</text:p>
          </table:table-cell>
          <table:table-cell table:formula="of:=ROUNDUP((([.$B$2]-([.$H49]*[.$B$2]*[.$B$3])+([.$B$2]*[.$B$3]))*[.AO$29]+[.AO48])/[.$H$29])*[.$H$29]" office:value-type="float" office:value="132575">
            <text:p>132575</text:p>
          </table:table-cell>
          <table:table-cell table:formula="of:=ROUNDUP((([.$B$2]-([.$H49]*[.$B$2]*[.$B$3])+([.$B$2]*[.$B$3]))*[.AP$29]+[.AP48])/[.$H$29])*[.$H$29]" office:value-type="float" office:value="136575">
            <text:p>136575</text:p>
          </table:table-cell>
          <table:table-cell table:formula="of:=ROUNDUP((([.$B$2]-([.$H49]*[.$B$2]*[.$B$3])+([.$B$2]*[.$B$3]))*[.AQ$29]+[.AQ48])/[.$H$29])*[.$H$29]" office:value-type="float" office:value="140550">
            <text:p>140550</text:p>
          </table:table-cell>
          <table:table-cell table:formula="of:=ROUNDUP((([.$B$2]-([.$H49]*[.$B$2]*[.$B$3])+([.$B$2]*[.$B$3]))*[.AR$29]+[.AR48])/[.$H$29])*[.$H$29]" office:value-type="float" office:value="144600">
            <text:p>144600</text:p>
          </table:table-cell>
          <table:table-cell table:formula="of:=ROUNDUP((([.$B$2]-([.$H49]*[.$B$2]*[.$B$3])+([.$B$2]*[.$B$3]))*[.AS$29]+[.AS48])/[.$H$29])*[.$H$29]" office:value-type="float" office:value="148575">
            <text:p>148575</text:p>
          </table:table-cell>
          <table:table-cell table:formula="of:=ROUNDUP((([.$B$2]-([.$H49]*[.$B$2]*[.$B$3])+([.$B$2]*[.$B$3]))*[.AT$29]+[.AT48])/[.$H$29])*[.$H$29]" office:value-type="float" office:value="152650">
            <text:p>152650</text:p>
          </table:table-cell>
          <table:table-cell table:formula="of:=ROUNDUP((([.$B$2]-([.$H49]*[.$B$2]*[.$B$3])+([.$B$2]*[.$B$3]))*[.AU$29]+[.AU48])/[.$H$29])*[.$H$29]" office:value-type="float" office:value="156625">
            <text:p>156625</text:p>
          </table:table-cell>
          <table:table-cell table:formula="of:=ROUNDUP((([.$B$2]-([.$H49]*[.$B$2]*[.$B$3])+([.$B$2]*[.$B$3]))*[.AV$29]+[.AV48])/[.$H$29])*[.$H$29]" office:value-type="float" office:value="160600">
            <text:p>160600</text:p>
          </table:table-cell>
          <table:table-cell table:formula="of:=ROUNDUP((([.$B$2]-([.$H49]*[.$B$2]*[.$B$3])+([.$B$2]*[.$B$3]))*[.AW$29]+[.AW48])/[.$H$29])*[.$H$29]" office:value-type="float" office:value="164650">
            <text:p>164650</text:p>
          </table:table-cell>
          <table:table-cell table:formula="of:=ROUNDUP((([.$B$2]-([.$H49]*[.$B$2]*[.$B$3])+([.$B$2]*[.$B$3]))*[.AX$29]+[.AX48])/[.$H$29])*[.$H$29]" office:value-type="float" office:value="168650">
            <text:p>168650</text:p>
          </table:table-cell>
          <table:table-cell table:formula="of:=ROUNDUP((([.$B$2]-([.$H49]*[.$B$2]*[.$B$3])+([.$B$2]*[.$B$3]))*[.AY$29]+[.AY48])/[.$H$29])*[.$H$29]" office:value-type="float" office:value="172650">
            <text:p>172650</text:p>
          </table:table-cell>
          <table:table-cell table:formula="of:=ROUNDUP((([.$B$2]-([.$H49]*[.$B$2]*[.$B$3])+([.$B$2]*[.$B$3]))*[.AZ$29]+[.AZ48])/[.$H$29])*[.$H$29]" office:value-type="float" office:value="176725">
            <text:p>176725</text:p>
          </table:table-cell>
          <table:table-cell table:formula="of:=ROUNDUP((([.$B$2]-([.$H49]*[.$B$2]*[.$B$3])+([.$B$2]*[.$B$3]))*[.BA$29]+[.BA48])/[.$H$29])*[.$H$29]" office:value-type="float" office:value="180650">
            <text:p>180650</text:p>
          </table:table-cell>
          <table:table-cell table:formula="of:=ROUNDUP((([.$B$2]-([.$H49]*[.$B$2]*[.$B$3])+([.$B$2]*[.$B$3]))*[.BB$29]+[.BB48])/[.$H$29])*[.$H$29]" office:value-type="float" office:value="184700">
            <text:p>184700</text:p>
          </table:table-cell>
          <table:table-cell table:formula="of:=ROUNDUP((([.$B$2]-([.$H49]*[.$B$2]*[.$B$3])+([.$B$2]*[.$B$3]))*[.BC$29]+[.BC48])/[.$H$29])*[.$H$29]" office:value-type="float" office:value="188725">
            <text:p>188725</text:p>
          </table:table-cell>
          <table:table-cell table:formula="of:=ROUNDUP((([.$B$2]-([.$H49]*[.$B$2]*[.$B$3])+([.$B$2]*[.$B$3]))*[.BD$29]+[.BD48])/[.$H$29])*[.$H$29]" office:value-type="float" office:value="192725">
            <text:p>192725</text:p>
          </table:table-cell>
          <table:table-cell table:formula="of:=ROUNDUP((([.$B$2]-([.$H49]*[.$B$2]*[.$B$3])+([.$B$2]*[.$B$3]))*[.BE$29]+[.BE48])/[.$H$29])*[.$H$29]" office:value-type="float" office:value="196725">
            <text:p>196725</text:p>
          </table:table-cell>
          <table:table-cell table:formula="of:=ROUNDUP((([.$B$2]-([.$H49]*[.$B$2]*[.$B$3])+([.$B$2]*[.$B$3]))*[.BF$29]+[.BF48])/[.$H$29])*[.$H$29]" office:value-type="float" office:value="200500">
            <text:p>200500</text:p>
          </table:table-cell>
          <table:table-cell table:formula="of:=ROUNDUP((([.$B$2]-([.$H49]*[.$B$2]*[.$B$3])+([.$B$2]*[.$B$3]))*[.BG$29]+[.BG48])/[.$H$29])*[.$H$29]" office:value-type="float" office:value="204750">
            <text:p>204750</text:p>
          </table:table-cell>
          <table:table-cell table:formula="of:=ROUNDUP((([.$B$2]-([.$H49]*[.$B$2]*[.$B$3])+([.$B$2]*[.$B$3]))*[.BH$29]+[.BH48])/[.$H$29])*[.$H$29]" office:value-type="float" office:value="208750">
            <text:p>208750</text:p>
          </table:table-cell>
          <table:table-cell table:formula="of:=ROUNDUP((([.$B$2]-([.$H49]*[.$B$2]*[.$B$3])+([.$B$2]*[.$B$3]))*[.BI$29]+[.BI48])/[.$H$29])*[.$H$29]" office:value-type="float" office:value="212750">
            <text:p>212750</text:p>
          </table:table-cell>
          <table:table-cell table:formula="of:=ROUNDUP((([.$B$2]-([.$H49]*[.$B$2]*[.$B$3])+([.$B$2]*[.$B$3]))*[.BJ$29]+[.BJ48])/[.$H$29])*[.$H$29]" office:value-type="float" office:value="216775">
            <text:p>216775</text:p>
          </table:table-cell>
          <table:table-cell table:formula="of:=ROUNDUP((([.$B$2]-([.$H49]*[.$B$2]*[.$B$3])+([.$B$2]*[.$B$3]))*[.BK$29]+[.BK48])/[.$H$29])*[.$H$29]" office:value-type="float" office:value="220750">
            <text:p>220750</text:p>
          </table:table-cell>
          <table:table-cell table:formula="of:=ROUNDUP((([.$B$2]-([.$H49]*[.$B$2]*[.$B$3])+([.$B$2]*[.$B$3]))*[.BL$29]+[.BL48])/[.$H$29])*[.$H$29]" office:value-type="float" office:value="224750">
            <text:p>224750</text:p>
          </table:table-cell>
          <table:table-cell table:formula="of:=ROUNDUP((([.$B$2]-([.$H49]*[.$B$2]*[.$B$3])+([.$B$2]*[.$B$3]))*[.BM$29]+[.BM48])/[.$H$29])*[.$H$29]" office:value-type="float" office:value="228825">
            <text:p>228825</text:p>
          </table:table-cell>
          <table:table-cell table:formula="of:=ROUNDUP((([.$B$2]-([.$H49]*[.$B$2]*[.$B$3])+([.$B$2]*[.$B$3]))*[.BN$29]+[.BN48])/[.$H$29])*[.$H$29]" office:value-type="float" office:value="232825">
            <text:p>232825</text:p>
          </table:table-cell>
          <table:table-cell table:formula="of:=ROUNDUP((([.$B$2]-([.$H49]*[.$B$2]*[.$B$3])+([.$B$2]*[.$B$3]))*[.BO$29]+[.BO48])/[.$H$29])*[.$H$29]" office:value-type="float" office:value="236825">
            <text:p>236825</text:p>
          </table:table-cell>
          <table:table-cell table:formula="of:=ROUNDUP((([.$B$2]-([.$H49]*[.$B$2]*[.$B$3])+([.$B$2]*[.$B$3]))*[.BP$29]+[.BP48])/[.$H$29])*[.$H$29]" office:value-type="float" office:value="240800">
            <text:p>240800</text:p>
          </table:table-cell>
        </table:table-row>
        <table:table-row table:style-name="ro1">
          <table:table-cell table:number-columns-repeated="7"/>
          <table:table-cell office:value-type="float" office:value="21">
            <text:p>21</text:p>
          </table:table-cell>
          <table:table-cell table:style-name="Default" table:formula="of:=ROUNDUP((([.$B$2]-([.$H50]*[.$B$2]*[.$B$3])+([.$B$2]*[.$B$3]))*[.I$29]+[.I49])/[.$H$29])*[.$H$29]" office:value-type="float" office:value="4250">
            <text:p>4250</text:p>
          </table:table-cell>
          <table:table-cell table:style-name="Default" table:formula="of:=ROUNDUP((([.$B$2]-([.$H50]*[.$B$2]*[.$B$3])+([.$B$2]*[.$B$3]))*[.J$29]+[.J49])/[.$H$29])*[.$H$29]" office:value-type="float" office:value="8225">
            <text:p>8225</text:p>
          </table:table-cell>
          <table:table-cell table:style-name="Default" table:formula="of:=ROUNDUP((([.$B$2]-([.$H50]*[.$B$2]*[.$B$3])+([.$B$2]*[.$B$3]))*[.K$29]+[.K49])/[.$H$29])*[.$H$29]" office:value-type="float" office:value="12200">
            <text:p>12200</text:p>
          </table:table-cell>
          <table:table-cell table:style-name="Default" table:formula="of:=ROUNDUP((([.$B$2]-([.$H50]*[.$B$2]*[.$B$3])+([.$B$2]*[.$B$3]))*[.L$29]+[.L49])/[.$H$29])*[.$H$29]" office:value-type="float" office:value="16200">
            <text:p>16200</text:p>
          </table:table-cell>
          <table:table-cell table:style-name="Default" table:formula="of:=ROUNDUP((([.$B$2]-([.$H50]*[.$B$2]*[.$B$3])+([.$B$2]*[.$B$3]))*[.M$29]+[.M49])/[.$H$29])*[.$H$29]" office:value-type="float" office:value="20150">
            <text:p>20150</text:p>
          </table:table-cell>
          <table:table-cell table:style-name="Default" table:formula="of:=ROUNDUP((([.$B$2]-([.$H50]*[.$B$2]*[.$B$3])+([.$B$2]*[.$B$3]))*[.N$29]+[.N49])/[.$H$29])*[.$H$29]" office:value-type="float" office:value="24150">
            <text:p>24150</text:p>
          </table:table-cell>
          <table:table-cell table:style-name="Default" table:formula="of:=ROUNDUP((([.$B$2]-([.$H50]*[.$B$2]*[.$B$3])+([.$B$2]*[.$B$3]))*[.O$29]+[.O49])/[.$H$29])*[.$H$29]" office:value-type="float" office:value="28200">
            <text:p>28200</text:p>
          </table:table-cell>
          <table:table-cell table:style-name="Default" table:formula="of:=ROUNDUP((([.$B$2]-([.$H50]*[.$B$2]*[.$B$3])+([.$B$2]*[.$B$3]))*[.P$29]+[.P49])/[.$H$29])*[.$H$29]" office:value-type="float" office:value="32175">
            <text:p>32175</text:p>
          </table:table-cell>
          <table:table-cell table:style-name="Default" table:formula="of:=ROUNDUP((([.$B$2]-([.$H50]*[.$B$2]*[.$B$3])+([.$B$2]*[.$B$3]))*[.Q$29]+[.Q49])/[.$H$29])*[.$H$29]" office:value-type="float" office:value="36150">
            <text:p>36150</text:p>
          </table:table-cell>
          <table:table-cell table:formula="of:=ROUNDUP((([.$B$2]-([.$H50]*[.$B$2]*[.$B$3])+([.$B$2]*[.$B$3]))*[.R$29]+[.R49])/[.$H$29])*[.$H$29]" office:value-type="float" office:value="40100">
            <text:p>40100</text:p>
          </table:table-cell>
          <table:table-cell table:formula="of:=ROUNDUP((([.$B$2]-([.$H50]*[.$B$2]*[.$B$3])+([.$B$2]*[.$B$3]))*[.S$29]+[.S49])/[.$H$29])*[.$H$29]" office:value-type="float" office:value="44150">
            <text:p>44150</text:p>
          </table:table-cell>
          <table:table-cell table:formula="of:=ROUNDUP((([.$B$2]-([.$H50]*[.$B$2]*[.$B$3])+([.$B$2]*[.$B$3]))*[.T$29]+[.T49])/[.$H$29])*[.$H$29]" office:value-type="float" office:value="48100">
            <text:p>48100</text:p>
          </table:table-cell>
          <table:table-cell table:formula="of:=ROUNDUP((([.$B$2]-([.$H50]*[.$B$2]*[.$B$3])+([.$B$2]*[.$B$3]))*[.U$29]+[.U49])/[.$H$29])*[.$H$29]" office:value-type="float" office:value="52150">
            <text:p>52150</text:p>
          </table:table-cell>
          <table:table-cell table:formula="of:=ROUNDUP((([.$B$2]-([.$H50]*[.$B$2]*[.$B$3])+([.$B$2]*[.$B$3]))*[.V$29]+[.V49])/[.$H$29])*[.$H$29]" office:value-type="float" office:value="56100">
            <text:p>56100</text:p>
          </table:table-cell>
          <table:table-cell table:formula="of:=ROUNDUP((([.$B$2]-([.$H50]*[.$B$2]*[.$B$3])+([.$B$2]*[.$B$3]))*[.W$29]+[.W49])/[.$H$29])*[.$H$29]" office:value-type="float" office:value="60050">
            <text:p>60050</text:p>
          </table:table-cell>
          <table:table-cell table:formula="of:=ROUNDUP((([.$B$2]-([.$H50]*[.$B$2]*[.$B$3])+([.$B$2]*[.$B$3]))*[.X$29]+[.X49])/[.$H$29])*[.$H$29]" office:value-type="float" office:value="64100">
            <text:p>64100</text:p>
          </table:table-cell>
          <table:table-cell table:formula="of:=ROUNDUP((([.$B$2]-([.$H50]*[.$B$2]*[.$B$3])+([.$B$2]*[.$B$3]))*[.Y$29]+[.Y49])/[.$H$29])*[.$H$29]" office:value-type="float" office:value="68075">
            <text:p>68075</text:p>
          </table:table-cell>
          <table:table-cell table:formula="of:=ROUNDUP((([.$B$2]-([.$H50]*[.$B$2]*[.$B$3])+([.$B$2]*[.$B$3]))*[.Z$29]+[.Z49])/[.$H$29])*[.$H$29]" office:value-type="float" office:value="72050">
            <text:p>72050</text:p>
          </table:table-cell>
          <table:table-cell table:formula="of:=ROUNDUP((([.$B$2]-([.$H50]*[.$B$2]*[.$B$3])+([.$B$2]*[.$B$3]))*[.AA$29]+[.AA49])/[.$H$29])*[.$H$29]" office:value-type="float" office:value="76100">
            <text:p>76100</text:p>
          </table:table-cell>
          <table:table-cell table:formula="of:=ROUNDUP((([.$B$2]-([.$H50]*[.$B$2]*[.$B$3])+([.$B$2]*[.$B$3]))*[.AB$29]+[.AB49])/[.$H$29])*[.$H$29]" office:value-type="float" office:value="80000">
            <text:p>80000</text:p>
          </table:table-cell>
          <table:table-cell table:formula="of:=ROUNDUP((([.$B$2]-([.$H50]*[.$B$2]*[.$B$3])+([.$B$2]*[.$B$3]))*[.AC$29]+[.AC49])/[.$H$29])*[.$H$29]" office:value-type="float" office:value="84050">
            <text:p>84050</text:p>
          </table:table-cell>
          <table:table-cell table:formula="of:=ROUNDUP((([.$B$2]-([.$H50]*[.$B$2]*[.$B$3])+([.$B$2]*[.$B$3]))*[.AD$29]+[.AD49])/[.$H$29])*[.$H$29]" office:value-type="float" office:value="88050">
            <text:p>88050</text:p>
          </table:table-cell>
          <table:table-cell table:formula="of:=ROUNDUP((([.$B$2]-([.$H50]*[.$B$2]*[.$B$3])+([.$B$2]*[.$B$3]))*[.AE$29]+[.AE49])/[.$H$29])*[.$H$29]" office:value-type="float" office:value="92025">
            <text:p>92025</text:p>
          </table:table-cell>
          <table:table-cell table:formula="of:=ROUNDUP((([.$B$2]-([.$H50]*[.$B$2]*[.$B$3])+([.$B$2]*[.$B$3]))*[.AF$29]+[.AF49])/[.$H$29])*[.$H$29]" office:value-type="float" office:value="96000">
            <text:p>96000</text:p>
          </table:table-cell>
          <table:table-cell table:formula="of:=ROUNDUP((([.$B$2]-([.$H50]*[.$B$2]*[.$B$3])+([.$B$2]*[.$B$3]))*[.AG$29]+[.AG49])/[.$H$29])*[.$H$29]" office:value-type="float" office:value="99750">
            <text:p>99750</text:p>
          </table:table-cell>
          <table:table-cell table:formula="of:=ROUNDUP((([.$B$2]-([.$H50]*[.$B$2]*[.$B$3])+([.$B$2]*[.$B$3]))*[.AH$29]+[.AH49])/[.$H$29])*[.$H$29]" office:value-type="float" office:value="104000">
            <text:p>104000</text:p>
          </table:table-cell>
          <table:table-cell table:formula="of:=ROUNDUP((([.$B$2]-([.$H50]*[.$B$2]*[.$B$3])+([.$B$2]*[.$B$3]))*[.AI$29]+[.AI49])/[.$H$29])*[.$H$29]" office:value-type="float" office:value="107975">
            <text:p>107975</text:p>
          </table:table-cell>
          <table:table-cell table:formula="of:=ROUNDUP((([.$B$2]-([.$H50]*[.$B$2]*[.$B$3])+([.$B$2]*[.$B$3]))*[.AJ$29]+[.AJ49])/[.$H$29])*[.$H$29]" office:value-type="float" office:value="111950">
            <text:p>111950</text:p>
          </table:table-cell>
          <table:table-cell table:formula="of:=ROUNDUP((([.$B$2]-([.$H50]*[.$B$2]*[.$B$3])+([.$B$2]*[.$B$3]))*[.AK$29]+[.AK49])/[.$H$29])*[.$H$29]" office:value-type="float" office:value="115950">
            <text:p>115950</text:p>
          </table:table-cell>
          <table:table-cell table:formula="of:=ROUNDUP((([.$B$2]-([.$H50]*[.$B$2]*[.$B$3])+([.$B$2]*[.$B$3]))*[.AL$29]+[.AL49])/[.$H$29])*[.$H$29]" office:value-type="float" office:value="119900">
            <text:p>119900</text:p>
          </table:table-cell>
          <table:table-cell table:formula="of:=ROUNDUP((([.$B$2]-([.$H50]*[.$B$2]*[.$B$3])+([.$B$2]*[.$B$3]))*[.AM$29]+[.AM49])/[.$H$29])*[.$H$29]" office:value-type="float" office:value="123900">
            <text:p>123900</text:p>
          </table:table-cell>
          <table:table-cell table:formula="of:=ROUNDUP((([.$B$2]-([.$H50]*[.$B$2]*[.$B$3])+([.$B$2]*[.$B$3]))*[.AN$29]+[.AN49])/[.$H$29])*[.$H$29]" office:value-type="float" office:value="127950">
            <text:p>127950</text:p>
          </table:table-cell>
          <table:table-cell table:formula="of:=ROUNDUP((([.$B$2]-([.$H50]*[.$B$2]*[.$B$3])+([.$B$2]*[.$B$3]))*[.AO$29]+[.AO49])/[.$H$29])*[.$H$29]" office:value-type="float" office:value="131925">
            <text:p>131925</text:p>
          </table:table-cell>
          <table:table-cell table:formula="of:=ROUNDUP((([.$B$2]-([.$H50]*[.$B$2]*[.$B$3])+([.$B$2]*[.$B$3]))*[.AP$29]+[.AP49])/[.$H$29])*[.$H$29]" office:value-type="float" office:value="135900">
            <text:p>135900</text:p>
          </table:table-cell>
          <table:table-cell table:formula="of:=ROUNDUP((([.$B$2]-([.$H50]*[.$B$2]*[.$B$3])+([.$B$2]*[.$B$3]))*[.AQ$29]+[.AQ49])/[.$H$29])*[.$H$29]" office:value-type="float" office:value="139850">
            <text:p>139850</text:p>
          </table:table-cell>
          <table:table-cell table:formula="of:=ROUNDUP((([.$B$2]-([.$H50]*[.$B$2]*[.$B$3])+([.$B$2]*[.$B$3]))*[.AR$29]+[.AR49])/[.$H$29])*[.$H$29]" office:value-type="float" office:value="143900">
            <text:p>143900</text:p>
          </table:table-cell>
          <table:table-cell table:formula="of:=ROUNDUP((([.$B$2]-([.$H50]*[.$B$2]*[.$B$3])+([.$B$2]*[.$B$3]))*[.AS$29]+[.AS49])/[.$H$29])*[.$H$29]" office:value-type="float" office:value="147850">
            <text:p>147850</text:p>
          </table:table-cell>
          <table:table-cell table:formula="of:=ROUNDUP((([.$B$2]-([.$H50]*[.$B$2]*[.$B$3])+([.$B$2]*[.$B$3]))*[.AT$29]+[.AT49])/[.$H$29])*[.$H$29]" office:value-type="float" office:value="151900">
            <text:p>151900</text:p>
          </table:table-cell>
          <table:table-cell table:formula="of:=ROUNDUP((([.$B$2]-([.$H50]*[.$B$2]*[.$B$3])+([.$B$2]*[.$B$3]))*[.AU$29]+[.AU49])/[.$H$29])*[.$H$29]" office:value-type="float" office:value="155850">
            <text:p>155850</text:p>
          </table:table-cell>
          <table:table-cell table:formula="of:=ROUNDUP((([.$B$2]-([.$H50]*[.$B$2]*[.$B$3])+([.$B$2]*[.$B$3]))*[.AV$29]+[.AV49])/[.$H$29])*[.$H$29]" office:value-type="float" office:value="159800">
            <text:p>159800</text:p>
          </table:table-cell>
          <table:table-cell table:formula="of:=ROUNDUP((([.$B$2]-([.$H50]*[.$B$2]*[.$B$3])+([.$B$2]*[.$B$3]))*[.AW$29]+[.AW49])/[.$H$29])*[.$H$29]" office:value-type="float" office:value="163850">
            <text:p>163850</text:p>
          </table:table-cell>
          <table:table-cell table:formula="of:=ROUNDUP((([.$B$2]-([.$H50]*[.$B$2]*[.$B$3])+([.$B$2]*[.$B$3]))*[.AX$29]+[.AX49])/[.$H$29])*[.$H$29]" office:value-type="float" office:value="167825">
            <text:p>167825</text:p>
          </table:table-cell>
          <table:table-cell table:formula="of:=ROUNDUP((([.$B$2]-([.$H50]*[.$B$2]*[.$B$3])+([.$B$2]*[.$B$3]))*[.AY$29]+[.AY49])/[.$H$29])*[.$H$29]" office:value-type="float" office:value="171800">
            <text:p>171800</text:p>
          </table:table-cell>
          <table:table-cell table:formula="of:=ROUNDUP((([.$B$2]-([.$H50]*[.$B$2]*[.$B$3])+([.$B$2]*[.$B$3]))*[.AZ$29]+[.AZ49])/[.$H$29])*[.$H$29]" office:value-type="float" office:value="175850">
            <text:p>175850</text:p>
          </table:table-cell>
          <table:table-cell table:formula="of:=ROUNDUP((([.$B$2]-([.$H50]*[.$B$2]*[.$B$3])+([.$B$2]*[.$B$3]))*[.BA$29]+[.BA49])/[.$H$29])*[.$H$29]" office:value-type="float" office:value="179750">
            <text:p>179750</text:p>
          </table:table-cell>
          <table:table-cell table:formula="of:=ROUNDUP((([.$B$2]-([.$H50]*[.$B$2]*[.$B$3])+([.$B$2]*[.$B$3]))*[.BB$29]+[.BB49])/[.$H$29])*[.$H$29]" office:value-type="float" office:value="183800">
            <text:p>183800</text:p>
          </table:table-cell>
          <table:table-cell table:formula="of:=ROUNDUP((([.$B$2]-([.$H50]*[.$B$2]*[.$B$3])+([.$B$2]*[.$B$3]))*[.BC$29]+[.BC49])/[.$H$29])*[.$H$29]" office:value-type="float" office:value="187800">
            <text:p>187800</text:p>
          </table:table-cell>
          <table:table-cell table:formula="of:=ROUNDUP((([.$B$2]-([.$H50]*[.$B$2]*[.$B$3])+([.$B$2]*[.$B$3]))*[.BD$29]+[.BD49])/[.$H$29])*[.$H$29]" office:value-type="float" office:value="191775">
            <text:p>191775</text:p>
          </table:table-cell>
          <table:table-cell table:formula="of:=ROUNDUP((([.$B$2]-([.$H50]*[.$B$2]*[.$B$3])+([.$B$2]*[.$B$3]))*[.BE$29]+[.BE49])/[.$H$29])*[.$H$29]" office:value-type="float" office:value="195750">
            <text:p>195750</text:p>
          </table:table-cell>
          <table:table-cell table:formula="of:=ROUNDUP((([.$B$2]-([.$H50]*[.$B$2]*[.$B$3])+([.$B$2]*[.$B$3]))*[.BF$29]+[.BF49])/[.$H$29])*[.$H$29]" office:value-type="float" office:value="199500">
            <text:p>199500</text:p>
          </table:table-cell>
          <table:table-cell table:formula="of:=ROUNDUP((([.$B$2]-([.$H50]*[.$B$2]*[.$B$3])+([.$B$2]*[.$B$3]))*[.BG$29]+[.BG49])/[.$H$29])*[.$H$29]" office:value-type="float" office:value="203750">
            <text:p>203750</text:p>
          </table:table-cell>
          <table:table-cell table:formula="of:=ROUNDUP((([.$B$2]-([.$H50]*[.$B$2]*[.$B$3])+([.$B$2]*[.$B$3]))*[.BH$29]+[.BH49])/[.$H$29])*[.$H$29]" office:value-type="float" office:value="207725">
            <text:p>207725</text:p>
          </table:table-cell>
          <table:table-cell table:formula="of:=ROUNDUP((([.$B$2]-([.$H50]*[.$B$2]*[.$B$3])+([.$B$2]*[.$B$3]))*[.BI$29]+[.BI49])/[.$H$29])*[.$H$29]" office:value-type="float" office:value="211700">
            <text:p>211700</text:p>
          </table:table-cell>
          <table:table-cell table:formula="of:=ROUNDUP((([.$B$2]-([.$H50]*[.$B$2]*[.$B$3])+([.$B$2]*[.$B$3]))*[.BJ$29]+[.BJ49])/[.$H$29])*[.$H$29]" office:value-type="float" office:value="215700">
            <text:p>215700</text:p>
          </table:table-cell>
          <table:table-cell table:formula="of:=ROUNDUP((([.$B$2]-([.$H50]*[.$B$2]*[.$B$3])+([.$B$2]*[.$B$3]))*[.BK$29]+[.BK49])/[.$H$29])*[.$H$29]" office:value-type="float" office:value="219650">
            <text:p>219650</text:p>
          </table:table-cell>
          <table:table-cell table:formula="of:=ROUNDUP((([.$B$2]-([.$H50]*[.$B$2]*[.$B$3])+([.$B$2]*[.$B$3]))*[.BL$29]+[.BL49])/[.$H$29])*[.$H$29]" office:value-type="float" office:value="223650">
            <text:p>223650</text:p>
          </table:table-cell>
          <table:table-cell table:formula="of:=ROUNDUP((([.$B$2]-([.$H50]*[.$B$2]*[.$B$3])+([.$B$2]*[.$B$3]))*[.BM$29]+[.BM49])/[.$H$29])*[.$H$29]" office:value-type="float" office:value="227700">
            <text:p>227700</text:p>
          </table:table-cell>
          <table:table-cell table:formula="of:=ROUNDUP((([.$B$2]-([.$H50]*[.$B$2]*[.$B$3])+([.$B$2]*[.$B$3]))*[.BN$29]+[.BN49])/[.$H$29])*[.$H$29]" office:value-type="float" office:value="231675">
            <text:p>231675</text:p>
          </table:table-cell>
          <table:table-cell table:formula="of:=ROUNDUP((([.$B$2]-([.$H50]*[.$B$2]*[.$B$3])+([.$B$2]*[.$B$3]))*[.BO$29]+[.BO49])/[.$H$29])*[.$H$29]" office:value-type="float" office:value="235650">
            <text:p>235650</text:p>
          </table:table-cell>
          <table:table-cell table:formula="of:=ROUNDUP((([.$B$2]-([.$H50]*[.$B$2]*[.$B$3])+([.$B$2]*[.$B$3]))*[.BP$29]+[.BP49])/[.$H$29])*[.$H$29]" office:value-type="float" office:value="239600">
            <text:p>239600</text:p>
          </table:table-cell>
        </table:table-row>
        <table:table-row table:style-name="ro1">
          <table:table-cell table:number-columns-repeated="7"/>
          <table:table-cell office:value-type="float" office:value="22">
            <text:p>22</text:p>
          </table:table-cell>
          <table:table-cell table:style-name="Default" table:formula="of:=ROUNDUP((([.$B$2]-([.$H51]*[.$B$2]*[.$B$3])+([.$B$2]*[.$B$3]))*[.I$29]+[.I50])/[.$H$29])*[.$H$29]" office:value-type="float" office:value="4225">
            <text:p>4225</text:p>
          </table:table-cell>
          <table:table-cell table:style-name="Default" table:formula="of:=ROUNDUP((([.$B$2]-([.$H51]*[.$B$2]*[.$B$3])+([.$B$2]*[.$B$3]))*[.J$29]+[.J50])/[.$H$29])*[.$H$29]" office:value-type="float" office:value="8150">
            <text:p>8150</text:p>
          </table:table-cell>
          <table:table-cell table:style-name="Default" table:formula="of:=ROUNDUP((([.$B$2]-([.$H51]*[.$B$2]*[.$B$3])+([.$B$2]*[.$B$3]))*[.K$29]+[.K50])/[.$H$29])*[.$H$29]" office:value-type="float" office:value="12100">
            <text:p>12100</text:p>
          </table:table-cell>
          <table:table-cell table:style-name="Default" table:formula="of:=ROUNDUP((([.$B$2]-([.$H51]*[.$B$2]*[.$B$3])+([.$B$2]*[.$B$3]))*[.L$29]+[.L50])/[.$H$29])*[.$H$29]" office:value-type="float" office:value="16050">
            <text:p>16050</text:p>
          </table:table-cell>
          <table:table-cell table:style-name="Default" table:formula="of:=ROUNDUP((([.$B$2]-([.$H51]*[.$B$2]*[.$B$3])+([.$B$2]*[.$B$3]))*[.M$29]+[.M50])/[.$H$29])*[.$H$29]" office:value-type="float" office:value="19950">
            <text:p>19950</text:p>
          </table:table-cell>
          <table:table-cell table:style-name="Default" table:formula="of:=ROUNDUP((([.$B$2]-([.$H51]*[.$B$2]*[.$B$3])+([.$B$2]*[.$B$3]))*[.N$29]+[.N50])/[.$H$29])*[.$H$29]" office:value-type="float" office:value="23925">
            <text:p>23925</text:p>
          </table:table-cell>
          <table:table-cell table:style-name="Default" table:formula="of:=ROUNDUP((([.$B$2]-([.$H51]*[.$B$2]*[.$B$3])+([.$B$2]*[.$B$3]))*[.O$29]+[.O50])/[.$H$29])*[.$H$29]" office:value-type="float" office:value="27925">
            <text:p>27925</text:p>
          </table:table-cell>
          <table:table-cell table:style-name="Default" table:formula="of:=ROUNDUP((([.$B$2]-([.$H51]*[.$B$2]*[.$B$3])+([.$B$2]*[.$B$3]))*[.P$29]+[.P50])/[.$H$29])*[.$H$29]" office:value-type="float" office:value="31850">
            <text:p>31850</text:p>
          </table:table-cell>
          <table:table-cell table:style-name="Default" table:formula="of:=ROUNDUP((([.$B$2]-([.$H51]*[.$B$2]*[.$B$3])+([.$B$2]*[.$B$3]))*[.Q$29]+[.Q50])/[.$H$29])*[.$H$29]" office:value-type="float" office:value="35800">
            <text:p>35800</text:p>
          </table:table-cell>
          <table:table-cell table:formula="of:=ROUNDUP((([.$B$2]-([.$H51]*[.$B$2]*[.$B$3])+([.$B$2]*[.$B$3]))*[.R$29]+[.R50])/[.$H$29])*[.$H$29]" office:value-type="float" office:value="39700">
            <text:p>39700</text:p>
          </table:table-cell>
          <table:table-cell table:formula="of:=ROUNDUP((([.$B$2]-([.$H51]*[.$B$2]*[.$B$3])+([.$B$2]*[.$B$3]))*[.S$29]+[.S50])/[.$H$29])*[.$H$29]" office:value-type="float" office:value="43700">
            <text:p>43700</text:p>
          </table:table-cell>
          <table:table-cell table:formula="of:=ROUNDUP((([.$B$2]-([.$H51]*[.$B$2]*[.$B$3])+([.$B$2]*[.$B$3]))*[.T$29]+[.T50])/[.$H$29])*[.$H$29]" office:value-type="float" office:value="47625">
            <text:p>47625</text:p>
          </table:table-cell>
          <table:table-cell table:formula="of:=ROUNDUP((([.$B$2]-([.$H51]*[.$B$2]*[.$B$3])+([.$B$2]*[.$B$3]))*[.U$29]+[.U50])/[.$H$29])*[.$H$29]" office:value-type="float" office:value="51625">
            <text:p>51625</text:p>
          </table:table-cell>
          <table:table-cell table:formula="of:=ROUNDUP((([.$B$2]-([.$H51]*[.$B$2]*[.$B$3])+([.$B$2]*[.$B$3]))*[.V$29]+[.V50])/[.$H$29])*[.$H$29]" office:value-type="float" office:value="55550">
            <text:p>55550</text:p>
          </table:table-cell>
          <table:table-cell table:formula="of:=ROUNDUP((([.$B$2]-([.$H51]*[.$B$2]*[.$B$3])+([.$B$2]*[.$B$3]))*[.W$29]+[.W50])/[.$H$29])*[.$H$29]" office:value-type="float" office:value="59450">
            <text:p>59450</text:p>
          </table:table-cell>
          <table:table-cell table:formula="of:=ROUNDUP((([.$B$2]-([.$H51]*[.$B$2]*[.$B$3])+([.$B$2]*[.$B$3]))*[.X$29]+[.X50])/[.$H$29])*[.$H$29]" office:value-type="float" office:value="63450">
            <text:p>63450</text:p>
          </table:table-cell>
          <table:table-cell table:formula="of:=ROUNDUP((([.$B$2]-([.$H51]*[.$B$2]*[.$B$3])+([.$B$2]*[.$B$3]))*[.Y$29]+[.Y50])/[.$H$29])*[.$H$29]" office:value-type="float" office:value="67400">
            <text:p>67400</text:p>
          </table:table-cell>
          <table:table-cell table:formula="of:=ROUNDUP((([.$B$2]-([.$H51]*[.$B$2]*[.$B$3])+([.$B$2]*[.$B$3]))*[.Z$29]+[.Z50])/[.$H$29])*[.$H$29]" office:value-type="float" office:value="71325">
            <text:p>71325</text:p>
          </table:table-cell>
          <table:table-cell table:formula="of:=ROUNDUP((([.$B$2]-([.$H51]*[.$B$2]*[.$B$3])+([.$B$2]*[.$B$3]))*[.AA$29]+[.AA50])/[.$H$29])*[.$H$29]" office:value-type="float" office:value="75325">
            <text:p>75325</text:p>
          </table:table-cell>
          <table:table-cell table:formula="of:=ROUNDUP((([.$B$2]-([.$H51]*[.$B$2]*[.$B$3])+([.$B$2]*[.$B$3]))*[.AB$29]+[.AB50])/[.$H$29])*[.$H$29]" office:value-type="float" office:value="79200">
            <text:p>79200</text:p>
          </table:table-cell>
          <table:table-cell table:formula="of:=ROUNDUP((([.$B$2]-([.$H51]*[.$B$2]*[.$B$3])+([.$B$2]*[.$B$3]))*[.AC$29]+[.AC50])/[.$H$29])*[.$H$29]" office:value-type="float" office:value="83200">
            <text:p>83200</text:p>
          </table:table-cell>
          <table:table-cell table:formula="of:=ROUNDUP((([.$B$2]-([.$H51]*[.$B$2]*[.$B$3])+([.$B$2]*[.$B$3]))*[.AD$29]+[.AD50])/[.$H$29])*[.$H$29]" office:value-type="float" office:value="87150">
            <text:p>87150</text:p>
          </table:table-cell>
          <table:table-cell table:formula="of:=ROUNDUP((([.$B$2]-([.$H51]*[.$B$2]*[.$B$3])+([.$B$2]*[.$B$3]))*[.AE$29]+[.AE50])/[.$H$29])*[.$H$29]" office:value-type="float" office:value="91100">
            <text:p>91100</text:p>
          </table:table-cell>
          <table:table-cell table:formula="of:=ROUNDUP((([.$B$2]-([.$H51]*[.$B$2]*[.$B$3])+([.$B$2]*[.$B$3]))*[.AF$29]+[.AF50])/[.$H$29])*[.$H$29]" office:value-type="float" office:value="95025">
            <text:p>95025</text:p>
          </table:table-cell>
          <table:table-cell table:formula="of:=ROUNDUP((([.$B$2]-([.$H51]*[.$B$2]*[.$B$3])+([.$B$2]*[.$B$3]))*[.AG$29]+[.AG50])/[.$H$29])*[.$H$29]" office:value-type="float" office:value="98725">
            <text:p>98725</text:p>
          </table:table-cell>
          <table:table-cell table:formula="of:=ROUNDUP((([.$B$2]-([.$H51]*[.$B$2]*[.$B$3])+([.$B$2]*[.$B$3]))*[.AH$29]+[.AH50])/[.$H$29])*[.$H$29]" office:value-type="float" office:value="102950">
            <text:p>102950</text:p>
          </table:table-cell>
          <table:table-cell table:formula="of:=ROUNDUP((([.$B$2]-([.$H51]*[.$B$2]*[.$B$3])+([.$B$2]*[.$B$3]))*[.AI$29]+[.AI50])/[.$H$29])*[.$H$29]" office:value-type="float" office:value="106875">
            <text:p>106875</text:p>
          </table:table-cell>
          <table:table-cell table:formula="of:=ROUNDUP((([.$B$2]-([.$H51]*[.$B$2]*[.$B$3])+([.$B$2]*[.$B$3]))*[.AJ$29]+[.AJ50])/[.$H$29])*[.$H$29]" office:value-type="float" office:value="110825">
            <text:p>110825</text:p>
          </table:table-cell>
          <table:table-cell table:formula="of:=ROUNDUP((([.$B$2]-([.$H51]*[.$B$2]*[.$B$3])+([.$B$2]*[.$B$3]))*[.AK$29]+[.AK50])/[.$H$29])*[.$H$29]" office:value-type="float" office:value="114775">
            <text:p>114775</text:p>
          </table:table-cell>
          <table:table-cell table:formula="of:=ROUNDUP((([.$B$2]-([.$H51]*[.$B$2]*[.$B$3])+([.$B$2]*[.$B$3]))*[.AL$29]+[.AL50])/[.$H$29])*[.$H$29]" office:value-type="float" office:value="118675">
            <text:p>118675</text:p>
          </table:table-cell>
          <table:table-cell table:formula="of:=ROUNDUP((([.$B$2]-([.$H51]*[.$B$2]*[.$B$3])+([.$B$2]*[.$B$3]))*[.AM$29]+[.AM50])/[.$H$29])*[.$H$29]" office:value-type="float" office:value="122650">
            <text:p>122650</text:p>
          </table:table-cell>
          <table:table-cell table:formula="of:=ROUNDUP((([.$B$2]-([.$H51]*[.$B$2]*[.$B$3])+([.$B$2]*[.$B$3]))*[.AN$29]+[.AN50])/[.$H$29])*[.$H$29]" office:value-type="float" office:value="126650">
            <text:p>126650</text:p>
          </table:table-cell>
          <table:table-cell table:formula="of:=ROUNDUP((([.$B$2]-([.$H51]*[.$B$2]*[.$B$3])+([.$B$2]*[.$B$3]))*[.AO$29]+[.AO50])/[.$H$29])*[.$H$29]" office:value-type="float" office:value="130575">
            <text:p>130575</text:p>
          </table:table-cell>
          <table:table-cell table:formula="of:=ROUNDUP((([.$B$2]-([.$H51]*[.$B$2]*[.$B$3])+([.$B$2]*[.$B$3]))*[.AP$29]+[.AP50])/[.$H$29])*[.$H$29]" office:value-type="float" office:value="134525">
            <text:p>134525</text:p>
          </table:table-cell>
          <table:table-cell table:formula="of:=ROUNDUP((([.$B$2]-([.$H51]*[.$B$2]*[.$B$3])+([.$B$2]*[.$B$3]))*[.AQ$29]+[.AQ50])/[.$H$29])*[.$H$29]" office:value-type="float" office:value="138425">
            <text:p>138425</text:p>
          </table:table-cell>
          <table:table-cell table:formula="of:=ROUNDUP((([.$B$2]-([.$H51]*[.$B$2]*[.$B$3])+([.$B$2]*[.$B$3]))*[.AR$29]+[.AR50])/[.$H$29])*[.$H$29]" office:value-type="float" office:value="142425">
            <text:p>142425</text:p>
          </table:table-cell>
          <table:table-cell table:formula="of:=ROUNDUP((([.$B$2]-([.$H51]*[.$B$2]*[.$B$3])+([.$B$2]*[.$B$3]))*[.AS$29]+[.AS50])/[.$H$29])*[.$H$29]" office:value-type="float" office:value="146350">
            <text:p>146350</text:p>
          </table:table-cell>
          <table:table-cell table:formula="of:=ROUNDUP((([.$B$2]-([.$H51]*[.$B$2]*[.$B$3])+([.$B$2]*[.$B$3]))*[.AT$29]+[.AT50])/[.$H$29])*[.$H$29]" office:value-type="float" office:value="150350">
            <text:p>150350</text:p>
          </table:table-cell>
          <table:table-cell table:formula="of:=ROUNDUP((([.$B$2]-([.$H51]*[.$B$2]*[.$B$3])+([.$B$2]*[.$B$3]))*[.AU$29]+[.AU50])/[.$H$29])*[.$H$29]" office:value-type="float" office:value="154275">
            <text:p>154275</text:p>
          </table:table-cell>
          <table:table-cell table:formula="of:=ROUNDUP((([.$B$2]-([.$H51]*[.$B$2]*[.$B$3])+([.$B$2]*[.$B$3]))*[.AV$29]+[.AV50])/[.$H$29])*[.$H$29]" office:value-type="float" office:value="158175">
            <text:p>158175</text:p>
          </table:table-cell>
          <table:table-cell table:formula="of:=ROUNDUP((([.$B$2]-([.$H51]*[.$B$2]*[.$B$3])+([.$B$2]*[.$B$3]))*[.AW$29]+[.AW50])/[.$H$29])*[.$H$29]" office:value-type="float" office:value="162175">
            <text:p>162175</text:p>
          </table:table-cell>
          <table:table-cell table:formula="of:=ROUNDUP((([.$B$2]-([.$H51]*[.$B$2]*[.$B$3])+([.$B$2]*[.$B$3]))*[.AX$29]+[.AX50])/[.$H$29])*[.$H$29]" office:value-type="float" office:value="166125">
            <text:p>166125</text:p>
          </table:table-cell>
          <table:table-cell table:formula="of:=ROUNDUP((([.$B$2]-([.$H51]*[.$B$2]*[.$B$3])+([.$B$2]*[.$B$3]))*[.AY$29]+[.AY50])/[.$H$29])*[.$H$29]" office:value-type="float" office:value="170050">
            <text:p>170050</text:p>
          </table:table-cell>
          <table:table-cell table:formula="of:=ROUNDUP((([.$B$2]-([.$H51]*[.$B$2]*[.$B$3])+([.$B$2]*[.$B$3]))*[.AZ$29]+[.AZ50])/[.$H$29])*[.$H$29]" office:value-type="float" office:value="174050">
            <text:p>174050</text:p>
          </table:table-cell>
          <table:table-cell table:formula="of:=ROUNDUP((([.$B$2]-([.$H51]*[.$B$2]*[.$B$3])+([.$B$2]*[.$B$3]))*[.BA$29]+[.BA50])/[.$H$29])*[.$H$29]" office:value-type="float" office:value="177925">
            <text:p>177925</text:p>
          </table:table-cell>
          <table:table-cell table:formula="of:=ROUNDUP((([.$B$2]-([.$H51]*[.$B$2]*[.$B$3])+([.$B$2]*[.$B$3]))*[.BB$29]+[.BB50])/[.$H$29])*[.$H$29]" office:value-type="float" office:value="181925">
            <text:p>181925</text:p>
          </table:table-cell>
          <table:table-cell table:formula="of:=ROUNDUP((([.$B$2]-([.$H51]*[.$B$2]*[.$B$3])+([.$B$2]*[.$B$3]))*[.BC$29]+[.BC50])/[.$H$29])*[.$H$29]" office:value-type="float" office:value="185875">
            <text:p>185875</text:p>
          </table:table-cell>
          <table:table-cell table:formula="of:=ROUNDUP((([.$B$2]-([.$H51]*[.$B$2]*[.$B$3])+([.$B$2]*[.$B$3]))*[.BD$29]+[.BD50])/[.$H$29])*[.$H$29]" office:value-type="float" office:value="189825">
            <text:p>189825</text:p>
          </table:table-cell>
          <table:table-cell table:formula="of:=ROUNDUP((([.$B$2]-([.$H51]*[.$B$2]*[.$B$3])+([.$B$2]*[.$B$3]))*[.BE$29]+[.BE50])/[.$H$29])*[.$H$29]" office:value-type="float" office:value="193750">
            <text:p>193750</text:p>
          </table:table-cell>
          <table:table-cell table:formula="of:=ROUNDUP((([.$B$2]-([.$H51]*[.$B$2]*[.$B$3])+([.$B$2]*[.$B$3]))*[.BF$29]+[.BF50])/[.$H$29])*[.$H$29]" office:value-type="float" office:value="197450">
            <text:p>197450</text:p>
          </table:table-cell>
          <table:table-cell table:formula="of:=ROUNDUP((([.$B$2]-([.$H51]*[.$B$2]*[.$B$3])+([.$B$2]*[.$B$3]))*[.BG$29]+[.BG50])/[.$H$29])*[.$H$29]" office:value-type="float" office:value="201675">
            <text:p>201675</text:p>
          </table:table-cell>
          <table:table-cell table:formula="of:=ROUNDUP((([.$B$2]-([.$H51]*[.$B$2]*[.$B$3])+([.$B$2]*[.$B$3]))*[.BH$29]+[.BH50])/[.$H$29])*[.$H$29]" office:value-type="float" office:value="205600">
            <text:p>205600</text:p>
          </table:table-cell>
          <table:table-cell table:formula="of:=ROUNDUP((([.$B$2]-([.$H51]*[.$B$2]*[.$B$3])+([.$B$2]*[.$B$3]))*[.BI$29]+[.BI50])/[.$H$29])*[.$H$29]" office:value-type="float" office:value="209550">
            <text:p>209550</text:p>
          </table:table-cell>
          <table:table-cell table:formula="of:=ROUNDUP((([.$B$2]-([.$H51]*[.$B$2]*[.$B$3])+([.$B$2]*[.$B$3]))*[.BJ$29]+[.BJ50])/[.$H$29])*[.$H$29]" office:value-type="float" office:value="213500">
            <text:p>213500</text:p>
          </table:table-cell>
          <table:table-cell table:formula="of:=ROUNDUP((([.$B$2]-([.$H51]*[.$B$2]*[.$B$3])+([.$B$2]*[.$B$3]))*[.BK$29]+[.BK50])/[.$H$29])*[.$H$29]" office:value-type="float" office:value="217400">
            <text:p>217400</text:p>
          </table:table-cell>
          <table:table-cell table:formula="of:=ROUNDUP((([.$B$2]-([.$H51]*[.$B$2]*[.$B$3])+([.$B$2]*[.$B$3]))*[.BL$29]+[.BL50])/[.$H$29])*[.$H$29]" office:value-type="float" office:value="221375">
            <text:p>221375</text:p>
          </table:table-cell>
          <table:table-cell table:formula="of:=ROUNDUP((([.$B$2]-([.$H51]*[.$B$2]*[.$B$3])+([.$B$2]*[.$B$3]))*[.BM$29]+[.BM50])/[.$H$29])*[.$H$29]" office:value-type="float" office:value="225375">
            <text:p>225375</text:p>
          </table:table-cell>
          <table:table-cell table:formula="of:=ROUNDUP((([.$B$2]-([.$H51]*[.$B$2]*[.$B$3])+([.$B$2]*[.$B$3]))*[.BN$29]+[.BN50])/[.$H$29])*[.$H$29]" office:value-type="float" office:value="229300">
            <text:p>229300</text:p>
          </table:table-cell>
          <table:table-cell table:formula="of:=ROUNDUP((([.$B$2]-([.$H51]*[.$B$2]*[.$B$3])+([.$B$2]*[.$B$3]))*[.BO$29]+[.BO50])/[.$H$29])*[.$H$29]" office:value-type="float" office:value="233250">
            <text:p>233250</text:p>
          </table:table-cell>
          <table:table-cell table:formula="of:=ROUNDUP((([.$B$2]-([.$H51]*[.$B$2]*[.$B$3])+([.$B$2]*[.$B$3]))*[.BP$29]+[.BP50])/[.$H$29])*[.$H$29]" office:value-type="float" office:value="237150">
            <text:p>237150</text:p>
          </table:table-cell>
        </table:table-row>
        <table:table-row table:style-name="ro1">
          <table:table-cell table:number-columns-repeated="7"/>
          <table:table-cell office:value-type="float" office:value="23">
            <text:p>23</text:p>
          </table:table-cell>
          <table:table-cell table:style-name="Default" table:formula="of:=ROUNDUP((([.$B$2]-([.$H52]*[.$B$2]*[.$B$3])+([.$B$2]*[.$B$3]))*[.I$29]+[.I51])/[.$H$29])*[.$H$29]" office:value-type="float" office:value="4175">
            <text:p>4175</text:p>
          </table:table-cell>
          <table:table-cell table:style-name="Default" table:formula="of:=ROUNDUP((([.$B$2]-([.$H52]*[.$B$2]*[.$B$3])+([.$B$2]*[.$B$3]))*[.J$29]+[.J51])/[.$H$29])*[.$H$29]" office:value-type="float" office:value="8050">
            <text:p>8050</text:p>
          </table:table-cell>
          <table:table-cell table:style-name="Default" table:formula="of:=ROUNDUP((([.$B$2]-([.$H52]*[.$B$2]*[.$B$3])+([.$B$2]*[.$B$3]))*[.K$29]+[.K51])/[.$H$29])*[.$H$29]" office:value-type="float" office:value="11925">
            <text:p>11925</text:p>
          </table:table-cell>
          <table:table-cell table:style-name="Default" table:formula="of:=ROUNDUP((([.$B$2]-([.$H52]*[.$B$2]*[.$B$3])+([.$B$2]*[.$B$3]))*[.L$29]+[.L51])/[.$H$29])*[.$H$29]" office:value-type="float" office:value="15825">
            <text:p>15825</text:p>
          </table:table-cell>
          <table:table-cell table:style-name="Default" table:formula="of:=ROUNDUP((([.$B$2]-([.$H52]*[.$B$2]*[.$B$3])+([.$B$2]*[.$B$3]))*[.M$29]+[.M51])/[.$H$29])*[.$H$29]" office:value-type="float" office:value="19650">
            <text:p>19650</text:p>
          </table:table-cell>
          <table:table-cell table:style-name="Default" table:formula="of:=ROUNDUP((([.$B$2]-([.$H52]*[.$B$2]*[.$B$3])+([.$B$2]*[.$B$3]))*[.N$29]+[.N51])/[.$H$29])*[.$H$29]" office:value-type="float" office:value="23575">
            <text:p>23575</text:p>
          </table:table-cell>
          <table:table-cell table:style-name="Default" table:formula="of:=ROUNDUP((([.$B$2]-([.$H52]*[.$B$2]*[.$B$3])+([.$B$2]*[.$B$3]))*[.O$29]+[.O51])/[.$H$29])*[.$H$29]" office:value-type="float" office:value="27500">
            <text:p>27500</text:p>
          </table:table-cell>
          <table:table-cell table:style-name="Default" table:formula="of:=ROUNDUP((([.$B$2]-([.$H52]*[.$B$2]*[.$B$3])+([.$B$2]*[.$B$3]))*[.P$29]+[.P51])/[.$H$29])*[.$H$29]" office:value-type="float" office:value="31375">
            <text:p>31375</text:p>
          </table:table-cell>
          <table:table-cell table:style-name="Default" table:formula="of:=ROUNDUP((([.$B$2]-([.$H52]*[.$B$2]*[.$B$3])+([.$B$2]*[.$B$3]))*[.Q$29]+[.Q51])/[.$H$29])*[.$H$29]" office:value-type="float" office:value="35250">
            <text:p>35250</text:p>
          </table:table-cell>
          <table:table-cell table:formula="of:=ROUNDUP((([.$B$2]-([.$H52]*[.$B$2]*[.$B$3])+([.$B$2]*[.$B$3]))*[.R$29]+[.R51])/[.$H$29])*[.$H$29]" office:value-type="float" office:value="39100">
            <text:p>39100</text:p>
          </table:table-cell>
          <table:table-cell table:formula="of:=ROUNDUP((([.$B$2]-([.$H52]*[.$B$2]*[.$B$3])+([.$B$2]*[.$B$3]))*[.S$29]+[.S51])/[.$H$29])*[.$H$29]" office:value-type="float" office:value="43025">
            <text:p>43025</text:p>
          </table:table-cell>
          <table:table-cell table:formula="of:=ROUNDUP((([.$B$2]-([.$H52]*[.$B$2]*[.$B$3])+([.$B$2]*[.$B$3]))*[.T$29]+[.T51])/[.$H$29])*[.$H$29]" office:value-type="float" office:value="46900">
            <text:p>46900</text:p>
          </table:table-cell>
          <table:table-cell table:formula="of:=ROUNDUP((([.$B$2]-([.$H52]*[.$B$2]*[.$B$3])+([.$B$2]*[.$B$3]))*[.U$29]+[.U51])/[.$H$29])*[.$H$29]" office:value-type="float" office:value="50825">
            <text:p>50825</text:p>
          </table:table-cell>
          <table:table-cell table:formula="of:=ROUNDUP((([.$B$2]-([.$H52]*[.$B$2]*[.$B$3])+([.$B$2]*[.$B$3]))*[.V$29]+[.V51])/[.$H$29])*[.$H$29]" office:value-type="float" office:value="54700">
            <text:p>54700</text:p>
          </table:table-cell>
          <table:table-cell table:formula="of:=ROUNDUP((([.$B$2]-([.$H52]*[.$B$2]*[.$B$3])+([.$B$2]*[.$B$3]))*[.W$29]+[.W51])/[.$H$29])*[.$H$29]" office:value-type="float" office:value="58525">
            <text:p>58525</text:p>
          </table:table-cell>
          <table:table-cell table:formula="of:=ROUNDUP((([.$B$2]-([.$H52]*[.$B$2]*[.$B$3])+([.$B$2]*[.$B$3]))*[.X$29]+[.X51])/[.$H$29])*[.$H$29]" office:value-type="float" office:value="62475">
            <text:p>62475</text:p>
          </table:table-cell>
          <table:table-cell table:formula="of:=ROUNDUP((([.$B$2]-([.$H52]*[.$B$2]*[.$B$3])+([.$B$2]*[.$B$3]))*[.Y$29]+[.Y51])/[.$H$29])*[.$H$29]" office:value-type="float" office:value="66350">
            <text:p>66350</text:p>
          </table:table-cell>
          <table:table-cell table:formula="of:=ROUNDUP((([.$B$2]-([.$H52]*[.$B$2]*[.$B$3])+([.$B$2]*[.$B$3]))*[.Z$29]+[.Z51])/[.$H$29])*[.$H$29]" office:value-type="float" office:value="70225">
            <text:p>70225</text:p>
          </table:table-cell>
          <table:table-cell table:formula="of:=ROUNDUP((([.$B$2]-([.$H52]*[.$B$2]*[.$B$3])+([.$B$2]*[.$B$3]))*[.AA$29]+[.AA51])/[.$H$29])*[.$H$29]" office:value-type="float" office:value="74150">
            <text:p>74150</text:p>
          </table:table-cell>
          <table:table-cell table:formula="of:=ROUNDUP((([.$B$2]-([.$H52]*[.$B$2]*[.$B$3])+([.$B$2]*[.$B$3]))*[.AB$29]+[.AB51])/[.$H$29])*[.$H$29]" office:value-type="float" office:value="77975">
            <text:p>77975</text:p>
          </table:table-cell>
          <table:table-cell table:formula="of:=ROUNDUP((([.$B$2]-([.$H52]*[.$B$2]*[.$B$3])+([.$B$2]*[.$B$3]))*[.AC$29]+[.AC51])/[.$H$29])*[.$H$29]" office:value-type="float" office:value="81900">
            <text:p>81900</text:p>
          </table:table-cell>
          <table:table-cell table:formula="of:=ROUNDUP((([.$B$2]-([.$H52]*[.$B$2]*[.$B$3])+([.$B$2]*[.$B$3]))*[.AD$29]+[.AD51])/[.$H$29])*[.$H$29]" office:value-type="float" office:value="85800">
            <text:p>85800</text:p>
          </table:table-cell>
          <table:table-cell table:formula="of:=ROUNDUP((([.$B$2]-([.$H52]*[.$B$2]*[.$B$3])+([.$B$2]*[.$B$3]))*[.AE$29]+[.AE51])/[.$H$29])*[.$H$29]" office:value-type="float" office:value="89675">
            <text:p>89675</text:p>
          </table:table-cell>
          <table:table-cell table:formula="of:=ROUNDUP((([.$B$2]-([.$H52]*[.$B$2]*[.$B$3])+([.$B$2]*[.$B$3]))*[.AF$29]+[.AF51])/[.$H$29])*[.$H$29]" office:value-type="float" office:value="93550">
            <text:p>93550</text:p>
          </table:table-cell>
          <table:table-cell table:formula="of:=ROUNDUP((([.$B$2]-([.$H52]*[.$B$2]*[.$B$3])+([.$B$2]*[.$B$3]))*[.AG$29]+[.AG51])/[.$H$29])*[.$H$29]" office:value-type="float" office:value="97175">
            <text:p>97175</text:p>
          </table:table-cell>
          <table:table-cell table:formula="of:=ROUNDUP((([.$B$2]-([.$H52]*[.$B$2]*[.$B$3])+([.$B$2]*[.$B$3]))*[.AH$29]+[.AH51])/[.$H$29])*[.$H$29]" office:value-type="float" office:value="101350">
            <text:p>101350</text:p>
          </table:table-cell>
          <table:table-cell table:formula="of:=ROUNDUP((([.$B$2]-([.$H52]*[.$B$2]*[.$B$3])+([.$B$2]*[.$B$3]))*[.AI$29]+[.AI51])/[.$H$29])*[.$H$29]" office:value-type="float" office:value="105225">
            <text:p>105225</text:p>
          </table:table-cell>
          <table:table-cell table:formula="of:=ROUNDUP((([.$B$2]-([.$H52]*[.$B$2]*[.$B$3])+([.$B$2]*[.$B$3]))*[.AJ$29]+[.AJ51])/[.$H$29])*[.$H$29]" office:value-type="float" office:value="109100">
            <text:p>109100</text:p>
          </table:table-cell>
          <table:table-cell table:formula="of:=ROUNDUP((([.$B$2]-([.$H52]*[.$B$2]*[.$B$3])+([.$B$2]*[.$B$3]))*[.AK$29]+[.AK51])/[.$H$29])*[.$H$29]" office:value-type="float" office:value="113000">
            <text:p>113000</text:p>
          </table:table-cell>
          <table:table-cell table:formula="of:=ROUNDUP((([.$B$2]-([.$H52]*[.$B$2]*[.$B$3])+([.$B$2]*[.$B$3]))*[.AL$29]+[.AL51])/[.$H$29])*[.$H$29]" office:value-type="float" office:value="116825">
            <text:p>116825</text:p>
          </table:table-cell>
          <table:table-cell table:formula="of:=ROUNDUP((([.$B$2]-([.$H52]*[.$B$2]*[.$B$3])+([.$B$2]*[.$B$3]))*[.AM$29]+[.AM51])/[.$H$29])*[.$H$29]" office:value-type="float" office:value="120750">
            <text:p>120750</text:p>
          </table:table-cell>
          <table:table-cell table:formula="of:=ROUNDUP((([.$B$2]-([.$H52]*[.$B$2]*[.$B$3])+([.$B$2]*[.$B$3]))*[.AN$29]+[.AN51])/[.$H$29])*[.$H$29]" office:value-type="float" office:value="124675">
            <text:p>124675</text:p>
          </table:table-cell>
          <table:table-cell table:formula="of:=ROUNDUP((([.$B$2]-([.$H52]*[.$B$2]*[.$B$3])+([.$B$2]*[.$B$3]))*[.AO$29]+[.AO51])/[.$H$29])*[.$H$29]" office:value-type="float" office:value="128550">
            <text:p>128550</text:p>
          </table:table-cell>
          <table:table-cell table:formula="of:=ROUNDUP((([.$B$2]-([.$H52]*[.$B$2]*[.$B$3])+([.$B$2]*[.$B$3]))*[.AP$29]+[.AP51])/[.$H$29])*[.$H$29]" office:value-type="float" office:value="132425">
            <text:p>132425</text:p>
          </table:table-cell>
          <table:table-cell table:formula="of:=ROUNDUP((([.$B$2]-([.$H52]*[.$B$2]*[.$B$3])+([.$B$2]*[.$B$3]))*[.AQ$29]+[.AQ51])/[.$H$29])*[.$H$29]" office:value-type="float" office:value="136275">
            <text:p>136275</text:p>
          </table:table-cell>
          <table:table-cell table:formula="of:=ROUNDUP((([.$B$2]-([.$H52]*[.$B$2]*[.$B$3])+([.$B$2]*[.$B$3]))*[.AR$29]+[.AR51])/[.$H$29])*[.$H$29]" office:value-type="float" office:value="140200">
            <text:p>140200</text:p>
          </table:table-cell>
          <table:table-cell table:formula="of:=ROUNDUP((([.$B$2]-([.$H52]*[.$B$2]*[.$B$3])+([.$B$2]*[.$B$3]))*[.AS$29]+[.AS51])/[.$H$29])*[.$H$29]" office:value-type="float" office:value="144075">
            <text:p>144075</text:p>
          </table:table-cell>
          <table:table-cell table:formula="of:=ROUNDUP((([.$B$2]-([.$H52]*[.$B$2]*[.$B$3])+([.$B$2]*[.$B$3]))*[.AT$29]+[.AT51])/[.$H$29])*[.$H$29]" office:value-type="float" office:value="148000">
            <text:p>148000</text:p>
          </table:table-cell>
          <table:table-cell table:formula="of:=ROUNDUP((([.$B$2]-([.$H52]*[.$B$2]*[.$B$3])+([.$B$2]*[.$B$3]))*[.AU$29]+[.AU51])/[.$H$29])*[.$H$29]" office:value-type="float" office:value="151875">
            <text:p>151875</text:p>
          </table:table-cell>
          <table:table-cell table:formula="of:=ROUNDUP((([.$B$2]-([.$H52]*[.$B$2]*[.$B$3])+([.$B$2]*[.$B$3]))*[.AV$29]+[.AV51])/[.$H$29])*[.$H$29]" office:value-type="float" office:value="155700">
            <text:p>155700</text:p>
          </table:table-cell>
          <table:table-cell table:formula="of:=ROUNDUP((([.$B$2]-([.$H52]*[.$B$2]*[.$B$3])+([.$B$2]*[.$B$3]))*[.AW$29]+[.AW51])/[.$H$29])*[.$H$29]" office:value-type="float" office:value="159650">
            <text:p>159650</text:p>
          </table:table-cell>
          <table:table-cell table:formula="of:=ROUNDUP((([.$B$2]-([.$H52]*[.$B$2]*[.$B$3])+([.$B$2]*[.$B$3]))*[.AX$29]+[.AX51])/[.$H$29])*[.$H$29]" office:value-type="float" office:value="163525">
            <text:p>163525</text:p>
          </table:table-cell>
          <table:table-cell table:formula="of:=ROUNDUP((([.$B$2]-([.$H52]*[.$B$2]*[.$B$3])+([.$B$2]*[.$B$3]))*[.AY$29]+[.AY51])/[.$H$29])*[.$H$29]" office:value-type="float" office:value="167400">
            <text:p>167400</text:p>
          </table:table-cell>
          <table:table-cell table:formula="of:=ROUNDUP((([.$B$2]-([.$H52]*[.$B$2]*[.$B$3])+([.$B$2]*[.$B$3]))*[.AZ$29]+[.AZ51])/[.$H$29])*[.$H$29]" office:value-type="float" office:value="171325">
            <text:p>171325</text:p>
          </table:table-cell>
          <table:table-cell table:formula="of:=ROUNDUP((([.$B$2]-([.$H52]*[.$B$2]*[.$B$3])+([.$B$2]*[.$B$3]))*[.BA$29]+[.BA51])/[.$H$29])*[.$H$29]" office:value-type="float" office:value="175150">
            <text:p>175150</text:p>
          </table:table-cell>
          <table:table-cell table:formula="of:=ROUNDUP((([.$B$2]-([.$H52]*[.$B$2]*[.$B$3])+([.$B$2]*[.$B$3]))*[.BB$29]+[.BB51])/[.$H$29])*[.$H$29]" office:value-type="float" office:value="179075">
            <text:p>179075</text:p>
          </table:table-cell>
          <table:table-cell table:formula="of:=ROUNDUP((([.$B$2]-([.$H52]*[.$B$2]*[.$B$3])+([.$B$2]*[.$B$3]))*[.BC$29]+[.BC51])/[.$H$29])*[.$H$29]" office:value-type="float" office:value="182975">
            <text:p>182975</text:p>
          </table:table-cell>
          <table:table-cell table:formula="of:=ROUNDUP((([.$B$2]-([.$H52]*[.$B$2]*[.$B$3])+([.$B$2]*[.$B$3]))*[.BD$29]+[.BD51])/[.$H$29])*[.$H$29]" office:value-type="float" office:value="186850">
            <text:p>186850</text:p>
          </table:table-cell>
          <table:table-cell table:formula="of:=ROUNDUP((([.$B$2]-([.$H52]*[.$B$2]*[.$B$3])+([.$B$2]*[.$B$3]))*[.BE$29]+[.BE51])/[.$H$29])*[.$H$29]" office:value-type="float" office:value="190725">
            <text:p>190725</text:p>
          </table:table-cell>
          <table:table-cell table:formula="of:=ROUNDUP((([.$B$2]-([.$H52]*[.$B$2]*[.$B$3])+([.$B$2]*[.$B$3]))*[.BF$29]+[.BF51])/[.$H$29])*[.$H$29]" office:value-type="float" office:value="194350">
            <text:p>194350</text:p>
          </table:table-cell>
          <table:table-cell table:formula="of:=ROUNDUP((([.$B$2]-([.$H52]*[.$B$2]*[.$B$3])+([.$B$2]*[.$B$3]))*[.BG$29]+[.BG51])/[.$H$29])*[.$H$29]" office:value-type="float" office:value="198525">
            <text:p>198525</text:p>
          </table:table-cell>
          <table:table-cell table:formula="of:=ROUNDUP((([.$B$2]-([.$H52]*[.$B$2]*[.$B$3])+([.$B$2]*[.$B$3]))*[.BH$29]+[.BH51])/[.$H$29])*[.$H$29]" office:value-type="float" office:value="202400">
            <text:p>202400</text:p>
          </table:table-cell>
          <table:table-cell table:formula="of:=ROUNDUP((([.$B$2]-([.$H52]*[.$B$2]*[.$B$3])+([.$B$2]*[.$B$3]))*[.BI$29]+[.BI51])/[.$H$29])*[.$H$29]" office:value-type="float" office:value="206275">
            <text:p>206275</text:p>
          </table:table-cell>
          <table:table-cell table:formula="of:=ROUNDUP((([.$B$2]-([.$H52]*[.$B$2]*[.$B$3])+([.$B$2]*[.$B$3]))*[.BJ$29]+[.BJ51])/[.$H$29])*[.$H$29]" office:value-type="float" office:value="210175">
            <text:p>210175</text:p>
          </table:table-cell>
          <table:table-cell table:formula="of:=ROUNDUP((([.$B$2]-([.$H52]*[.$B$2]*[.$B$3])+([.$B$2]*[.$B$3]))*[.BK$29]+[.BK51])/[.$H$29])*[.$H$29]" office:value-type="float" office:value="214000">
            <text:p>214000</text:p>
          </table:table-cell>
          <table:table-cell table:formula="of:=ROUNDUP((([.$B$2]-([.$H52]*[.$B$2]*[.$B$3])+([.$B$2]*[.$B$3]))*[.BL$29]+[.BL51])/[.$H$29])*[.$H$29]" office:value-type="float" office:value="217925">
            <text:p>217925</text:p>
          </table:table-cell>
          <table:table-cell table:formula="of:=ROUNDUP((([.$B$2]-([.$H52]*[.$B$2]*[.$B$3])+([.$B$2]*[.$B$3]))*[.BM$29]+[.BM51])/[.$H$29])*[.$H$29]" office:value-type="float" office:value="221850">
            <text:p>221850</text:p>
          </table:table-cell>
          <table:table-cell table:formula="of:=ROUNDUP((([.$B$2]-([.$H52]*[.$B$2]*[.$B$3])+([.$B$2]*[.$B$3]))*[.BN$29]+[.BN51])/[.$H$29])*[.$H$29]" office:value-type="float" office:value="225725">
            <text:p>225725</text:p>
          </table:table-cell>
          <table:table-cell table:formula="of:=ROUNDUP((([.$B$2]-([.$H52]*[.$B$2]*[.$B$3])+([.$B$2]*[.$B$3]))*[.BO$29]+[.BO51])/[.$H$29])*[.$H$29]" office:value-type="float" office:value="229600">
            <text:p>229600</text:p>
          </table:table-cell>
          <table:table-cell table:formula="of:=ROUNDUP((([.$B$2]-([.$H52]*[.$B$2]*[.$B$3])+([.$B$2]*[.$B$3]))*[.BP$29]+[.BP51])/[.$H$29])*[.$H$29]" office:value-type="float" office:value="233450">
            <text:p>233450</text:p>
          </table:table-cell>
        </table:table-row>
        <table:table-row table:style-name="ro1">
          <table:table-cell table:number-columns-repeated="7"/>
          <table:table-cell office:value-type="float" office:value="24">
            <text:p>24</text:p>
          </table:table-cell>
          <table:table-cell table:style-name="Default" table:formula="of:=ROUNDUP((([.$B$2]-([.$H53]*[.$B$2]*[.$B$3])+([.$B$2]*[.$B$3]))*[.I$29]+[.I52])/[.$H$29])*[.$H$29]" office:value-type="float" office:value="4100">
            <text:p>4100</text:p>
          </table:table-cell>
          <table:table-cell table:style-name="Default" table:formula="of:=ROUNDUP((([.$B$2]-([.$H53]*[.$B$2]*[.$B$3])+([.$B$2]*[.$B$3]))*[.J$29]+[.J52])/[.$H$29])*[.$H$29]" office:value-type="float" office:value="7900">
            <text:p>7900</text:p>
          </table:table-cell>
          <table:table-cell table:style-name="Default" table:formula="of:=ROUNDUP((([.$B$2]-([.$H53]*[.$B$2]*[.$B$3])+([.$B$2]*[.$B$3]))*[.K$29]+[.K52])/[.$H$29])*[.$H$29]" office:value-type="float" office:value="11700">
            <text:p>11700</text:p>
          </table:table-cell>
          <table:table-cell table:style-name="Default" table:formula="of:=ROUNDUP((([.$B$2]-([.$H53]*[.$B$2]*[.$B$3])+([.$B$2]*[.$B$3]))*[.L$29]+[.L52])/[.$H$29])*[.$H$29]" office:value-type="float" office:value="15500">
            <text:p>15500</text:p>
          </table:table-cell>
          <table:table-cell table:style-name="Default" table:formula="of:=ROUNDUP((([.$B$2]-([.$H53]*[.$B$2]*[.$B$3])+([.$B$2]*[.$B$3]))*[.M$29]+[.M52])/[.$H$29])*[.$H$29]" office:value-type="float" office:value="19250">
            <text:p>19250</text:p>
          </table:table-cell>
          <table:table-cell table:style-name="Default" table:formula="of:=ROUNDUP((([.$B$2]-([.$H53]*[.$B$2]*[.$B$3])+([.$B$2]*[.$B$3]))*[.N$29]+[.N52])/[.$H$29])*[.$H$29]" office:value-type="float" office:value="23100">
            <text:p>23100</text:p>
          </table:table-cell>
          <table:table-cell table:style-name="Default" table:formula="of:=ROUNDUP((([.$B$2]-([.$H53]*[.$B$2]*[.$B$3])+([.$B$2]*[.$B$3]))*[.O$29]+[.O52])/[.$H$29])*[.$H$29]" office:value-type="float" office:value="26925">
            <text:p>26925</text:p>
          </table:table-cell>
          <table:table-cell table:style-name="Default" table:formula="of:=ROUNDUP((([.$B$2]-([.$H53]*[.$B$2]*[.$B$3])+([.$B$2]*[.$B$3]))*[.P$29]+[.P52])/[.$H$29])*[.$H$29]" office:value-type="float" office:value="30725">
            <text:p>30725</text:p>
          </table:table-cell>
          <table:table-cell table:style-name="Default" table:formula="of:=ROUNDUP((([.$B$2]-([.$H53]*[.$B$2]*[.$B$3])+([.$B$2]*[.$B$3]))*[.Q$29]+[.Q52])/[.$H$29])*[.$H$29]" office:value-type="float" office:value="34525">
            <text:p>34525</text:p>
          </table:table-cell>
          <table:table-cell table:formula="of:=ROUNDUP((([.$B$2]-([.$H53]*[.$B$2]*[.$B$3])+([.$B$2]*[.$B$3]))*[.R$29]+[.R52])/[.$H$29])*[.$H$29]" office:value-type="float" office:value="38275">
            <text:p>38275</text:p>
          </table:table-cell>
          <table:table-cell table:formula="of:=ROUNDUP((([.$B$2]-([.$H53]*[.$B$2]*[.$B$3])+([.$B$2]*[.$B$3]))*[.S$29]+[.S52])/[.$H$29])*[.$H$29]" office:value-type="float" office:value="42125">
            <text:p>42125</text:p>
          </table:table-cell>
          <table:table-cell table:formula="of:=ROUNDUP((([.$B$2]-([.$H53]*[.$B$2]*[.$B$3])+([.$B$2]*[.$B$3]))*[.T$29]+[.T52])/[.$H$29])*[.$H$29]" office:value-type="float" office:value="45925">
            <text:p>45925</text:p>
          </table:table-cell>
          <table:table-cell table:formula="of:=ROUNDUP((([.$B$2]-([.$H53]*[.$B$2]*[.$B$3])+([.$B$2]*[.$B$3]))*[.U$29]+[.U52])/[.$H$29])*[.$H$29]" office:value-type="float" office:value="49750">
            <text:p>49750</text:p>
          </table:table-cell>
          <table:table-cell table:formula="of:=ROUNDUP((([.$B$2]-([.$H53]*[.$B$2]*[.$B$3])+([.$B$2]*[.$B$3]))*[.V$29]+[.V52])/[.$H$29])*[.$H$29]" office:value-type="float" office:value="53550">
            <text:p>53550</text:p>
          </table:table-cell>
          <table:table-cell table:formula="of:=ROUNDUP((([.$B$2]-([.$H53]*[.$B$2]*[.$B$3])+([.$B$2]*[.$B$3]))*[.W$29]+[.W52])/[.$H$29])*[.$H$29]" office:value-type="float" office:value="57300">
            <text:p>57300</text:p>
          </table:table-cell>
          <table:table-cell table:formula="of:=ROUNDUP((([.$B$2]-([.$H53]*[.$B$2]*[.$B$3])+([.$B$2]*[.$B$3]))*[.X$29]+[.X52])/[.$H$29])*[.$H$29]" office:value-type="float" office:value="61150">
            <text:p>61150</text:p>
          </table:table-cell>
          <table:table-cell table:formula="of:=ROUNDUP((([.$B$2]-([.$H53]*[.$B$2]*[.$B$3])+([.$B$2]*[.$B$3]))*[.Y$29]+[.Y52])/[.$H$29])*[.$H$29]" office:value-type="float" office:value="64950">
            <text:p>64950</text:p>
          </table:table-cell>
          <table:table-cell table:formula="of:=ROUNDUP((([.$B$2]-([.$H53]*[.$B$2]*[.$B$3])+([.$B$2]*[.$B$3]))*[.Z$29]+[.Z52])/[.$H$29])*[.$H$29]" office:value-type="float" office:value="68750">
            <text:p>68750</text:p>
          </table:table-cell>
          <table:table-cell table:formula="of:=ROUNDUP((([.$B$2]-([.$H53]*[.$B$2]*[.$B$3])+([.$B$2]*[.$B$3]))*[.AA$29]+[.AA52])/[.$H$29])*[.$H$29]" office:value-type="float" office:value="72575">
            <text:p>72575</text:p>
          </table:table-cell>
          <table:table-cell table:formula="of:=ROUNDUP((([.$B$2]-([.$H53]*[.$B$2]*[.$B$3])+([.$B$2]*[.$B$3]))*[.AB$29]+[.AB52])/[.$H$29])*[.$H$29]" office:value-type="float" office:value="76325">
            <text:p>76325</text:p>
          </table:table-cell>
          <table:table-cell table:formula="of:=ROUNDUP((([.$B$2]-([.$H53]*[.$B$2]*[.$B$3])+([.$B$2]*[.$B$3]))*[.AC$29]+[.AC52])/[.$H$29])*[.$H$29]" office:value-type="float" office:value="80175">
            <text:p>80175</text:p>
          </table:table-cell>
          <table:table-cell table:formula="of:=ROUNDUP((([.$B$2]-([.$H53]*[.$B$2]*[.$B$3])+([.$B$2]*[.$B$3]))*[.AD$29]+[.AD52])/[.$H$29])*[.$H$29]" office:value-type="float" office:value="83975">
            <text:p>83975</text:p>
          </table:table-cell>
          <table:table-cell table:formula="of:=ROUNDUP((([.$B$2]-([.$H53]*[.$B$2]*[.$B$3])+([.$B$2]*[.$B$3]))*[.AE$29]+[.AE52])/[.$H$29])*[.$H$29]" office:value-type="float" office:value="87775">
            <text:p>87775</text:p>
          </table:table-cell>
          <table:table-cell table:formula="of:=ROUNDUP((([.$B$2]-([.$H53]*[.$B$2]*[.$B$3])+([.$B$2]*[.$B$3]))*[.AF$29]+[.AF52])/[.$H$29])*[.$H$29]" office:value-type="float" office:value="91575">
            <text:p>91575</text:p>
          </table:table-cell>
          <table:table-cell table:formula="of:=ROUNDUP((([.$B$2]-([.$H53]*[.$B$2]*[.$B$3])+([.$B$2]*[.$B$3]))*[.AG$29]+[.AG52])/[.$H$29])*[.$H$29]" office:value-type="float" office:value="95100">
            <text:p>95100</text:p>
          </table:table-cell>
          <table:table-cell table:formula="of:=ROUNDUP((([.$B$2]-([.$H53]*[.$B$2]*[.$B$3])+([.$B$2]*[.$B$3]))*[.AH$29]+[.AH52])/[.$H$29])*[.$H$29]" office:value-type="float" office:value="99200">
            <text:p>99200</text:p>
          </table:table-cell>
          <table:table-cell table:formula="of:=ROUNDUP((([.$B$2]-([.$H53]*[.$B$2]*[.$B$3])+([.$B$2]*[.$B$3]))*[.AI$29]+[.AI52])/[.$H$29])*[.$H$29]" office:value-type="float" office:value="103000">
            <text:p>103000</text:p>
          </table:table-cell>
          <table:table-cell table:formula="of:=ROUNDUP((([.$B$2]-([.$H53]*[.$B$2]*[.$B$3])+([.$B$2]*[.$B$3]))*[.AJ$29]+[.AJ52])/[.$H$29])*[.$H$29]" office:value-type="float" office:value="106800">
            <text:p>106800</text:p>
          </table:table-cell>
          <table:table-cell table:formula="of:=ROUNDUP((([.$B$2]-([.$H53]*[.$B$2]*[.$B$3])+([.$B$2]*[.$B$3]))*[.AK$29]+[.AK52])/[.$H$29])*[.$H$29]" office:value-type="float" office:value="110600">
            <text:p>110600</text:p>
          </table:table-cell>
          <table:table-cell table:formula="of:=ROUNDUP((([.$B$2]-([.$H53]*[.$B$2]*[.$B$3])+([.$B$2]*[.$B$3]))*[.AL$29]+[.AL52])/[.$H$29])*[.$H$29]" office:value-type="float" office:value="114350">
            <text:p>114350</text:p>
          </table:table-cell>
          <table:table-cell table:formula="of:=ROUNDUP((([.$B$2]-([.$H53]*[.$B$2]*[.$B$3])+([.$B$2]*[.$B$3]))*[.AM$29]+[.AM52])/[.$H$29])*[.$H$29]" office:value-type="float" office:value="118200">
            <text:p>118200</text:p>
          </table:table-cell>
          <table:table-cell table:formula="of:=ROUNDUP((([.$B$2]-([.$H53]*[.$B$2]*[.$B$3])+([.$B$2]*[.$B$3]))*[.AN$29]+[.AN52])/[.$H$29])*[.$H$29]" office:value-type="float" office:value="122025">
            <text:p>122025</text:p>
          </table:table-cell>
          <table:table-cell table:formula="of:=ROUNDUP((([.$B$2]-([.$H53]*[.$B$2]*[.$B$3])+([.$B$2]*[.$B$3]))*[.AO$29]+[.AO52])/[.$H$29])*[.$H$29]" office:value-type="float" office:value="125825">
            <text:p>125825</text:p>
          </table:table-cell>
          <table:table-cell table:formula="of:=ROUNDUP((([.$B$2]-([.$H53]*[.$B$2]*[.$B$3])+([.$B$2]*[.$B$3]))*[.AP$29]+[.AP52])/[.$H$29])*[.$H$29]" office:value-type="float" office:value="129625">
            <text:p>129625</text:p>
          </table:table-cell>
          <table:table-cell table:formula="of:=ROUNDUP((([.$B$2]-([.$H53]*[.$B$2]*[.$B$3])+([.$B$2]*[.$B$3]))*[.AQ$29]+[.AQ52])/[.$H$29])*[.$H$29]" office:value-type="float" office:value="133375">
            <text:p>133375</text:p>
          </table:table-cell>
          <table:table-cell table:formula="of:=ROUNDUP((([.$B$2]-([.$H53]*[.$B$2]*[.$B$3])+([.$B$2]*[.$B$3]))*[.AR$29]+[.AR52])/[.$H$29])*[.$H$29]" office:value-type="float" office:value="137225">
            <text:p>137225</text:p>
          </table:table-cell>
          <table:table-cell table:formula="of:=ROUNDUP((([.$B$2]-([.$H53]*[.$B$2]*[.$B$3])+([.$B$2]*[.$B$3]))*[.AS$29]+[.AS52])/[.$H$29])*[.$H$29]" office:value-type="float" office:value="141025">
            <text:p>141025</text:p>
          </table:table-cell>
          <table:table-cell table:formula="of:=ROUNDUP((([.$B$2]-([.$H53]*[.$B$2]*[.$B$3])+([.$B$2]*[.$B$3]))*[.AT$29]+[.AT52])/[.$H$29])*[.$H$29]" office:value-type="float" office:value="144850">
            <text:p>144850</text:p>
          </table:table-cell>
          <table:table-cell table:formula="of:=ROUNDUP((([.$B$2]-([.$H53]*[.$B$2]*[.$B$3])+([.$B$2]*[.$B$3]))*[.AU$29]+[.AU52])/[.$H$29])*[.$H$29]" office:value-type="float" office:value="148650">
            <text:p>148650</text:p>
          </table:table-cell>
          <table:table-cell table:formula="of:=ROUNDUP((([.$B$2]-([.$H53]*[.$B$2]*[.$B$3])+([.$B$2]*[.$B$3]))*[.AV$29]+[.AV52])/[.$H$29])*[.$H$29]" office:value-type="float" office:value="152400">
            <text:p>152400</text:p>
          </table:table-cell>
          <table:table-cell table:formula="of:=ROUNDUP((([.$B$2]-([.$H53]*[.$B$2]*[.$B$3])+([.$B$2]*[.$B$3]))*[.AW$29]+[.AW52])/[.$H$29])*[.$H$29]" office:value-type="float" office:value="156250">
            <text:p>156250</text:p>
          </table:table-cell>
          <table:table-cell table:formula="of:=ROUNDUP((([.$B$2]-([.$H53]*[.$B$2]*[.$B$3])+([.$B$2]*[.$B$3]))*[.AX$29]+[.AX52])/[.$H$29])*[.$H$29]" office:value-type="float" office:value="160050">
            <text:p>160050</text:p>
          </table:table-cell>
          <table:table-cell table:formula="of:=ROUNDUP((([.$B$2]-([.$H53]*[.$B$2]*[.$B$3])+([.$B$2]*[.$B$3]))*[.AY$29]+[.AY52])/[.$H$29])*[.$H$29]" office:value-type="float" office:value="163850">
            <text:p>163850</text:p>
          </table:table-cell>
          <table:table-cell table:formula="of:=ROUNDUP((([.$B$2]-([.$H53]*[.$B$2]*[.$B$3])+([.$B$2]*[.$B$3]))*[.AZ$29]+[.AZ52])/[.$H$29])*[.$H$29]" office:value-type="float" office:value="167675">
            <text:p>167675</text:p>
          </table:table-cell>
          <table:table-cell table:formula="of:=ROUNDUP((([.$B$2]-([.$H53]*[.$B$2]*[.$B$3])+([.$B$2]*[.$B$3]))*[.BA$29]+[.BA52])/[.$H$29])*[.$H$29]" office:value-type="float" office:value="171425">
            <text:p>171425</text:p>
          </table:table-cell>
          <table:table-cell table:formula="of:=ROUNDUP((([.$B$2]-([.$H53]*[.$B$2]*[.$B$3])+([.$B$2]*[.$B$3]))*[.BB$29]+[.BB52])/[.$H$29])*[.$H$29]" office:value-type="float" office:value="175275">
            <text:p>175275</text:p>
          </table:table-cell>
          <table:table-cell table:formula="of:=ROUNDUP((([.$B$2]-([.$H53]*[.$B$2]*[.$B$3])+([.$B$2]*[.$B$3]))*[.BC$29]+[.BC52])/[.$H$29])*[.$H$29]" office:value-type="float" office:value="179075">
            <text:p>179075</text:p>
          </table:table-cell>
          <table:table-cell table:formula="of:=ROUNDUP((([.$B$2]-([.$H53]*[.$B$2]*[.$B$3])+([.$B$2]*[.$B$3]))*[.BD$29]+[.BD52])/[.$H$29])*[.$H$29]" office:value-type="float" office:value="182875">
            <text:p>182875</text:p>
          </table:table-cell>
          <table:table-cell table:formula="of:=ROUNDUP((([.$B$2]-([.$H53]*[.$B$2]*[.$B$3])+([.$B$2]*[.$B$3]))*[.BE$29]+[.BE52])/[.$H$29])*[.$H$29]" office:value-type="float" office:value="186675">
            <text:p>186675</text:p>
          </table:table-cell>
          <table:table-cell table:formula="of:=ROUNDUP((([.$B$2]-([.$H53]*[.$B$2]*[.$B$3])+([.$B$2]*[.$B$3]))*[.BF$29]+[.BF52])/[.$H$29])*[.$H$29]" office:value-type="float" office:value="190200">
            <text:p>190200</text:p>
          </table:table-cell>
          <table:table-cell table:formula="of:=ROUNDUP((([.$B$2]-([.$H53]*[.$B$2]*[.$B$3])+([.$B$2]*[.$B$3]))*[.BG$29]+[.BG52])/[.$H$29])*[.$H$29]" office:value-type="float" office:value="194300">
            <text:p>194300</text:p>
          </table:table-cell>
          <table:table-cell table:formula="of:=ROUNDUP((([.$B$2]-([.$H53]*[.$B$2]*[.$B$3])+([.$B$2]*[.$B$3]))*[.BH$29]+[.BH52])/[.$H$29])*[.$H$29]" office:value-type="float" office:value="198100">
            <text:p>198100</text:p>
          </table:table-cell>
          <table:table-cell table:formula="of:=ROUNDUP((([.$B$2]-([.$H53]*[.$B$2]*[.$B$3])+([.$B$2]*[.$B$3]))*[.BI$29]+[.BI52])/[.$H$29])*[.$H$29]" office:value-type="float" office:value="201900">
            <text:p>201900</text:p>
          </table:table-cell>
          <table:table-cell table:formula="of:=ROUNDUP((([.$B$2]-([.$H53]*[.$B$2]*[.$B$3])+([.$B$2]*[.$B$3]))*[.BJ$29]+[.BJ52])/[.$H$29])*[.$H$29]" office:value-type="float" office:value="205700">
            <text:p>205700</text:p>
          </table:table-cell>
          <table:table-cell table:formula="of:=ROUNDUP((([.$B$2]-([.$H53]*[.$B$2]*[.$B$3])+([.$B$2]*[.$B$3]))*[.BK$29]+[.BK52])/[.$H$29])*[.$H$29]" office:value-type="float" office:value="209450">
            <text:p>209450</text:p>
          </table:table-cell>
          <table:table-cell table:formula="of:=ROUNDUP((([.$B$2]-([.$H53]*[.$B$2]*[.$B$3])+([.$B$2]*[.$B$3]))*[.BL$29]+[.BL52])/[.$H$29])*[.$H$29]" office:value-type="float" office:value="213300">
            <text:p>213300</text:p>
          </table:table-cell>
          <table:table-cell table:formula="of:=ROUNDUP((([.$B$2]-([.$H53]*[.$B$2]*[.$B$3])+([.$B$2]*[.$B$3]))*[.BM$29]+[.BM52])/[.$H$29])*[.$H$29]" office:value-type="float" office:value="217125">
            <text:p>217125</text:p>
          </table:table-cell>
          <table:table-cell table:formula="of:=ROUNDUP((([.$B$2]-([.$H53]*[.$B$2]*[.$B$3])+([.$B$2]*[.$B$3]))*[.BN$29]+[.BN52])/[.$H$29])*[.$H$29]" office:value-type="float" office:value="220925">
            <text:p>220925</text:p>
          </table:table-cell>
          <table:table-cell table:formula="of:=ROUNDUP((([.$B$2]-([.$H53]*[.$B$2]*[.$B$3])+([.$B$2]*[.$B$3]))*[.BO$29]+[.BO52])/[.$H$29])*[.$H$29]" office:value-type="float" office:value="224725">
            <text:p>224725</text:p>
          </table:table-cell>
          <table:table-cell table:formula="of:=ROUNDUP((([.$B$2]-([.$H53]*[.$B$2]*[.$B$3])+([.$B$2]*[.$B$3]))*[.BP$29]+[.BP52])/[.$H$29])*[.$H$29]" office:value-type="float" office:value="228475">
            <text:p>228475</text:p>
          </table:table-cell>
        </table:table-row>
        <table:table-row table:style-name="ro1">
          <table:table-cell table:number-columns-repeated="7"/>
          <table:table-cell office:value-type="float" office:value="25">
            <text:p>25</text:p>
          </table:table-cell>
          <table:table-cell table:style-name="Default" table:formula="of:=ROUNDUP((([.$B$2]-([.$H54]*[.$B$2]*[.$B$3])+([.$B$2]*[.$B$3]))*[.I$29]+[.I53])/[.$H$29])*[.$H$29]" office:value-type="float" office:value="4000">
            <text:p>4000</text:p>
          </table:table-cell>
          <table:table-cell table:style-name="Default" table:formula="of:=ROUNDUP((([.$B$2]-([.$H54]*[.$B$2]*[.$B$3])+([.$B$2]*[.$B$3]))*[.J$29]+[.J53])/[.$H$29])*[.$H$29]" office:value-type="float" office:value="7700">
            <text:p>7700</text:p>
          </table:table-cell>
          <table:table-cell table:style-name="Default" table:formula="of:=ROUNDUP((([.$B$2]-([.$H54]*[.$B$2]*[.$B$3])+([.$B$2]*[.$B$3]))*[.K$29]+[.K53])/[.$H$29])*[.$H$29]" office:value-type="float" office:value="11400">
            <text:p>11400</text:p>
          </table:table-cell>
          <table:table-cell table:style-name="Default" table:formula="of:=ROUNDUP((([.$B$2]-([.$H54]*[.$B$2]*[.$B$3])+([.$B$2]*[.$B$3]))*[.L$29]+[.L53])/[.$H$29])*[.$H$29]" office:value-type="float" office:value="15100">
            <text:p>15100</text:p>
          </table:table-cell>
          <table:table-cell table:style-name="Default" table:formula="of:=ROUNDUP((([.$B$2]-([.$H54]*[.$B$2]*[.$B$3])+([.$B$2]*[.$B$3]))*[.M$29]+[.M53])/[.$H$29])*[.$H$29]" office:value-type="float" office:value="18750">
            <text:p>18750</text:p>
          </table:table-cell>
          <table:table-cell table:style-name="Default" table:formula="of:=ROUNDUP((([.$B$2]-([.$H54]*[.$B$2]*[.$B$3])+([.$B$2]*[.$B$3]))*[.N$29]+[.N53])/[.$H$29])*[.$H$29]" office:value-type="float" office:value="22500">
            <text:p>22500</text:p>
          </table:table-cell>
          <table:table-cell table:style-name="Default" table:formula="of:=ROUNDUP((([.$B$2]-([.$H54]*[.$B$2]*[.$B$3])+([.$B$2]*[.$B$3]))*[.O$29]+[.O53])/[.$H$29])*[.$H$29]" office:value-type="float" office:value="26200">
            <text:p>26200</text:p>
          </table:table-cell>
          <table:table-cell table:style-name="Default" table:formula="of:=ROUNDUP((([.$B$2]-([.$H54]*[.$B$2]*[.$B$3])+([.$B$2]*[.$B$3]))*[.P$29]+[.P53])/[.$H$29])*[.$H$29]" office:value-type="float" office:value="29900">
            <text:p>29900</text:p>
          </table:table-cell>
          <table:table-cell table:style-name="Default" table:formula="of:=ROUNDUP((([.$B$2]-([.$H54]*[.$B$2]*[.$B$3])+([.$B$2]*[.$B$3]))*[.Q$29]+[.Q53])/[.$H$29])*[.$H$29]" office:value-type="float" office:value="33600">
            <text:p>33600</text:p>
          </table:table-cell>
          <table:table-cell table:formula="of:=ROUNDUP((([.$B$2]-([.$H54]*[.$B$2]*[.$B$3])+([.$B$2]*[.$B$3]))*[.R$29]+[.R53])/[.$H$29])*[.$H$29]" office:value-type="float" office:value="37250">
            <text:p>37250</text:p>
          </table:table-cell>
          <table:table-cell table:formula="of:=ROUNDUP((([.$B$2]-([.$H54]*[.$B$2]*[.$B$3])+([.$B$2]*[.$B$3]))*[.S$29]+[.S53])/[.$H$29])*[.$H$29]" office:value-type="float" office:value="41000">
            <text:p>41000</text:p>
          </table:table-cell>
          <table:table-cell table:formula="of:=ROUNDUP((([.$B$2]-([.$H54]*[.$B$2]*[.$B$3])+([.$B$2]*[.$B$3]))*[.T$29]+[.T53])/[.$H$29])*[.$H$29]" office:value-type="float" office:value="44700">
            <text:p>44700</text:p>
          </table:table-cell>
          <table:table-cell table:formula="of:=ROUNDUP((([.$B$2]-([.$H54]*[.$B$2]*[.$B$3])+([.$B$2]*[.$B$3]))*[.U$29]+[.U53])/[.$H$29])*[.$H$29]" office:value-type="float" office:value="48400">
            <text:p>48400</text:p>
          </table:table-cell>
          <table:table-cell table:formula="of:=ROUNDUP((([.$B$2]-([.$H54]*[.$B$2]*[.$B$3])+([.$B$2]*[.$B$3]))*[.V$29]+[.V53])/[.$H$29])*[.$H$29]" office:value-type="float" office:value="52100">
            <text:p>52100</text:p>
          </table:table-cell>
          <table:table-cell table:formula="of:=ROUNDUP((([.$B$2]-([.$H54]*[.$B$2]*[.$B$3])+([.$B$2]*[.$B$3]))*[.W$29]+[.W53])/[.$H$29])*[.$H$29]" office:value-type="float" office:value="55750">
            <text:p>55750</text:p>
          </table:table-cell>
          <table:table-cell table:formula="of:=ROUNDUP((([.$B$2]-([.$H54]*[.$B$2]*[.$B$3])+([.$B$2]*[.$B$3]))*[.X$29]+[.X53])/[.$H$29])*[.$H$29]" office:value-type="float" office:value="59500">
            <text:p>59500</text:p>
          </table:table-cell>
          <table:table-cell table:formula="of:=ROUNDUP((([.$B$2]-([.$H54]*[.$B$2]*[.$B$3])+([.$B$2]*[.$B$3]))*[.Y$29]+[.Y53])/[.$H$29])*[.$H$29]" office:value-type="float" office:value="63200">
            <text:p>63200</text:p>
          </table:table-cell>
          <table:table-cell table:formula="of:=ROUNDUP((([.$B$2]-([.$H54]*[.$B$2]*[.$B$3])+([.$B$2]*[.$B$3]))*[.Z$29]+[.Z53])/[.$H$29])*[.$H$29]" office:value-type="float" office:value="66900">
            <text:p>66900</text:p>
          </table:table-cell>
          <table:table-cell table:formula="of:=ROUNDUP((([.$B$2]-([.$H54]*[.$B$2]*[.$B$3])+([.$B$2]*[.$B$3]))*[.AA$29]+[.AA53])/[.$H$29])*[.$H$29]" office:value-type="float" office:value="70600">
            <text:p>70600</text:p>
          </table:table-cell>
          <table:table-cell table:formula="of:=ROUNDUP((([.$B$2]-([.$H54]*[.$B$2]*[.$B$3])+([.$B$2]*[.$B$3]))*[.AB$29]+[.AB53])/[.$H$29])*[.$H$29]" office:value-type="float" office:value="74250">
            <text:p>74250</text:p>
          </table:table-cell>
          <table:table-cell table:formula="of:=ROUNDUP((([.$B$2]-([.$H54]*[.$B$2]*[.$B$3])+([.$B$2]*[.$B$3]))*[.AC$29]+[.AC53])/[.$H$29])*[.$H$29]" office:value-type="float" office:value="78000">
            <text:p>78000</text:p>
          </table:table-cell>
          <table:table-cell table:formula="of:=ROUNDUP((([.$B$2]-([.$H54]*[.$B$2]*[.$B$3])+([.$B$2]*[.$B$3]))*[.AD$29]+[.AD53])/[.$H$29])*[.$H$29]" office:value-type="float" office:value="81700">
            <text:p>81700</text:p>
          </table:table-cell>
          <table:table-cell table:formula="of:=ROUNDUP((([.$B$2]-([.$H54]*[.$B$2]*[.$B$3])+([.$B$2]*[.$B$3]))*[.AE$29]+[.AE53])/[.$H$29])*[.$H$29]" office:value-type="float" office:value="85400">
            <text:p>85400</text:p>
          </table:table-cell>
          <table:table-cell table:formula="of:=ROUNDUP((([.$B$2]-([.$H54]*[.$B$2]*[.$B$3])+([.$B$2]*[.$B$3]))*[.AF$29]+[.AF53])/[.$H$29])*[.$H$29]" office:value-type="float" office:value="89100">
            <text:p>89100</text:p>
          </table:table-cell>
          <table:table-cell table:formula="of:=ROUNDUP((([.$B$2]-([.$H54]*[.$B$2]*[.$B$3])+([.$B$2]*[.$B$3]))*[.AG$29]+[.AG53])/[.$H$29])*[.$H$29]" office:value-type="float" office:value="92500">
            <text:p>92500</text:p>
          </table:table-cell>
          <table:table-cell table:formula="of:=ROUNDUP((([.$B$2]-([.$H54]*[.$B$2]*[.$B$3])+([.$B$2]*[.$B$3]))*[.AH$29]+[.AH53])/[.$H$29])*[.$H$29]" office:value-type="float" office:value="96500">
            <text:p>96500</text:p>
          </table:table-cell>
          <table:table-cell table:formula="of:=ROUNDUP((([.$B$2]-([.$H54]*[.$B$2]*[.$B$3])+([.$B$2]*[.$B$3]))*[.AI$29]+[.AI53])/[.$H$29])*[.$H$29]" office:value-type="float" office:value="100200">
            <text:p>100200</text:p>
          </table:table-cell>
          <table:table-cell table:formula="of:=ROUNDUP((([.$B$2]-([.$H54]*[.$B$2]*[.$B$3])+([.$B$2]*[.$B$3]))*[.AJ$29]+[.AJ53])/[.$H$29])*[.$H$29]" office:value-type="float" office:value="103900">
            <text:p>103900</text:p>
          </table:table-cell>
          <table:table-cell table:formula="of:=ROUNDUP((([.$B$2]-([.$H54]*[.$B$2]*[.$B$3])+([.$B$2]*[.$B$3]))*[.AK$29]+[.AK53])/[.$H$29])*[.$H$29]" office:value-type="float" office:value="107600">
            <text:p>107600</text:p>
          </table:table-cell>
          <table:table-cell table:formula="of:=ROUNDUP((([.$B$2]-([.$H54]*[.$B$2]*[.$B$3])+([.$B$2]*[.$B$3]))*[.AL$29]+[.AL53])/[.$H$29])*[.$H$29]" office:value-type="float" office:value="111250">
            <text:p>111250</text:p>
          </table:table-cell>
          <table:table-cell table:formula="of:=ROUNDUP((([.$B$2]-([.$H54]*[.$B$2]*[.$B$3])+([.$B$2]*[.$B$3]))*[.AM$29]+[.AM53])/[.$H$29])*[.$H$29]" office:value-type="float" office:value="115000">
            <text:p>115000</text:p>
          </table:table-cell>
          <table:table-cell table:formula="of:=ROUNDUP((([.$B$2]-([.$H54]*[.$B$2]*[.$B$3])+([.$B$2]*[.$B$3]))*[.AN$29]+[.AN53])/[.$H$29])*[.$H$29]" office:value-type="float" office:value="118700">
            <text:p>118700</text:p>
          </table:table-cell>
          <table:table-cell table:formula="of:=ROUNDUP((([.$B$2]-([.$H54]*[.$B$2]*[.$B$3])+([.$B$2]*[.$B$3]))*[.AO$29]+[.AO53])/[.$H$29])*[.$H$29]" office:value-type="float" office:value="122400">
            <text:p>122400</text:p>
          </table:table-cell>
          <table:table-cell table:formula="of:=ROUNDUP((([.$B$2]-([.$H54]*[.$B$2]*[.$B$3])+([.$B$2]*[.$B$3]))*[.AP$29]+[.AP53])/[.$H$29])*[.$H$29]" office:value-type="float" office:value="126100">
            <text:p>126100</text:p>
          </table:table-cell>
          <table:table-cell table:formula="of:=ROUNDUP((([.$B$2]-([.$H54]*[.$B$2]*[.$B$3])+([.$B$2]*[.$B$3]))*[.AQ$29]+[.AQ53])/[.$H$29])*[.$H$29]" office:value-type="float" office:value="129750">
            <text:p>129750</text:p>
          </table:table-cell>
          <table:table-cell table:formula="of:=ROUNDUP((([.$B$2]-([.$H54]*[.$B$2]*[.$B$3])+([.$B$2]*[.$B$3]))*[.AR$29]+[.AR53])/[.$H$29])*[.$H$29]" office:value-type="float" office:value="133500">
            <text:p>133500</text:p>
          </table:table-cell>
          <table:table-cell table:formula="of:=ROUNDUP((([.$B$2]-([.$H54]*[.$B$2]*[.$B$3])+([.$B$2]*[.$B$3]))*[.AS$29]+[.AS53])/[.$H$29])*[.$H$29]" office:value-type="float" office:value="137200">
            <text:p>137200</text:p>
          </table:table-cell>
          <table:table-cell table:formula="of:=ROUNDUP((([.$B$2]-([.$H54]*[.$B$2]*[.$B$3])+([.$B$2]*[.$B$3]))*[.AT$29]+[.AT53])/[.$H$29])*[.$H$29]" office:value-type="float" office:value="140900">
            <text:p>140900</text:p>
          </table:table-cell>
          <table:table-cell table:formula="of:=ROUNDUP((([.$B$2]-([.$H54]*[.$B$2]*[.$B$3])+([.$B$2]*[.$B$3]))*[.AU$29]+[.AU53])/[.$H$29])*[.$H$29]" office:value-type="float" office:value="144600">
            <text:p>144600</text:p>
          </table:table-cell>
          <table:table-cell table:formula="of:=ROUNDUP((([.$B$2]-([.$H54]*[.$B$2]*[.$B$3])+([.$B$2]*[.$B$3]))*[.AV$29]+[.AV53])/[.$H$29])*[.$H$29]" office:value-type="float" office:value="148250">
            <text:p>148250</text:p>
          </table:table-cell>
          <table:table-cell table:formula="of:=ROUNDUP((([.$B$2]-([.$H54]*[.$B$2]*[.$B$3])+([.$B$2]*[.$B$3]))*[.AW$29]+[.AW53])/[.$H$29])*[.$H$29]" office:value-type="float" office:value="152000">
            <text:p>152000</text:p>
          </table:table-cell>
          <table:table-cell table:formula="of:=ROUNDUP((([.$B$2]-([.$H54]*[.$B$2]*[.$B$3])+([.$B$2]*[.$B$3]))*[.AX$29]+[.AX53])/[.$H$29])*[.$H$29]" office:value-type="float" office:value="155700">
            <text:p>155700</text:p>
          </table:table-cell>
          <table:table-cell table:formula="of:=ROUNDUP((([.$B$2]-([.$H54]*[.$B$2]*[.$B$3])+([.$B$2]*[.$B$3]))*[.AY$29]+[.AY53])/[.$H$29])*[.$H$29]" office:value-type="float" office:value="159400">
            <text:p>159400</text:p>
          </table:table-cell>
          <table:table-cell table:formula="of:=ROUNDUP((([.$B$2]-([.$H54]*[.$B$2]*[.$B$3])+([.$B$2]*[.$B$3]))*[.AZ$29]+[.AZ53])/[.$H$29])*[.$H$29]" office:value-type="float" office:value="163100">
            <text:p>163100</text:p>
          </table:table-cell>
          <table:table-cell table:formula="of:=ROUNDUP((([.$B$2]-([.$H54]*[.$B$2]*[.$B$3])+([.$B$2]*[.$B$3]))*[.BA$29]+[.BA53])/[.$H$29])*[.$H$29]" office:value-type="float" office:value="166750">
            <text:p>166750</text:p>
          </table:table-cell>
          <table:table-cell table:formula="of:=ROUNDUP((([.$B$2]-([.$H54]*[.$B$2]*[.$B$3])+([.$B$2]*[.$B$3]))*[.BB$29]+[.BB53])/[.$H$29])*[.$H$29]" office:value-type="float" office:value="170500">
            <text:p>170500</text:p>
          </table:table-cell>
          <table:table-cell table:formula="of:=ROUNDUP((([.$B$2]-([.$H54]*[.$B$2]*[.$B$3])+([.$B$2]*[.$B$3]))*[.BC$29]+[.BC53])/[.$H$29])*[.$H$29]" office:value-type="float" office:value="174200">
            <text:p>174200</text:p>
          </table:table-cell>
          <table:table-cell table:formula="of:=ROUNDUP((([.$B$2]-([.$H54]*[.$B$2]*[.$B$3])+([.$B$2]*[.$B$3]))*[.BD$29]+[.BD53])/[.$H$29])*[.$H$29]" office:value-type="float" office:value="177900">
            <text:p>177900</text:p>
          </table:table-cell>
          <table:table-cell table:formula="of:=ROUNDUP((([.$B$2]-([.$H54]*[.$B$2]*[.$B$3])+([.$B$2]*[.$B$3]))*[.BE$29]+[.BE53])/[.$H$29])*[.$H$29]" office:value-type="float" office:value="181600">
            <text:p>181600</text:p>
          </table:table-cell>
          <table:table-cell table:formula="of:=ROUNDUP((([.$B$2]-([.$H54]*[.$B$2]*[.$B$3])+([.$B$2]*[.$B$3]))*[.BF$29]+[.BF53])/[.$H$29])*[.$H$29]" office:value-type="float" office:value="185000">
            <text:p>185000</text:p>
          </table:table-cell>
          <table:table-cell table:formula="of:=ROUNDUP((([.$B$2]-([.$H54]*[.$B$2]*[.$B$3])+([.$B$2]*[.$B$3]))*[.BG$29]+[.BG53])/[.$H$29])*[.$H$29]" office:value-type="float" office:value="189000">
            <text:p>189000</text:p>
          </table:table-cell>
          <table:table-cell table:formula="of:=ROUNDUP((([.$B$2]-([.$H54]*[.$B$2]*[.$B$3])+([.$B$2]*[.$B$3]))*[.BH$29]+[.BH53])/[.$H$29])*[.$H$29]" office:value-type="float" office:value="192700">
            <text:p>192700</text:p>
          </table:table-cell>
          <table:table-cell table:formula="of:=ROUNDUP((([.$B$2]-([.$H54]*[.$B$2]*[.$B$3])+([.$B$2]*[.$B$3]))*[.BI$29]+[.BI53])/[.$H$29])*[.$H$29]" office:value-type="float" office:value="196400">
            <text:p>196400</text:p>
          </table:table-cell>
          <table:table-cell table:formula="of:=ROUNDUP((([.$B$2]-([.$H54]*[.$B$2]*[.$B$3])+([.$B$2]*[.$B$3]))*[.BJ$29]+[.BJ53])/[.$H$29])*[.$H$29]" office:value-type="float" office:value="200100">
            <text:p>200100</text:p>
          </table:table-cell>
          <table:table-cell table:formula="of:=ROUNDUP((([.$B$2]-([.$H54]*[.$B$2]*[.$B$3])+([.$B$2]*[.$B$3]))*[.BK$29]+[.BK53])/[.$H$29])*[.$H$29]" office:value-type="float" office:value="203750">
            <text:p>203750</text:p>
          </table:table-cell>
          <table:table-cell table:formula="of:=ROUNDUP((([.$B$2]-([.$H54]*[.$B$2]*[.$B$3])+([.$B$2]*[.$B$3]))*[.BL$29]+[.BL53])/[.$H$29])*[.$H$29]" office:value-type="float" office:value="207500">
            <text:p>207500</text:p>
          </table:table-cell>
          <table:table-cell table:formula="of:=ROUNDUP((([.$B$2]-([.$H54]*[.$B$2]*[.$B$3])+([.$B$2]*[.$B$3]))*[.BM$29]+[.BM53])/[.$H$29])*[.$H$29]" office:value-type="float" office:value="211200">
            <text:p>211200</text:p>
          </table:table-cell>
          <table:table-cell table:formula="of:=ROUNDUP((([.$B$2]-([.$H54]*[.$B$2]*[.$B$3])+([.$B$2]*[.$B$3]))*[.BN$29]+[.BN53])/[.$H$29])*[.$H$29]" office:value-type="float" office:value="214900">
            <text:p>214900</text:p>
          </table:table-cell>
          <table:table-cell table:formula="of:=ROUNDUP((([.$B$2]-([.$H54]*[.$B$2]*[.$B$3])+([.$B$2]*[.$B$3]))*[.BO$29]+[.BO53])/[.$H$29])*[.$H$29]" office:value-type="float" office:value="218600">
            <text:p>218600</text:p>
          </table:table-cell>
          <table:table-cell table:formula="of:=ROUNDUP((([.$B$2]-([.$H54]*[.$B$2]*[.$B$3])+([.$B$2]*[.$B$3]))*[.BP$29]+[.BP53])/[.$H$29])*[.$H$29]" office:value-type="float" office:value="222250">
            <text:p>222250</text:p>
          </table:table-cell>
        </table:table-row>
        <table:table-row table:style-name="ro1">
          <table:table-cell table:number-columns-repeated="7"/>
          <table:table-cell office:value-type="float" office:value="26">
            <text:p>26</text:p>
          </table:table-cell>
          <table:table-cell table:style-name="Default" table:formula="of:=ROUNDUP((([.$B$2]-([.$H55]*[.$B$2]*[.$B$3])+([.$B$2]*[.$B$3]))*[.I$29]+[.I54])/[.$H$29])*[.$H$29]" office:value-type="float" office:value="3875">
            <text:p>3875</text:p>
          </table:table-cell>
          <table:table-cell table:style-name="Default" table:formula="of:=ROUNDUP((([.$B$2]-([.$H55]*[.$B$2]*[.$B$3])+([.$B$2]*[.$B$3]))*[.J$29]+[.J54])/[.$H$29])*[.$H$29]" office:value-type="float" office:value="7450">
            <text:p>7450</text:p>
          </table:table-cell>
          <table:table-cell table:style-name="Default" table:formula="of:=ROUNDUP((([.$B$2]-([.$H55]*[.$B$2]*[.$B$3])+([.$B$2]*[.$B$3]))*[.K$29]+[.K54])/[.$H$29])*[.$H$29]" office:value-type="float" office:value="11025">
            <text:p>11025</text:p>
          </table:table-cell>
          <table:table-cell table:style-name="Default" table:formula="of:=ROUNDUP((([.$B$2]-([.$H55]*[.$B$2]*[.$B$3])+([.$B$2]*[.$B$3]))*[.L$29]+[.L54])/[.$H$29])*[.$H$29]" office:value-type="float" office:value="14600">
            <text:p>14600</text:p>
          </table:table-cell>
          <table:table-cell table:style-name="Default" table:formula="of:=ROUNDUP((([.$B$2]-([.$H55]*[.$B$2]*[.$B$3])+([.$B$2]*[.$B$3]))*[.M$29]+[.M54])/[.$H$29])*[.$H$29]" office:value-type="float" office:value="18125">
            <text:p>18125</text:p>
          </table:table-cell>
          <table:table-cell table:style-name="Default" table:formula="of:=ROUNDUP((([.$B$2]-([.$H55]*[.$B$2]*[.$B$3])+([.$B$2]*[.$B$3]))*[.N$29]+[.N54])/[.$H$29])*[.$H$29]" office:value-type="float" office:value="21750">
            <text:p>21750</text:p>
          </table:table-cell>
          <table:table-cell table:style-name="Default" table:formula="of:=ROUNDUP((([.$B$2]-([.$H55]*[.$B$2]*[.$B$3])+([.$B$2]*[.$B$3]))*[.O$29]+[.O54])/[.$H$29])*[.$H$29]" office:value-type="float" office:value="25325">
            <text:p>25325</text:p>
          </table:table-cell>
          <table:table-cell table:style-name="Default" table:formula="of:=ROUNDUP((([.$B$2]-([.$H55]*[.$B$2]*[.$B$3])+([.$B$2]*[.$B$3]))*[.P$29]+[.P54])/[.$H$29])*[.$H$29]" office:value-type="float" office:value="28900">
            <text:p>28900</text:p>
          </table:table-cell>
          <table:table-cell table:style-name="Default" table:formula="of:=ROUNDUP((([.$B$2]-([.$H55]*[.$B$2]*[.$B$3])+([.$B$2]*[.$B$3]))*[.Q$29]+[.Q54])/[.$H$29])*[.$H$29]" office:value-type="float" office:value="32475">
            <text:p>32475</text:p>
          </table:table-cell>
          <table:table-cell table:formula="of:=ROUNDUP((([.$B$2]-([.$H55]*[.$B$2]*[.$B$3])+([.$B$2]*[.$B$3]))*[.R$29]+[.R54])/[.$H$29])*[.$H$29]" office:value-type="float" office:value="36000">
            <text:p>36000</text:p>
          </table:table-cell>
          <table:table-cell table:formula="of:=ROUNDUP((([.$B$2]-([.$H55]*[.$B$2]*[.$B$3])+([.$B$2]*[.$B$3]))*[.S$29]+[.S54])/[.$H$29])*[.$H$29]" office:value-type="float" office:value="39625">
            <text:p>39625</text:p>
          </table:table-cell>
          <table:table-cell table:formula="of:=ROUNDUP((([.$B$2]-([.$H55]*[.$B$2]*[.$B$3])+([.$B$2]*[.$B$3]))*[.T$29]+[.T54])/[.$H$29])*[.$H$29]" office:value-type="float" office:value="43200">
            <text:p>43200</text:p>
          </table:table-cell>
          <table:table-cell table:formula="of:=ROUNDUP((([.$B$2]-([.$H55]*[.$B$2]*[.$B$3])+([.$B$2]*[.$B$3]))*[.U$29]+[.U54])/[.$H$29])*[.$H$29]" office:value-type="float" office:value="46775">
            <text:p>46775</text:p>
          </table:table-cell>
          <table:table-cell table:formula="of:=ROUNDUP((([.$B$2]-([.$H55]*[.$B$2]*[.$B$3])+([.$B$2]*[.$B$3]))*[.V$29]+[.V54])/[.$H$29])*[.$H$29]" office:value-type="float" office:value="50350">
            <text:p>50350</text:p>
          </table:table-cell>
          <table:table-cell table:formula="of:=ROUNDUP((([.$B$2]-([.$H55]*[.$B$2]*[.$B$3])+([.$B$2]*[.$B$3]))*[.W$29]+[.W54])/[.$H$29])*[.$H$29]" office:value-type="float" office:value="53875">
            <text:p>53875</text:p>
          </table:table-cell>
          <table:table-cell table:formula="of:=ROUNDUP((([.$B$2]-([.$H55]*[.$B$2]*[.$B$3])+([.$B$2]*[.$B$3]))*[.X$29]+[.X54])/[.$H$29])*[.$H$29]" office:value-type="float" office:value="57500">
            <text:p>57500</text:p>
          </table:table-cell>
          <table:table-cell table:formula="of:=ROUNDUP((([.$B$2]-([.$H55]*[.$B$2]*[.$B$3])+([.$B$2]*[.$B$3]))*[.Y$29]+[.Y54])/[.$H$29])*[.$H$29]" office:value-type="float" office:value="61075">
            <text:p>61075</text:p>
          </table:table-cell>
          <table:table-cell table:formula="of:=ROUNDUP((([.$B$2]-([.$H55]*[.$B$2]*[.$B$3])+([.$B$2]*[.$B$3]))*[.Z$29]+[.Z54])/[.$H$29])*[.$H$29]" office:value-type="float" office:value="64650">
            <text:p>64650</text:p>
          </table:table-cell>
          <table:table-cell table:formula="of:=ROUNDUP((([.$B$2]-([.$H55]*[.$B$2]*[.$B$3])+([.$B$2]*[.$B$3]))*[.AA$29]+[.AA54])/[.$H$29])*[.$H$29]" office:value-type="float" office:value="68225">
            <text:p>68225</text:p>
          </table:table-cell>
          <table:table-cell table:formula="of:=ROUNDUP((([.$B$2]-([.$H55]*[.$B$2]*[.$B$3])+([.$B$2]*[.$B$3]))*[.AB$29]+[.AB54])/[.$H$29])*[.$H$29]" office:value-type="float" office:value="71750">
            <text:p>71750</text:p>
          </table:table-cell>
          <table:table-cell table:formula="of:=ROUNDUP((([.$B$2]-([.$H55]*[.$B$2]*[.$B$3])+([.$B$2]*[.$B$3]))*[.AC$29]+[.AC54])/[.$H$29])*[.$H$29]" office:value-type="float" office:value="75375">
            <text:p>75375</text:p>
          </table:table-cell>
          <table:table-cell table:formula="of:=ROUNDUP((([.$B$2]-([.$H55]*[.$B$2]*[.$B$3])+([.$B$2]*[.$B$3]))*[.AD$29]+[.AD54])/[.$H$29])*[.$H$29]" office:value-type="float" office:value="78950">
            <text:p>78950</text:p>
          </table:table-cell>
          <table:table-cell table:formula="of:=ROUNDUP((([.$B$2]-([.$H55]*[.$B$2]*[.$B$3])+([.$B$2]*[.$B$3]))*[.AE$29]+[.AE54])/[.$H$29])*[.$H$29]" office:value-type="float" office:value="82525">
            <text:p>82525</text:p>
          </table:table-cell>
          <table:table-cell table:formula="of:=ROUNDUP((([.$B$2]-([.$H55]*[.$B$2]*[.$B$3])+([.$B$2]*[.$B$3]))*[.AF$29]+[.AF54])/[.$H$29])*[.$H$29]" office:value-type="float" office:value="86100">
            <text:p>86100</text:p>
          </table:table-cell>
          <table:table-cell table:formula="of:=ROUNDUP((([.$B$2]-([.$H55]*[.$B$2]*[.$B$3])+([.$B$2]*[.$B$3]))*[.AG$29]+[.AG54])/[.$H$29])*[.$H$29]" office:value-type="float" office:value="89375">
            <text:p>89375</text:p>
          </table:table-cell>
          <table:table-cell table:formula="of:=ROUNDUP((([.$B$2]-([.$H55]*[.$B$2]*[.$B$3])+([.$B$2]*[.$B$3]))*[.AH$29]+[.AH54])/[.$H$29])*[.$H$29]" office:value-type="float" office:value="93250">
            <text:p>93250</text:p>
          </table:table-cell>
          <table:table-cell table:formula="of:=ROUNDUP((([.$B$2]-([.$H55]*[.$B$2]*[.$B$3])+([.$B$2]*[.$B$3]))*[.AI$29]+[.AI54])/[.$H$29])*[.$H$29]" office:value-type="float" office:value="96825">
            <text:p>96825</text:p>
          </table:table-cell>
          <table:table-cell table:formula="of:=ROUNDUP((([.$B$2]-([.$H55]*[.$B$2]*[.$B$3])+([.$B$2]*[.$B$3]))*[.AJ$29]+[.AJ54])/[.$H$29])*[.$H$29]" office:value-type="float" office:value="100400">
            <text:p>100400</text:p>
          </table:table-cell>
          <table:table-cell table:formula="of:=ROUNDUP((([.$B$2]-([.$H55]*[.$B$2]*[.$B$3])+([.$B$2]*[.$B$3]))*[.AK$29]+[.AK54])/[.$H$29])*[.$H$29]" office:value-type="float" office:value="103975">
            <text:p>103975</text:p>
          </table:table-cell>
          <table:table-cell table:formula="of:=ROUNDUP((([.$B$2]-([.$H55]*[.$B$2]*[.$B$3])+([.$B$2]*[.$B$3]))*[.AL$29]+[.AL54])/[.$H$29])*[.$H$29]" office:value-type="float" office:value="107500">
            <text:p>107500</text:p>
          </table:table-cell>
          <table:table-cell table:formula="of:=ROUNDUP((([.$B$2]-([.$H55]*[.$B$2]*[.$B$3])+([.$B$2]*[.$B$3]))*[.AM$29]+[.AM54])/[.$H$29])*[.$H$29]" office:value-type="float" office:value="111125">
            <text:p>111125</text:p>
          </table:table-cell>
          <table:table-cell table:formula="of:=ROUNDUP((([.$B$2]-([.$H55]*[.$B$2]*[.$B$3])+([.$B$2]*[.$B$3]))*[.AN$29]+[.AN54])/[.$H$29])*[.$H$29]" office:value-type="float" office:value="114700">
            <text:p>114700</text:p>
          </table:table-cell>
          <table:table-cell table:formula="of:=ROUNDUP((([.$B$2]-([.$H55]*[.$B$2]*[.$B$3])+([.$B$2]*[.$B$3]))*[.AO$29]+[.AO54])/[.$H$29])*[.$H$29]" office:value-type="float" office:value="118275">
            <text:p>118275</text:p>
          </table:table-cell>
          <table:table-cell table:formula="of:=ROUNDUP((([.$B$2]-([.$H55]*[.$B$2]*[.$B$3])+([.$B$2]*[.$B$3]))*[.AP$29]+[.AP54])/[.$H$29])*[.$H$29]" office:value-type="float" office:value="121850">
            <text:p>121850</text:p>
          </table:table-cell>
          <table:table-cell table:formula="of:=ROUNDUP((([.$B$2]-([.$H55]*[.$B$2]*[.$B$3])+([.$B$2]*[.$B$3]))*[.AQ$29]+[.AQ54])/[.$H$29])*[.$H$29]" office:value-type="float" office:value="125375">
            <text:p>125375</text:p>
          </table:table-cell>
          <table:table-cell table:formula="of:=ROUNDUP((([.$B$2]-([.$H55]*[.$B$2]*[.$B$3])+([.$B$2]*[.$B$3]))*[.AR$29]+[.AR54])/[.$H$29])*[.$H$29]" office:value-type="float" office:value="129000">
            <text:p>129000</text:p>
          </table:table-cell>
          <table:table-cell table:formula="of:=ROUNDUP((([.$B$2]-([.$H55]*[.$B$2]*[.$B$3])+([.$B$2]*[.$B$3]))*[.AS$29]+[.AS54])/[.$H$29])*[.$H$29]" office:value-type="float" office:value="132575">
            <text:p>132575</text:p>
          </table:table-cell>
          <table:table-cell table:formula="of:=ROUNDUP((([.$B$2]-([.$H55]*[.$B$2]*[.$B$3])+([.$B$2]*[.$B$3]))*[.AT$29]+[.AT54])/[.$H$29])*[.$H$29]" office:value-type="float" office:value="136150">
            <text:p>136150</text:p>
          </table:table-cell>
          <table:table-cell table:formula="of:=ROUNDUP((([.$B$2]-([.$H55]*[.$B$2]*[.$B$3])+([.$B$2]*[.$B$3]))*[.AU$29]+[.AU54])/[.$H$29])*[.$H$29]" office:value-type="float" office:value="139725">
            <text:p>139725</text:p>
          </table:table-cell>
          <table:table-cell table:formula="of:=ROUNDUP((([.$B$2]-([.$H55]*[.$B$2]*[.$B$3])+([.$B$2]*[.$B$3]))*[.AV$29]+[.AV54])/[.$H$29])*[.$H$29]" office:value-type="float" office:value="143250">
            <text:p>143250</text:p>
          </table:table-cell>
          <table:table-cell table:formula="of:=ROUNDUP((([.$B$2]-([.$H55]*[.$B$2]*[.$B$3])+([.$B$2]*[.$B$3]))*[.AW$29]+[.AW54])/[.$H$29])*[.$H$29]" office:value-type="float" office:value="146875">
            <text:p>146875</text:p>
          </table:table-cell>
          <table:table-cell table:formula="of:=ROUNDUP((([.$B$2]-([.$H55]*[.$B$2]*[.$B$3])+([.$B$2]*[.$B$3]))*[.AX$29]+[.AX54])/[.$H$29])*[.$H$29]" office:value-type="float" office:value="150450">
            <text:p>150450</text:p>
          </table:table-cell>
          <table:table-cell table:formula="of:=ROUNDUP((([.$B$2]-([.$H55]*[.$B$2]*[.$B$3])+([.$B$2]*[.$B$3]))*[.AY$29]+[.AY54])/[.$H$29])*[.$H$29]" office:value-type="float" office:value="154025">
            <text:p>154025</text:p>
          </table:table-cell>
          <table:table-cell table:formula="of:=ROUNDUP((([.$B$2]-([.$H55]*[.$B$2]*[.$B$3])+([.$B$2]*[.$B$3]))*[.AZ$29]+[.AZ54])/[.$H$29])*[.$H$29]" office:value-type="float" office:value="157600">
            <text:p>157600</text:p>
          </table:table-cell>
          <table:table-cell table:formula="of:=ROUNDUP((([.$B$2]-([.$H55]*[.$B$2]*[.$B$3])+([.$B$2]*[.$B$3]))*[.BA$29]+[.BA54])/[.$H$29])*[.$H$29]" office:value-type="float" office:value="161125">
            <text:p>161125</text:p>
          </table:table-cell>
          <table:table-cell table:formula="of:=ROUNDUP((([.$B$2]-([.$H55]*[.$B$2]*[.$B$3])+([.$B$2]*[.$B$3]))*[.BB$29]+[.BB54])/[.$H$29])*[.$H$29]" office:value-type="float" office:value="164750">
            <text:p>164750</text:p>
          </table:table-cell>
          <table:table-cell table:formula="of:=ROUNDUP((([.$B$2]-([.$H55]*[.$B$2]*[.$B$3])+([.$B$2]*[.$B$3]))*[.BC$29]+[.BC54])/[.$H$29])*[.$H$29]" office:value-type="float" office:value="168325">
            <text:p>168325</text:p>
          </table:table-cell>
          <table:table-cell table:formula="of:=ROUNDUP((([.$B$2]-([.$H55]*[.$B$2]*[.$B$3])+([.$B$2]*[.$B$3]))*[.BD$29]+[.BD54])/[.$H$29])*[.$H$29]" office:value-type="float" office:value="171900">
            <text:p>171900</text:p>
          </table:table-cell>
          <table:table-cell table:formula="of:=ROUNDUP((([.$B$2]-([.$H55]*[.$B$2]*[.$B$3])+([.$B$2]*[.$B$3]))*[.BE$29]+[.BE54])/[.$H$29])*[.$H$29]" office:value-type="float" office:value="175475">
            <text:p>175475</text:p>
          </table:table-cell>
          <table:table-cell table:formula="of:=ROUNDUP((([.$B$2]-([.$H55]*[.$B$2]*[.$B$3])+([.$B$2]*[.$B$3]))*[.BF$29]+[.BF54])/[.$H$29])*[.$H$29]" office:value-type="float" office:value="178750">
            <text:p>178750</text:p>
          </table:table-cell>
          <table:table-cell table:formula="of:=ROUNDUP((([.$B$2]-([.$H55]*[.$B$2]*[.$B$3])+([.$B$2]*[.$B$3]))*[.BG$29]+[.BG54])/[.$H$29])*[.$H$29]" office:value-type="float" office:value="182625">
            <text:p>182625</text:p>
          </table:table-cell>
          <table:table-cell table:formula="of:=ROUNDUP((([.$B$2]-([.$H55]*[.$B$2]*[.$B$3])+([.$B$2]*[.$B$3]))*[.BH$29]+[.BH54])/[.$H$29])*[.$H$29]" office:value-type="float" office:value="186200">
            <text:p>186200</text:p>
          </table:table-cell>
          <table:table-cell table:formula="of:=ROUNDUP((([.$B$2]-([.$H55]*[.$B$2]*[.$B$3])+([.$B$2]*[.$B$3]))*[.BI$29]+[.BI54])/[.$H$29])*[.$H$29]" office:value-type="float" office:value="189775">
            <text:p>189775</text:p>
          </table:table-cell>
          <table:table-cell table:formula="of:=ROUNDUP((([.$B$2]-([.$H55]*[.$B$2]*[.$B$3])+([.$B$2]*[.$B$3]))*[.BJ$29]+[.BJ54])/[.$H$29])*[.$H$29]" office:value-type="float" office:value="193350">
            <text:p>193350</text:p>
          </table:table-cell>
          <table:table-cell table:formula="of:=ROUNDUP((([.$B$2]-([.$H55]*[.$B$2]*[.$B$3])+([.$B$2]*[.$B$3]))*[.BK$29]+[.BK54])/[.$H$29])*[.$H$29]" office:value-type="float" office:value="196875">
            <text:p>196875</text:p>
          </table:table-cell>
          <table:table-cell table:formula="of:=ROUNDUP((([.$B$2]-([.$H55]*[.$B$2]*[.$B$3])+([.$B$2]*[.$B$3]))*[.BL$29]+[.BL54])/[.$H$29])*[.$H$29]" office:value-type="float" office:value="200500">
            <text:p>200500</text:p>
          </table:table-cell>
          <table:table-cell table:formula="of:=ROUNDUP((([.$B$2]-([.$H55]*[.$B$2]*[.$B$3])+([.$B$2]*[.$B$3]))*[.BM$29]+[.BM54])/[.$H$29])*[.$H$29]" office:value-type="float" office:value="204075">
            <text:p>204075</text:p>
          </table:table-cell>
          <table:table-cell table:formula="of:=ROUNDUP((([.$B$2]-([.$H55]*[.$B$2]*[.$B$3])+([.$B$2]*[.$B$3]))*[.BN$29]+[.BN54])/[.$H$29])*[.$H$29]" office:value-type="float" office:value="207650">
            <text:p>207650</text:p>
          </table:table-cell>
          <table:table-cell table:formula="of:=ROUNDUP((([.$B$2]-([.$H55]*[.$B$2]*[.$B$3])+([.$B$2]*[.$B$3]))*[.BO$29]+[.BO54])/[.$H$29])*[.$H$29]" office:value-type="float" office:value="211225">
            <text:p>211225</text:p>
          </table:table-cell>
          <table:table-cell table:formula="of:=ROUNDUP((([.$B$2]-([.$H55]*[.$B$2]*[.$B$3])+([.$B$2]*[.$B$3]))*[.BP$29]+[.BP54])/[.$H$29])*[.$H$29]" office:value-type="float" office:value="214750">
            <text:p>214750</text:p>
          </table:table-cell>
        </table:table-row>
        <table:table-row table:style-name="ro1">
          <table:table-cell table:number-columns-repeated="7"/>
          <table:table-cell office:value-type="float" office:value="27">
            <text:p>27</text:p>
          </table:table-cell>
          <table:table-cell table:style-name="Default" table:formula="of:=ROUNDUP((([.$B$2]-([.$H56]*[.$B$2]*[.$B$3])+([.$B$2]*[.$B$3]))*[.I$29]+[.I55])/[.$H$29])*[.$H$29]" office:value-type="float" office:value="3750">
            <text:p>3750</text:p>
          </table:table-cell>
          <table:table-cell table:style-name="Default" table:formula="of:=ROUNDUP((([.$B$2]-([.$H56]*[.$B$2]*[.$B$3])+([.$B$2]*[.$B$3]))*[.J$29]+[.J55])/[.$H$29])*[.$H$29]" office:value-type="float" office:value="7175">
            <text:p>7175</text:p>
          </table:table-cell>
          <table:table-cell table:style-name="Default" table:formula="of:=ROUNDUP((([.$B$2]-([.$H56]*[.$B$2]*[.$B$3])+([.$B$2]*[.$B$3]))*[.K$29]+[.K55])/[.$H$29])*[.$H$29]" office:value-type="float" office:value="10600">
            <text:p>10600</text:p>
          </table:table-cell>
          <table:table-cell table:style-name="Default" table:formula="of:=ROUNDUP((([.$B$2]-([.$H56]*[.$B$2]*[.$B$3])+([.$B$2]*[.$B$3]))*[.L$29]+[.L55])/[.$H$29])*[.$H$29]" office:value-type="float" office:value="14025">
            <text:p>14025</text:p>
          </table:table-cell>
          <table:table-cell table:style-name="Default" table:formula="of:=ROUNDUP((([.$B$2]-([.$H56]*[.$B$2]*[.$B$3])+([.$B$2]*[.$B$3]))*[.M$29]+[.M55])/[.$H$29])*[.$H$29]" office:value-type="float" office:value="17400">
            <text:p>17400</text:p>
          </table:table-cell>
          <table:table-cell table:style-name="Default" table:formula="of:=ROUNDUP((([.$B$2]-([.$H56]*[.$B$2]*[.$B$3])+([.$B$2]*[.$B$3]))*[.N$29]+[.N55])/[.$H$29])*[.$H$29]" office:value-type="float" office:value="20875">
            <text:p>20875</text:p>
          </table:table-cell>
          <table:table-cell table:style-name="Default" table:formula="of:=ROUNDUP((([.$B$2]-([.$H56]*[.$B$2]*[.$B$3])+([.$B$2]*[.$B$3]))*[.O$29]+[.O55])/[.$H$29])*[.$H$29]" office:value-type="float" office:value="24325">
            <text:p>24325</text:p>
          </table:table-cell>
          <table:table-cell table:style-name="Default" table:formula="of:=ROUNDUP((([.$B$2]-([.$H56]*[.$B$2]*[.$B$3])+([.$B$2]*[.$B$3]))*[.P$29]+[.P55])/[.$H$29])*[.$H$29]" office:value-type="float" office:value="27750">
            <text:p>27750</text:p>
          </table:table-cell>
          <table:table-cell table:style-name="Default" table:formula="of:=ROUNDUP((([.$B$2]-([.$H56]*[.$B$2]*[.$B$3])+([.$B$2]*[.$B$3]))*[.Q$29]+[.Q55])/[.$H$29])*[.$H$29]" office:value-type="float" office:value="31175">
            <text:p>31175</text:p>
          </table:table-cell>
          <table:table-cell table:formula="of:=ROUNDUP((([.$B$2]-([.$H56]*[.$B$2]*[.$B$3])+([.$B$2]*[.$B$3]))*[.R$29]+[.R55])/[.$H$29])*[.$H$29]" office:value-type="float" office:value="34550">
            <text:p>34550</text:p>
          </table:table-cell>
          <table:table-cell table:formula="of:=ROUNDUP((([.$B$2]-([.$H56]*[.$B$2]*[.$B$3])+([.$B$2]*[.$B$3]))*[.S$29]+[.S55])/[.$H$29])*[.$H$29]" office:value-type="float" office:value="38025">
            <text:p>38025</text:p>
          </table:table-cell>
          <table:table-cell table:formula="of:=ROUNDUP((([.$B$2]-([.$H56]*[.$B$2]*[.$B$3])+([.$B$2]*[.$B$3]))*[.T$29]+[.T55])/[.$H$29])*[.$H$29]" office:value-type="float" office:value="41450">
            <text:p>41450</text:p>
          </table:table-cell>
          <table:table-cell table:formula="of:=ROUNDUP((([.$B$2]-([.$H56]*[.$B$2]*[.$B$3])+([.$B$2]*[.$B$3]))*[.U$29]+[.U55])/[.$H$29])*[.$H$29]" office:value-type="float" office:value="44900">
            <text:p>44900</text:p>
          </table:table-cell>
          <table:table-cell table:formula="of:=ROUNDUP((([.$B$2]-([.$H56]*[.$B$2]*[.$B$3])+([.$B$2]*[.$B$3]))*[.V$29]+[.V55])/[.$H$29])*[.$H$29]" office:value-type="float" office:value="48325">
            <text:p>48325</text:p>
          </table:table-cell>
          <table:table-cell table:formula="of:=ROUNDUP((([.$B$2]-([.$H56]*[.$B$2]*[.$B$3])+([.$B$2]*[.$B$3]))*[.W$29]+[.W55])/[.$H$29])*[.$H$29]" office:value-type="float" office:value="51700">
            <text:p>51700</text:p>
          </table:table-cell>
          <table:table-cell table:formula="of:=ROUNDUP((([.$B$2]-([.$H56]*[.$B$2]*[.$B$3])+([.$B$2]*[.$B$3]))*[.X$29]+[.X55])/[.$H$29])*[.$H$29]" office:value-type="float" office:value="55175">
            <text:p>55175</text:p>
          </table:table-cell>
          <table:table-cell table:formula="of:=ROUNDUP((([.$B$2]-([.$H56]*[.$B$2]*[.$B$3])+([.$B$2]*[.$B$3]))*[.Y$29]+[.Y55])/[.$H$29])*[.$H$29]" office:value-type="float" office:value="58600">
            <text:p>58600</text:p>
          </table:table-cell>
          <table:table-cell table:formula="of:=ROUNDUP((([.$B$2]-([.$H56]*[.$B$2]*[.$B$3])+([.$B$2]*[.$B$3]))*[.Z$29]+[.Z55])/[.$H$29])*[.$H$29]" office:value-type="float" office:value="62025">
            <text:p>62025</text:p>
          </table:table-cell>
          <table:table-cell table:formula="of:=ROUNDUP((([.$B$2]-([.$H56]*[.$B$2]*[.$B$3])+([.$B$2]*[.$B$3]))*[.AA$29]+[.AA55])/[.$H$29])*[.$H$29]" office:value-type="float" office:value="65475">
            <text:p>65475</text:p>
          </table:table-cell>
          <table:table-cell table:formula="of:=ROUNDUP((([.$B$2]-([.$H56]*[.$B$2]*[.$B$3])+([.$B$2]*[.$B$3]))*[.AB$29]+[.AB55])/[.$H$29])*[.$H$29]" office:value-type="float" office:value="68850">
            <text:p>68850</text:p>
          </table:table-cell>
          <table:table-cell table:formula="of:=ROUNDUP((([.$B$2]-([.$H56]*[.$B$2]*[.$B$3])+([.$B$2]*[.$B$3]))*[.AC$29]+[.AC55])/[.$H$29])*[.$H$29]" office:value-type="float" office:value="72325">
            <text:p>72325</text:p>
          </table:table-cell>
          <table:table-cell table:formula="of:=ROUNDUP((([.$B$2]-([.$H56]*[.$B$2]*[.$B$3])+([.$B$2]*[.$B$3]))*[.AD$29]+[.AD55])/[.$H$29])*[.$H$29]" office:value-type="float" office:value="75750">
            <text:p>75750</text:p>
          </table:table-cell>
          <table:table-cell table:formula="of:=ROUNDUP((([.$B$2]-([.$H56]*[.$B$2]*[.$B$3])+([.$B$2]*[.$B$3]))*[.AE$29]+[.AE55])/[.$H$29])*[.$H$29]" office:value-type="float" office:value="79175">
            <text:p>79175</text:p>
          </table:table-cell>
          <table:table-cell table:formula="of:=ROUNDUP((([.$B$2]-([.$H56]*[.$B$2]*[.$B$3])+([.$B$2]*[.$B$3]))*[.AF$29]+[.AF55])/[.$H$29])*[.$H$29]" office:value-type="float" office:value="82600">
            <text:p>82600</text:p>
          </table:table-cell>
          <table:table-cell table:formula="of:=ROUNDUP((([.$B$2]-([.$H56]*[.$B$2]*[.$B$3])+([.$B$2]*[.$B$3]))*[.AG$29]+[.AG55])/[.$H$29])*[.$H$29]" office:value-type="float" office:value="85725">
            <text:p>85725</text:p>
          </table:table-cell>
          <table:table-cell table:formula="of:=ROUNDUP((([.$B$2]-([.$H56]*[.$B$2]*[.$B$3])+([.$B$2]*[.$B$3]))*[.AH$29]+[.AH55])/[.$H$29])*[.$H$29]" office:value-type="float" office:value="89475">
            <text:p>89475</text:p>
          </table:table-cell>
          <table:table-cell table:formula="of:=ROUNDUP((([.$B$2]-([.$H56]*[.$B$2]*[.$B$3])+([.$B$2]*[.$B$3]))*[.AI$29]+[.AI55])/[.$H$29])*[.$H$29]" office:value-type="float" office:value="92900">
            <text:p>92900</text:p>
          </table:table-cell>
          <table:table-cell table:formula="of:=ROUNDUP((([.$B$2]-([.$H56]*[.$B$2]*[.$B$3])+([.$B$2]*[.$B$3]))*[.AJ$29]+[.AJ55])/[.$H$29])*[.$H$29]" office:value-type="float" office:value="96325">
            <text:p>96325</text:p>
          </table:table-cell>
          <table:table-cell table:formula="of:=ROUNDUP((([.$B$2]-([.$H56]*[.$B$2]*[.$B$3])+([.$B$2]*[.$B$3]))*[.AK$29]+[.AK55])/[.$H$29])*[.$H$29]" office:value-type="float" office:value="99750">
            <text:p>99750</text:p>
          </table:table-cell>
          <table:table-cell table:formula="of:=ROUNDUP((([.$B$2]-([.$H56]*[.$B$2]*[.$B$3])+([.$B$2]*[.$B$3]))*[.AL$29]+[.AL55])/[.$H$29])*[.$H$29]" office:value-type="float" office:value="103125">
            <text:p>103125</text:p>
          </table:table-cell>
          <table:table-cell table:formula="of:=ROUNDUP((([.$B$2]-([.$H56]*[.$B$2]*[.$B$3])+([.$B$2]*[.$B$3]))*[.AM$29]+[.AM55])/[.$H$29])*[.$H$29]" office:value-type="float" office:value="106600">
            <text:p>106600</text:p>
          </table:table-cell>
          <table:table-cell table:formula="of:=ROUNDUP((([.$B$2]-([.$H56]*[.$B$2]*[.$B$3])+([.$B$2]*[.$B$3]))*[.AN$29]+[.AN55])/[.$H$29])*[.$H$29]" office:value-type="float" office:value="110050">
            <text:p>110050</text:p>
          </table:table-cell>
          <table:table-cell table:formula="of:=ROUNDUP((([.$B$2]-([.$H56]*[.$B$2]*[.$B$3])+([.$B$2]*[.$B$3]))*[.AO$29]+[.AO55])/[.$H$29])*[.$H$29]" office:value-type="float" office:value="113475">
            <text:p>113475</text:p>
          </table:table-cell>
          <table:table-cell table:formula="of:=ROUNDUP((([.$B$2]-([.$H56]*[.$B$2]*[.$B$3])+([.$B$2]*[.$B$3]))*[.AP$29]+[.AP55])/[.$H$29])*[.$H$29]" office:value-type="float" office:value="116900">
            <text:p>116900</text:p>
          </table:table-cell>
          <table:table-cell table:formula="of:=ROUNDUP((([.$B$2]-([.$H56]*[.$B$2]*[.$B$3])+([.$B$2]*[.$B$3]))*[.AQ$29]+[.AQ55])/[.$H$29])*[.$H$29]" office:value-type="float" office:value="120275">
            <text:p>120275</text:p>
          </table:table-cell>
          <table:table-cell table:formula="of:=ROUNDUP((([.$B$2]-([.$H56]*[.$B$2]*[.$B$3])+([.$B$2]*[.$B$3]))*[.AR$29]+[.AR55])/[.$H$29])*[.$H$29]" office:value-type="float" office:value="123750">
            <text:p>123750</text:p>
          </table:table-cell>
          <table:table-cell table:formula="of:=ROUNDUP((([.$B$2]-([.$H56]*[.$B$2]*[.$B$3])+([.$B$2]*[.$B$3]))*[.AS$29]+[.AS55])/[.$H$29])*[.$H$29]" office:value-type="float" office:value="127175">
            <text:p>127175</text:p>
          </table:table-cell>
          <table:table-cell table:formula="of:=ROUNDUP((([.$B$2]-([.$H56]*[.$B$2]*[.$B$3])+([.$B$2]*[.$B$3]))*[.AT$29]+[.AT55])/[.$H$29])*[.$H$29]" office:value-type="float" office:value="130625">
            <text:p>130625</text:p>
          </table:table-cell>
          <table:table-cell table:formula="of:=ROUNDUP((([.$B$2]-([.$H56]*[.$B$2]*[.$B$3])+([.$B$2]*[.$B$3]))*[.AU$29]+[.AU55])/[.$H$29])*[.$H$29]" office:value-type="float" office:value="134050">
            <text:p>134050</text:p>
          </table:table-cell>
          <table:table-cell table:formula="of:=ROUNDUP((([.$B$2]-([.$H56]*[.$B$2]*[.$B$3])+([.$B$2]*[.$B$3]))*[.AV$29]+[.AV55])/[.$H$29])*[.$H$29]" office:value-type="float" office:value="137425">
            <text:p>137425</text:p>
          </table:table-cell>
          <table:table-cell table:formula="of:=ROUNDUP((([.$B$2]-([.$H56]*[.$B$2]*[.$B$3])+([.$B$2]*[.$B$3]))*[.AW$29]+[.AW55])/[.$H$29])*[.$H$29]" office:value-type="float" office:value="140900">
            <text:p>140900</text:p>
          </table:table-cell>
          <table:table-cell table:formula="of:=ROUNDUP((([.$B$2]-([.$H56]*[.$B$2]*[.$B$3])+([.$B$2]*[.$B$3]))*[.AX$29]+[.AX55])/[.$H$29])*[.$H$29]" office:value-type="float" office:value="144325">
            <text:p>144325</text:p>
          </table:table-cell>
          <table:table-cell table:formula="of:=ROUNDUP((([.$B$2]-([.$H56]*[.$B$2]*[.$B$3])+([.$B$2]*[.$B$3]))*[.AY$29]+[.AY55])/[.$H$29])*[.$H$29]" office:value-type="float" office:value="147750">
            <text:p>147750</text:p>
          </table:table-cell>
          <table:table-cell table:formula="of:=ROUNDUP((([.$B$2]-([.$H56]*[.$B$2]*[.$B$3])+([.$B$2]*[.$B$3]))*[.AZ$29]+[.AZ55])/[.$H$29])*[.$H$29]" office:value-type="float" office:value="151200">
            <text:p>151200</text:p>
          </table:table-cell>
          <table:table-cell table:formula="of:=ROUNDUP((([.$B$2]-([.$H56]*[.$B$2]*[.$B$3])+([.$B$2]*[.$B$3]))*[.BA$29]+[.BA55])/[.$H$29])*[.$H$29]" office:value-type="float" office:value="154575">
            <text:p>154575</text:p>
          </table:table-cell>
          <table:table-cell table:formula="of:=ROUNDUP((([.$B$2]-([.$H56]*[.$B$2]*[.$B$3])+([.$B$2]*[.$B$3]))*[.BB$29]+[.BB55])/[.$H$29])*[.$H$29]" office:value-type="float" office:value="158050">
            <text:p>158050</text:p>
          </table:table-cell>
          <table:table-cell table:formula="of:=ROUNDUP((([.$B$2]-([.$H56]*[.$B$2]*[.$B$3])+([.$B$2]*[.$B$3]))*[.BC$29]+[.BC55])/[.$H$29])*[.$H$29]" office:value-type="float" office:value="161475">
            <text:p>161475</text:p>
          </table:table-cell>
          <table:table-cell table:formula="of:=ROUNDUP((([.$B$2]-([.$H56]*[.$B$2]*[.$B$3])+([.$B$2]*[.$B$3]))*[.BD$29]+[.BD55])/[.$H$29])*[.$H$29]" office:value-type="float" office:value="164900">
            <text:p>164900</text:p>
          </table:table-cell>
          <table:table-cell table:formula="of:=ROUNDUP((([.$B$2]-([.$H56]*[.$B$2]*[.$B$3])+([.$B$2]*[.$B$3]))*[.BE$29]+[.BE55])/[.$H$29])*[.$H$29]" office:value-type="float" office:value="168325">
            <text:p>168325</text:p>
          </table:table-cell>
          <table:table-cell table:formula="of:=ROUNDUP((([.$B$2]-([.$H56]*[.$B$2]*[.$B$3])+([.$B$2]*[.$B$3]))*[.BF$29]+[.BF55])/[.$H$29])*[.$H$29]" office:value-type="float" office:value="171450">
            <text:p>171450</text:p>
          </table:table-cell>
          <table:table-cell table:formula="of:=ROUNDUP((([.$B$2]-([.$H56]*[.$B$2]*[.$B$3])+([.$B$2]*[.$B$3]))*[.BG$29]+[.BG55])/[.$H$29])*[.$H$29]" office:value-type="float" office:value="175200">
            <text:p>175200</text:p>
          </table:table-cell>
          <table:table-cell table:formula="of:=ROUNDUP((([.$B$2]-([.$H56]*[.$B$2]*[.$B$3])+([.$B$2]*[.$B$3]))*[.BH$29]+[.BH55])/[.$H$29])*[.$H$29]" office:value-type="float" office:value="178625">
            <text:p>178625</text:p>
          </table:table-cell>
          <table:table-cell table:formula="of:=ROUNDUP((([.$B$2]-([.$H56]*[.$B$2]*[.$B$3])+([.$B$2]*[.$B$3]))*[.BI$29]+[.BI55])/[.$H$29])*[.$H$29]" office:value-type="float" office:value="182050">
            <text:p>182050</text:p>
          </table:table-cell>
          <table:table-cell table:formula="of:=ROUNDUP((([.$B$2]-([.$H56]*[.$B$2]*[.$B$3])+([.$B$2]*[.$B$3]))*[.BJ$29]+[.BJ55])/[.$H$29])*[.$H$29]" office:value-type="float" office:value="185475">
            <text:p>185475</text:p>
          </table:table-cell>
          <table:table-cell table:formula="of:=ROUNDUP((([.$B$2]-([.$H56]*[.$B$2]*[.$B$3])+([.$B$2]*[.$B$3]))*[.BK$29]+[.BK55])/[.$H$29])*[.$H$29]" office:value-type="float" office:value="188850">
            <text:p>188850</text:p>
          </table:table-cell>
          <table:table-cell table:formula="of:=ROUNDUP((([.$B$2]-([.$H56]*[.$B$2]*[.$B$3])+([.$B$2]*[.$B$3]))*[.BL$29]+[.BL55])/[.$H$29])*[.$H$29]" office:value-type="float" office:value="192325">
            <text:p>192325</text:p>
          </table:table-cell>
          <table:table-cell table:formula="of:=ROUNDUP((([.$B$2]-([.$H56]*[.$B$2]*[.$B$3])+([.$B$2]*[.$B$3]))*[.BM$29]+[.BM55])/[.$H$29])*[.$H$29]" office:value-type="float" office:value="195775">
            <text:p>195775</text:p>
          </table:table-cell>
          <table:table-cell table:formula="of:=ROUNDUP((([.$B$2]-([.$H56]*[.$B$2]*[.$B$3])+([.$B$2]*[.$B$3]))*[.BN$29]+[.BN55])/[.$H$29])*[.$H$29]" office:value-type="float" office:value="199200">
            <text:p>199200</text:p>
          </table:table-cell>
          <table:table-cell table:formula="of:=ROUNDUP((([.$B$2]-([.$H56]*[.$B$2]*[.$B$3])+([.$B$2]*[.$B$3]))*[.BO$29]+[.BO55])/[.$H$29])*[.$H$29]" office:value-type="float" office:value="202625">
            <text:p>202625</text:p>
          </table:table-cell>
          <table:table-cell table:formula="of:=ROUNDUP((([.$B$2]-([.$H56]*[.$B$2]*[.$B$3])+([.$B$2]*[.$B$3]))*[.BP$29]+[.BP55])/[.$H$29])*[.$H$29]" office:value-type="float" office:value="206000">
            <text:p>206000</text:p>
          </table:table-cell>
        </table:table-row>
        <table:table-row table:style-name="ro1">
          <table:table-cell table:number-columns-repeated="7"/>
          <table:table-cell office:value-type="float" office:value="28">
            <text:p>28</text:p>
          </table:table-cell>
          <table:table-cell table:style-name="Default" table:formula="of:=ROUNDUP((([.$B$2]-([.$H57]*[.$B$2]*[.$B$3])+([.$B$2]*[.$B$3]))*[.I$29]+[.I56])/[.$H$29])*[.$H$29]" office:value-type="float" office:value="3600">
            <text:p>3600</text:p>
          </table:table-cell>
          <table:table-cell table:style-name="Default" table:formula="of:=ROUNDUP((([.$B$2]-([.$H57]*[.$B$2]*[.$B$3])+([.$B$2]*[.$B$3]))*[.J$29]+[.J56])/[.$H$29])*[.$H$29]" office:value-type="float" office:value="6850">
            <text:p>6850</text:p>
          </table:table-cell>
          <table:table-cell table:style-name="Default" table:formula="of:=ROUNDUP((([.$B$2]-([.$H57]*[.$B$2]*[.$B$3])+([.$B$2]*[.$B$3]))*[.K$29]+[.K56])/[.$H$29])*[.$H$29]" office:value-type="float" office:value="10100">
            <text:p>10100</text:p>
          </table:table-cell>
          <table:table-cell table:style-name="Default" table:formula="of:=ROUNDUP((([.$B$2]-([.$H57]*[.$B$2]*[.$B$3])+([.$B$2]*[.$B$3]))*[.L$29]+[.L56])/[.$H$29])*[.$H$29]" office:value-type="float" office:value="13375">
            <text:p>13375</text:p>
          </table:table-cell>
          <table:table-cell table:style-name="Default" table:formula="of:=ROUNDUP((([.$B$2]-([.$H57]*[.$B$2]*[.$B$3])+([.$B$2]*[.$B$3]))*[.M$29]+[.M56])/[.$H$29])*[.$H$29]" office:value-type="float" office:value="16575">
            <text:p>16575</text:p>
          </table:table-cell>
          <table:table-cell table:style-name="Default" table:formula="of:=ROUNDUP((([.$B$2]-([.$H57]*[.$B$2]*[.$B$3])+([.$B$2]*[.$B$3]))*[.N$29]+[.N56])/[.$H$29])*[.$H$29]" office:value-type="float" office:value="19875">
            <text:p>19875</text:p>
          </table:table-cell>
          <table:table-cell table:style-name="Default" table:formula="of:=ROUNDUP((([.$B$2]-([.$H57]*[.$B$2]*[.$B$3])+([.$B$2]*[.$B$3]))*[.O$29]+[.O56])/[.$H$29])*[.$H$29]" office:value-type="float" office:value="23175">
            <text:p>23175</text:p>
          </table:table-cell>
          <table:table-cell table:style-name="Default" table:formula="of:=ROUNDUP((([.$B$2]-([.$H57]*[.$B$2]*[.$B$3])+([.$B$2]*[.$B$3]))*[.P$29]+[.P56])/[.$H$29])*[.$H$29]" office:value-type="float" office:value="26425">
            <text:p>26425</text:p>
          </table:table-cell>
          <table:table-cell table:style-name="Default" table:formula="of:=ROUNDUP((([.$B$2]-([.$H57]*[.$B$2]*[.$B$3])+([.$B$2]*[.$B$3]))*[.Q$29]+[.Q56])/[.$H$29])*[.$H$29]" office:value-type="float" office:value="29675">
            <text:p>29675</text:p>
          </table:table-cell>
          <table:table-cell table:formula="of:=ROUNDUP((([.$B$2]-([.$H57]*[.$B$2]*[.$B$3])+([.$B$2]*[.$B$3]))*[.R$29]+[.R56])/[.$H$29])*[.$H$29]" office:value-type="float" office:value="32900">
            <text:p>32900</text:p>
          </table:table-cell>
          <table:table-cell table:formula="of:=ROUNDUP((([.$B$2]-([.$H57]*[.$B$2]*[.$B$3])+([.$B$2]*[.$B$3]))*[.S$29]+[.S56])/[.$H$29])*[.$H$29]" office:value-type="float" office:value="36200">
            <text:p>36200</text:p>
          </table:table-cell>
          <table:table-cell table:formula="of:=ROUNDUP((([.$B$2]-([.$H57]*[.$B$2]*[.$B$3])+([.$B$2]*[.$B$3]))*[.T$29]+[.T56])/[.$H$29])*[.$H$29]" office:value-type="float" office:value="39450">
            <text:p>39450</text:p>
          </table:table-cell>
          <table:table-cell table:formula="of:=ROUNDUP((([.$B$2]-([.$H57]*[.$B$2]*[.$B$3])+([.$B$2]*[.$B$3]))*[.U$29]+[.U56])/[.$H$29])*[.$H$29]" office:value-type="float" office:value="42750">
            <text:p>42750</text:p>
          </table:table-cell>
          <table:table-cell table:formula="of:=ROUNDUP((([.$B$2]-([.$H57]*[.$B$2]*[.$B$3])+([.$B$2]*[.$B$3]))*[.V$29]+[.V56])/[.$H$29])*[.$H$29]" office:value-type="float" office:value="46000">
            <text:p>46000</text:p>
          </table:table-cell>
          <table:table-cell table:formula="of:=ROUNDUP((([.$B$2]-([.$H57]*[.$B$2]*[.$B$3])+([.$B$2]*[.$B$3]))*[.W$29]+[.W56])/[.$H$29])*[.$H$29]" office:value-type="float" office:value="49200">
            <text:p>49200</text:p>
          </table:table-cell>
          <table:table-cell table:formula="of:=ROUNDUP((([.$B$2]-([.$H57]*[.$B$2]*[.$B$3])+([.$B$2]*[.$B$3]))*[.X$29]+[.X56])/[.$H$29])*[.$H$29]" office:value-type="float" office:value="52525">
            <text:p>52525</text:p>
          </table:table-cell>
          <table:table-cell table:formula="of:=ROUNDUP((([.$B$2]-([.$H57]*[.$B$2]*[.$B$3])+([.$B$2]*[.$B$3]))*[.Y$29]+[.Y56])/[.$H$29])*[.$H$29]" office:value-type="float" office:value="55775">
            <text:p>55775</text:p>
          </table:table-cell>
          <table:table-cell table:formula="of:=ROUNDUP((([.$B$2]-([.$H57]*[.$B$2]*[.$B$3])+([.$B$2]*[.$B$3]))*[.Z$29]+[.Z56])/[.$H$29])*[.$H$29]" office:value-type="float" office:value="59025">
            <text:p>59025</text:p>
          </table:table-cell>
          <table:table-cell table:formula="of:=ROUNDUP((([.$B$2]-([.$H57]*[.$B$2]*[.$B$3])+([.$B$2]*[.$B$3]))*[.AA$29]+[.AA56])/[.$H$29])*[.$H$29]" office:value-type="float" office:value="62325">
            <text:p>62325</text:p>
          </table:table-cell>
          <table:table-cell table:formula="of:=ROUNDUP((([.$B$2]-([.$H57]*[.$B$2]*[.$B$3])+([.$B$2]*[.$B$3]))*[.AB$29]+[.AB56])/[.$H$29])*[.$H$29]" office:value-type="float" office:value="65525">
            <text:p>65525</text:p>
          </table:table-cell>
          <table:table-cell table:formula="of:=ROUNDUP((([.$B$2]-([.$H57]*[.$B$2]*[.$B$3])+([.$B$2]*[.$B$3]))*[.AC$29]+[.AC56])/[.$H$29])*[.$H$29]" office:value-type="float" office:value="68825">
            <text:p>68825</text:p>
          </table:table-cell>
          <table:table-cell table:formula="of:=ROUNDUP((([.$B$2]-([.$H57]*[.$B$2]*[.$B$3])+([.$B$2]*[.$B$3]))*[.AD$29]+[.AD56])/[.$H$29])*[.$H$29]" office:value-type="float" office:value="72100">
            <text:p>72100</text:p>
          </table:table-cell>
          <table:table-cell table:formula="of:=ROUNDUP((([.$B$2]-([.$H57]*[.$B$2]*[.$B$3])+([.$B$2]*[.$B$3]))*[.AE$29]+[.AE56])/[.$H$29])*[.$H$29]" office:value-type="float" office:value="75350">
            <text:p>75350</text:p>
          </table:table-cell>
          <table:table-cell table:formula="of:=ROUNDUP((([.$B$2]-([.$H57]*[.$B$2]*[.$B$3])+([.$B$2]*[.$B$3]))*[.AF$29]+[.AF56])/[.$H$29])*[.$H$29]" office:value-type="float" office:value="78600">
            <text:p>78600</text:p>
          </table:table-cell>
          <table:table-cell table:formula="of:=ROUNDUP((([.$B$2]-([.$H57]*[.$B$2]*[.$B$3])+([.$B$2]*[.$B$3]))*[.AG$29]+[.AG56])/[.$H$29])*[.$H$29]" office:value-type="float" office:value="81550">
            <text:p>81550</text:p>
          </table:table-cell>
          <table:table-cell table:formula="of:=ROUNDUP((([.$B$2]-([.$H57]*[.$B$2]*[.$B$3])+([.$B$2]*[.$B$3]))*[.AH$29]+[.AH56])/[.$H$29])*[.$H$29]" office:value-type="float" office:value="85150">
            <text:p>85150</text:p>
          </table:table-cell>
          <table:table-cell table:formula="of:=ROUNDUP((([.$B$2]-([.$H57]*[.$B$2]*[.$B$3])+([.$B$2]*[.$B$3]))*[.AI$29]+[.AI56])/[.$H$29])*[.$H$29]" office:value-type="float" office:value="88400">
            <text:p>88400</text:p>
          </table:table-cell>
          <table:table-cell table:formula="of:=ROUNDUP((([.$B$2]-([.$H57]*[.$B$2]*[.$B$3])+([.$B$2]*[.$B$3]))*[.AJ$29]+[.AJ56])/[.$H$29])*[.$H$29]" office:value-type="float" office:value="91650">
            <text:p>91650</text:p>
          </table:table-cell>
          <table:table-cell table:formula="of:=ROUNDUP((([.$B$2]-([.$H57]*[.$B$2]*[.$B$3])+([.$B$2]*[.$B$3]))*[.AK$29]+[.AK56])/[.$H$29])*[.$H$29]" office:value-type="float" office:value="94925">
            <text:p>94925</text:p>
          </table:table-cell>
          <table:table-cell table:formula="of:=ROUNDUP((([.$B$2]-([.$H57]*[.$B$2]*[.$B$3])+([.$B$2]*[.$B$3]))*[.AL$29]+[.AL56])/[.$H$29])*[.$H$29]" office:value-type="float" office:value="98125">
            <text:p>98125</text:p>
          </table:table-cell>
          <table:table-cell table:formula="of:=ROUNDUP((([.$B$2]-([.$H57]*[.$B$2]*[.$B$3])+([.$B$2]*[.$B$3]))*[.AM$29]+[.AM56])/[.$H$29])*[.$H$29]" office:value-type="float" office:value="101425">
            <text:p>101425</text:p>
          </table:table-cell>
          <table:table-cell table:formula="of:=ROUNDUP((([.$B$2]-([.$H57]*[.$B$2]*[.$B$3])+([.$B$2]*[.$B$3]))*[.AN$29]+[.AN56])/[.$H$29])*[.$H$29]" office:value-type="float" office:value="104725">
            <text:p>104725</text:p>
          </table:table-cell>
          <table:table-cell table:formula="of:=ROUNDUP((([.$B$2]-([.$H57]*[.$B$2]*[.$B$3])+([.$B$2]*[.$B$3]))*[.AO$29]+[.AO56])/[.$H$29])*[.$H$29]" office:value-type="float" office:value="107975">
            <text:p>107975</text:p>
          </table:table-cell>
          <table:table-cell table:formula="of:=ROUNDUP((([.$B$2]-([.$H57]*[.$B$2]*[.$B$3])+([.$B$2]*[.$B$3]))*[.AP$29]+[.AP56])/[.$H$29])*[.$H$29]" office:value-type="float" office:value="111225">
            <text:p>111225</text:p>
          </table:table-cell>
          <table:table-cell table:formula="of:=ROUNDUP((([.$B$2]-([.$H57]*[.$B$2]*[.$B$3])+([.$B$2]*[.$B$3]))*[.AQ$29]+[.AQ56])/[.$H$29])*[.$H$29]" office:value-type="float" office:value="114450">
            <text:p>114450</text:p>
          </table:table-cell>
          <table:table-cell table:formula="of:=ROUNDUP((([.$B$2]-([.$H57]*[.$B$2]*[.$B$3])+([.$B$2]*[.$B$3]))*[.AR$29]+[.AR56])/[.$H$29])*[.$H$29]" office:value-type="float" office:value="117750">
            <text:p>117750</text:p>
          </table:table-cell>
          <table:table-cell table:formula="of:=ROUNDUP((([.$B$2]-([.$H57]*[.$B$2]*[.$B$3])+([.$B$2]*[.$B$3]))*[.AS$29]+[.AS56])/[.$H$29])*[.$H$29]" office:value-type="float" office:value="121000">
            <text:p>121000</text:p>
          </table:table-cell>
          <table:table-cell table:formula="of:=ROUNDUP((([.$B$2]-([.$H57]*[.$B$2]*[.$B$3])+([.$B$2]*[.$B$3]))*[.AT$29]+[.AT56])/[.$H$29])*[.$H$29]" office:value-type="float" office:value="124300">
            <text:p>124300</text:p>
          </table:table-cell>
          <table:table-cell table:formula="of:=ROUNDUP((([.$B$2]-([.$H57]*[.$B$2]*[.$B$3])+([.$B$2]*[.$B$3]))*[.AU$29]+[.AU56])/[.$H$29])*[.$H$29]" office:value-type="float" office:value="127550">
            <text:p>127550</text:p>
          </table:table-cell>
          <table:table-cell table:formula="of:=ROUNDUP((([.$B$2]-([.$H57]*[.$B$2]*[.$B$3])+([.$B$2]*[.$B$3]))*[.AV$29]+[.AV56])/[.$H$29])*[.$H$29]" office:value-type="float" office:value="130750">
            <text:p>130750</text:p>
          </table:table-cell>
          <table:table-cell table:formula="of:=ROUNDUP((([.$B$2]-([.$H57]*[.$B$2]*[.$B$3])+([.$B$2]*[.$B$3]))*[.AW$29]+[.AW56])/[.$H$29])*[.$H$29]" office:value-type="float" office:value="134075">
            <text:p>134075</text:p>
          </table:table-cell>
          <table:table-cell table:formula="of:=ROUNDUP((([.$B$2]-([.$H57]*[.$B$2]*[.$B$3])+([.$B$2]*[.$B$3]))*[.AX$29]+[.AX56])/[.$H$29])*[.$H$29]" office:value-type="float" office:value="137325">
            <text:p>137325</text:p>
          </table:table-cell>
          <table:table-cell table:formula="of:=ROUNDUP((([.$B$2]-([.$H57]*[.$B$2]*[.$B$3])+([.$B$2]*[.$B$3]))*[.AY$29]+[.AY56])/[.$H$29])*[.$H$29]" office:value-type="float" office:value="140575">
            <text:p>140575</text:p>
          </table:table-cell>
          <table:table-cell table:formula="of:=ROUNDUP((([.$B$2]-([.$H57]*[.$B$2]*[.$B$3])+([.$B$2]*[.$B$3]))*[.AZ$29]+[.AZ56])/[.$H$29])*[.$H$29]" office:value-type="float" office:value="143875">
            <text:p>143875</text:p>
          </table:table-cell>
          <table:table-cell table:formula="of:=ROUNDUP((([.$B$2]-([.$H57]*[.$B$2]*[.$B$3])+([.$B$2]*[.$B$3]))*[.BA$29]+[.BA56])/[.$H$29])*[.$H$29]" office:value-type="float" office:value="147075">
            <text:p>147075</text:p>
          </table:table-cell>
          <table:table-cell table:formula="of:=ROUNDUP((([.$B$2]-([.$H57]*[.$B$2]*[.$B$3])+([.$B$2]*[.$B$3]))*[.BB$29]+[.BB56])/[.$H$29])*[.$H$29]" office:value-type="float" office:value="150375">
            <text:p>150375</text:p>
          </table:table-cell>
          <table:table-cell table:formula="of:=ROUNDUP((([.$B$2]-([.$H57]*[.$B$2]*[.$B$3])+([.$B$2]*[.$B$3]))*[.BC$29]+[.BC56])/[.$H$29])*[.$H$29]" office:value-type="float" office:value="153650">
            <text:p>153650</text:p>
          </table:table-cell>
          <table:table-cell table:formula="of:=ROUNDUP((([.$B$2]-([.$H57]*[.$B$2]*[.$B$3])+([.$B$2]*[.$B$3]))*[.BD$29]+[.BD56])/[.$H$29])*[.$H$29]" office:value-type="float" office:value="156900">
            <text:p>156900</text:p>
          </table:table-cell>
          <table:table-cell table:formula="of:=ROUNDUP((([.$B$2]-([.$H57]*[.$B$2]*[.$B$3])+([.$B$2]*[.$B$3]))*[.BE$29]+[.BE56])/[.$H$29])*[.$H$29]" office:value-type="float" office:value="160150">
            <text:p>160150</text:p>
          </table:table-cell>
          <table:table-cell table:formula="of:=ROUNDUP((([.$B$2]-([.$H57]*[.$B$2]*[.$B$3])+([.$B$2]*[.$B$3]))*[.BF$29]+[.BF56])/[.$H$29])*[.$H$29]" office:value-type="float" office:value="163100">
            <text:p>163100</text:p>
          </table:table-cell>
          <table:table-cell table:formula="of:=ROUNDUP((([.$B$2]-([.$H57]*[.$B$2]*[.$B$3])+([.$B$2]*[.$B$3]))*[.BG$29]+[.BG56])/[.$H$29])*[.$H$29]" office:value-type="float" office:value="166700">
            <text:p>166700</text:p>
          </table:table-cell>
          <table:table-cell table:formula="of:=ROUNDUP((([.$B$2]-([.$H57]*[.$B$2]*[.$B$3])+([.$B$2]*[.$B$3]))*[.BH$29]+[.BH56])/[.$H$29])*[.$H$29]" office:value-type="float" office:value="169950">
            <text:p>169950</text:p>
          </table:table-cell>
          <table:table-cell table:formula="of:=ROUNDUP((([.$B$2]-([.$H57]*[.$B$2]*[.$B$3])+([.$B$2]*[.$B$3]))*[.BI$29]+[.BI56])/[.$H$29])*[.$H$29]" office:value-type="float" office:value="173200">
            <text:p>173200</text:p>
          </table:table-cell>
          <table:table-cell table:formula="of:=ROUNDUP((([.$B$2]-([.$H57]*[.$B$2]*[.$B$3])+([.$B$2]*[.$B$3]))*[.BJ$29]+[.BJ56])/[.$H$29])*[.$H$29]" office:value-type="float" office:value="176475">
            <text:p>176475</text:p>
          </table:table-cell>
          <table:table-cell table:formula="of:=ROUNDUP((([.$B$2]-([.$H57]*[.$B$2]*[.$B$3])+([.$B$2]*[.$B$3]))*[.BK$29]+[.BK56])/[.$H$29])*[.$H$29]" office:value-type="float" office:value="179675">
            <text:p>179675</text:p>
          </table:table-cell>
          <table:table-cell table:formula="of:=ROUNDUP((([.$B$2]-([.$H57]*[.$B$2]*[.$B$3])+([.$B$2]*[.$B$3]))*[.BL$29]+[.BL56])/[.$H$29])*[.$H$29]" office:value-type="float" office:value="182975">
            <text:p>182975</text:p>
          </table:table-cell>
          <table:table-cell table:formula="of:=ROUNDUP((([.$B$2]-([.$H57]*[.$B$2]*[.$B$3])+([.$B$2]*[.$B$3]))*[.BM$29]+[.BM56])/[.$H$29])*[.$H$29]" office:value-type="float" office:value="186275">
            <text:p>186275</text:p>
          </table:table-cell>
          <table:table-cell table:formula="of:=ROUNDUP((([.$B$2]-([.$H57]*[.$B$2]*[.$B$3])+([.$B$2]*[.$B$3]))*[.BN$29]+[.BN56])/[.$H$29])*[.$H$29]" office:value-type="float" office:value="189525">
            <text:p>189525</text:p>
          </table:table-cell>
          <table:table-cell table:formula="of:=ROUNDUP((([.$B$2]-([.$H57]*[.$B$2]*[.$B$3])+([.$B$2]*[.$B$3]))*[.BO$29]+[.BO56])/[.$H$29])*[.$H$29]" office:value-type="float" office:value="192775">
            <text:p>192775</text:p>
          </table:table-cell>
          <table:table-cell table:formula="of:=ROUNDUP((([.$B$2]-([.$H57]*[.$B$2]*[.$B$3])+([.$B$2]*[.$B$3]))*[.BP$29]+[.BP56])/[.$H$29])*[.$H$29]" office:value-type="float" office:value="196000">
            <text:p>196000</text:p>
          </table:table-cell>
        </table:table-row>
        <table:table-row table:style-name="ro1">
          <table:table-cell table:number-columns-repeated="7"/>
          <table:table-cell office:value-type="float" office:value="29">
            <text:p>29</text:p>
          </table:table-cell>
          <table:table-cell table:style-name="Default" table:formula="of:=ROUNDUP((([.$B$2]-([.$H58]*[.$B$2]*[.$B$3])+([.$B$2]*[.$B$3]))*[.I$29]+[.I57])/[.$H$29])*[.$H$29]" office:value-type="float" office:value="3425">
            <text:p>3425</text:p>
          </table:table-cell>
          <table:table-cell table:style-name="Default" table:formula="of:=ROUNDUP((([.$B$2]-([.$H58]*[.$B$2]*[.$B$3])+([.$B$2]*[.$B$3]))*[.J$29]+[.J57])/[.$H$29])*[.$H$29]" office:value-type="float" office:value="6475">
            <text:p>6475</text:p>
          </table:table-cell>
          <table:table-cell table:style-name="Default" table:formula="of:=ROUNDUP((([.$B$2]-([.$H58]*[.$B$2]*[.$B$3])+([.$B$2]*[.$B$3]))*[.K$29]+[.K57])/[.$H$29])*[.$H$29]" office:value-type="float" office:value="9550">
            <text:p>9550</text:p>
          </table:table-cell>
          <table:table-cell table:style-name="Default" table:formula="of:=ROUNDUP((([.$B$2]-([.$H58]*[.$B$2]*[.$B$3])+([.$B$2]*[.$B$3]))*[.L$29]+[.L57])/[.$H$29])*[.$H$29]" office:value-type="float" office:value="12625">
            <text:p>12625</text:p>
          </table:table-cell>
          <table:table-cell table:style-name="Default" table:formula="of:=ROUNDUP((([.$B$2]-([.$H58]*[.$B$2]*[.$B$3])+([.$B$2]*[.$B$3]))*[.M$29]+[.M57])/[.$H$29])*[.$H$29]" office:value-type="float" office:value="15650">
            <text:p>15650</text:p>
          </table:table-cell>
          <table:table-cell table:style-name="Default" table:formula="of:=ROUNDUP((([.$B$2]-([.$H58]*[.$B$2]*[.$B$3])+([.$B$2]*[.$B$3]))*[.N$29]+[.N57])/[.$H$29])*[.$H$29]" office:value-type="float" office:value="18750">
            <text:p>18750</text:p>
          </table:table-cell>
          <table:table-cell table:style-name="Default" table:formula="of:=ROUNDUP((([.$B$2]-([.$H58]*[.$B$2]*[.$B$3])+([.$B$2]*[.$B$3]))*[.O$29]+[.O57])/[.$H$29])*[.$H$29]" office:value-type="float" office:value="21875">
            <text:p>21875</text:p>
          </table:table-cell>
          <table:table-cell table:style-name="Default" table:formula="of:=ROUNDUP((([.$B$2]-([.$H58]*[.$B$2]*[.$B$3])+([.$B$2]*[.$B$3]))*[.P$29]+[.P57])/[.$H$29])*[.$H$29]" office:value-type="float" office:value="24925">
            <text:p>24925</text:p>
          </table:table-cell>
          <table:table-cell table:style-name="Default" table:formula="of:=ROUNDUP((([.$B$2]-([.$H58]*[.$B$2]*[.$B$3])+([.$B$2]*[.$B$3]))*[.Q$29]+[.Q57])/[.$H$29])*[.$H$29]" office:value-type="float" office:value="28000">
            <text:p>28000</text:p>
          </table:table-cell>
          <table:table-cell table:formula="of:=ROUNDUP((([.$B$2]-([.$H58]*[.$B$2]*[.$B$3])+([.$B$2]*[.$B$3]))*[.R$29]+[.R57])/[.$H$29])*[.$H$29]" office:value-type="float" office:value="31025">
            <text:p>31025</text:p>
          </table:table-cell>
          <table:table-cell table:formula="of:=ROUNDUP((([.$B$2]-([.$H58]*[.$B$2]*[.$B$3])+([.$B$2]*[.$B$3]))*[.S$29]+[.S57])/[.$H$29])*[.$H$29]" office:value-type="float" office:value="34150">
            <text:p>34150</text:p>
          </table:table-cell>
          <table:table-cell table:formula="of:=ROUNDUP((([.$B$2]-([.$H58]*[.$B$2]*[.$B$3])+([.$B$2]*[.$B$3]))*[.T$29]+[.T57])/[.$H$29])*[.$H$29]" office:value-type="float" office:value="37200">
            <text:p>37200</text:p>
          </table:table-cell>
          <table:table-cell table:formula="of:=ROUNDUP((([.$B$2]-([.$H58]*[.$B$2]*[.$B$3])+([.$B$2]*[.$B$3]))*[.U$29]+[.U57])/[.$H$29])*[.$H$29]" office:value-type="float" office:value="40325">
            <text:p>40325</text:p>
          </table:table-cell>
          <table:table-cell table:formula="of:=ROUNDUP((([.$B$2]-([.$H58]*[.$B$2]*[.$B$3])+([.$B$2]*[.$B$3]))*[.V$29]+[.V57])/[.$H$29])*[.$H$29]" office:value-type="float" office:value="43375">
            <text:p>43375</text:p>
          </table:table-cell>
          <table:table-cell table:formula="of:=ROUNDUP((([.$B$2]-([.$H58]*[.$B$2]*[.$B$3])+([.$B$2]*[.$B$3]))*[.W$29]+[.W57])/[.$H$29])*[.$H$29]" office:value-type="float" office:value="46400">
            <text:p>46400</text:p>
          </table:table-cell>
          <table:table-cell table:formula="of:=ROUNDUP((([.$B$2]-([.$H58]*[.$B$2]*[.$B$3])+([.$B$2]*[.$B$3]))*[.X$29]+[.X57])/[.$H$29])*[.$H$29]" office:value-type="float" office:value="49525">
            <text:p>49525</text:p>
          </table:table-cell>
          <table:table-cell table:formula="of:=ROUNDUP((([.$B$2]-([.$H58]*[.$B$2]*[.$B$3])+([.$B$2]*[.$B$3]))*[.Y$29]+[.Y57])/[.$H$29])*[.$H$29]" office:value-type="float" office:value="52600">
            <text:p>52600</text:p>
          </table:table-cell>
          <table:table-cell table:formula="of:=ROUNDUP((([.$B$2]-([.$H58]*[.$B$2]*[.$B$3])+([.$B$2]*[.$B$3]))*[.Z$29]+[.Z57])/[.$H$29])*[.$H$29]" office:value-type="float" office:value="55650">
            <text:p>55650</text:p>
          </table:table-cell>
          <table:table-cell table:formula="of:=ROUNDUP((([.$B$2]-([.$H58]*[.$B$2]*[.$B$3])+([.$B$2]*[.$B$3]))*[.AA$29]+[.AA57])/[.$H$29])*[.$H$29]" office:value-type="float" office:value="58775">
            <text:p>58775</text:p>
          </table:table-cell>
          <table:table-cell table:formula="of:=ROUNDUP((([.$B$2]-([.$H58]*[.$B$2]*[.$B$3])+([.$B$2]*[.$B$3]))*[.AB$29]+[.AB57])/[.$H$29])*[.$H$29]" office:value-type="float" office:value="61775">
            <text:p>61775</text:p>
          </table:table-cell>
          <table:table-cell table:formula="of:=ROUNDUP((([.$B$2]-([.$H58]*[.$B$2]*[.$B$3])+([.$B$2]*[.$B$3]))*[.AC$29]+[.AC57])/[.$H$29])*[.$H$29]" office:value-type="float" office:value="64900">
            <text:p>64900</text:p>
          </table:table-cell>
          <table:table-cell table:formula="of:=ROUNDUP((([.$B$2]-([.$H58]*[.$B$2]*[.$B$3])+([.$B$2]*[.$B$3]))*[.AD$29]+[.AD57])/[.$H$29])*[.$H$29]" office:value-type="float" office:value="67975">
            <text:p>67975</text:p>
          </table:table-cell>
          <table:table-cell table:formula="of:=ROUNDUP((([.$B$2]-([.$H58]*[.$B$2]*[.$B$3])+([.$B$2]*[.$B$3]))*[.AE$29]+[.AE57])/[.$H$29])*[.$H$29]" office:value-type="float" office:value="71050">
            <text:p>71050</text:p>
          </table:table-cell>
          <table:table-cell table:formula="of:=ROUNDUP((([.$B$2]-([.$H58]*[.$B$2]*[.$B$3])+([.$B$2]*[.$B$3]))*[.AF$29]+[.AF57])/[.$H$29])*[.$H$29]" office:value-type="float" office:value="74100">
            <text:p>74100</text:p>
          </table:table-cell>
          <table:table-cell table:formula="of:=ROUNDUP((([.$B$2]-([.$H58]*[.$B$2]*[.$B$3])+([.$B$2]*[.$B$3]))*[.AG$29]+[.AG57])/[.$H$29])*[.$H$29]" office:value-type="float" office:value="76850">
            <text:p>76850</text:p>
          </table:table-cell>
          <table:table-cell table:formula="of:=ROUNDUP((([.$B$2]-([.$H58]*[.$B$2]*[.$B$3])+([.$B$2]*[.$B$3]))*[.AH$29]+[.AH57])/[.$H$29])*[.$H$29]" office:value-type="float" office:value="80275">
            <text:p>80275</text:p>
          </table:table-cell>
          <table:table-cell table:formula="of:=ROUNDUP((([.$B$2]-([.$H58]*[.$B$2]*[.$B$3])+([.$B$2]*[.$B$3]))*[.AI$29]+[.AI57])/[.$H$29])*[.$H$29]" office:value-type="float" office:value="83325">
            <text:p>83325</text:p>
          </table:table-cell>
          <table:table-cell table:formula="of:=ROUNDUP((([.$B$2]-([.$H58]*[.$B$2]*[.$B$3])+([.$B$2]*[.$B$3]))*[.AJ$29]+[.AJ57])/[.$H$29])*[.$H$29]" office:value-type="float" office:value="86400">
            <text:p>86400</text:p>
          </table:table-cell>
          <table:table-cell table:formula="of:=ROUNDUP((([.$B$2]-([.$H58]*[.$B$2]*[.$B$3])+([.$B$2]*[.$B$3]))*[.AK$29]+[.AK57])/[.$H$29])*[.$H$29]" office:value-type="float" office:value="89475">
            <text:p>89475</text:p>
          </table:table-cell>
          <table:table-cell table:formula="of:=ROUNDUP((([.$B$2]-([.$H58]*[.$B$2]*[.$B$3])+([.$B$2]*[.$B$3]))*[.AL$29]+[.AL57])/[.$H$29])*[.$H$29]" office:value-type="float" office:value="92500">
            <text:p>92500</text:p>
          </table:table-cell>
          <table:table-cell table:formula="of:=ROUNDUP((([.$B$2]-([.$H58]*[.$B$2]*[.$B$3])+([.$B$2]*[.$B$3]))*[.AM$29]+[.AM57])/[.$H$29])*[.$H$29]" office:value-type="float" office:value="95600">
            <text:p>95600</text:p>
          </table:table-cell>
          <table:table-cell table:formula="of:=ROUNDUP((([.$B$2]-([.$H58]*[.$B$2]*[.$B$3])+([.$B$2]*[.$B$3]))*[.AN$29]+[.AN57])/[.$H$29])*[.$H$29]" office:value-type="float" office:value="98725">
            <text:p>98725</text:p>
          </table:table-cell>
          <table:table-cell table:formula="of:=ROUNDUP((([.$B$2]-([.$H58]*[.$B$2]*[.$B$3])+([.$B$2]*[.$B$3]))*[.AO$29]+[.AO57])/[.$H$29])*[.$H$29]" office:value-type="float" office:value="101775">
            <text:p>101775</text:p>
          </table:table-cell>
          <table:table-cell table:formula="of:=ROUNDUP((([.$B$2]-([.$H58]*[.$B$2]*[.$B$3])+([.$B$2]*[.$B$3]))*[.AP$29]+[.AP57])/[.$H$29])*[.$H$29]" office:value-type="float" office:value="104850">
            <text:p>104850</text:p>
          </table:table-cell>
          <table:table-cell table:formula="of:=ROUNDUP((([.$B$2]-([.$H58]*[.$B$2]*[.$B$3])+([.$B$2]*[.$B$3]))*[.AQ$29]+[.AQ57])/[.$H$29])*[.$H$29]" office:value-type="float" office:value="107875">
            <text:p>107875</text:p>
          </table:table-cell>
          <table:table-cell table:formula="of:=ROUNDUP((([.$B$2]-([.$H58]*[.$B$2]*[.$B$3])+([.$B$2]*[.$B$3]))*[.AR$29]+[.AR57])/[.$H$29])*[.$H$29]" office:value-type="float" office:value="111000">
            <text:p>111000</text:p>
          </table:table-cell>
          <table:table-cell table:formula="of:=ROUNDUP((([.$B$2]-([.$H58]*[.$B$2]*[.$B$3])+([.$B$2]*[.$B$3]))*[.AS$29]+[.AS57])/[.$H$29])*[.$H$29]" office:value-type="float" office:value="114050">
            <text:p>114050</text:p>
          </table:table-cell>
          <table:table-cell table:formula="of:=ROUNDUP((([.$B$2]-([.$H58]*[.$B$2]*[.$B$3])+([.$B$2]*[.$B$3]))*[.AT$29]+[.AT57])/[.$H$29])*[.$H$29]" office:value-type="float" office:value="117175">
            <text:p>117175</text:p>
          </table:table-cell>
          <table:table-cell table:formula="of:=ROUNDUP((([.$B$2]-([.$H58]*[.$B$2]*[.$B$3])+([.$B$2]*[.$B$3]))*[.AU$29]+[.AU57])/[.$H$29])*[.$H$29]" office:value-type="float" office:value="120225">
            <text:p>120225</text:p>
          </table:table-cell>
          <table:table-cell table:formula="of:=ROUNDUP((([.$B$2]-([.$H58]*[.$B$2]*[.$B$3])+([.$B$2]*[.$B$3]))*[.AV$29]+[.AV57])/[.$H$29])*[.$H$29]" office:value-type="float" office:value="123250">
            <text:p>123250</text:p>
          </table:table-cell>
          <table:table-cell table:formula="of:=ROUNDUP((([.$B$2]-([.$H58]*[.$B$2]*[.$B$3])+([.$B$2]*[.$B$3]))*[.AW$29]+[.AW57])/[.$H$29])*[.$H$29]" office:value-type="float" office:value="126375">
            <text:p>126375</text:p>
          </table:table-cell>
          <table:table-cell table:formula="of:=ROUNDUP((([.$B$2]-([.$H58]*[.$B$2]*[.$B$3])+([.$B$2]*[.$B$3]))*[.AX$29]+[.AX57])/[.$H$29])*[.$H$29]" office:value-type="float" office:value="129450">
            <text:p>129450</text:p>
          </table:table-cell>
          <table:table-cell table:formula="of:=ROUNDUP((([.$B$2]-([.$H58]*[.$B$2]*[.$B$3])+([.$B$2]*[.$B$3]))*[.AY$29]+[.AY57])/[.$H$29])*[.$H$29]" office:value-type="float" office:value="132500">
            <text:p>132500</text:p>
          </table:table-cell>
          <table:table-cell table:formula="of:=ROUNDUP((([.$B$2]-([.$H58]*[.$B$2]*[.$B$3])+([.$B$2]*[.$B$3]))*[.AZ$29]+[.AZ57])/[.$H$29])*[.$H$29]" office:value-type="float" office:value="135625">
            <text:p>135625</text:p>
          </table:table-cell>
          <table:table-cell table:formula="of:=ROUNDUP((([.$B$2]-([.$H58]*[.$B$2]*[.$B$3])+([.$B$2]*[.$B$3]))*[.BA$29]+[.BA57])/[.$H$29])*[.$H$29]" office:value-type="float" office:value="138625">
            <text:p>138625</text:p>
          </table:table-cell>
          <table:table-cell table:formula="of:=ROUNDUP((([.$B$2]-([.$H58]*[.$B$2]*[.$B$3])+([.$B$2]*[.$B$3]))*[.BB$29]+[.BB57])/[.$H$29])*[.$H$29]" office:value-type="float" office:value="141750">
            <text:p>141750</text:p>
          </table:table-cell>
          <table:table-cell table:formula="of:=ROUNDUP((([.$B$2]-([.$H58]*[.$B$2]*[.$B$3])+([.$B$2]*[.$B$3]))*[.BC$29]+[.BC57])/[.$H$29])*[.$H$29]" office:value-type="float" office:value="144825">
            <text:p>144825</text:p>
          </table:table-cell>
          <table:table-cell table:formula="of:=ROUNDUP((([.$B$2]-([.$H58]*[.$B$2]*[.$B$3])+([.$B$2]*[.$B$3]))*[.BD$29]+[.BD57])/[.$H$29])*[.$H$29]" office:value-type="float" office:value="147900">
            <text:p>147900</text:p>
          </table:table-cell>
          <table:table-cell table:formula="of:=ROUNDUP((([.$B$2]-([.$H58]*[.$B$2]*[.$B$3])+([.$B$2]*[.$B$3]))*[.BE$29]+[.BE57])/[.$H$29])*[.$H$29]" office:value-type="float" office:value="150950">
            <text:p>150950</text:p>
          </table:table-cell>
          <table:table-cell table:formula="of:=ROUNDUP((([.$B$2]-([.$H58]*[.$B$2]*[.$B$3])+([.$B$2]*[.$B$3]))*[.BF$29]+[.BF57])/[.$H$29])*[.$H$29]" office:value-type="float" office:value="153700">
            <text:p>153700</text:p>
          </table:table-cell>
          <table:table-cell table:formula="of:=ROUNDUP((([.$B$2]-([.$H58]*[.$B$2]*[.$B$3])+([.$B$2]*[.$B$3]))*[.BG$29]+[.BG57])/[.$H$29])*[.$H$29]" office:value-type="float" office:value="157125">
            <text:p>157125</text:p>
          </table:table-cell>
          <table:table-cell table:formula="of:=ROUNDUP((([.$B$2]-([.$H58]*[.$B$2]*[.$B$3])+([.$B$2]*[.$B$3]))*[.BH$29]+[.BH57])/[.$H$29])*[.$H$29]" office:value-type="float" office:value="160175">
            <text:p>160175</text:p>
          </table:table-cell>
          <table:table-cell table:formula="of:=ROUNDUP((([.$B$2]-([.$H58]*[.$B$2]*[.$B$3])+([.$B$2]*[.$B$3]))*[.BI$29]+[.BI57])/[.$H$29])*[.$H$29]" office:value-type="float" office:value="163250">
            <text:p>163250</text:p>
          </table:table-cell>
          <table:table-cell table:formula="of:=ROUNDUP((([.$B$2]-([.$H58]*[.$B$2]*[.$B$3])+([.$B$2]*[.$B$3]))*[.BJ$29]+[.BJ57])/[.$H$29])*[.$H$29]" office:value-type="float" office:value="166325">
            <text:p>166325</text:p>
          </table:table-cell>
          <table:table-cell table:formula="of:=ROUNDUP((([.$B$2]-([.$H58]*[.$B$2]*[.$B$3])+([.$B$2]*[.$B$3]))*[.BK$29]+[.BK57])/[.$H$29])*[.$H$29]" office:value-type="float" office:value="169350">
            <text:p>169350</text:p>
          </table:table-cell>
          <table:table-cell table:formula="of:=ROUNDUP((([.$B$2]-([.$H58]*[.$B$2]*[.$B$3])+([.$B$2]*[.$B$3]))*[.BL$29]+[.BL57])/[.$H$29])*[.$H$29]" office:value-type="float" office:value="172450">
            <text:p>172450</text:p>
          </table:table-cell>
          <table:table-cell table:formula="of:=ROUNDUP((([.$B$2]-([.$H58]*[.$B$2]*[.$B$3])+([.$B$2]*[.$B$3]))*[.BM$29]+[.BM57])/[.$H$29])*[.$H$29]" office:value-type="float" office:value="175575">
            <text:p>175575</text:p>
          </table:table-cell>
          <table:table-cell table:formula="of:=ROUNDUP((([.$B$2]-([.$H58]*[.$B$2]*[.$B$3])+([.$B$2]*[.$B$3]))*[.BN$29]+[.BN57])/[.$H$29])*[.$H$29]" office:value-type="float" office:value="178625">
            <text:p>178625</text:p>
          </table:table-cell>
          <table:table-cell table:formula="of:=ROUNDUP((([.$B$2]-([.$H58]*[.$B$2]*[.$B$3])+([.$B$2]*[.$B$3]))*[.BO$29]+[.BO57])/[.$H$29])*[.$H$29]" office:value-type="float" office:value="181700">
            <text:p>181700</text:p>
          </table:table-cell>
          <table:table-cell table:formula="of:=ROUNDUP((([.$B$2]-([.$H58]*[.$B$2]*[.$B$3])+([.$B$2]*[.$B$3]))*[.BP$29]+[.BP57])/[.$H$29])*[.$H$29]" office:value-type="float" office:value="184725">
            <text:p>184725</text:p>
          </table:table-cell>
        </table:table-row>
        <table:table-row table:style-name="ro1">
          <table:table-cell table:number-columns-repeated="7"/>
          <table:table-cell office:value-type="float" office:value="30">
            <text:p>30</text:p>
          </table:table-cell>
          <table:table-cell table:style-name="Default" table:formula="of:=ROUNDUP((([.$B$2]-([.$H59]*[.$B$2]*[.$B$3])+([.$B$2]*[.$B$3]))*[.I$29]+[.I58])/[.$H$29])*[.$H$29]" office:value-type="float" office:value="3225">
            <text:p>3225</text:p>
          </table:table-cell>
          <table:table-cell table:style-name="Default" table:formula="of:=ROUNDUP((([.$B$2]-([.$H59]*[.$B$2]*[.$B$3])+([.$B$2]*[.$B$3]))*[.J$29]+[.J58])/[.$H$29])*[.$H$29]" office:value-type="float" office:value="6075">
            <text:p>6075</text:p>
          </table:table-cell>
          <table:table-cell table:style-name="Default" table:formula="of:=ROUNDUP((([.$B$2]-([.$H59]*[.$B$2]*[.$B$3])+([.$B$2]*[.$B$3]))*[.K$29]+[.K58])/[.$H$29])*[.$H$29]" office:value-type="float" office:value="8925">
            <text:p>8925</text:p>
          </table:table-cell>
          <table:table-cell table:style-name="Default" table:formula="of:=ROUNDUP((([.$B$2]-([.$H59]*[.$B$2]*[.$B$3])+([.$B$2]*[.$B$3]))*[.L$29]+[.L58])/[.$H$29])*[.$H$29]" office:value-type="float" office:value="11800">
            <text:p>11800</text:p>
          </table:table-cell>
          <table:table-cell table:style-name="Default" table:formula="of:=ROUNDUP((([.$B$2]-([.$H59]*[.$B$2]*[.$B$3])+([.$B$2]*[.$B$3]))*[.M$29]+[.M58])/[.$H$29])*[.$H$29]" office:value-type="float" office:value="14625">
            <text:p>14625</text:p>
          </table:table-cell>
          <table:table-cell table:style-name="Default" table:formula="of:=ROUNDUP((([.$B$2]-([.$H59]*[.$B$2]*[.$B$3])+([.$B$2]*[.$B$3]))*[.N$29]+[.N58])/[.$H$29])*[.$H$29]" office:value-type="float" office:value="17500">
            <text:p>17500</text:p>
          </table:table-cell>
          <table:table-cell table:style-name="Default" table:formula="of:=ROUNDUP((([.$B$2]-([.$H59]*[.$B$2]*[.$B$3])+([.$B$2]*[.$B$3]))*[.O$29]+[.O58])/[.$H$29])*[.$H$29]" office:value-type="float" office:value="20425">
            <text:p>20425</text:p>
          </table:table-cell>
          <table:table-cell table:style-name="Default" table:formula="of:=ROUNDUP((([.$B$2]-([.$H59]*[.$B$2]*[.$B$3])+([.$B$2]*[.$B$3]))*[.P$29]+[.P58])/[.$H$29])*[.$H$29]" office:value-type="float" office:value="23275">
            <text:p>23275</text:p>
          </table:table-cell>
          <table:table-cell table:style-name="Default" table:formula="of:=ROUNDUP((([.$B$2]-([.$H59]*[.$B$2]*[.$B$3])+([.$B$2]*[.$B$3]))*[.Q$29]+[.Q58])/[.$H$29])*[.$H$29]" office:value-type="float" office:value="26125">
            <text:p>26125</text:p>
          </table:table-cell>
          <table:table-cell table:formula="of:=ROUNDUP((([.$B$2]-([.$H59]*[.$B$2]*[.$B$3])+([.$B$2]*[.$B$3]))*[.R$29]+[.R58])/[.$H$29])*[.$H$29]" office:value-type="float" office:value="28950">
            <text:p>28950</text:p>
          </table:table-cell>
          <table:table-cell table:formula="of:=ROUNDUP((([.$B$2]-([.$H59]*[.$B$2]*[.$B$3])+([.$B$2]*[.$B$3]))*[.S$29]+[.S58])/[.$H$29])*[.$H$29]" office:value-type="float" office:value="31875">
            <text:p>31875</text:p>
          </table:table-cell>
          <table:table-cell table:formula="of:=ROUNDUP((([.$B$2]-([.$H59]*[.$B$2]*[.$B$3])+([.$B$2]*[.$B$3]))*[.T$29]+[.T58])/[.$H$29])*[.$H$29]" office:value-type="float" office:value="34700">
            <text:p>34700</text:p>
          </table:table-cell>
          <table:table-cell table:formula="of:=ROUNDUP((([.$B$2]-([.$H59]*[.$B$2]*[.$B$3])+([.$B$2]*[.$B$3]))*[.U$29]+[.U58])/[.$H$29])*[.$H$29]" office:value-type="float" office:value="37625">
            <text:p>37625</text:p>
          </table:table-cell>
          <table:table-cell table:formula="of:=ROUNDUP((([.$B$2]-([.$H59]*[.$B$2]*[.$B$3])+([.$B$2]*[.$B$3]))*[.V$29]+[.V58])/[.$H$29])*[.$H$29]" office:value-type="float" office:value="40450">
            <text:p>40450</text:p>
          </table:table-cell>
          <table:table-cell table:formula="of:=ROUNDUP((([.$B$2]-([.$H59]*[.$B$2]*[.$B$3])+([.$B$2]*[.$B$3]))*[.W$29]+[.W58])/[.$H$29])*[.$H$29]" office:value-type="float" office:value="43275">
            <text:p>43275</text:p>
          </table:table-cell>
          <table:table-cell table:formula="of:=ROUNDUP((([.$B$2]-([.$H59]*[.$B$2]*[.$B$3])+([.$B$2]*[.$B$3]))*[.X$29]+[.X58])/[.$H$29])*[.$H$29]" office:value-type="float" office:value="46200">
            <text:p>46200</text:p>
          </table:table-cell>
          <table:table-cell table:formula="of:=ROUNDUP((([.$B$2]-([.$H59]*[.$B$2]*[.$B$3])+([.$B$2]*[.$B$3]))*[.Y$29]+[.Y58])/[.$H$29])*[.$H$29]" office:value-type="float" office:value="49050">
            <text:p>49050</text:p>
          </table:table-cell>
          <table:table-cell table:formula="of:=ROUNDUP((([.$B$2]-([.$H59]*[.$B$2]*[.$B$3])+([.$B$2]*[.$B$3]))*[.Z$29]+[.Z58])/[.$H$29])*[.$H$29]" office:value-type="float" office:value="51900">
            <text:p>51900</text:p>
          </table:table-cell>
          <table:table-cell table:formula="of:=ROUNDUP((([.$B$2]-([.$H59]*[.$B$2]*[.$B$3])+([.$B$2]*[.$B$3]))*[.AA$29]+[.AA58])/[.$H$29])*[.$H$29]" office:value-type="float" office:value="54825">
            <text:p>54825</text:p>
          </table:table-cell>
          <table:table-cell table:formula="of:=ROUNDUP((([.$B$2]-([.$H59]*[.$B$2]*[.$B$3])+([.$B$2]*[.$B$3]))*[.AB$29]+[.AB58])/[.$H$29])*[.$H$29]" office:value-type="float" office:value="57600">
            <text:p>57600</text:p>
          </table:table-cell>
          <table:table-cell table:formula="of:=ROUNDUP((([.$B$2]-([.$H59]*[.$B$2]*[.$B$3])+([.$B$2]*[.$B$3]))*[.AC$29]+[.AC58])/[.$H$29])*[.$H$29]" office:value-type="float" office:value="60525">
            <text:p>60525</text:p>
          </table:table-cell>
          <table:table-cell table:formula="of:=ROUNDUP((([.$B$2]-([.$H59]*[.$B$2]*[.$B$3])+([.$B$2]*[.$B$3]))*[.AD$29]+[.AD58])/[.$H$29])*[.$H$29]" office:value-type="float" office:value="63400">
            <text:p>63400</text:p>
          </table:table-cell>
          <table:table-cell table:formula="of:=ROUNDUP((([.$B$2]-([.$H59]*[.$B$2]*[.$B$3])+([.$B$2]*[.$B$3]))*[.AE$29]+[.AE58])/[.$H$29])*[.$H$29]" office:value-type="float" office:value="66250">
            <text:p>66250</text:p>
          </table:table-cell>
          <table:table-cell table:formula="of:=ROUNDUP((([.$B$2]-([.$H59]*[.$B$2]*[.$B$3])+([.$B$2]*[.$B$3]))*[.AF$29]+[.AF58])/[.$H$29])*[.$H$29]" office:value-type="float" office:value="69100">
            <text:p>69100</text:p>
          </table:table-cell>
          <table:table-cell table:formula="of:=ROUNDUP((([.$B$2]-([.$H59]*[.$B$2]*[.$B$3])+([.$B$2]*[.$B$3]))*[.AG$29]+[.AG58])/[.$H$29])*[.$H$29]" office:value-type="float" office:value="71625">
            <text:p>71625</text:p>
          </table:table-cell>
          <table:table-cell table:formula="of:=ROUNDUP((([.$B$2]-([.$H59]*[.$B$2]*[.$B$3])+([.$B$2]*[.$B$3]))*[.AH$29]+[.AH58])/[.$H$29])*[.$H$29]" office:value-type="float" office:value="74850">
            <text:p>74850</text:p>
          </table:table-cell>
          <table:table-cell table:formula="of:=ROUNDUP((([.$B$2]-([.$H59]*[.$B$2]*[.$B$3])+([.$B$2]*[.$B$3]))*[.AI$29]+[.AI58])/[.$H$29])*[.$H$29]" office:value-type="float" office:value="77700">
            <text:p>77700</text:p>
          </table:table-cell>
          <table:table-cell table:formula="of:=ROUNDUP((([.$B$2]-([.$H59]*[.$B$2]*[.$B$3])+([.$B$2]*[.$B$3]))*[.AJ$29]+[.AJ58])/[.$H$29])*[.$H$29]" office:value-type="float" office:value="80550">
            <text:p>80550</text:p>
          </table:table-cell>
          <table:table-cell table:formula="of:=ROUNDUP((([.$B$2]-([.$H59]*[.$B$2]*[.$B$3])+([.$B$2]*[.$B$3]))*[.AK$29]+[.AK58])/[.$H$29])*[.$H$29]" office:value-type="float" office:value="83425">
            <text:p>83425</text:p>
          </table:table-cell>
          <table:table-cell table:formula="of:=ROUNDUP((([.$B$2]-([.$H59]*[.$B$2]*[.$B$3])+([.$B$2]*[.$B$3]))*[.AL$29]+[.AL58])/[.$H$29])*[.$H$29]" office:value-type="float" office:value="86250">
            <text:p>86250</text:p>
          </table:table-cell>
          <table:table-cell table:formula="of:=ROUNDUP((([.$B$2]-([.$H59]*[.$B$2]*[.$B$3])+([.$B$2]*[.$B$3]))*[.AM$29]+[.AM58])/[.$H$29])*[.$H$29]" office:value-type="float" office:value="89125">
            <text:p>89125</text:p>
          </table:table-cell>
          <table:table-cell table:formula="of:=ROUNDUP((([.$B$2]-([.$H59]*[.$B$2]*[.$B$3])+([.$B$2]*[.$B$3]))*[.AN$29]+[.AN58])/[.$H$29])*[.$H$29]" office:value-type="float" office:value="92050">
            <text:p>92050</text:p>
          </table:table-cell>
          <table:table-cell table:formula="of:=ROUNDUP((([.$B$2]-([.$H59]*[.$B$2]*[.$B$3])+([.$B$2]*[.$B$3]))*[.AO$29]+[.AO58])/[.$H$29])*[.$H$29]" office:value-type="float" office:value="94900">
            <text:p>94900</text:p>
          </table:table-cell>
          <table:table-cell table:formula="of:=ROUNDUP((([.$B$2]-([.$H59]*[.$B$2]*[.$B$3])+([.$B$2]*[.$B$3]))*[.AP$29]+[.AP58])/[.$H$29])*[.$H$29]" office:value-type="float" office:value="97750">
            <text:p>97750</text:p>
          </table:table-cell>
          <table:table-cell table:formula="of:=ROUNDUP((([.$B$2]-([.$H59]*[.$B$2]*[.$B$3])+([.$B$2]*[.$B$3]))*[.AQ$29]+[.AQ58])/[.$H$29])*[.$H$29]" office:value-type="float" office:value="100575">
            <text:p>100575</text:p>
          </table:table-cell>
          <table:table-cell table:formula="of:=ROUNDUP((([.$B$2]-([.$H59]*[.$B$2]*[.$B$3])+([.$B$2]*[.$B$3]))*[.AR$29]+[.AR58])/[.$H$29])*[.$H$29]" office:value-type="float" office:value="103500">
            <text:p>103500</text:p>
          </table:table-cell>
          <table:table-cell table:formula="of:=ROUNDUP((([.$B$2]-([.$H59]*[.$B$2]*[.$B$3])+([.$B$2]*[.$B$3]))*[.AS$29]+[.AS58])/[.$H$29])*[.$H$29]" office:value-type="float" office:value="106325">
            <text:p>106325</text:p>
          </table:table-cell>
          <table:table-cell table:formula="of:=ROUNDUP((([.$B$2]-([.$H59]*[.$B$2]*[.$B$3])+([.$B$2]*[.$B$3]))*[.AT$29]+[.AT58])/[.$H$29])*[.$H$29]" office:value-type="float" office:value="109250">
            <text:p>109250</text:p>
          </table:table-cell>
          <table:table-cell table:formula="of:=ROUNDUP((([.$B$2]-([.$H59]*[.$B$2]*[.$B$3])+([.$B$2]*[.$B$3]))*[.AU$29]+[.AU58])/[.$H$29])*[.$H$29]" office:value-type="float" office:value="112075">
            <text:p>112075</text:p>
          </table:table-cell>
          <table:table-cell table:formula="of:=ROUNDUP((([.$B$2]-([.$H59]*[.$B$2]*[.$B$3])+([.$B$2]*[.$B$3]))*[.AV$29]+[.AV58])/[.$H$29])*[.$H$29]" office:value-type="float" office:value="114900">
            <text:p>114900</text:p>
          </table:table-cell>
          <table:table-cell table:formula="of:=ROUNDUP((([.$B$2]-([.$H59]*[.$B$2]*[.$B$3])+([.$B$2]*[.$B$3]))*[.AW$29]+[.AW58])/[.$H$29])*[.$H$29]" office:value-type="float" office:value="117825">
            <text:p>117825</text:p>
          </table:table-cell>
          <table:table-cell table:formula="of:=ROUNDUP((([.$B$2]-([.$H59]*[.$B$2]*[.$B$3])+([.$B$2]*[.$B$3]))*[.AX$29]+[.AX58])/[.$H$29])*[.$H$29]" office:value-type="float" office:value="120675">
            <text:p>120675</text:p>
          </table:table-cell>
          <table:table-cell table:formula="of:=ROUNDUP((([.$B$2]-([.$H59]*[.$B$2]*[.$B$3])+([.$B$2]*[.$B$3]))*[.AY$29]+[.AY58])/[.$H$29])*[.$H$29]" office:value-type="float" office:value="123525">
            <text:p>123525</text:p>
          </table:table-cell>
          <table:table-cell table:formula="of:=ROUNDUP((([.$B$2]-([.$H59]*[.$B$2]*[.$B$3])+([.$B$2]*[.$B$3]))*[.AZ$29]+[.AZ58])/[.$H$29])*[.$H$29]" office:value-type="float" office:value="126450">
            <text:p>126450</text:p>
          </table:table-cell>
          <table:table-cell table:formula="of:=ROUNDUP((([.$B$2]-([.$H59]*[.$B$2]*[.$B$3])+([.$B$2]*[.$B$3]))*[.BA$29]+[.BA58])/[.$H$29])*[.$H$29]" office:value-type="float" office:value="129225">
            <text:p>129225</text:p>
          </table:table-cell>
          <table:table-cell table:formula="of:=ROUNDUP((([.$B$2]-([.$H59]*[.$B$2]*[.$B$3])+([.$B$2]*[.$B$3]))*[.BB$29]+[.BB58])/[.$H$29])*[.$H$29]" office:value-type="float" office:value="132150">
            <text:p>132150</text:p>
          </table:table-cell>
          <table:table-cell table:formula="of:=ROUNDUP((([.$B$2]-([.$H59]*[.$B$2]*[.$B$3])+([.$B$2]*[.$B$3]))*[.BC$29]+[.BC58])/[.$H$29])*[.$H$29]" office:value-type="float" office:value="135025">
            <text:p>135025</text:p>
          </table:table-cell>
          <table:table-cell table:formula="of:=ROUNDUP((([.$B$2]-([.$H59]*[.$B$2]*[.$B$3])+([.$B$2]*[.$B$3]))*[.BD$29]+[.BD58])/[.$H$29])*[.$H$29]" office:value-type="float" office:value="137875">
            <text:p>137875</text:p>
          </table:table-cell>
          <table:table-cell table:formula="of:=ROUNDUP((([.$B$2]-([.$H59]*[.$B$2]*[.$B$3])+([.$B$2]*[.$B$3]))*[.BE$29]+[.BE58])/[.$H$29])*[.$H$29]" office:value-type="float" office:value="140725">
            <text:p>140725</text:p>
          </table:table-cell>
          <table:table-cell table:formula="of:=ROUNDUP((([.$B$2]-([.$H59]*[.$B$2]*[.$B$3])+([.$B$2]*[.$B$3]))*[.BF$29]+[.BF58])/[.$H$29])*[.$H$29]" office:value-type="float" office:value="143250">
            <text:p>143250</text:p>
          </table:table-cell>
          <table:table-cell table:formula="of:=ROUNDUP((([.$B$2]-([.$H59]*[.$B$2]*[.$B$3])+([.$B$2]*[.$B$3]))*[.BG$29]+[.BG58])/[.$H$29])*[.$H$29]" office:value-type="float" office:value="146475">
            <text:p>146475</text:p>
          </table:table-cell>
          <table:table-cell table:formula="of:=ROUNDUP((([.$B$2]-([.$H59]*[.$B$2]*[.$B$3])+([.$B$2]*[.$B$3]))*[.BH$29]+[.BH58])/[.$H$29])*[.$H$29]" office:value-type="float" office:value="149325">
            <text:p>149325</text:p>
          </table:table-cell>
          <table:table-cell table:formula="of:=ROUNDUP((([.$B$2]-([.$H59]*[.$B$2]*[.$B$3])+([.$B$2]*[.$B$3]))*[.BI$29]+[.BI58])/[.$H$29])*[.$H$29]" office:value-type="float" office:value="152175">
            <text:p>152175</text:p>
          </table:table-cell>
          <table:table-cell table:formula="of:=ROUNDUP((([.$B$2]-([.$H59]*[.$B$2]*[.$B$3])+([.$B$2]*[.$B$3]))*[.BJ$29]+[.BJ58])/[.$H$29])*[.$H$29]" office:value-type="float" office:value="155050">
            <text:p>155050</text:p>
          </table:table-cell>
          <table:table-cell table:formula="of:=ROUNDUP((([.$B$2]-([.$H59]*[.$B$2]*[.$B$3])+([.$B$2]*[.$B$3]))*[.BK$29]+[.BK58])/[.$H$29])*[.$H$29]" office:value-type="float" office:value="157875">
            <text:p>157875</text:p>
          </table:table-cell>
          <table:table-cell table:formula="of:=ROUNDUP((([.$B$2]-([.$H59]*[.$B$2]*[.$B$3])+([.$B$2]*[.$B$3]))*[.BL$29]+[.BL58])/[.$H$29])*[.$H$29]" office:value-type="float" office:value="160750">
            <text:p>160750</text:p>
          </table:table-cell>
          <table:table-cell table:formula="of:=ROUNDUP((([.$B$2]-([.$H59]*[.$B$2]*[.$B$3])+([.$B$2]*[.$B$3]))*[.BM$29]+[.BM58])/[.$H$29])*[.$H$29]" office:value-type="float" office:value="163675">
            <text:p>163675</text:p>
          </table:table-cell>
          <table:table-cell table:formula="of:=ROUNDUP((([.$B$2]-([.$H59]*[.$B$2]*[.$B$3])+([.$B$2]*[.$B$3]))*[.BN$29]+[.BN58])/[.$H$29])*[.$H$29]" office:value-type="float" office:value="166525">
            <text:p>166525</text:p>
          </table:table-cell>
          <table:table-cell table:formula="of:=ROUNDUP((([.$B$2]-([.$H59]*[.$B$2]*[.$B$3])+([.$B$2]*[.$B$3]))*[.BO$29]+[.BO58])/[.$H$29])*[.$H$29]" office:value-type="float" office:value="169375">
            <text:p>169375</text:p>
          </table:table-cell>
          <table:table-cell table:formula="of:=ROUNDUP((([.$B$2]-([.$H59]*[.$B$2]*[.$B$3])+([.$B$2]*[.$B$3]))*[.BP$29]+[.BP58])/[.$H$29])*[.$H$29]" office:value-type="float" office:value="172200">
            <text:p>172200</text:p>
          </table:table-cell>
        </table:table-row>
        <table:table-row table:style-name="ro1" table:number-rows-repeated="10">
          <table:table-cell table:number-columns-repeated="8"/>
          <table:table-cell table:style-name="Default" table:number-columns-repeated="9"/>
          <table:table-cell table:number-columns-repeated="51"/>
        </table:table-row>
        <table:table-row table:style-name="ro1" table:number-rows-repeated="1048506">
          <table:table-cell table:number-columns-repeated="68"/>
        </table:table-row>
        <table:table-row table:style-name="ro1">
          <table:table-cell table:number-columns-repeated="68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number:currency-style style:name="N114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5">15/03/2020</text:date>, <text:time>19:0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23:36:38.75</meta:creation-date>
    <dc:date>2020-03-15T19:00:27.45</dc:date>
    <meta:editing-duration>PT12H34M21S</meta:editing-duration>
    <meta:editing-cycles>2</meta:editing-cycles>
    <meta:generator>OpenOffice/4.1.5$Win32 OpenOffice.org_project/415m1$Build-9789</meta:generator>
    <meta:document-statistic meta:table-count="3" meta:cell-count="2272" meta:object-count="0"/>
  </office:meta>
</office:document-meta>
</file>